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, sans-serif"/>
    <style:font-face style:name="Bitstream Vera Sans Mono2" svg:font-family="'Bitstream Vera Sans Mono'" style:font-family-generic="modern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fo:margin-left="-0.019cm" table:align="left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31.J1" style:family="table-cell">
      <style:table-cell-properties fo:padding="0cm" fo:border-left="0.25pt solid #000000" fo:border-right="none" fo:border-top="none" fo:border-bottom="none" style:writing-mode="lr-tb"/>
    </style:style>
    <style:style style:name="表格31.K1" style:family="table-cell">
      <style:table-cell-properties fo:padding="0cm" fo:border="none" style:writing-mode="lr-tb"/>
    </style:style>
    <style:style style:name="表格31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31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31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fo:padding="0cm" fo:border-left="0.5pt solid #000000" fo:border-right="none" fo:border-top="none" fo:border-bottom="none" style:writing-mode="lr-tb"/>
    </style:style>
    <style:style style:name="表格31.A8" style:family="table-cell">
      <style:table-cell-properties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fo:margin-left="-0.019cm" table:align="left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表格32.J1" style:family="table-cell">
      <style:table-cell-properties fo:padding="0cm" fo:border-left="0.25pt solid #000000" fo:border-right="none" fo:border-top="none" fo:border-bottom="none" style:writing-mode="lr-tb"/>
    </style:style>
    <style:style style:name="表格32.K1" style:family="table-cell">
      <style:table-cell-properties fo:padding="0cm" fo:border="none" style:writing-mode="lr-tb"/>
    </style:style>
    <style:style style:name="表格32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表格32.A4" style:family="table-cell">
      <style:table-cell-properties fo:padding="0cm" fo:border-left="0.25pt solid #000000" fo:border-right="none" fo:border-top="none" fo:border-bottom="0.5pt solid #000000" style:writing-mode="lr-tb"/>
    </style:style>
    <style:style style:name="表格32.A5" style:family="table-cell">
      <style:table-cell-properties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fo:padding="0cm" fo:border-left="0.5pt solid #000000" fo:border-right="none" fo:border-top="none" fo:border-bottom="none" style:writing-mode="lr-tb"/>
    </style:style>
    <style:style style:name="表格32.A8" style:family="table-cell">
      <style:table-cell-properties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33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4" style:family="paragraph" style:parent-style-name="Standard">
      <style:text-properties officeooo:paragraph-rsid="00cf6c40"/>
    </style:style>
    <style:style style:name="P35" style:family="paragraph" style:parent-style-name="Standard">
      <style:text-properties officeooo:paragraph-rsid="00e02383"/>
    </style:style>
    <style:style style:name="P36" style:family="paragraph" style:parent-style-name="Standard">
      <style:text-properties fo:language="zh" fo:country="TW" officeooo:paragraph-rsid="03644ce4" style:language-asian="zh" style:country-asian="TW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text-properties officeooo:paragraph-rsid="0397c760"/>
    </style:style>
    <style:style style:name="P47" style:family="paragraph" style:parent-style-name="Standard">
      <style:text-properties officeooo:paragraph-rsid="03b16bb9"/>
    </style:style>
    <style:style style:name="P48" style:family="paragraph" style:parent-style-name="Standard">
      <style:text-properties officeooo:paragraph-rsid="041fc784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1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2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3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4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5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6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8" style:family="paragraph" style:parent-style-name="Table_20_Contents">
      <style:paragraph-properties style:snap-to-layout-grid="false"/>
    </style:style>
    <style:style style:name="P149" style:family="paragraph" style:parent-style-name="Table_20_Contents">
      <style:paragraph-properties style:snap-to-layout-grid="false"/>
      <style:text-properties officeooo:paragraph-rsid="00432e7c"/>
    </style:style>
    <style:style style:name="P150" style:family="paragraph" style:parent-style-name="Table_20_Contents">
      <style:paragraph-properties style:snap-to-layout-grid="false"/>
      <style:text-properties officeooo:paragraph-rsid="0050c4e0"/>
    </style:style>
    <style:style style:name="P151" style:family="paragraph" style:parent-style-name="Table_20_Contents">
      <style:paragraph-properties style:snap-to-layout-grid="false"/>
      <style:text-properties officeooo:paragraph-rsid="007824f1"/>
    </style:style>
    <style:style style:name="P152" style:family="paragraph" style:parent-style-name="Table_20_Contents">
      <style:paragraph-properties style:snap-to-layout-grid="false"/>
      <style:text-properties officeooo:paragraph-rsid="00831399"/>
    </style:style>
    <style:style style:name="P153" style:family="paragraph" style:parent-style-name="Table_20_Contents">
      <style:paragraph-properties style:snap-to-layout-grid="false"/>
      <style:text-properties officeooo:paragraph-rsid="008bf0d2"/>
    </style:style>
    <style:style style:name="P154" style:family="paragraph" style:parent-style-name="Table_20_Contents">
      <style:paragraph-properties style:snap-to-layout-grid="false"/>
      <style:text-properties officeooo:paragraph-rsid="0090bcd5"/>
    </style:style>
    <style:style style:name="P155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520198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39cf6e1" officeooo:paragraph-rsid="04520198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455436c" officeooo:paragraph-rsid="0455436c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45c363c" officeooo:paragraph-rsid="045c363c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4623f2c" officeooo:paragraph-rsid="04623f2c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42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font-size-complex="9pt"/>
    </style:style>
    <style:style style:name="P431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59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74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language-asian="zh" style:country-asian="TW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461b281" officeooo:paragraph-rsid="0461b281" style:font-name-asian="Bitstream Vera Sans Mono1" style:font-size-asian="9pt" style:language-asian="zh" style:country-asian="TW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86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87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90" style:family="paragraph" style:parent-style-name="Table_20_Contents">
      <style:text-properties officeooo:paragraph-rsid="00432e7c"/>
    </style:style>
    <style:style style:name="P491" style:family="paragraph" style:parent-style-name="Table_20_Contents">
      <style:text-properties officeooo:paragraph-rsid="0050c4e0"/>
    </style:style>
    <style:style style:name="P492" style:family="paragraph" style:parent-style-name="Table_20_Contents">
      <style:text-properties officeooo:paragraph-rsid="007824f1"/>
    </style:style>
    <style:style style:name="P493" style:family="paragraph" style:parent-style-name="Table_20_Contents">
      <style:text-properties officeooo:paragraph-rsid="00831399"/>
    </style:style>
    <style:style style:name="P494" style:family="paragraph" style:parent-style-name="Table_20_Contents">
      <style:text-properties officeooo:paragraph-rsid="008bf0d2"/>
    </style:style>
    <style:style style:name="P495" style:family="paragraph" style:parent-style-name="Table_20_Contents">
      <style:text-properties officeooo:paragraph-rsid="0090bcd5"/>
    </style:style>
    <style:style style:name="P49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50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50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50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50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50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510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5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20198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557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58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59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60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61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62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6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6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6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66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67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68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69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70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71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72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73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74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75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76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77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78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79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80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81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82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83" style:family="paragraph" style:parent-style-name="Standard" style:list-style-name="WW8Num2">
      <style:paragraph-properties style:snap-to-layout-grid="false"/>
      <style:text-properties officeooo:paragraph-rsid="04520198"/>
    </style:style>
    <style:style style:name="P584" style:family="paragraph" style:parent-style-name="Standard" style:list-style-name="WW8Num2">
      <style:paragraph-properties style:snap-to-layout-grid="false"/>
      <style:text-properties officeooo:paragraph-rsid="04632eb7"/>
    </style:style>
    <style:style style:name="P585" style:family="paragraph" style:parent-style-name="Standard" style:list-style-name="WW8Num2">
      <style:text-properties officeooo:paragraph-rsid="0096468c"/>
    </style:style>
    <style:style style:name="P586" style:family="paragraph" style:parent-style-name="Standard" style:list-style-name="WW8Num2">
      <style:text-properties officeooo:paragraph-rsid="00bda0e5"/>
    </style:style>
    <style:style style:name="P587" style:family="paragraph" style:parent-style-name="Standard" style:list-style-name="WW8Num2">
      <style:text-properties officeooo:paragraph-rsid="00f3a19a"/>
    </style:style>
    <style:style style:name="P588" style:family="paragraph" style:parent-style-name="Standard" style:list-style-name="WW8Num2">
      <style:text-properties officeooo:paragraph-rsid="01f035ba"/>
    </style:style>
    <style:style style:name="P589" style:family="paragraph" style:parent-style-name="Standard" style:list-style-name="WW8Num2">
      <style:text-properties officeooo:paragraph-rsid="02681b29"/>
    </style:style>
    <style:style style:name="P590" style:family="paragraph" style:parent-style-name="Standard" style:list-style-name="WW8Num2">
      <style:text-properties officeooo:paragraph-rsid="026e60de"/>
    </style:style>
    <style:style style:name="P591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92" style:family="paragraph" style:parent-style-name="Standard" style:list-style-name="">
      <style:text-properties style:font-name="Arial" fo:font-size="12pt" officeooo:rsid="03fc448d" officeooo:paragraph-rsid="04632eb7" style:font-name-asian="新細明體1" style:font-size-asian="12pt" style:font-name-complex="Arial" style:font-size-complex="12pt"/>
    </style:style>
    <style:style style:name="P593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594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595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596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597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598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599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600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601" style:family="paragraph" style:parent-style-name="Heading_20_1" style:list-style-name="">
      <style:text-properties style:font-name="Arial" fo:font-size="12pt" officeooo:rsid="03fc448d" officeooo:paragraph-rsid="04520198" style:font-size-asian="12pt" style:font-name-complex="Arial" style:font-size-complex="12pt"/>
    </style:style>
    <style:style style:name="P602" style:family="paragraph" style:parent-style-name="Heading_20_1" style:list-style-name="">
      <style:text-properties style:font-name="Arial" fo:font-size="12pt" officeooo:rsid="03fc448d" officeooo:paragraph-rsid="04632eb7" style:font-name-asian="新細明體1" style:font-size-asian="12pt" style:font-name-complex="Arial" style:font-size-complex="12pt"/>
    </style:style>
    <style:style style:name="P603" style:family="paragraph" style:parent-style-name="Heading_20_1" style:list-style-name="">
      <style:text-properties officeooo:paragraph-rsid="001ba608"/>
    </style:style>
    <style:style style:name="P604" style:family="paragraph" style:parent-style-name="Heading_20_1" style:list-style-name="">
      <style:text-properties officeooo:paragraph-rsid="0397c760"/>
    </style:style>
    <style:style style:name="P605" style:family="paragraph" style:parent-style-name="Heading_20_1" style:list-style-name="">
      <style:text-properties officeooo:paragraph-rsid="03b16bb9"/>
    </style:style>
    <style:style style:name="P606" style:family="paragraph" style:parent-style-name="Heading_20_1" style:list-style-name="">
      <style:text-properties officeooo:paragraph-rsid="041fc784"/>
    </style:style>
    <style:style style:name="P607" style:family="paragraph" style:parent-style-name="Heading_20_1" style:list-style-name="">
      <style:text-properties officeooo:paragraph-rsid="043303d4"/>
    </style:style>
    <style:style style:name="P608" style:family="paragraph" style:parent-style-name="Heading_20_1" style:list-style-name="">
      <style:text-properties officeooo:paragraph-rsid="0438d2d3"/>
    </style:style>
    <style:style style:name="P609" style:family="paragraph" style:parent-style-name="Heading_20_1">
      <style:text-properties officeooo:paragraph-rsid="0050c4e0"/>
    </style:style>
    <style:style style:name="P610" style:family="paragraph" style:parent-style-name="Heading_20_1">
      <style:text-properties officeooo:paragraph-rsid="00831399"/>
    </style:style>
    <style:style style:name="P611" style:family="paragraph" style:parent-style-name="Heading_20_1">
      <style:text-properties officeooo:paragraph-rsid="008bf0d2"/>
    </style:style>
    <style:style style:name="P612" style:family="paragraph" style:parent-style-name="Heading_20_1">
      <style:text-properties officeooo:paragraph-rsid="0090bcd5"/>
    </style:style>
    <style:style style:name="P613" style:family="paragraph" style:parent-style-name="Heading_20_1" style:list-style-name="WW8Num2">
      <style:text-properties officeooo:paragraph-rsid="0096468c"/>
    </style:style>
    <style:style style:name="P614" style:family="paragraph" style:parent-style-name="Heading_20_1" style:list-style-name="WW8Num2">
      <style:text-properties officeooo:paragraph-rsid="00bda0e5"/>
    </style:style>
    <style:style style:name="P615" style:family="paragraph" style:parent-style-name="Heading_20_1" style:list-style-name="WW8Num2">
      <style:text-properties officeooo:paragraph-rsid="00cf6c40"/>
    </style:style>
    <style:style style:name="P616" style:family="paragraph" style:parent-style-name="Heading_20_1" style:list-style-name="WW8Num2">
      <style:text-properties officeooo:paragraph-rsid="00e02383"/>
    </style:style>
    <style:style style:name="P617" style:family="paragraph" style:parent-style-name="Heading_20_1" style:list-style-name="WW8Num2">
      <style:text-properties officeooo:paragraph-rsid="00f3a19a"/>
    </style:style>
    <style:style style:name="P618" style:family="paragraph" style:parent-style-name="Heading_20_1" style:list-style-name="WW8Num2">
      <style:text-properties officeooo:paragraph-rsid="01f035ba"/>
    </style:style>
    <style:style style:name="P619" style:family="paragraph" style:parent-style-name="Heading_20_1" style:list-style-name="WW8Num2">
      <style:text-properties officeooo:paragraph-rsid="02681b29"/>
    </style:style>
    <style:style style:name="P620" style:family="paragraph" style:parent-style-name="Heading_20_1" style:list-style-name="WW8Num2">
      <style:text-properties officeooo:paragraph-rsid="026e60de"/>
    </style:style>
    <style:style style:name="P621" style:family="paragraph" style:parent-style-name="Heading_20_1" style:list-style-name="WW8Num2">
      <style:text-properties officeooo:paragraph-rsid="028d1e98"/>
    </style:style>
    <style:style style:name="P622" style:family="paragraph" style:parent-style-name="Heading_20_1" style:list-style-name="WW8Num2">
      <style:text-properties officeooo:paragraph-rsid="02a1cbe4"/>
    </style:style>
    <style:style style:name="P623" style:family="paragraph" style:parent-style-name="Heading_20_1" style:list-style-name="WW8Num2">
      <style:text-properties officeooo:paragraph-rsid="02a64362"/>
    </style:style>
    <style:style style:name="P624" style:family="paragraph" style:parent-style-name="Heading_20_1" style:list-style-name="WW8Num2">
      <style:text-properties officeooo:paragraph-rsid="02c1056f"/>
    </style:style>
    <style:style style:name="P625" style:family="paragraph" style:parent-style-name="Heading_20_1" style:list-style-name="WW8Num2">
      <style:text-properties officeooo:paragraph-rsid="0397c760"/>
    </style:style>
    <style:style style:name="P626" style:family="paragraph" style:parent-style-name="Heading_20_1" style:list-style-name="WW8Num2">
      <style:text-properties officeooo:rsid="010ab926" officeooo:paragraph-rsid="02f6ae62"/>
    </style:style>
    <style:style style:name="P627" style:family="paragraph" style:parent-style-name="Heading_20_1" style:list-style-name="WW8Num2">
      <style:text-properties officeooo:rsid="010ab926" officeooo:paragraph-rsid="02fdf6fc"/>
    </style:style>
    <style:style style:name="P628" style:family="paragraph" style:parent-style-name="Heading_20_1" style:list-style-name="WW8Num2">
      <style:text-properties officeooo:rsid="010ab926" officeooo:paragraph-rsid="0306cf4e"/>
    </style:style>
    <style:style style:name="P629" style:family="paragraph" style:parent-style-name="Heading_20_1" style:list-style-name="WW8Num2">
      <style:text-properties officeooo:rsid="010ab926" officeooo:paragraph-rsid="03130417"/>
    </style:style>
    <style:style style:name="P630" style:family="paragraph" style:parent-style-name="Heading_20_1" style:list-style-name="WW8Num2">
      <style:text-properties officeooo:rsid="010ab926" officeooo:paragraph-rsid="03b16bb9"/>
    </style:style>
    <style:style style:name="P631" style:family="paragraph" style:parent-style-name="Heading_20_1" style:list-style-name="WW8Num2">
      <style:text-properties officeooo:rsid="010ab926" officeooo:paragraph-rsid="041fc784"/>
    </style:style>
    <style:style style:name="P632" style:family="paragraph" style:parent-style-name="Heading_20_1" style:list-style-name="WW8Num2">
      <style:text-properties officeooo:rsid="010ab926" officeooo:paragraph-rsid="043303d4"/>
    </style:style>
    <style:style style:name="P633" style:family="paragraph" style:parent-style-name="Heading_20_1" style:list-style-name="WW8Num2">
      <style:text-properties officeooo:rsid="010ab926" officeooo:paragraph-rsid="043b7914"/>
    </style:style>
    <style:style style:name="P634" style:family="paragraph" style:parent-style-name="Heading_20_1" style:list-style-name="WW8Num2">
      <style:text-properties officeooo:rsid="010ab926" officeooo:paragraph-rsid="0438d2d3"/>
    </style:style>
    <style:style style:name="P635" style:family="paragraph" style:parent-style-name="Heading_20_1" style:list-style-name="WW8Num2">
      <style:text-properties officeooo:rsid="010ab926" officeooo:paragraph-rsid="04392349"/>
    </style:style>
    <style:style style:name="P636" style:family="paragraph" style:parent-style-name="Heading_20_1" style:list-style-name="WW8Num2">
      <style:text-properties officeooo:rsid="010ab926" officeooo:paragraph-rsid="04426281"/>
    </style:style>
    <style:style style:name="P637" style:family="paragraph" style:parent-style-name="Heading_20_1" style:list-style-name="WW8Num2">
      <style:text-properties officeooo:rsid="010ab926" officeooo:paragraph-rsid="044c3b85"/>
    </style:style>
    <style:style style:name="P638" style:family="paragraph" style:parent-style-name="Heading_20_1" style:list-style-name="WW8Num2">
      <style:text-properties officeooo:rsid="010ab926" officeooo:paragraph-rsid="04520198"/>
    </style:style>
    <style:style style:name="P639" style:family="paragraph" style:parent-style-name="Heading_20_1">
      <style:text-properties officeooo:paragraph-rsid="04632eb7"/>
    </style:style>
    <style:style style:name="P640" style:family="paragraph" style:parent-style-name="Heading_20_1">
      <style:text-properties style:font-name="Arial" fo:font-size="12pt" officeooo:paragraph-rsid="04632eb7" style:font-size-asian="12pt" style:font-size-complex="12pt"/>
    </style:style>
    <style:style style:name="P641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642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643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644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645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64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64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64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649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650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651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652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653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654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655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656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657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658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659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660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661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662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663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664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665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666" style:family="paragraph" style:parent-style-name="Table_20_Contents" style:list-style-name="WW8Num2">
      <style:paragraph-properties style:snap-to-layout-grid="false"/>
      <style:text-properties officeooo:paragraph-rsid="04520198"/>
    </style:style>
    <style:style style:name="P667" style:family="paragraph" style:parent-style-name="Table_20_Contents" style:list-style-name="WW8Num2">
      <style:paragraph-properties style:snap-to-layout-grid="false"/>
      <style:text-properties officeooo:paragraph-rsid="04569026"/>
    </style:style>
    <style:style style:name="P668" style:family="paragraph" style:parent-style-name="Table_20_Contents" style:list-style-name="WW8Num2">
      <style:paragraph-properties style:snap-to-layout-grid="false"/>
      <style:text-properties officeooo:paragraph-rsid="04587f39"/>
    </style:style>
    <style:style style:name="P669" style:family="paragraph" style:parent-style-name="Table_20_Contents" style:list-style-name="WW8Num2">
      <style:paragraph-properties style:snap-to-layout-grid="false"/>
      <style:text-properties officeooo:paragraph-rsid="04632eb7"/>
    </style:style>
    <style:style style:name="P670" style:family="paragraph" style:parent-style-name="Table_20_Contents" style:list-style-name="WW8Num2">
      <style:text-properties officeooo:paragraph-rsid="0096468c"/>
    </style:style>
    <style:style style:name="P671" style:family="paragraph" style:parent-style-name="Table_20_Contents" style:list-style-name="WW8Num2">
      <style:text-properties officeooo:paragraph-rsid="00bda0e5"/>
    </style:style>
    <style:style style:name="P672" style:family="paragraph" style:parent-style-name="Table_20_Contents" style:list-style-name="WW8Num2">
      <style:text-properties officeooo:paragraph-rsid="00cf6c40"/>
    </style:style>
    <style:style style:name="P673" style:family="paragraph" style:parent-style-name="Table_20_Contents" style:list-style-name="WW8Num2">
      <style:text-properties officeooo:paragraph-rsid="00e02383"/>
    </style:style>
    <style:style style:name="P674" style:family="paragraph" style:parent-style-name="Table_20_Contents" style:list-style-name="WW8Num2">
      <style:text-properties officeooo:paragraph-rsid="00f3a19a"/>
    </style:style>
    <style:style style:name="P675" style:family="paragraph" style:parent-style-name="Table_20_Contents" style:list-style-name="WW8Num2">
      <style:text-properties officeooo:paragraph-rsid="01f035ba"/>
    </style:style>
    <style:style style:name="P676" style:family="paragraph" style:parent-style-name="Table_20_Contents" style:list-style-name="WW8Num2">
      <style:text-properties officeooo:paragraph-rsid="02681b29"/>
    </style:style>
    <style:style style:name="P677" style:family="paragraph" style:parent-style-name="Table_20_Contents" style:list-style-name="WW8Num2">
      <style:text-properties officeooo:paragraph-rsid="026e60de"/>
    </style:style>
    <style:style style:name="P678" style:family="paragraph" style:parent-style-name="Table_20_Contents" style:list-style-name="WW8Num2">
      <style:text-properties officeooo:paragraph-rsid="028d1e98"/>
    </style:style>
    <style:style style:name="P679" style:family="paragraph" style:parent-style-name="Table_20_Contents" style:list-style-name="WW8Num2">
      <style:text-properties officeooo:paragraph-rsid="02a1cbe4"/>
    </style:style>
    <style:style style:name="P680" style:family="paragraph" style:parent-style-name="Table_20_Contents" style:list-style-name="WW8Num2">
      <style:text-properties officeooo:paragraph-rsid="02a64362"/>
    </style:style>
    <style:style style:name="P681" style:family="paragraph" style:parent-style-name="Table_20_Contents" style:list-style-name="WW8Num2">
      <style:text-properties officeooo:paragraph-rsid="02c1056f"/>
    </style:style>
    <style:style style:name="P682" style:family="paragraph" style:parent-style-name="Table_20_Contents" style:list-style-name="WW8Num2">
      <style:text-properties officeooo:paragraph-rsid="02f6ae62"/>
    </style:style>
    <style:style style:name="P683" style:family="paragraph" style:parent-style-name="Table_20_Contents" style:list-style-name="WW8Num2">
      <style:text-properties officeooo:paragraph-rsid="02fdf6fc"/>
    </style:style>
    <style:style style:name="P684" style:family="paragraph" style:parent-style-name="Table_20_Contents" style:list-style-name="WW8Num2">
      <style:text-properties officeooo:paragraph-rsid="0306cf4e"/>
    </style:style>
    <style:style style:name="P685" style:family="paragraph" style:parent-style-name="Table_20_Contents" style:list-style-name="WW8Num2">
      <style:text-properties officeooo:paragraph-rsid="03130417"/>
    </style:style>
    <style:style style:name="P686" style:family="paragraph" style:parent-style-name="Table_20_Contents" style:list-style-name="WW8Num2">
      <style:text-properties officeooo:paragraph-rsid="0397c760"/>
    </style:style>
    <style:style style:name="P687" style:family="paragraph" style:parent-style-name="Table_20_Contents" style:list-style-name="WW8Num2">
      <style:text-properties officeooo:paragraph-rsid="03b16bb9"/>
    </style:style>
    <style:style style:name="P688" style:family="paragraph" style:parent-style-name="Table_20_Contents" style:list-style-name="WW8Num2">
      <style:text-properties officeooo:paragraph-rsid="041fc784"/>
    </style:style>
    <style:style style:name="P689" style:family="paragraph" style:parent-style-name="Table_20_Contents" style:list-style-name="WW8Num2">
      <style:text-properties officeooo:paragraph-rsid="043303d4"/>
    </style:style>
    <style:style style:name="P690" style:family="paragraph" style:parent-style-name="Table_20_Contents" style:list-style-name="WW8Num2">
      <style:text-properties officeooo:paragraph-rsid="043b7914"/>
    </style:style>
    <style:style style:name="P691" style:family="paragraph" style:parent-style-name="Table_20_Contents" style:list-style-name="WW8Num2">
      <style:text-properties officeooo:paragraph-rsid="0438d2d3"/>
    </style:style>
    <style:style style:name="P692" style:family="paragraph" style:parent-style-name="Table_20_Contents" style:list-style-name="WW8Num2">
      <style:text-properties officeooo:paragraph-rsid="04392349"/>
    </style:style>
    <style:style style:name="P693" style:family="paragraph" style:parent-style-name="Table_20_Contents" style:list-style-name="WW8Num2">
      <style:text-properties officeooo:paragraph-rsid="04426281"/>
    </style:style>
    <style:style style:name="P694" style:family="paragraph" style:parent-style-name="Table_20_Contents" style:list-style-name="WW8Num2">
      <style:text-properties officeooo:paragraph-rsid="044c3b85"/>
    </style:style>
    <style:style style:name="P695" style:family="paragraph" style:parent-style-name="Table_20_Contents" style:list-style-name="WW8Num2">
      <style:text-properties officeooo:paragraph-rsid="04520198"/>
    </style:style>
    <style:style style:name="P696" style:family="paragraph" style:parent-style-name="Table_20_Contents" style:list-style-name="WW8Num2">
      <style:text-properties officeooo:paragraph-rsid="04632eb7"/>
    </style:style>
    <style:style style:name="P69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9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9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70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70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70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70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70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705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706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707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708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709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710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711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71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71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71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715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716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717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718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719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720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721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722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 style:font-weight-complex="bold"/>
    </style:style>
    <style:style style:name="P72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72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72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72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727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728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72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73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731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732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733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734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735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736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737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73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73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74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741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742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743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744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745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746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747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748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/>
    </style:style>
    <style:style style:name="P749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750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751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752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753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754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755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756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757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758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759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760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761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762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763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764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765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766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767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768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769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770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771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772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773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774" style:family="paragraph" style:parent-style-name="Table_20_Contents" style:list-style-name="WW8Num2">
      <style:text-properties style:font-name="Bitstream Vera Sans Mono" officeooo:paragraph-rsid="04520198" style:font-name-complex="Bitstream Vera Sans Mono"/>
    </style:style>
    <style:style style:name="P775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776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777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778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779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780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781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782" style:family="paragraph" style:parent-style-name="Table_20_Contents" style:list-style-name="WW8Num2">
      <style:text-properties style:font-name="Bitstream Vera Sans Mono" officeooo:rsid="04203577" officeooo:paragraph-rsid="04520198" style:font-name-complex="Bitstream Vera Sans Mono"/>
    </style:style>
    <style:style style:name="P783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784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785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814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820" style:family="paragraph" style:parent-style-name="Table_20_Contents" style:list-style-name="WW8Num2">
      <style:text-properties style:font-name="Bitstream Vera Sans Mono" fo:font-size="9pt" officeooo:rsid="04203577" officeooo:paragraph-rsid="04520198" style:font-size-asian="9pt" style:language-asian="zh" style:country-asian="TW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823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824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825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826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827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828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829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830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831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832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833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834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835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836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837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838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839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840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841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842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843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844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845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846" style:family="paragraph" style:parent-style-name="Table_20_Contents" style:list-style-name="WW8Num2">
      <style:text-properties fo:color="#800000" style:font-name="Bitstream Vera Sans Mono" fo:font-weight="bold" officeooo:rsid="04203577" officeooo:paragraph-rsid="04520198" style:font-weight-asian="bold" style:font-name-complex="Bitstream Vera Sans Mono" style:font-weight-complex="bold"/>
    </style:style>
    <style:style style:name="P84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84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849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850" style:family="paragraph" style:parent-style-name="Table_20_Contents" style:list-style-name="WW8Num2">
      <style:text-properties fo:color="#800000" style:font-name="Bitstream Vera Sans Mono2" fo:font-weight="bold" officeooo:paragraph-rsid="04632eb7" style:font-weight-asian="bold" style:font-name-complex="Bitstream Vera Sans Mono2" style:font-weight-complex="bold"/>
    </style:style>
    <style:style style:name="P851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paragraph-rsid="0455436c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974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975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9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9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9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979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9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9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982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9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984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9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86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87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89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990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9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992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993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994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95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96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97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98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99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10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10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1002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10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10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10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10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10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10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1010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1011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1012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013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1015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1016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1017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1018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1019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1020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1021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1022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1023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1024" style:family="paragraph" style:parent-style-name="Table_20_Contents" style:list-style-name="WW8Num2">
      <style:text-properties style:font-name="Bitstream Vera Sans Mono1" fo:font-size="9pt" officeooo:rsid="03b47689" officeooo:paragraph-rsid="044f6d4e" style:font-name-asian="Bitstream Vera Sans Mono1" style:font-size-asian="9pt" style:font-name-complex="Bitstream Vera Sans Mono" style:font-size-complex="9pt"/>
    </style:style>
    <style:style style:name="P1025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1026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1027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1028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10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10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10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10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10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10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10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1037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1038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1039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10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1041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1042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1043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1044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1045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1046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1047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1048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1049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1050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1051" style:family="paragraph" style:parent-style-name="Table_20_Contents" style:list-style-name="WW8Num2">
      <style:text-properties style:font-name="Bitstream Vera Sans Mono1" fo:font-size="9pt" officeooo:rsid="04442fc1" officeooo:paragraph-rsid="04520198" style:font-name-asian="Bitstream Vera Sans Mono1" style:font-size-asian="9pt" style:font-name-complex="Bitstream Vera Sans Mono" style:font-size-complex="9pt"/>
    </style:style>
    <style:style style:name="P1052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1053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1054" style:family="paragraph" style:parent-style-name="Table_20_Contents" style:list-style-name="WW8Num2">
      <style:text-properties style:font-name="Bitstream Vera Sans Mono1" fo:font-size="9pt" officeooo:rsid="044f6d4e" officeooo:paragraph-rsid="044f6d4e" style:font-name-asian="Bitstream Vera Sans Mono1" style:font-size-asian="9pt" style:font-name-complex="Bitstream Vera Sans Mono" style:font-size-complex="9pt"/>
    </style:style>
    <style:style style:name="P1055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10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1057" style:family="paragraph" style:parent-style-name="Table_20_Contents" style:list-style-name="WW8Num2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1058" style:family="paragraph" style:parent-style-name="Table_20_Contents" style:list-style-name="WW8Num2">
      <style:text-properties style:font-name="Bitstream Vera Sans Mono1" fo:font-size="9pt" officeooo:rsid="04565d96" officeooo:paragraph-rsid="04587f39" style:font-name-asian="Bitstream Vera Sans Mono1" style:font-size-asian="9pt" style:font-name-complex="Bitstream Vera Sans Mono" style:font-size-complex="9pt"/>
    </style:style>
    <style:style style:name="P1059" style:family="paragraph" style:parent-style-name="Table_20_Contents" style:list-style-name="WW8Num2">
      <style:text-properties style:font-name="Bitstream Vera Sans Mono1" fo:font-size="9pt" officeooo:rsid="04565d96" officeooo:paragraph-rsid="04597169" style:font-name-asian="Bitstream Vera Sans Mono1" style:font-size-asian="9pt" style:font-name-complex="Bitstream Vera Sans Mono" style:font-size-complex="9pt"/>
    </style:style>
    <style:style style:name="P1060" style:family="paragraph" style:parent-style-name="Table_20_Contents" style:list-style-name="WW8Num2">
      <style:text-properties style:font-name="Bitstream Vera Sans Mono1" fo:font-size="9pt" officeooo:rsid="04565d96" officeooo:paragraph-rsid="045e8b54" style:font-name-asian="Bitstream Vera Sans Mono1" style:font-size-asian="9pt" style:font-name-complex="Bitstream Vera Sans Mono" style:font-size-complex="9pt"/>
    </style:style>
    <style:style style:name="P10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0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0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0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0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0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0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0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0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0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10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10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10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10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10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10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10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10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10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10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0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0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0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0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10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10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1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1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1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1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1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1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1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1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1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1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1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1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1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520198" style:font-name-asian="Bitstream Vera Sans Mono1" style:font-size-asian="9pt" style:language-asian="zh" style:country-asian="TW" style:font-name-complex="Bitstream Vera Sans Mono" style:font-size-complex="9pt"/>
    </style:style>
    <style:style style:name="P11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5436c" officeooo:paragraph-rsid="0455436c" style:font-name-asian="Bitstream Vera Sans Mono1" style:font-size-asian="9pt" style:language-asian="zh" style:country-asian="TW" style:font-name-complex="Bitstream Vera Sans Mono" style:font-size-complex="9pt"/>
    </style:style>
    <style:style style:name="P11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language-asian="zh" style:country-asian="TW" style:font-name-complex="Bitstream Vera Sans Mono" style:font-size-complex="9pt"/>
    </style:style>
    <style:style style:name="P11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language-asian="zh" style:country-asian="TW" style:font-name-complex="Bitstream Vera Sans Mono" style:font-size-complex="9pt"/>
    </style:style>
    <style:style style:name="P11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1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1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1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1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1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122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123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124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125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126" style:family="paragraph" style:parent-style-name="Table_20_Contents" style:list-style-name="WW8Num2">
      <style:text-properties style:font-name="Bitstream Vera Sans Mono2" fo:font-weight="bold" officeooo:paragraph-rsid="04632eb7" style:font-weight-asian="bold" style:font-name-complex="Bitstream Vera Sans Mono2" style:font-weight-complex="bold"/>
    </style:style>
    <style:style style:name="P1127" style:family="paragraph" style:parent-style-name="Table_20_Contents" style:list-style-name="WW8Num2">
      <style:text-properties style:font-name="Bitstream Vera Sans Mono2" fo:font-weight="bold" officeooo:paragraph-rsid="04632eb7" style:font-weight-asian="bold" style:font-name-complex="Bitstream Vera Sans Mono2"/>
    </style:style>
    <style:style style:name="P1128" style:family="paragraph" style:parent-style-name="Table_20_Contents" style:list-style-name="WW8Num2">
      <style:text-properties style:font-name="Bitstream Vera Sans Mono2" officeooo:paragraph-rsid="04632eb7" style:font-name-complex="Bitstream Vera Sans Mono2"/>
    </style:style>
    <style:style style:name="P1129" style:family="paragraph" style:parent-style-name="Table_20_Contents" style:list-style-name="WW8Num2">
      <style:text-properties style:font-name="Bitstream Vera Sans Mono2" fo:font-size="9pt" officeooo:paragraph-rsid="04632eb7" style:font-size-asian="9pt" style:font-name-complex="Bitstream Vera Sans Mono2" style:font-size-complex="9pt"/>
    </style:style>
    <style:style style:name="P1130" style:family="paragraph" style:parent-style-name="Table_20_Contents" style:list-style-name="WW8Num2">
      <style:paragraph-properties style:snap-to-layout-grid="false"/>
      <style:text-properties style:font-name="Bitstream Vera Sans Mono2" fo:font-size="9pt" officeooo:paragraph-rsid="04632eb7" style:font-name-asian="Bitstream Vera Sans Mono2" style:font-size-asian="9pt" style:font-name-complex="Bitstream Vera Sans Mono2" style:font-size-complex="9pt"/>
    </style:style>
    <style:style style:name="P1131" style:family="paragraph" style:parent-style-name="Table_20_Contents" style:list-style-name="WW8Num2">
      <style:text-properties style:font-name="Bitstream Vera Sans Mono2" fo:font-size="9pt" officeooo:paragraph-rsid="04632eb7" style:font-name-asian="Bitstream Vera Sans Mono2" style:font-size-asian="9pt" style:font-name-complex="Bitstream Vera Sans Mono2" style:font-size-complex="9pt"/>
    </style:style>
    <style:style style:name="P1132" style:family="paragraph" style:parent-style-name="Table_20_Contents">
      <style:paragraph-properties style:snap-to-layout-grid="false"/>
      <style:text-properties style:font-name="Bitstream Vera Sans Mono2" fo:font-size="9pt" officeooo:paragraph-rsid="04632eb7" style:font-name-asian="Bitstream Vera Sans Mono2" style:font-size-asian="9pt" style:font-name-complex="Bitstream Vera Sans Mono2" style:font-size-complex="9pt"/>
    </style:style>
    <style:style style:name="P1133" style:family="paragraph" style:parent-style-name="Table_20_Contents">
      <style:text-properties style:font-name="Bitstream Vera Sans Mono2" fo:font-size="9pt" officeooo:paragraph-rsid="04632eb7" style:font-name-asian="Bitstream Vera Sans Mono2" style:font-size-asian="9pt" style:font-name-complex="Bitstream Vera Sans Mono2" style:font-size-complex="9pt"/>
    </style:style>
    <style:style style:name="P1134" style:family="paragraph" style:parent-style-name="Table_20_Contents">
      <style:paragraph-properties style:snap-to-layout-grid="false"/>
      <style:text-properties style:font-name="Bitstream Vera Sans Mono2" fo:font-size="9pt" officeooo:paragraph-rsid="04632eb7" style:font-name-asian="Bitstream Vera Sans Mono2" style:font-size-asian="9pt" style:font-size-complex="9pt"/>
    </style:style>
    <style:style style:name="P1135" style:family="paragraph" style:parent-style-name="Table_20_Contents">
      <style:paragraph-properties style:snap-to-layout-grid="false"/>
      <style:text-properties style:font-name="Bitstream Vera Sans Mono2" fo:font-size="9pt" officeooo:paragraph-rsid="04632eb7" style:font-name-asian="新細明體1" style:font-size-asian="9pt" style:font-name-complex="Bitstream Vera Sans Mono2" style:font-size-complex="9pt"/>
    </style:style>
    <style:style style:name="P1136" style:family="paragraph" style:parent-style-name="Table_20_Contents">
      <style:text-properties style:font-name="Bitstream Vera Sans Mono2" fo:font-size="9pt" officeooo:paragraph-rsid="04632eb7" style:font-name-asian="新細明體1" style:font-size-asian="9pt" style:font-name-complex="Bitstream Vera Sans Mono2" style:font-size-complex="9pt"/>
    </style:style>
    <style:style style:name="P1137" style:family="paragraph" style:parent-style-name="Table_20_Contents">
      <style:text-properties style:font-name="新細明體1" fo:font-size="9pt" officeooo:paragraph-rsid="04632eb7" style:font-name-asian="新細明體1" style:font-size-asian="9pt" style:font-name-complex="Bitstream Vera Sans Mono2" style:font-size-complex="9pt"/>
    </style:style>
    <style:style style:name="P1138" style:family="paragraph" style:parent-style-name="Table_20_Contents">
      <style:text-properties officeooo:paragraph-rsid="04632eb7"/>
    </style:style>
    <style:style style:name="P113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14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style:font-name="Arial" fo:font-size="12pt" officeooo:rsid="045377c8" style:font-size-asian="12pt" style:font-name-complex="Arial" style:font-size-complex="12pt"/>
    </style:style>
    <style:style style:name="T83" style:family="text">
      <style:text-properties officeooo:rsid="007824f1"/>
    </style:style>
    <style:style style:name="T84" style:family="text">
      <style:text-properties officeooo:rsid="0079bb22"/>
    </style:style>
    <style:style style:name="T85" style:family="text">
      <style:text-properties officeooo:rsid="007a1b58"/>
    </style:style>
    <style:style style:name="T86" style:family="text">
      <style:text-properties officeooo:rsid="00831399"/>
    </style:style>
    <style:style style:name="T87" style:family="text">
      <style:text-properties officeooo:rsid="008556cd"/>
    </style:style>
    <style:style style:name="T88" style:family="text">
      <style:text-properties officeooo:rsid="008fa877"/>
    </style:style>
    <style:style style:name="T89" style:family="text">
      <style:text-properties officeooo:rsid="0093c18b"/>
    </style:style>
    <style:style style:name="T90" style:family="text">
      <style:text-properties officeooo:rsid="009bddac"/>
    </style:style>
    <style:style style:name="T91" style:family="text">
      <style:text-properties officeooo:rsid="009ed5a0"/>
    </style:style>
    <style:style style:name="T92" style:family="text">
      <style:text-properties officeooo:rsid="00a10552"/>
    </style:style>
    <style:style style:name="T93" style:family="text">
      <style:text-properties officeooo:rsid="00a74efa"/>
    </style:style>
    <style:style style:name="T94" style:family="text">
      <style:text-properties officeooo:rsid="00a7692e"/>
    </style:style>
    <style:style style:name="T95" style:family="text">
      <style:text-properties officeooo:rsid="00a849e4"/>
    </style:style>
    <style:style style:name="T96" style:family="text">
      <style:text-properties officeooo:rsid="00acbb9b"/>
    </style:style>
    <style:style style:name="T97" style:family="text">
      <style:text-properties officeooo:rsid="00ae786e"/>
    </style:style>
    <style:style style:name="T98" style:family="text">
      <style:text-properties officeooo:rsid="00bda0e5"/>
    </style:style>
    <style:style style:name="T99" style:family="text">
      <style:text-properties officeooo:rsid="00c4aa50"/>
    </style:style>
    <style:style style:name="T100" style:family="text">
      <style:text-properties officeooo:rsid="00c7b6fb"/>
    </style:style>
    <style:style style:name="T101" style:family="text">
      <style:text-properties officeooo:rsid="00cf6c40"/>
    </style:style>
    <style:style style:name="T102" style:family="text">
      <style:text-properties officeooo:rsid="00d5f3e7"/>
    </style:style>
    <style:style style:name="T103" style:family="text">
      <style:text-properties officeooo:rsid="00d62ab2"/>
    </style:style>
    <style:style style:name="T104" style:family="text">
      <style:text-properties officeooo:rsid="00d90806"/>
    </style:style>
    <style:style style:name="T105" style:family="text">
      <style:text-properties officeooo:rsid="00db849a"/>
    </style:style>
    <style:style style:name="T106" style:family="text">
      <style:text-properties officeooo:rsid="00e7c678"/>
    </style:style>
    <style:style style:name="T107" style:family="text">
      <style:text-properties officeooo:rsid="00ebaa41"/>
    </style:style>
    <style:style style:name="T108" style:family="text">
      <style:text-properties officeooo:rsid="00ef9dcd"/>
    </style:style>
    <style:style style:name="T109" style:family="text">
      <style:text-properties officeooo:rsid="00f19fbe"/>
    </style:style>
    <style:style style:name="T110" style:family="text">
      <style:text-properties officeooo:rsid="00f6970e"/>
    </style:style>
    <style:style style:name="T111" style:family="text">
      <style:text-properties officeooo:rsid="00fa04ef"/>
    </style:style>
    <style:style style:name="T112" style:family="text">
      <style:text-properties officeooo:rsid="01000d46"/>
    </style:style>
    <style:style style:name="T113" style:family="text">
      <style:text-properties officeooo:rsid="01011838"/>
    </style:style>
    <style:style style:name="T114" style:family="text">
      <style:text-properties officeooo:rsid="01d4e053"/>
    </style:style>
    <style:style style:name="T115" style:family="text">
      <style:text-properties officeooo:rsid="01f035ba"/>
    </style:style>
    <style:style style:name="T116" style:family="text">
      <style:text-properties officeooo:rsid="01f2619b"/>
    </style:style>
    <style:style style:name="T117" style:family="text">
      <style:text-properties officeooo:rsid="01fd6f16"/>
    </style:style>
    <style:style style:name="T118" style:family="text">
      <style:text-properties officeooo:rsid="0221a278"/>
    </style:style>
    <style:style style:name="T119" style:family="text">
      <style:text-properties officeooo:rsid="026cf34f"/>
    </style:style>
    <style:style style:name="T120" style:family="text">
      <style:text-properties officeooo:rsid="026e60de"/>
    </style:style>
    <style:style style:name="T121" style:family="text">
      <style:text-properties officeooo:rsid="026f7576"/>
    </style:style>
    <style:style style:name="T122" style:family="text">
      <style:text-properties officeooo:rsid="0272d615"/>
    </style:style>
    <style:style style:name="T123" style:family="text">
      <style:text-properties officeooo:rsid="027786cc"/>
    </style:style>
    <style:style style:name="T124" style:family="text">
      <style:text-properties officeooo:rsid="027ec01b"/>
    </style:style>
    <style:style style:name="T125" style:family="text">
      <style:text-properties officeooo:rsid="028f0887"/>
    </style:style>
    <style:style style:name="T126" style:family="text">
      <style:text-properties officeooo:rsid="02aca530"/>
    </style:style>
    <style:style style:name="T127" style:family="text">
      <style:text-properties officeooo:rsid="02afdccf"/>
    </style:style>
    <style:style style:name="T128" style:family="text">
      <style:text-properties officeooo:rsid="02b9dace"/>
    </style:style>
    <style:style style:name="T129" style:family="text">
      <style:text-properties officeooo:rsid="02c2c7c5"/>
    </style:style>
    <style:style style:name="T130" style:family="text">
      <style:text-properties officeooo:rsid="02c828a6"/>
    </style:style>
    <style:style style:name="T131" style:family="text">
      <style:text-properties officeooo:rsid="02cab1e4"/>
    </style:style>
    <style:style style:name="T132" style:family="text">
      <style:text-properties officeooo:rsid="02cc0631"/>
    </style:style>
    <style:style style:name="T133" style:family="text">
      <style:text-properties officeooo:rsid="02d2d397"/>
    </style:style>
    <style:style style:name="T134" style:family="text">
      <style:text-properties officeooo:rsid="02e0bc2d"/>
    </style:style>
    <style:style style:name="T135" style:family="text">
      <style:text-properties officeooo:rsid="02f03c1d"/>
    </style:style>
    <style:style style:name="T136" style:family="text">
      <style:text-properties officeooo:rsid="02f6ae62"/>
    </style:style>
    <style:style style:name="T137" style:family="text">
      <style:text-properties officeooo:rsid="02f77674"/>
    </style:style>
    <style:style style:name="T138" style:family="text">
      <style:text-properties officeooo:rsid="0306cf4e"/>
    </style:style>
    <style:style style:name="T139" style:family="text">
      <style:text-properties officeooo:rsid="030844cf"/>
    </style:style>
    <style:style style:name="T140" style:family="text">
      <style:text-properties officeooo:rsid="03131026"/>
    </style:style>
    <style:style style:name="T141" style:family="text">
      <style:text-properties officeooo:rsid="031a0daf"/>
    </style:style>
    <style:style style:name="T142" style:family="text">
      <style:text-properties officeooo:rsid="031e1392"/>
    </style:style>
    <style:style style:name="T143" style:family="text">
      <style:text-properties officeooo:rsid="0321415e"/>
    </style:style>
    <style:style style:name="T144" style:family="text">
      <style:text-properties officeooo:rsid="032bc39e"/>
    </style:style>
    <style:style style:name="T145" style:family="text">
      <style:text-properties officeooo:rsid="03866fe8"/>
    </style:style>
    <style:style style:name="T146" style:family="text">
      <style:text-properties officeooo:rsid="03961efa"/>
    </style:style>
    <style:style style:name="T147" style:family="text">
      <style:text-properties officeooo:rsid="039ada75"/>
    </style:style>
    <style:style style:name="T148" style:family="text">
      <style:text-properties officeooo:rsid="039be969"/>
    </style:style>
    <style:style style:name="T149" style:family="text">
      <style:text-properties officeooo:rsid="03a6cc47"/>
    </style:style>
    <style:style style:name="T150" style:family="text">
      <style:text-properties officeooo:rsid="03a81813"/>
    </style:style>
    <style:style style:name="T151" style:family="text">
      <style:text-properties officeooo:rsid="03ab2ee8"/>
    </style:style>
    <style:style style:name="T152" style:family="text">
      <style:text-properties officeooo:rsid="03ab4255"/>
    </style:style>
    <style:style style:name="T153" style:family="text">
      <style:text-properties officeooo:rsid="03ae042b"/>
    </style:style>
    <style:style style:name="T154" style:family="text">
      <style:text-properties officeooo:rsid="03aefdac"/>
    </style:style>
    <style:style style:name="T155" style:family="text">
      <style:text-properties officeooo:rsid="03af78eb"/>
    </style:style>
    <style:style style:name="T156" style:family="text">
      <style:text-properties officeooo:rsid="03b12568"/>
    </style:style>
    <style:style style:name="T157" style:family="text">
      <style:text-properties officeooo:rsid="03b3654c"/>
    </style:style>
    <style:style style:name="T158" style:family="text">
      <style:text-properties officeooo:rsid="03b3b9a9"/>
    </style:style>
    <style:style style:name="T159" style:family="text">
      <style:text-properties officeooo:rsid="03bc1664"/>
    </style:style>
    <style:style style:name="T160" style:family="text">
      <style:text-properties officeooo:rsid="03bc1e56"/>
    </style:style>
    <style:style style:name="T161" style:family="text">
      <style:text-properties officeooo:rsid="03bc9dfc"/>
    </style:style>
    <style:style style:name="T162" style:family="text">
      <style:text-properties officeooo:rsid="040a759b"/>
    </style:style>
    <style:style style:name="T163" style:family="text">
      <style:text-properties officeooo:rsid="040b9eb0"/>
    </style:style>
    <style:style style:name="T164" style:family="text">
      <style:text-properties officeooo:rsid="040d40f7"/>
    </style:style>
    <style:style style:name="T165" style:family="text">
      <style:text-properties officeooo:rsid="040d8c89"/>
    </style:style>
    <style:style style:name="T166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7" style:family="text">
      <style:text-properties officeooo:rsid="041cd75f"/>
    </style:style>
    <style:style style:name="T168" style:family="text">
      <style:text-properties officeooo:rsid="041d7e6d"/>
    </style:style>
    <style:style style:name="T169" style:family="text">
      <style:text-properties officeooo:rsid="04203577"/>
    </style:style>
    <style:style style:name="T170" style:family="text">
      <style:text-properties officeooo:rsid="0420b2ed"/>
    </style:style>
    <style:style style:name="T171" style:family="text">
      <style:text-properties officeooo:rsid="0425a615"/>
    </style:style>
    <style:style style:name="T172" style:family="text">
      <style:text-properties officeooo:rsid="042edc67"/>
    </style:style>
    <style:style style:name="T173" style:family="text">
      <style:text-properties officeooo:rsid="04433dac"/>
    </style:style>
    <style:style style:name="T174" style:family="text">
      <style:text-properties officeooo:rsid="04442fc1"/>
    </style:style>
    <style:style style:name="T175" style:family="text">
      <style:text-properties officeooo:rsid="044c3b85"/>
    </style:style>
    <style:style style:name="T176" style:family="text">
      <style:text-properties officeooo:rsid="045377c8"/>
    </style:style>
    <style:style style:name="T177" style:family="text">
      <style:text-properties officeooo:rsid="04587f39"/>
    </style:style>
    <style:style style:name="T178" style:family="text">
      <style:text-properties officeooo:rsid="045a3b0a"/>
    </style:style>
    <style:style style:name="T17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0" style:family="text">
      <style:text-properties style:font-name="Bitstream Vera Sans Mono1" fo:font-size="9pt" officeooo:rsid="04569026" style:font-name-asian="Bitstream Vera Sans Mono1" style:font-size-asian="9pt" style:language-asian="zh" style:country-asian="TW" style:font-name-complex="Bitstream Vera Sans Mono" style:font-size-complex="9pt"/>
    </style:style>
    <style:style style:name="T181" style:family="text">
      <style:text-properties style:font-name="Bitstream Vera Sans Mono1" fo:font-size="9pt" officeooo:rsid="04587f39" style:font-name-asian="Bitstream Vera Sans Mono1" style:font-size-asian="9pt" style:language-asian="zh" style:country-asian="TW" style:font-name-complex="Bitstream Vera Sans Mono" style:font-size-complex="9pt"/>
    </style:style>
    <style:style style:name="T182" style:family="text">
      <style:text-properties officeooo:rsid="045ff6ce"/>
    </style:style>
    <style:style style:name="T183" style:family="text">
      <style:text-properties style:font-name="Bitstream Vera Sans Mono2" fo:font-weight="bold" style:font-weight-asian="bold" style:font-name-complex="Bitstream Vera Sans Mono2"/>
    </style:style>
    <style:style style:name="T184" style:family="text">
      <style:text-properties style:font-name="Bitstream Vera Sans Mono2" fo:font-size="8pt" style:font-size-asian="8pt" style:font-name-complex="Bitstream Vera Sans Mono2" style:font-size-complex="8pt"/>
    </style:style>
    <style:style style:name="T185" style:family="text">
      <style:text-properties style:font-name="Bitstream Vera Sans Mono2" fo:font-size="9pt" style:font-name-asian="新細明體1" style:font-size-asian="9pt" style:font-name-complex="Bitstream Vera Sans Mono2" style:font-size-complex="9pt"/>
    </style:style>
    <style:style style:name="T186" style:family="text">
      <style:text-properties style:font-name="新細明體1" fo:font-size="9pt" style:font-name-asian="新細明體1" style:font-size-asian="9pt" style:font-name-complex="Bitstream Vera Sans Mono2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0"/>
      <text:p text:style-name="P51"/>
      <text:p text:style-name="P51"/>
      <text:p text:style-name="P51"/>
      <text:p text:style-name="P51"><text:span text:style-name="T167">qifu/zenlife</text:span> <text:span text:style-name="T162">01</text:span></text:p>
      <text:p text:style-name="P51"/>
      <text:p text:style-name="P52"><text:span text:style-name="T167">qifu/zenlife table</text:span> Document</text:p>
      <text:p text:style-name="Text_20_body"/>
      <text:p text:style-name="Text_20_body"/>
      <text:p text:style-name="Text_20_body"/>
      <text:p text:style-name="P53">DATE : 2<text:span text:style-name="T162">017</text:span></text:p>
      <text:p text:style-name="P53">DataBase File : <text:span text:style-name="T168">zenlife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1139"><text:soft-page-break/><text:a xlink:type="simple" xlink:href="#__RefHeading__43217_1195176591" text:style-name="Index_20_Link" text:visited-style-name="Index_20_Link">qifu Architecture<text:tab/>4</text:a></text:p>
          <text:p text:style-name="P1139"><text:a xlink:type="simple" xlink:href="#__RefHeading___Toc399744325" text:style-name="Index_20_Link" text:visited-style-name="Index_20_Link">TB_ACCOUNT<text:tab/>5</text:a></text:p>
          <text:p text:style-name="P1139"><text:a xlink:type="simple" xlink:href="#__RefHeading___Toc399744326" text:style-name="Index_20_Link" text:visited-style-name="Index_20_Link">TB_SYS_CODE<text:tab/>6</text:a></text:p>
          <text:p text:style-name="P1139"><text:a xlink:type="simple" xlink:href="#__RefHeading___Toc399744327" text:style-name="Index_20_Link" text:visited-style-name="Index_20_Link">TB_ROLE<text:tab/>7</text:a></text:p>
          <text:p text:style-name="P1139"><text:a xlink:type="simple" xlink:href="#__RefHeading___Toc399744328" text:style-name="Index_20_Link" text:visited-style-name="Index_20_Link">TB_USER_ROLE<text:tab/>7</text:a></text:p>
          <text:p text:style-name="P1139"><text:a xlink:type="simple" xlink:href="#__RefHeading___Toc399744329" text:style-name="Index_20_Link" text:visited-style-name="Index_20_Link">TB_ROLE_PERMISSION<text:tab/>8</text:a></text:p>
          <text:p text:style-name="P1139"><text:a xlink:type="simple" xlink:href="#__RefHeading___Toc399744330" text:style-name="Index_20_Link" text:visited-style-name="Index_20_Link">TB_SYS_USESS<text:tab/>9</text:a></text:p>
          <text:p text:style-name="P1139"><text:a xlink:type="simple" xlink:href="#__RefHeading___Toc399744331" text:style-name="Index_20_Link" text:visited-style-name="Index_20_Link">TB_SYS_MENU<text:tab/>10</text:a></text:p>
          <text:p text:style-name="P1139"><text:a xlink:type="simple" xlink:href="#__RefHeading___Toc399744332" text:style-name="Index_20_Link" text:visited-style-name="Index_20_Link">TB_SYS_MENU_ROLE<text:tab/>11</text:a></text:p>
          <text:p text:style-name="P1139"><text:a xlink:type="simple" xlink:href="#__RefHeading___Toc399744333" text:style-name="Index_20_Link" text:visited-style-name="Index_20_Link">TB_SYS<text:tab/>11</text:a></text:p>
          <text:p text:style-name="P1139"><text:a xlink:type="simple" xlink:href="#__RefHeading___Toc399744334" text:style-name="Index_20_Link" text:visited-style-name="Index_20_Link">TB_SYS_ICON<text:tab/>12</text:a></text:p>
          <text:p text:style-name="P1139"><text:a xlink:type="simple" xlink:href="#__RefHeading__13_1763329536" text:style-name="Index_20_Link" text:visited-style-name="Index_20_Link">TB_SYS_PROG<text:tab/>13</text:a></text:p>
          <text:p text:style-name="P1139"><text:a xlink:type="simple" xlink:href="#__RefHeading__6135_1224920703" text:style-name="Index_20_Link" text:visited-style-name="Index_20_Link">TB_SYS_TEMPLATE<text:tab/>14</text:a></text:p>
          <text:p text:style-name="P1139"><text:a xlink:type="simple" xlink:href="#__RefHeading__6139_1224920703" text:style-name="Index_20_Link" text:visited-style-name="Index_20_Link">TB_SYS_TEMPLATE_PARAM<text:tab/>14</text:a></text:p>
          <text:p text:style-name="P1139"><text:a xlink:type="simple" xlink:href="#__RefHeading__7410_1829345708" text:style-name="Index_20_Link" text:visited-style-name="Index_20_Link">TB_SYS_WS_CONFIG<text:tab/>15</text:a></text:p>
          <text:p text:style-name="P1139"><text:a xlink:type="simple" xlink:href="#__RefHeading__7894_832783559" text:style-name="Index_20_Link" text:visited-style-name="Index_20_Link">TB_SYS_EXPRESSION<text:tab/>15</text:a></text:p>
          <text:p text:style-name="P1139"><text:a xlink:type="simple" xlink:href="#__RefHeading__8355_722345540" text:style-name="Index_20_Link" text:visited-style-name="Index_20_Link">TB_SYS_BEAN_HELP<text:tab/>16</text:a></text:p>
          <text:p text:style-name="P1139"><text:a xlink:type="simple" xlink:href="#__RefHeading__8357_722345540" text:style-name="Index_20_Link" text:visited-style-name="Index_20_Link">TB_SYS_BEAN_HELP_EXPR<text:tab/>16</text:a></text:p>
          <text:p text:style-name="P1139"><text:a xlink:type="simple" xlink:href="#__RefHeading__8359_722345540" text:style-name="Index_20_Link" text:visited-style-name="Index_20_Link">TB_SYS_BEAN_HELP_EXPR_MAP<text:tab/>17</text:a></text:p>
          <text:p text:style-name="P1139"><text:a xlink:type="simple" xlink:href="#__RefHeading__9785_1923556911" text:style-name="Index_20_Link" text:visited-style-name="Index_20_Link">TB_SYS_UPLOAD<text:tab/>18</text:a></text:p>
          <text:p text:style-name="P1139"><text:a xlink:type="simple" xlink:href="#__RefHeading__10568_19264099" text:style-name="Index_20_Link" text:visited-style-name="Index_20_Link">TB_SYS_JREPORT<text:tab/>19</text:a></text:p>
          <text:p text:style-name="P1139"><text:a xlink:type="simple" xlink:href="#__RefHeading__10570_19264099" text:style-name="Index_20_Link" text:visited-style-name="Index_20_Link">TB_SYS_JREPORT_PARAM<text:tab/>19</text:a></text:p>
          <text:p text:style-name="P1139"><text:a xlink:type="simple" xlink:href="#__RefHeading__11806_1241572173" text:style-name="Index_20_Link" text:visited-style-name="Index_20_Link">TB_SYS_CTX_BEAN<text:tab/>20</text:a></text:p>
          <text:p text:style-name="P1139"><text:a xlink:type="simple" xlink:href="#__RefHeading__21242_1227445181" text:style-name="Index_20_Link" text:visited-style-name="Index_20_Link">TB_SYS_MAIL_HELPER<text:tab/>21</text:a></text:p>
          <text:p text:style-name="P1139"><text:a xlink:type="simple" xlink:href="#__RefHeading__28453_885058517" text:style-name="Index_20_Link" text:visited-style-name="Index_20_Link">TB_SYS_EVENT_LOG<text:tab/>22</text:a></text:p>
          <text:p text:style-name="P1139"><text:a xlink:type="simple" xlink:href="#__RefHeading__28455_885058517" text:style-name="Index_20_Link" text:visited-style-name="Index_20_Link">TB_SYS_LOGIN_LOG<text:tab/>22</text:a></text:p>
          <text:p text:style-name="P1139"><text:a xlink:type="simple" xlink:href="#__RefHeading__30609_331526095" text:style-name="Index_20_Link" text:visited-style-name="Index_20_Link">TB_SYS_FTP<text:tab/>23</text:a></text:p>
          <text:p text:style-name="P1139"><text:a xlink:type="simple" xlink:href="#__RefHeading__30611_331526095" text:style-name="Index_20_Link" text:visited-style-name="Index_20_Link">TB_SYS_FTP_TRAN<text:tab/>24</text:a></text:p>
          <text:p text:style-name="P1139"><text:a xlink:type="simple" xlink:href="#__RefHeading__30613_331526095" text:style-name="Index_20_Link" text:visited-style-name="Index_20_Link">TB_SYS_FTP_TRAN_SEGM<text:tab/>25</text:a></text:p>
          <text:p text:style-name="P1139"><text:a xlink:type="simple" xlink:href="#__RefHeading__32332_473690769" text:style-name="Index_20_Link" text:visited-style-name="Index_20_Link">TB_SYS_UPLOAD_TRAN<text:tab/>26</text:a></text:p>
          <text:p text:style-name="P1139"><text:a xlink:type="simple" xlink:href="#__RefHeading__32334_473690769" text:style-name="Index_20_Link" text:visited-style-name="Index_20_Link">TB_SYS_UPLOAD_TRAN_SEGM<text:tab/>26</text:a></text:p>
          <text:p text:style-name="P1139"><text:a xlink:type="simple" xlink:href="#__RefHeading__35998_1969654749" text:style-name="Index_20_Link" text:visited-style-name="Index_20_Link">TB_SYS_BPMN_RESOURCE<text:tab/>27</text:a></text:p>
          <text:p text:style-name="P1139"><text:a xlink:type="simple" xlink:href="#__RefHeading__36037_572444351" text:style-name="Index_20_Link" text:visited-style-name="Index_20_Link">TB_SYS_BPMN_RESOURCE_ROLE<text:tab/>27</text:a></text:p>
          <text:p text:style-name="P1139"><text:a xlink:type="simple" xlink:href="#__RefHeading__36434_168946785" text:style-name="Index_20_Link" text:visited-style-name="Index_20_Link">TB_SYS_WS_SERVICE<text:tab/>28</text:a></text:p>
          <text:p text:style-name="P1139"><text:a xlink:type="simple" xlink:href="#__RefHeading__36904_31399133" text:style-name="Index_20_Link" text:visited-style-name="Index_20_Link">TB_SYS_QFIELD_LOG<text:tab/>28</text:a></text:p>
          <text:p text:style-name="P1139"><text:a xlink:type="simple" xlink:href="#__RefHeading___Toc43112_1825278141" text:style-name="Index_20_Link" text:visited-style-name="Index_20_Link">TB_SYS_EXPR_JOB<text:tab/>29</text:a></text:p>
          <text:p text:style-name="P1139"><text:a xlink:type="simple" xlink:href="#__RefHeading___Toc43114_1825278141" text:style-name="Index_20_Link" text:visited-style-name="Index_20_Link">TB_SYS_EXPR_JOB_LOG<text:tab/>30</text:a></text:p>
          <text:p text:style-name="P1139"><text:a xlink:type="simple" xlink:href="#__RefHeading__17527_761410480" text:style-name="Index_20_Link" text:visited-style-name="Index_20_Link">ZL_PERSON<text:tab/>31</text:a></text:p>
          <text:p text:style-name="P1139"><text:a xlink:type="simple" xlink:href="#__RefHeading__17529_761410480" text:style-name="Index_20_Link" text:visited-style-name="Index_20_Link">ZL_PERSON_PROFILE<text:tab/>32</text:a></text:p>
          <text:p text:style-name="P1139"><text:a xlink:type="simple" xlink:href="#__RefHeading__17538_761410480" text:style-name="Index_20_Link" text:visited-style-name="Index_20_Link">ZL_CHRONIC<text:tab/>32</text:a></text:p>
          <text:p text:style-name="P1139"><text:a xlink:type="simple" xlink:href="#__RefHeading__17533_761410480" text:style-name="Index_20_Link" text:visited-style-name="Index_20_Link">ZL_PERSON_CHRONIC<text:tab/>33</text:a></text:p>
          <text:p text:style-name="P1139"><text:a xlink:type="simple" xlink:href="#__RefHeading__17535_761410480" text:style-name="Index_20_Link" text:visited-style-name="Index_20_Link">ZL_PERSON_URGENT_CONTACT<text:tab/>33</text:a></text:p>
          <text:p text:style-name="P1139"><text:soft-page-break/><text:a xlink:type="simple" xlink:href="#__RefHeading__19864_1954379867" text:style-name="Index_20_Link" text:visited-style-name="Index_20_Link">ZL_COURSE<text:tab/>34</text:a></text:p>
          <text:p text:style-name="P1139"><text:a xlink:type="simple" xlink:href="#__RefHeading__19868_1954379867" text:style-name="Index_20_Link" text:visited-style-name="Index_20_Link">ZL_COURSE_READ<text:tab/>34</text:a></text:p>
          <text:p text:style-name="P1139"><text:a xlink:type="simple" xlink:href="#__RefHeading__20683_1430342254" text:style-name="Index_20_Link" text:visited-style-name="Index_20_Link">ZL_BLOOD_PRESSURE<text:tab/>35</text:a></text:p>
          <text:p text:style-name="P1139"><text:a xlink:type="simple" xlink:href="#__RefHeading__42739_1246791143" text:style-name="Index_20_Link" text:visited-style-name="Index_20_Link">ZL_PRODUCT<text:tab/>36</text:a></text:p>
          <text:p text:style-name="P1139"><text:a xlink:type="simple" xlink:href="#__RefHeading__42741_1246791143" text:style-name="Index_20_Link" text:visited-style-name="Index_20_Link">ZL_PRODUCT_NOTICE<text:tab/>3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44543847134725636" text:style-name="WW8Num2">
        <text:list-item>
          <text:h text:style-name="P593" text:outline-level="1"><text:bookmark-start text:name="__RefHeading__43217_1195176591"/><text:span text:style-name="T164">qifu</text:span> Architecture<text:bookmark-end text:name="__RefHeading__43217_1195176591"/></text:h>
        </text:list-item>
      </text:list>
      <text:p text:style-name="P36"><draw:frame draw:style-name="fr1" draw:name="框架10" text:anchor-type="char" svg:x="0.37cm" svg:y="0.164cm" svg:width="15.025cm" svg:height="1.928cm" draw:z-index="1"><draw:text-box><text:p text:style-name="P39"><text:span text:style-name="T163">Spring MVC</text:span> <text:span text:style-name="T143">&amp;</text:span></text:p><text:p text:style-name="P39"><text:span text:style-name="T163">qifu</text:span> tag lib</text:p></draw:text-box></draw:frame><draw:frame draw:style-name="fr2" draw:name="框架15" text:anchor-type="char" svg:x="15.505cm" svg:y="0.164cm" svg:width="2.801cm" svg:height="8.708cm" draw:z-index="2"><draw:text-box><text:p text:style-name="P44"/><text:p text:style-name="P44"/><text:p text:style-name="P44"/><text:p text:style-name="P44"/><text:p text:style-name="P44"/><text:p text:style-name="P44"/><text:p text:style-name="P39">Apache shiro</text:p><text:p text:style-name="P39">security</text:p></draw:text-box></draw:frame></text:p>
      <text:p text:style-name="P45"/>
      <text:p text:style-name="P45"/>
      <text:p text:style-name="P33"><draw:frame draw:style-name="fr3" draw:name="框架16" text:anchor-type="char" svg:x="0.37cm" svg:y="0.243cm" svg:width="7.609cm" svg:height="1.346cm" draw:z-index="3"><draw:text-box><text:p text:style-name="P43">Apache CXF ( SOAP / REST ) / <text:span text:style-name="T165">Hessian</text:span></text:p></draw:text-box></draw:frame><draw:frame draw:style-name="fr4" draw:name="框架17" text:anchor-type="char" svg:x="8.1cm" svg:y="0.243cm" svg:width="7.295cm" svg:height="1.346cm" draw:z-index="4"><draw:text-box><text:p text:style-name="P39"><text:span text:style-name="T142">Apache </text:span>ActiveMQ / <text:span text:style-name="T165">MQTT</text:span></text:p></draw:text-box></draw:frame></text:p>
      <text:p text:style-name="P45"/>
      <text:p text:style-name="P36"><draw:frame draw:style-name="fr5" draw:name="框架5" text:anchor-type="char" svg:x="0.37cm" svg:y="0.323cm" svg:width="15.025cm" svg:height="5.42cm" draw:z-index="0"><draw:text-box><text:p text:style-name="P38">Service tier / Business rule / workflow</text:p></draw:text-box></draw:frame></text:p>
      <text:p text:style-name="P37"/>
      <text:p text:style-name="P36"><draw:frame draw:style-name="fr6" draw:name="框架21" text:anchor-type="char" svg:x="7.885cm" svg:y="-0.074cm" svg:width="7.325cm" svg:height="1.901cm" draw:z-index="8"><draw:text-box><text:p text:style-name="P39">Script Engine support</text:p><text:p text:style-name="P44">Groovy, beanShell, JPython</text:p><text:p text:style-name="P44"/><text:p text:style-name="P39"/></draw:text-box></draw:frame><draw:frame draw:style-name="fr2" draw:name="框架23" text:anchor-type="char" svg:x="0.635cm" svg:y="-0.074cm" svg:width="7.22cm" svg:height="3.013cm" draw:z-index="10"><draw:text-box><text:p text:style-name="P38">Service container / logic service</text:p></draw:text-box></draw:frame></text:p>
      <text:p text:style-name="P45"/>
      <text:p text:style-name="P36"><draw:frame draw:style-name="fr7" draw:name="框架24" text:anchor-type="char" svg:x="1.323cm" svg:y="0.164cm" svg:width="5.764cm" svg:height="1.24cm" draw:z-index="11"><draw:text-box><text:p text:style-name="P39">CORE service</text:p></draw:text-box></draw:frame></text:p>
      <text:p text:style-name="P36"><draw:frame draw:style-name="fr6" draw:name="框架20" text:anchor-type="char" svg:x="7.885cm" svg:y="-0.048cm" svg:width="7.325cm" svg:height="2.312cm" draw:z-index="7"><draw:text-box><text:p text:style-name="P40"><text:span text:style-name="T141">Activiti-</text:span>BPM<text:span text:style-name="T135">N </text:span></text:p><text:p text:style-name="P41">&amp;</text:p><text:p text:style-name="P42">Apache-Camel (ESB)</text:p></draw:text-box></draw:frame></text:p>
      <text:p text:style-name="P36"><draw:frame draw:style-name="fr2" draw:name="框架22" text:anchor-type="char" svg:x="0.635cm" svg:y="0.508cm" svg:width="7.22cm" svg:height="1.161cm" draw:z-index="9"><draw:text-box><text:p text:style-name="P39">Repository</text:p></draw:text-box></draw:frame></text:p>
      <text:p text:style-name="P45"/>
      <text:p text:style-name="P45"/>
      <text:p text:style-name="P36"><draw:frame draw:style-name="fr7" draw:name="框架19" text:anchor-type="char" svg:x="0.37cm" svg:y="0.058cm" svg:width="17.905cm" svg:height="1.452cm" draw:z-index="6"><draw:text-box><text:p text:style-name="P39">Hibernate / MyBATIS / Spring JDBC</text:p></draw:text-box></draw:frame></text:p>
      <text:p text:style-name="P45"/>
      <text:p text:style-name="P36"><draw:frame draw:style-name="fr7" draw:name="框架18" text:anchor-type="char" svg:x="0.37cm" svg:y="0.349cm" svg:width="17.935cm" svg:height="1.24cm" draw:z-index="5"><draw:text-box><text:p text:style-name="P39">Spring 4 </text:p></draw:text-box></draw:frame></text:p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174915571173462" text:continue-numbering="true" text:style-name="WW8Num2">
        <text:list-item>
          <text:h text:style-name="P594" text:outline-level="1"><text:bookmark-start text:name="__RefHeading___Toc399744325"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5">Project</text:p>
          </table:table-cell>
          <table:table-cell table:style-name="表格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5">Ver</text:p>
          </table:table-cell>
          <table:table-cell table:style-name="表格1.A1" office:value-type="string">
            <text:p text:style-name="P6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Maintain</text:p>
          </table:table-cell>
          <table:table-cell table:style-name="表格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e</text:p>
          </table:table-cell>
          <table:table-cell table:style-name="表格1.A2" office:value-type="string">
            <text:p text:style-name="P6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Table</text:p>
          </table:table-cell>
          <table:table-cell table:style-name="表格1.A2" table:number-columns-spanned="6" office:value-type="string">
            <text:p text:style-name="P14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aBase</text:p>
          </table:table-cell>
          <table:table-cell table:style-name="表格1.A2" office:value-type="string">
            <text:p text:style-name="P6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5">Descript</text:p>
          </table:table-cell>
          <table:table-cell table:style-name="表格1.A4" table:number-columns-spanned="8" office:value-type="string">
            <text:p text:style-name="P6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Field</text:p>
          </table:table-cell>
          <table:table-cell table:style-name="表格1.A5" office:value-type="string">
            <text:p text:style-name="P54">Datatype</text:p>
          </table:table-cell>
          <table:table-cell table:style-name="表格1.A5" office:value-type="string">
            <text:p text:style-name="P54">PK</text:p>
          </table:table-cell>
          <table:table-cell table:style-name="表格1.A5" office:value-type="string">
            <text:p text:style-name="P54">UK</text:p>
          </table:table-cell>
          <table:table-cell table:style-name="表格1.A5" office:value-type="string">
            <text:p text:style-name="P54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4">Description</text:p>
          </table:table-cell>
          <table:table-cell table:style-name="表格1.A5" office:value-type="string">
            <text:p text:style-name="P54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ID</text:p>
          </table:table-cell>
          <table:table-cell table:style-name="表格1.A5" office:value-type="string">
            <text:p text:style-name="P76">CHAR</text:p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0"><text:s/></text:p>
          </table:table-cell>
          <table:table-cell table:style-name="表格1.A5" office:value-type="string">
            <text:p text:style-name="P76">36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UUID</text:p>
          </table:table-cell>
          <table:table-cell table:style-name="表格1.A5" office:value-type="string">
            <text:p text:style-name="P8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ACCOUNT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511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account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55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assword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N_JOB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1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data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date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174915618197323" text:continue-numbering="true" text:style-name="WW8Num2">
        <text:list-item>
          <text:h text:style-name="P594" text:outline-level="1"><text:bookmark-start text:name="__RefHeading___Toc399744326"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5">Project</text:p>
          </table:table-cell>
          <table:table-cell table:style-name="表格2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5">Ver</text:p>
          </table:table-cell>
          <table:table-cell table:style-name="表格2.A1" office:value-type="string">
            <text:p text:style-name="P6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Maintain</text:p>
          </table:table-cell>
          <table:table-cell table:style-name="表格2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e</text:p>
          </table:table-cell>
          <table:table-cell table:style-name="表格2.A2" office:value-type="string">
            <text:p text:style-name="P6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Table</text:p>
          </table:table-cell>
          <table:table-cell table:style-name="表格2.A2" table:number-columns-spanned="6" office:value-type="string">
            <text:p text:style-name="P14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aBase</text:p>
          </table:table-cell>
          <table:table-cell table:style-name="表格2.A2" office:value-type="string">
            <text:p text:style-name="P6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5">Descript</text:p>
          </table:table-cell>
          <table:table-cell table:style-name="表格2.A4" table:number-columns-spanned="8" office:value-type="string">
            <text:p text:style-name="P6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Field</text:p>
          </table:table-cell>
          <table:table-cell table:style-name="表格2.A5" office:value-type="string">
            <text:p text:style-name="P54">Datatype</text:p>
          </table:table-cell>
          <table:table-cell table:style-name="表格2.A5" office:value-type="string">
            <text:p text:style-name="P54">PK</text:p>
          </table:table-cell>
          <table:table-cell table:style-name="表格2.A5" office:value-type="string">
            <text:p text:style-name="P54">UK</text:p>
          </table:table-cell>
          <table:table-cell table:style-name="表格2.A5" office:value-type="string">
            <text:p text:style-name="P54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4">Description</text:p>
          </table:table-cell>
          <table:table-cell table:style-name="表格2.A5" office:value-type="string">
            <text:p text:style-name="P54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OID</text:p>
          </table:table-cell>
          <table:table-cell table:style-name="表格2.A5" office:value-type="string">
            <text:p text:style-name="P76">CHAR</text:p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0"><text:s/></text:p>
          </table:table-cell>
          <table:table-cell table:style-name="表格2.A5" office:value-type="string">
            <text:p text:style-name="P76">36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PK / UUID</text:p>
          </table:table-cell>
          <table:table-cell table:style-name="表格2.A5" office:value-type="string">
            <text:p text:style-name="P8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OD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5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TYP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MSG</text:p>
          </table:table-cell>
          <table:table-cell table:style-name="表格2.A5" office:value-type="string">
            <text:p text:style-name="P8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NAM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Name or messag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1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2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3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4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5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data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date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74915649198030" text:continue-numbering="true" text:style-name="WW8Num2">
        <text:list-item>
          <text:h text:style-name="P594" text:outline-level="1"><text:bookmark-start text:name="__RefHeading___Toc399744327"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5">Project</text:p>
          </table:table-cell>
          <table:table-cell table:style-name="表格3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5">Ver</text:p>
          </table:table-cell>
          <table:table-cell table:style-name="表格3.A1" office:value-type="string">
            <text:p text:style-name="P6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Maintain</text:p>
          </table:table-cell>
          <table:table-cell table:style-name="表格3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e</text:p>
          </table:table-cell>
          <table:table-cell table:style-name="表格3.A2" office:value-type="string">
            <text:p text:style-name="P6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Table</text:p>
          </table:table-cell>
          <table:table-cell table:style-name="表格3.A2" table:number-columns-spanned="6" office:value-type="string">
            <text:p text:style-name="P14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aBase</text:p>
          </table:table-cell>
          <table:table-cell table:style-name="表格3.A2" office:value-type="string">
            <text:p text:style-name="P6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5">Descript</text:p>
          </table:table-cell>
          <table:table-cell table:style-name="表格3.A4" table:number-columns-spanned="8" office:value-type="string">
            <text:p text:style-name="P6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Field</text:p>
          </table:table-cell>
          <table:table-cell table:style-name="表格3.A5" office:value-type="string">
            <text:p text:style-name="P54">Datatype</text:p>
          </table:table-cell>
          <table:table-cell table:style-name="表格3.A5" office:value-type="string">
            <text:p text:style-name="P54">PK</text:p>
          </table:table-cell>
          <table:table-cell table:style-name="表格3.A5" office:value-type="string">
            <text:p text:style-name="P54">UK</text:p>
          </table:table-cell>
          <table:table-cell table:style-name="表格3.A5" office:value-type="string">
            <text:p text:style-name="P54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OID</text:p>
          </table:table-cell>
          <table:table-cell table:style-name="表格3.A5" office:value-type="string">
            <text:p text:style-name="P76">CHAR</text:p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0"><text:s/></text:p>
          </table:table-cell>
          <table:table-cell table:style-name="表格3.A5" office:value-type="string">
            <text:p text:style-name="P76">36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PK / UUID</text:p>
          </table:table-cell>
          <table:table-cell table:style-name="表格3.A5" office:value-type="string">
            <text:p text:style-name="P8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ROLE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DESCRIPTION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14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data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date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4915680200403" text:continue-numbering="true" text:style-name="WW8Num2">
        <text:list-item>
          <text:h text:style-name="P594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5">Project</text:p>
          </table:table-cell>
          <table:table-cell table:style-name="表格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Ver</text:p>
          </table:table-cell>
          <table:table-cell table:style-name="表格4.A1" office:value-type="string">
            <text:p text:style-name="P6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Maintain</text:p>
          </table:table-cell>
          <table:table-cell table:style-name="表格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e</text:p>
          </table:table-cell>
          <table:table-cell table:style-name="表格4.A2" office:value-type="string">
            <text:p text:style-name="P6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Table</text:p>
          </table:table-cell>
          <table:table-cell table:style-name="表格4.A2" table:number-columns-spanned="6" office:value-type="string">
            <text:p text:style-name="P14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aBase</text:p>
          </table:table-cell>
          <table:table-cell table:style-name="表格4.A2" office:value-type="string">
            <text:p text:style-name="P6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5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Field</text:p>
          </table:table-cell>
          <table:table-cell table:style-name="表格4.A5" office:value-type="string">
            <text:p text:style-name="P54">Datatype</text:p>
          </table:table-cell>
          <table:table-cell table:style-name="表格4.A5" office:value-type="string">
            <text:p text:style-name="P54">PK</text:p>
          </table:table-cell>
          <table:table-cell table:style-name="表格4.A5" office:value-type="string">
            <text:p text:style-name="P54">UK</text:p>
          </table:table-cell>
          <table:table-cell table:style-name="表格4.A5" office:value-type="string">
            <text:p text:style-name="P54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OID</text:p>
          </table:table-cell>
          <table:table-cell table:style-name="表格4.A5" office:value-type="string">
            <text:p text:style-name="P76">CHAR</text:p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0"><text:s/></text:p>
          </table:table-cell>
          <table:table-cell table:style-name="表格4.A5" office:value-type="string">
            <text:p text:style-name="P76">36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PK / UUID</text:p>
          </table:table-cell>
          <table:table-cell table:style-name="表格4.A5" office:value-type="string">
            <text:p text:style-name="P8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ROLE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ACCOUNT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DESCRIPTION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data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date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list xml:id="list174915712187464" text:continue-numbering="true" text:style-name="WW8Num2">
        <text:list-item>
          <text:h text:style-name="P594" text:outline-level="1"><text:bookmark-start text:name="__RefHeading___Toc399744329"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5">Project</text:p>
          </table:table-cell>
          <table:table-cell table:style-name="表格5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5">Ver</text:p>
          </table:table-cell>
          <table:table-cell table:style-name="表格5.A1" office:value-type="string">
            <text:p text:style-name="P6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Maintain</text:p>
          </table:table-cell>
          <table:table-cell table:style-name="表格5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e</text:p>
          </table:table-cell>
          <table:table-cell table:style-name="表格5.A2" office:value-type="string">
            <text:p text:style-name="P6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Table</text:p>
          </table:table-cell>
          <table:table-cell table:style-name="表格5.A2" table:number-columns-spanned="6" office:value-type="string">
            <text:p text:style-name="P14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aBase</text:p>
          </table:table-cell>
          <table:table-cell table:style-name="表格5.A2" office:value-type="string">
            <text:p text:style-name="P6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5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Field</text:p>
          </table:table-cell>
          <table:table-cell table:style-name="表格5.A5" office:value-type="string">
            <text:p text:style-name="P54">Datatype</text:p>
          </table:table-cell>
          <table:table-cell table:style-name="表格5.A5" office:value-type="string">
            <text:p text:style-name="P54">PK</text:p>
          </table:table-cell>
          <table:table-cell table:style-name="表格5.A5" office:value-type="string">
            <text:p text:style-name="P54">UK</text:p>
          </table:table-cell>
          <table:table-cell table:style-name="表格5.A5" office:value-type="string">
            <text:p text:style-name="P54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OID</text:p>
          </table:table-cell>
          <table:table-cell table:style-name="表格5.A5" office:value-type="string">
            <text:p text:style-name="P76">CHAR</text:p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0"><text:s/></text:p>
          </table:table-cell>
          <table:table-cell table:style-name="表格5.A5" office:value-type="string">
            <text:p text:style-name="P76">36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PK / UUID</text:p>
          </table:table-cell>
          <table:table-cell table:style-name="表格5.A5" office:value-type="string">
            <text:p text:style-name="P8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ROLE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ISS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25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5">Program id</text:span><text:span text:style-name="T4"> 或</text:span><text:span text:style-name="T6"> </text:span><text:span text:style-name="T4">spring bean Id</text:span></text:p>
            <text:p text:style-name="P156">* 代表全部權限</text:p>
          </table:table-cell>
          <table:table-cell table:style-name="表格5.A5" office:value-type="string">
            <text:p text:style-name="P8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_TYP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1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DESCRIPT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data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date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57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6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4915758171598" text:continue-numbering="true" text:style-name="WW8Num2">
        <text:list-item>
          <text:h text:style-name="P594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5">Project</text:p>
          </table:table-cell>
          <table:table-cell table:style-name="表格6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5">Ver</text:p>
          </table:table-cell>
          <table:table-cell table:style-name="表格6.A1" office:value-type="string">
            <text:p text:style-name="P6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Maintain</text:p>
          </table:table-cell>
          <table:table-cell table:style-name="表格6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e</text:p>
          </table:table-cell>
          <table:table-cell table:style-name="表格6.A2" office:value-type="string">
            <text:p text:style-name="P6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Table</text:p>
          </table:table-cell>
          <table:table-cell table:style-name="表格6.A2" table:number-columns-spanned="6" office:value-type="string">
            <text:p text:style-name="P14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aBase</text:p>
          </table:table-cell>
          <table:table-cell table:style-name="表格6.A2" office:value-type="string">
            <text:p text:style-name="P6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5">Descript</text:p>
          </table:table-cell>
          <table:table-cell table:style-name="表格6.A4" table:number-columns-spanned="8" office:value-type="string">
            <text:p text:style-name="P6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Field</text:p>
          </table:table-cell>
          <table:table-cell table:style-name="表格6.A5" office:value-type="string">
            <text:p text:style-name="P54">Datatype</text:p>
          </table:table-cell>
          <table:table-cell table:style-name="表格6.A5" office:value-type="string">
            <text:p text:style-name="P54">PK</text:p>
          </table:table-cell>
          <table:table-cell table:style-name="表格6.A5" office:value-type="string">
            <text:p text:style-name="P54">UK</text:p>
          </table:table-cell>
          <table:table-cell table:style-name="表格6.A5" office:value-type="string">
            <text:p text:style-name="P54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4">Description</text:p>
          </table:table-cell>
          <table:table-cell table:style-name="表格6.A5" office:value-type="string">
            <text:p text:style-name="P54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OID</text:p>
          </table:table-cell>
          <table:table-cell table:style-name="表格6.A5" office:value-type="string">
            <text:p text:style-name="P76">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0"><text:s/></text:p>
          </table:table-cell>
          <table:table-cell table:style-name="表格6.A5" office:value-type="string">
            <text:p text:style-name="P76">36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PK / UUID</text:p>
          </table:table-cell>
          <table:table-cell table:style-name="表格6.A5" office:value-type="string">
            <text:p text:style-name="P8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SESSION_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76">32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Jsession id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ACCOUNT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511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156"/>
          </table:table-cell>
          <table:table-cell table:style-name="表格6.A5" office:value-type="string">
            <text:p text:style-name="P14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data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date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4915805190077" text:continue-numbering="true" text:style-name="WW8Num2">
        <text:list-item>
          <text:h text:style-name="P594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5">Project</text:p>
          </table:table-cell>
          <table:table-cell table:style-name="表格7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5">Ver</text:p>
          </table:table-cell>
          <table:table-cell table:style-name="表格7.A1" office:value-type="string">
            <text:p text:style-name="P6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Maintain</text:p>
          </table:table-cell>
          <table:table-cell table:style-name="表格7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e</text:p>
          </table:table-cell>
          <table:table-cell table:style-name="表格7.A2" office:value-type="string">
            <text:p text:style-name="P6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Table</text:p>
          </table:table-cell>
          <table:table-cell table:style-name="表格7.A2" table:number-columns-spanned="6" office:value-type="string">
            <text:p text:style-name="P14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aBase</text:p>
          </table:table-cell>
          <table:table-cell table:style-name="表格7.A2" office:value-type="string">
            <text:p text:style-name="P6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5">Descript</text:p>
          </table:table-cell>
          <table:table-cell table:style-name="表格7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Field</text:p>
          </table:table-cell>
          <table:table-cell table:style-name="表格7.A5" office:value-type="string">
            <text:p text:style-name="P54">Datatype</text:p>
          </table:table-cell>
          <table:table-cell table:style-name="表格7.A5" office:value-type="string">
            <text:p text:style-name="P54">PK</text:p>
          </table:table-cell>
          <table:table-cell table:style-name="表格7.A5" office:value-type="string">
            <text:p text:style-name="P54">UK</text:p>
          </table:table-cell>
          <table:table-cell table:style-name="表格7.A5" office:value-type="string">
            <text:p text:style-name="P54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4">Description</text:p>
          </table:table-cell>
          <table:table-cell table:style-name="表格7.A5" office:value-type="string">
            <text:p text:style-name="P54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0"><text:s/></text:p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PK / UUID</text:p>
          </table:table-cell>
          <table:table-cell table:style-name="表格7.A5" office:value-type="string">
            <text:p text:style-name="P8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ROG_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50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ARENT_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ENABLE_FALG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511"/>
          </table:table-cell>
          <table:table-cell table:style-name="表格7.A5" office:value-type="string">
            <text:p text:style-name="P82">1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data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date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4915837195290" text:continue-numbering="true" text:style-name="WW8Num2">
        <text:list-item>
          <text:h text:style-name="P594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5">Project</text:p>
          </table:table-cell>
          <table:table-cell table:style-name="表格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5">Ver</text:p>
          </table:table-cell>
          <table:table-cell table:style-name="表格8.A1" office:value-type="string">
            <text:p text:style-name="P6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Maintain</text:p>
          </table:table-cell>
          <table:table-cell table:style-name="表格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e</text:p>
          </table:table-cell>
          <table:table-cell table:style-name="表格8.A2" office:value-type="string">
            <text:p text:style-name="P6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Table</text:p>
          </table:table-cell>
          <table:table-cell table:style-name="表格8.A2" table:number-columns-spanned="6" office:value-type="string">
            <text:p text:style-name="P14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aBase</text:p>
          </table:table-cell>
          <table:table-cell table:style-name="表格8.A2" office:value-type="string">
            <text:p text:style-name="P6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5">Descript</text:p>
          </table:table-cell>
          <table:table-cell table:style-name="表格8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Field</text:p>
          </table:table-cell>
          <table:table-cell table:style-name="表格8.A5" office:value-type="string">
            <text:p text:style-name="P54">Datatype</text:p>
          </table:table-cell>
          <table:table-cell table:style-name="表格8.A5" office:value-type="string">
            <text:p text:style-name="P54">PK</text:p>
          </table:table-cell>
          <table:table-cell table:style-name="表格8.A5" office:value-type="string">
            <text:p text:style-name="P54">UK</text:p>
          </table:table-cell>
          <table:table-cell table:style-name="表格8.A5" office:value-type="string">
            <text:p text:style-name="P54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4">Description</text:p>
          </table:table-cell>
          <table:table-cell table:style-name="表格8.A5" office:value-type="string">
            <text:p text:style-name="P54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OID</text:p>
          </table:table-cell>
          <table:table-cell table:style-name="表格8.A5" office:value-type="string">
            <text:p text:style-name="P76">CHAR</text:p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0"><text:s/></text:p>
          </table:table-cell>
          <table:table-cell table:style-name="表格8.A5" office:value-type="string">
            <text:p text:style-name="P76">36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PK / UUID</text:p>
          </table:table-cell>
          <table:table-cell table:style-name="表格8.A5" office:value-type="string">
            <text:p text:style-name="P8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PROG_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ROLE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data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date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4915868192503" text:continue-numbering="true" text:style-name="WW8Num2">
        <text:list-item>
          <text:h text:style-name="P594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5">Project</text:p>
          </table:table-cell>
          <table:table-cell table:style-name="表格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5">Ver</text:p>
          </table:table-cell>
          <table:table-cell table:style-name="表格9.A1" office:value-type="string">
            <text:p text:style-name="P6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Maintain</text:p>
          </table:table-cell>
          <table:table-cell table:style-name="表格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e</text:p>
          </table:table-cell>
          <table:table-cell table:style-name="表格9.A2" office:value-type="string">
            <text:p text:style-name="P6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Table</text:p>
          </table:table-cell>
          <table:table-cell table:style-name="表格9.A2" table:number-columns-spanned="6" office:value-type="string">
            <text:p text:style-name="P14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aBase</text:p>
          </table:table-cell>
          <table:table-cell table:style-name="表格9.A2" office:value-type="string">
            <text:p text:style-name="P6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5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Field</text:p>
          </table:table-cell>
          <table:table-cell table:style-name="表格9.A5" office:value-type="string">
            <text:p text:style-name="P54">Datatype</text:p>
          </table:table-cell>
          <table:table-cell table:style-name="表格9.A5" office:value-type="string">
            <text:p text:style-name="P54">PK</text:p>
          </table:table-cell>
          <table:table-cell table:style-name="表格9.A5" office:value-type="string">
            <text:p text:style-name="P54">UK</text:p>
          </table:table-cell>
          <table:table-cell table:style-name="表格9.A5" office:value-type="string">
            <text:p text:style-name="P54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4">Description</text:p>
          </table:table-cell>
          <table:table-cell table:style-name="表格9.A5" office:value-type="string">
            <text:p text:style-name="P54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OID</text:p>
          </table:table-cell>
          <table:table-cell table:style-name="表格9.A5" office:value-type="string">
            <text:p text:style-name="P76">CHAR</text:p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0"><text:s/></text:p>
          </table:table-cell>
          <table:table-cell table:style-name="表格9.A5" office:value-type="string">
            <text:p text:style-name="P76">36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PK / UUID</text:p>
          </table:table-cell>
          <table:table-cell table:style-name="表格9.A5" office:value-type="string">
            <text:p text:style-name="P8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SYS_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NAME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HOST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2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ONTEXT_PATH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IS_LOCAL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14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6">ICON</text:p>
          </table:table-cell>
          <table:table-cell table:style-name="表格9.A13" office:value-type="string">
            <text:p text:style-name="P76">VARCHAR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511"/>
          </table:table-cell>
          <table:table-cell table:style-name="表格9.A13" office:value-type="string">
            <text:p text:style-name="P82">20</text:p>
          </table:table-cell>
          <table:table-cell table:style-name="表格9.A13" office:value-type="string">
            <text:p text:style-name="P83"/>
          </table:table-cell>
          <table:table-cell table:style-name="表格9.A13" office:value-type="string">
            <text:p text:style-name="P155">tb_sys_icon.ICON_ID</text:p>
          </table:table-cell>
          <table:table-cell table:style-name="表格9.A13" office:value-type="string">
            <text:p text:style-name="P14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data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date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74915915184118" text:continue-numbering="true" text:style-name="WW8Num2">
        <text:list-item>
          <text:h text:style-name="P594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5">Project</text:p>
          </table:table-cell>
          <table:table-cell table:style-name="表格1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5">Ver</text:p>
          </table:table-cell>
          <table:table-cell table:style-name="表格10.A1" office:value-type="string">
            <text:p text:style-name="P6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Maintain</text:p>
          </table:table-cell>
          <table:table-cell table:style-name="表格1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e</text:p>
          </table:table-cell>
          <table:table-cell table:style-name="表格10.A2" office:value-type="string">
            <text:p text:style-name="P6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Table</text:p>
          </table:table-cell>
          <table:table-cell table:style-name="表格10.A2" table:number-columns-spanned="6" office:value-type="string">
            <text:p text:style-name="P14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aBase</text:p>
          </table:table-cell>
          <table:table-cell table:style-name="表格10.A2" office:value-type="string">
            <text:p text:style-name="P6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5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eld</text:p>
          </table:table-cell>
          <table:table-cell table:style-name="表格10.A5" office:value-type="string">
            <text:p text:style-name="P54">Datatype</text:p>
          </table:table-cell>
          <table:table-cell table:style-name="表格10.A5" office:value-type="string">
            <text:p text:style-name="P54">PK</text:p>
          </table:table-cell>
          <table:table-cell table:style-name="表格10.A5" office:value-type="string">
            <text:p text:style-name="P54">UK</text:p>
          </table:table-cell>
          <table:table-cell table:style-name="表格10.A5" office:value-type="string">
            <text:p text:style-name="P54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4">Description</text:p>
          </table:table-cell>
          <table:table-cell table:style-name="表格10.A5" office:value-type="string">
            <text:p text:style-name="P54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OID</text:p>
          </table:table-cell>
          <table:table-cell table:style-name="表格10.A5" office:value-type="string">
            <text:p text:style-name="P76">CHAR</text:p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0"><text:s/></text:p>
          </table:table-cell>
          <table:table-cell table:style-name="表格10.A5" office:value-type="string">
            <text:p text:style-name="P76">36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PK / UUID</text:p>
          </table:table-cell>
          <table:table-cell table:style-name="表格10.A5" office:value-type="string">
            <text:p text:style-name="P8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ICON_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FILE_NAME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data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date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4915946177703" text:continue-numbering="true" text:style-name="WW8Num2">
        <text:list-item>
          <text:h text:style-name="P594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5">Project</text:p>
          </table:table-cell>
          <table:table-cell table:style-name="表格1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5">Ver</text:p>
          </table:table-cell>
          <table:table-cell table:style-name="表格11.A1" office:value-type="string">
            <text:p text:style-name="P6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Maintain</text:p>
          </table:table-cell>
          <table:table-cell table:style-name="表格1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e</text:p>
          </table:table-cell>
          <table:table-cell table:style-name="表格11.A2" office:value-type="string">
            <text:p text:style-name="P6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Table</text:p>
          </table:table-cell>
          <table:table-cell table:style-name="表格11.A2" table:number-columns-spanned="6" office:value-type="string">
            <text:p text:style-name="P14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aBase</text:p>
          </table:table-cell>
          <table:table-cell table:style-name="表格11.A2" office:value-type="string">
            <text:p text:style-name="P6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5">Descript</text:p>
          </table:table-cell>
          <table:table-cell table:style-name="表格11.A4" table:number-columns-spanned="8" office:value-type="string">
            <text:p text:style-name="P134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4">Field</text:p>
          </table:table-cell>
          <table:table-cell table:style-name="表格11.A5" office:value-type="string">
            <text:p text:style-name="P54">Datatype</text:p>
          </table:table-cell>
          <table:table-cell table:style-name="表格11.A5" office:value-type="string">
            <text:p text:style-name="P54">PK</text:p>
          </table:table-cell>
          <table:table-cell table:style-name="表格11.A5" office:value-type="string">
            <text:p text:style-name="P54">UK</text:p>
          </table:table-cell>
          <table:table-cell table:style-name="表格11.A5" office:value-type="string">
            <text:p text:style-name="P54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4">Description</text:p>
          </table:table-cell>
          <table:table-cell table:style-name="表格11.A5" office:value-type="string">
            <text:p text:style-name="P54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9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512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9"/>
          </table:table-cell>
          <table:table-cell table:style-name="表格11.A5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194">1</text:p>
          </table:table-cell>
          <table:table-cell table:style-name="表格11.A11" office:value-type="string">
            <text:p text:style-name="P195">'N'</text:p>
          </table:table-cell>
          <table:table-cell table:style-name="表格11.A11" office:value-type="string">
            <text:p text:style-name="P432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259">1</text:p>
          </table:table-cell>
          <table:table-cell table:style-name="表格11.A11" office:value-type="string">
            <text:p text:style-name="P260">'N'</text:p>
          </table:table-cell>
          <table:table-cell table:style-name="表格11.A11" office:value-type="string">
            <text:p text:style-name="P431">是否有<text:span text:style-name="T100">dialog模式</text:span>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8">Dialog <text:span text:style-name="T30">寬</text:span>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8">Dialog <text:span text:style-name="T30">高</text:span>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8">TB_SYS.SYS_ID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9">FOLDER</text:p>
            <text:p text:style-name="P399">ITEM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2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8">TB_SYS_ICON.ICON_ID</text:p>
          </table:table-cell>
          <table:table-cell table:style-name="表格11.A11" office:value-type="string">
            <text:p text:style-name="P48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603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74916008193013" text:continue-numbering="true" text:style-name="WW8Num2">
        <text:list-item>
          <text:h text:style-name="P595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6">Project</text:p>
          </table:table-cell>
          <table:table-cell table:style-name="表格1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6">Ver</text:p>
          </table:table-cell>
          <table:table-cell table:style-name="表格14.A1" office:value-type="string">
            <text:p text:style-name="P70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Maintain</text:p>
          </table:table-cell>
          <table:table-cell table:style-name="表格1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e</text:p>
          </table:table-cell>
          <table:table-cell table:style-name="表格14.A2" office:value-type="string">
            <text:p text:style-name="P70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Table</text:p>
          </table:table-cell>
          <table:table-cell table:style-name="表格14.A2" table:number-columns-spanned="6" office:value-type="string">
            <text:p text:style-name="P142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aBase</text:p>
          </table:table-cell>
          <table:table-cell table:style-name="表格14.A2" office:value-type="string">
            <text:p text:style-name="P70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6">Descript</text:p>
          </table:table-cell>
          <table:table-cell table:style-name="表格14.A4" table:number-columns-spanned="8" office:value-type="string">
            <text:p text:style-name="P135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3">Field</text:p>
          </table:table-cell>
          <table:table-cell table:style-name="表格14.A5" office:value-type="string">
            <text:p text:style-name="P63">Datatype</text:p>
          </table:table-cell>
          <table:table-cell table:style-name="表格14.A5" office:value-type="string">
            <text:p text:style-name="P63">PK</text:p>
          </table:table-cell>
          <table:table-cell table:style-name="表格14.A5" office:value-type="string">
            <text:p text:style-name="P63">UK</text:p>
          </table:table-cell>
          <table:table-cell table:style-name="表格14.A5" office:value-type="string">
            <text:p text:style-name="P63">IDX</text:p>
          </table:table-cell>
          <table:table-cell table:style-name="表格14.A5" office:value-type="string">
            <text:p text:style-name="P490"><text:span text:style-name="T2">S</text:span><text:span text:style-name="T3">IZE</text:span></text:p>
          </table:table-cell>
          <table:table-cell table:style-name="表格14.A5" office:value-type="string">
            <text:p text:style-name="P490"><text:span text:style-name="T2">D</text:span><text:span text:style-name="T3">EF</text:span></text:p>
          </table:table-cell>
          <table:table-cell table:style-name="表格14.A5" office:value-type="string">
            <text:p text:style-name="P63">Description</text:p>
          </table:table-cell>
          <table:table-cell table:style-name="表格14.A5" office:value-type="string">
            <text:p text:style-name="P63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OID</text:p>
          </table:table-cell>
          <table:table-cell table:style-name="表格14.A5" office:value-type="string">
            <text:p text:style-name="P205">CHAR</text:p>
          </table:table-cell>
          <table:table-cell table:style-name="表格14.A5" office:value-type="string">
            <text:p text:style-name="P205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<text:s/></text:p>
          </table:table-cell>
          <table:table-cell table:style-name="表格14.A5" office:value-type="string">
            <text:p text:style-name="P205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PK / UUID</text:p>
          </table:table-cell>
          <table:table-cell table:style-name="表格14.A5" office:value-type="string">
            <text:p text:style-name="P205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6">TEMPLATE_ID</text:p>
          </table:table-cell>
          <table:table-cell table:style-name="表格14.A5" office:value-type="string">
            <text:p text:style-name="P8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1">Y</text:p>
          </table:table-cell>
          <table:table-cell table:style-name="表格14.A5" office:value-type="string">
            <text:p text:style-name="P513"/>
          </table:table-cell>
          <table:table-cell table:style-name="表格14.A5" office:value-type="string">
            <text:p text:style-name="P206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422"><text:span text:style-name="T30">如</text:span>TPLMSG0<text:span text:style-name="T36">0</text:span>01</text:p>
          </table:table-cell>
          <table:table-cell table:style-name="表格14.A5" office:value-type="string">
            <text:p text:style-name="P40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7">TITL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3"/>
          </table:table-cell>
          <table:table-cell table:style-name="表格14.A9" office:value-type="string">
            <text:p text:style-name="P197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00"/>
          </table:table-cell>
          <table:table-cell table:style-name="表格14.A9" office:value-type="string">
            <text:p text:style-name="P40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8">MESSAG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3"/>
          </table:table-cell>
          <table:table-cell table:style-name="表格14.A9" office:value-type="string">
            <text:p text:style-name="P196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00"/>
          </table:table-cell>
          <table:table-cell table:style-name="表格14.A9" office:value-type="string">
            <text:p text:style-name="P40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4">DESCRIPTION</text:p>
          </table:table-cell>
          <table:table-cell table:style-name="表格14.A9" office:value-type="string">
            <text:p text:style-name="P87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3"/>
          </table:table-cell>
          <table:table-cell table:style-name="表格14.A9" office:value-type="string">
            <text:p text:style-name="P214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00"/>
          </table:table-cell>
          <table:table-cell table:style-name="表格14.A9" office:value-type="string">
            <text:p text:style-name="P400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74916039176283" text:continue-numbering="true" text:style-name="WW8Num2">
        <text:list-item>
          <text:h text:style-name="P609" text:outline-level="1"/>
        </text:list-item>
        <text:list-item>
          <text:h text:style-name="P609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7">Project</text:p>
          </table:table-cell>
          <table:table-cell table:style-name="表格15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7">Ver</text:p>
          </table:table-cell>
          <table:table-cell table:style-name="表格15.A1" office:value-type="string">
            <text:p text:style-name="P71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Maintain</text:p>
          </table:table-cell>
          <table:table-cell table:style-name="表格15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e</text:p>
          </table:table-cell>
          <table:table-cell table:style-name="表格15.A2" office:value-type="string">
            <text:p text:style-name="P71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Table</text:p>
          </table:table-cell>
          <table:table-cell table:style-name="表格15.A2" table:number-columns-spanned="6" office:value-type="string">
            <text:p text:style-name="P143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aBase</text:p>
          </table:table-cell>
          <table:table-cell table:style-name="表格15.A2" office:value-type="string">
            <text:p text:style-name="P71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7">Descript</text:p>
          </table:table-cell>
          <table:table-cell table:style-name="表格15.A4" table:number-columns-spanned="8" office:value-type="string">
            <text:p text:style-name="P136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4">Field</text:p>
          </table:table-cell>
          <table:table-cell table:style-name="表格15.A5" office:value-type="string">
            <text:p text:style-name="P64">Datatype</text:p>
          </table:table-cell>
          <table:table-cell table:style-name="表格15.A5" office:value-type="string">
            <text:p text:style-name="P64">PK</text:p>
          </table:table-cell>
          <table:table-cell table:style-name="表格15.A5" office:value-type="string">
            <text:p text:style-name="P64">UK</text:p>
          </table:table-cell>
          <table:table-cell table:style-name="表格15.A5" office:value-type="string">
            <text:p text:style-name="P64">IDX</text:p>
          </table:table-cell>
          <table:table-cell table:style-name="表格15.A5" office:value-type="string">
            <text:p text:style-name="P491"><text:span text:style-name="T2">S</text:span><text:span text:style-name="T3">IZE</text:span></text:p>
          </table:table-cell>
          <table:table-cell table:style-name="表格15.A5" office:value-type="string">
            <text:p text:style-name="P491"><text:span text:style-name="T2">D</text:span><text:span text:style-name="T3">EF</text:span></text:p>
          </table:table-cell>
          <table:table-cell table:style-name="表格15.A5" office:value-type="string">
            <text:p text:style-name="P64">Description</text:p>
          </table:table-cell>
          <table:table-cell table:style-name="表格15.A5" office:value-type="string">
            <text:p text:style-name="P64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OID</text:p>
          </table:table-cell>
          <table:table-cell table:style-name="表格15.A5" office:value-type="string">
            <text:p text:style-name="P208">CHAR</text:p>
          </table:table-cell>
          <table:table-cell table:style-name="表格15.A5" office:value-type="string">
            <text:p text:style-name="P208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<text:s/></text:p>
          </table:table-cell>
          <table:table-cell table:style-name="表格15.A5" office:value-type="string">
            <text:p text:style-name="P208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PK / UUID</text:p>
          </table:table-cell>
          <table:table-cell table:style-name="表格15.A5" office:value-type="string">
            <text:p text:style-name="P208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TEMPLATE_ID</text:p>
          </table:table-cell>
          <table:table-cell table:style-name="表格15.A5" office:value-type="string">
            <text:p text:style-name="P85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2">Y</text:p>
          </table:table-cell>
          <table:table-cell table:style-name="表格15.A5" office:value-type="string">
            <text:p text:style-name="P514"/>
          </table:table-cell>
          <table:table-cell table:style-name="表格15.A5" office:value-type="string">
            <text:p text:style-name="P207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424">TB_SYS_TEMPLATE.TEMPLATE_ID</text:p>
          </table:table-cell>
          <table:table-cell table:style-name="表格15.A5" office:value-type="string">
            <text:p text:style-name="P40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1">IS_TITLE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13">Y</text:p>
          </table:table-cell>
          <table:table-cell table:style-name="表格15.A9" office:value-type="string">
            <text:p text:style-name="P514"/>
          </table:table-cell>
          <table:table-cell table:style-name="表格15.A9" office:value-type="string">
            <text:p text:style-name="P211">1</text:p>
          </table:table-cell>
          <table:table-cell table:style-name="表格15.A9" office:value-type="string">
            <text:p text:style-name="P212">N</text:p>
          </table:table-cell>
          <table:table-cell table:style-name="表格15.A9" office:value-type="string">
            <text:p text:style-name="P433">是否為<text:span text:style-name="T39">title 或內文</text:span></text:p>
          </table:table-cell>
          <table:table-cell table:style-name="表格15.A9" office:value-type="string">
            <text:p text:style-name="P40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TEMPLATE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9">Y</text:p>
          </table:table-cell>
          <table:table-cell table:style-name="表格15.A9" office:value-type="string">
            <text:p text:style-name="P514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23">Template <text:span text:style-name="T30">的變數</text:span></text:p>
          </table:table-cell>
          <table:table-cell table:style-name="表格15.A9" office:value-type="string">
            <text:p text:style-name="P40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OBJECT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514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33">object 的變數</text:p>
          </table:table-cell>
          <table:table-cell table:style-name="表格15.A9" office:value-type="string">
            <text:p text:style-name="P401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74916071201387" text:continue-numbering="true" text:style-name="WW8Num2">
        <text:list-item>
          <text:h text:style-name="P596" text:outline-level="1"><text:bookmark-start text:name="__RefHeading__7410_1829345708"/><text:soft-page-break/>TB_SYS_<text:span text:style-name="T83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8">Project</text:p>
          </table:table-cell>
          <table:table-cell table:style-name="表格17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8">Ver</text:p>
          </table:table-cell>
          <table:table-cell table:style-name="表格17.A1" office:value-type="string">
            <text:p text:style-name="P72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Maintain</text:p>
          </table:table-cell>
          <table:table-cell table:style-name="表格17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e</text:p>
          </table:table-cell>
          <table:table-cell table:style-name="表格17.A2" office:value-type="string">
            <text:p text:style-name="P72">2014/10/<text:span text:style-name="T83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Table</text:p>
          </table:table-cell>
          <table:table-cell table:style-name="表格17.A2" table:number-columns-spanned="6" office:value-type="string">
            <text:p text:style-name="P144">tb_sys_<text:span text:style-name="T83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aBase</text:p>
          </table:table-cell>
          <table:table-cell table:style-name="表格17.A2" office:value-type="string">
            <text:p text:style-name="P72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8">Descript</text:p>
          </table:table-cell>
          <table:table-cell table:style-name="表格17.A4" table:number-columns-spanned="8" office:value-type="string">
            <text:p text:style-name="P137">提供<text:span text:style-name="T83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5">Field</text:p>
          </table:table-cell>
          <table:table-cell table:style-name="表格17.A5" office:value-type="string">
            <text:p text:style-name="P65">Datatype</text:p>
          </table:table-cell>
          <table:table-cell table:style-name="表格17.A5" office:value-type="string">
            <text:p text:style-name="P65">PK</text:p>
          </table:table-cell>
          <table:table-cell table:style-name="表格17.A5" office:value-type="string">
            <text:p text:style-name="P65">UK</text:p>
          </table:table-cell>
          <table:table-cell table:style-name="表格17.A5" office:value-type="string">
            <text:p text:style-name="P65">IDX</text:p>
          </table:table-cell>
          <table:table-cell table:style-name="表格17.A5" office:value-type="string">
            <text:p text:style-name="P492"><text:span text:style-name="T2">S</text:span><text:span text:style-name="T3">IZE</text:span></text:p>
          </table:table-cell>
          <table:table-cell table:style-name="表格17.A5" office:value-type="string">
            <text:p text:style-name="P492"><text:span text:style-name="T2">D</text:span><text:span text:style-name="T3">EF</text:span></text:p>
          </table:table-cell>
          <table:table-cell table:style-name="表格17.A5" office:value-type="string">
            <text:p text:style-name="P65">Description</text:p>
          </table:table-cell>
          <table:table-cell table:style-name="表格17.A5" office:value-type="string">
            <text:p text:style-name="P65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OID</text:p>
          </table:table-cell>
          <table:table-cell table:style-name="表格17.A5" office:value-type="string">
            <text:p text:style-name="P225">CHAR</text:p>
          </table:table-cell>
          <table:table-cell table:style-name="表格17.A5" office:value-type="string">
            <text:p text:style-name="P225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<text:s/></text:p>
          </table:table-cell>
          <table:table-cell table:style-name="表格17.A5" office:value-type="string">
            <text:p text:style-name="P225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PK / UUID</text:p>
          </table:table-cell>
          <table:table-cell table:style-name="表格17.A5" office:value-type="string">
            <text:p text:style-name="P225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9"><text:span text:style-name="T84">WS</text:span>_ID</text:p>
          </table:table-cell>
          <table:table-cell table:style-name="表格17.A5" office:value-type="string">
            <text:p text:style-name="P89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03">Y</text:p>
          </table:table-cell>
          <table:table-cell table:style-name="表格17.A5" office:value-type="string">
            <text:p text:style-name="P516"/>
          </table:table-cell>
          <table:table-cell table:style-name="表格17.A5" office:value-type="string">
            <text:p text:style-name="P199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425"><text:span text:style-name="T30">如 </text:span><text:span text:style-name="T31">WS001</text:span> </text:p>
          </table:table-cell>
          <table:table-cell table:style-name="表格17.A5" office:value-type="string">
            <text:p text:style-name="P403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7">SYSTEM</text:p>
          </table:table-cell>
          <table:table-cell table:style-name="表格17.A9" office:value-type="string">
            <text:p text:style-name="P88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20"/>
          </table:table-cell>
          <table:table-cell table:style-name="表格17.A9" office:value-type="string">
            <text:p text:style-name="P515"/>
          </table:table-cell>
          <table:table-cell table:style-name="表格17.A9" office:value-type="string">
            <text:p text:style-name="P217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34">如 <text:span text:style-name="T41">CORE</text:span></text:p>
          </table:table-cell>
          <table:table-cell table:style-name="表格17.A9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TYPE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21"/>
          </table:table-cell>
          <table:table-cell table:style-name="表格17.A9" office:value-type="string">
            <text:p text:style-name="P516"/>
          </table:table-cell>
          <table:table-cell table:style-name="表格17.A9" office:value-type="string">
            <text:p text:style-name="P226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3">SOAP, REST</text:p>
          </table:table-cell>
          <table:table-cell table:style-name="表格17.A9" office:value-type="string">
            <text:p text:style-name="P403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BEAN_ID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6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3">Spring bean id</text:p>
          </table:table-cell>
          <table:table-cell table:style-name="表格17.A9" office:value-type="string">
            <text:p text:style-name="P403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PUBLISH_ADDRESS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6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5">只有 <text:span text:style-name="T84">TYPE = 'SOAP' 才需要</text:span></text:p>
            <text:p text:style-name="P435">如: /<text:span text:style-name="T85">hello</text:span></text:p>
          </table:table-cell>
          <table:table-cell table:style-name="表格17.A9" office:value-type="string">
            <text:p text:style-name="P403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7">DESCRIPTION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6"/>
          </table:table-cell>
          <table:table-cell table:style-name="表格17.A9" office:value-type="string">
            <text:p text:style-name="P227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5"/>
          </table:table-cell>
          <table:table-cell table:style-name="表格17.A9" office:value-type="string">
            <text:p text:style-name="P403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74916117194020" text:continue-numbering="true" text:style-name="WW8Num2">
        <text:list-item>
          <text:h text:style-name="P610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9">Project</text:p>
          </table:table-cell>
          <table:table-cell table:style-name="表格18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9">Ver</text:p>
          </table:table-cell>
          <table:table-cell table:style-name="表格18.A1" office:value-type="string">
            <text:p text:style-name="P73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Maintain</text:p>
          </table:table-cell>
          <table:table-cell table:style-name="表格18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e</text:p>
          </table:table-cell>
          <table:table-cell table:style-name="表格18.A2" office:value-type="string">
            <text:p text:style-name="P73">2014/10/<text:span text:style-name="T83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Table</text:p>
          </table:table-cell>
          <table:table-cell table:style-name="表格18.A2" table:number-columns-spanned="6" office:value-type="string">
            <text:p text:style-name="P145">tb_sys_<text:span text:style-name="T86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aBase</text:p>
          </table:table-cell>
          <table:table-cell table:style-name="表格18.A2" office:value-type="string">
            <text:p text:style-name="P73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9">Descript</text:p>
          </table:table-cell>
          <table:table-cell table:style-name="表格18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6">Field</text:p>
          </table:table-cell>
          <table:table-cell table:style-name="表格18.A5" office:value-type="string">
            <text:p text:style-name="P66">Datatype</text:p>
          </table:table-cell>
          <table:table-cell table:style-name="表格18.A5" office:value-type="string">
            <text:p text:style-name="P66">PK</text:p>
          </table:table-cell>
          <table:table-cell table:style-name="表格18.A5" office:value-type="string">
            <text:p text:style-name="P66">UK</text:p>
          </table:table-cell>
          <table:table-cell table:style-name="表格18.A5" office:value-type="string">
            <text:p text:style-name="P66">IDX</text:p>
          </table:table-cell>
          <table:table-cell table:style-name="表格18.A5" office:value-type="string">
            <text:p text:style-name="P493"><text:span text:style-name="T2">S</text:span><text:span text:style-name="T3">IZE</text:span></text:p>
          </table:table-cell>
          <table:table-cell table:style-name="表格18.A5" office:value-type="string">
            <text:p text:style-name="P493"><text:span text:style-name="T2">D</text:span><text:span text:style-name="T3">EF</text:span></text:p>
          </table:table-cell>
          <table:table-cell table:style-name="表格18.A5" office:value-type="string">
            <text:p text:style-name="P66">Description</text:p>
          </table:table-cell>
          <table:table-cell table:style-name="表格18.A5" office:value-type="string">
            <text:p text:style-name="P66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OID</text:p>
          </table:table-cell>
          <table:table-cell table:style-name="表格18.A5" office:value-type="string">
            <text:p text:style-name="P228">CHAR</text:p>
          </table:table-cell>
          <table:table-cell table:style-name="表格18.A5" office:value-type="string">
            <text:p text:style-name="P228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<text:s/></text:p>
          </table:table-cell>
          <table:table-cell table:style-name="表格18.A5" office:value-type="string">
            <text:p text:style-name="P228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PK / UUID</text:p>
          </table:table-cell>
          <table:table-cell table:style-name="表格18.A5" office:value-type="string">
            <text:p text:style-name="P228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00"><text:span text:style-name="T87">EXPR</text:span>_ID</text:p>
          </table:table-cell>
          <table:table-cell table:style-name="表格18.A5" office:value-type="string">
            <text:p text:style-name="P92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04">Y</text:p>
          </table:table-cell>
          <table:table-cell table:style-name="表格18.A5" office:value-type="string">
            <text:p text:style-name="P517"/>
          </table:table-cell>
          <table:table-cell table:style-name="表格18.A5" office:value-type="string">
            <text:p text:style-name="P229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426"><text:span text:style-name="T30">如 </text:span><text:span text:style-name="T32">EXPR0001</text:span></text:p>
          </table:table-cell>
          <table:table-cell table:style-name="表格18.A5" office:value-type="string">
            <text:p text:style-name="P404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1">TYPE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7"/>
          </table:table-cell>
          <table:table-cell table:style-name="表格18.A9" office:value-type="string">
            <text:p text:style-name="P232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5">PYTHON , GROOVY, BSH</text:p>
          </table:table-cell>
          <table:table-cell table:style-name="表格18.A9" office:value-type="string">
            <text:p text:style-name="P404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NAME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7"/>
          </table:table-cell>
          <table:table-cell table:style-name="表格18.A9" office:value-type="string">
            <text:p text:style-name="P229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6"/>
          </table:table-cell>
          <table:table-cell table:style-name="表格18.A9" office:value-type="string">
            <text:p text:style-name="P404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CONTENT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7"/>
          </table:table-cell>
          <table:table-cell table:style-name="表格18.A9" office:value-type="string">
            <text:p text:style-name="P229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4"/>
          </table:table-cell>
          <table:table-cell table:style-name="表格18.A9" office:value-type="string">
            <text:p text:style-name="P404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0">DESCRIPTION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517"/>
          </table:table-cell>
          <table:table-cell table:style-name="表格18.A9" office:value-type="string">
            <text:p text:style-name="P230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4"/>
          </table:table-cell>
          <table:table-cell table:style-name="表格18.A9" office:value-type="string">
            <text:p text:style-name="P404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74916164181675" text:continue-numbering="true" text:style-name="WW8Num2">
        <text:list-item>
          <text:h text:style-name="P611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0">Project</text:p>
          </table:table-cell>
          <table:table-cell table:style-name="表格1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0">Ver</text:p>
          </table:table-cell>
          <table:table-cell table:style-name="表格19.A1" office:value-type="string">
            <text:p text:style-name="P74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Maintain</text:p>
          </table:table-cell>
          <table:table-cell table:style-name="表格1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e</text:p>
          </table:table-cell>
          <table:table-cell table:style-name="表格19.A2" office:value-type="string">
            <text:p text:style-name="P74">2014/10/<text:span text:style-name="T83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Table</text:p>
          </table:table-cell>
          <table:table-cell table:style-name="表格19.A2" table:number-columns-spanned="6" office:value-type="string">
            <text:p text:style-name="P146">tb_sys_<text:span text:style-name="T88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aBase</text:p>
          </table:table-cell>
          <table:table-cell table:style-name="表格19.A2" office:value-type="string">
            <text:p text:style-name="P74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0">Descript</text:p>
          </table:table-cell>
          <table:table-cell table:style-name="表格19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7">Field</text:p>
          </table:table-cell>
          <table:table-cell table:style-name="表格19.A5" office:value-type="string">
            <text:p text:style-name="P67">Datatype</text:p>
          </table:table-cell>
          <table:table-cell table:style-name="表格19.A5" office:value-type="string">
            <text:p text:style-name="P67">PK</text:p>
          </table:table-cell>
          <table:table-cell table:style-name="表格19.A5" office:value-type="string">
            <text:p text:style-name="P67">UK</text:p>
          </table:table-cell>
          <table:table-cell table:style-name="表格19.A5" office:value-type="string">
            <text:p text:style-name="P67">IDX</text:p>
          </table:table-cell>
          <table:table-cell table:style-name="表格19.A5" office:value-type="string">
            <text:p text:style-name="P494"><text:span text:style-name="T2">S</text:span><text:span text:style-name="T3">IZE</text:span></text:p>
          </table:table-cell>
          <table:table-cell table:style-name="表格19.A5" office:value-type="string">
            <text:p text:style-name="P494"><text:span text:style-name="T2">D</text:span><text:span text:style-name="T3">EF</text:span></text:p>
          </table:table-cell>
          <table:table-cell table:style-name="表格19.A5" office:value-type="string">
            <text:p text:style-name="P67">Description</text:p>
          </table:table-cell>
          <table:table-cell table:style-name="表格19.A5" office:value-type="string">
            <text:p text:style-name="P67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OID</text:p>
          </table:table-cell>
          <table:table-cell table:style-name="表格19.A5" office:value-type="string">
            <text:p text:style-name="P233">CHAR</text:p>
          </table:table-cell>
          <table:table-cell table:style-name="表格19.A5" office:value-type="string">
            <text:p text:style-name="P233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<text:s/></text:p>
          </table:table-cell>
          <table:table-cell table:style-name="表格19.A5" office:value-type="string">
            <text:p text:style-name="P233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PK / UUID</text:p>
          </table:table-cell>
          <table:table-cell table:style-name="表格19.A5" office:value-type="string">
            <text:p text:style-name="P233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4">BEAN_ID</text:p>
          </table:table-cell>
          <table:table-cell table:style-name="表格19.A5" office:value-type="string">
            <text:p text:style-name="P96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5">Y</text:p>
          </table:table-cell>
          <table:table-cell table:style-name="表格19.A5" office:value-type="string">
            <text:p text:style-name="P518"/>
          </table:table-cell>
          <table:table-cell table:style-name="表格19.A5" office:value-type="string">
            <text:p text:style-name="P234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57"/>
          </table:table-cell>
          <table:table-cell table:style-name="表格19.A5" office:value-type="string">
            <text:p text:style-name="P405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METHOD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35">Y</text:p>
          </table:table-cell>
          <table:table-cell table:style-name="表格19.A9" office:value-type="string">
            <text:p text:style-name="P518"/>
          </table:table-cell>
          <table:table-cell table:style-name="表格19.A9" office:value-type="string">
            <text:p text:style-name="P234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6"/>
          </table:table-cell>
          <table:table-cell table:style-name="表格19.A9" office:value-type="string">
            <text:p text:style-name="P405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4">SYSTEM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55">Y</text:p>
          </table:table-cell>
          <table:table-cell table:style-name="表格19.A9" office:value-type="string">
            <text:p text:style-name="P518"/>
          </table:table-cell>
          <table:table-cell table:style-name="表格19.A9" office:value-type="string">
            <text:p text:style-name="P254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50">TB_SYS.SYS_ID</text:p>
          </table:table-cell>
          <table:table-cell table:style-name="表格19.A9" office:value-type="string">
            <text:p text:style-name="P405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ENABLE_FLAG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8"/>
          </table:table-cell>
          <table:table-cell table:style-name="表格19.A9" office:value-type="string">
            <text:p text:style-name="P234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8">Y / N</text:p>
          </table:table-cell>
          <table:table-cell table:style-name="表格19.A9" office:value-type="string">
            <text:p text:style-name="P405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6">DESCRIPTION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8"/>
          </table:table-cell>
          <table:table-cell table:style-name="表格19.A9" office:value-type="string">
            <text:p text:style-name="P256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8"/>
          </table:table-cell>
          <table:table-cell table:style-name="表格19.A9" office:value-type="string">
            <text:p text:style-name="P405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74916195190702" text:continue-numbering="true" text:style-name="WW8Num2">
        <text:list-item>
          <text:h text:style-name="P612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1">Project</text:p>
          </table:table-cell>
          <table:table-cell table:style-name="表格20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1">Ver</text:p>
          </table:table-cell>
          <table:table-cell table:style-name="表格20.A1" office:value-type="string">
            <text:p text:style-name="P75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Maintain</text:p>
          </table:table-cell>
          <table:table-cell table:style-name="表格20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e</text:p>
          </table:table-cell>
          <table:table-cell table:style-name="表格20.A2" office:value-type="string">
            <text:p text:style-name="P75">2014/10/<text:span text:style-name="T83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Table</text:p>
          </table:table-cell>
          <table:table-cell table:style-name="表格20.A2" table:number-columns-spanned="6" office:value-type="string">
            <text:p text:style-name="P147">tb_sys_<text:span text:style-name="T88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aBase</text:p>
          </table:table-cell>
          <table:table-cell table:style-name="表格20.A2" office:value-type="string">
            <text:p text:style-name="P75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1">Descript</text:p>
          </table:table-cell>
          <table:table-cell table:style-name="表格20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8">Field</text:p>
          </table:table-cell>
          <table:table-cell table:style-name="表格20.A5" office:value-type="string">
            <text:p text:style-name="P68">Datatype</text:p>
          </table:table-cell>
          <table:table-cell table:style-name="表格20.A5" office:value-type="string">
            <text:p text:style-name="P68">PK</text:p>
          </table:table-cell>
          <table:table-cell table:style-name="表格20.A5" office:value-type="string">
            <text:p text:style-name="P68">UK</text:p>
          </table:table-cell>
          <table:table-cell table:style-name="表格20.A5" office:value-type="string">
            <text:p text:style-name="P68">IDX</text:p>
          </table:table-cell>
          <table:table-cell table:style-name="表格20.A5" office:value-type="string">
            <text:p text:style-name="P495"><text:span text:style-name="T2">S</text:span><text:span text:style-name="T3">IZE</text:span></text:p>
          </table:table-cell>
          <table:table-cell table:style-name="表格20.A5" office:value-type="string">
            <text:p text:style-name="P495"><text:span text:style-name="T2">D</text:span><text:span text:style-name="T3">EF</text:span></text:p>
          </table:table-cell>
          <table:table-cell table:style-name="表格20.A5" office:value-type="string">
            <text:p text:style-name="P68">Description</text:p>
          </table:table-cell>
          <table:table-cell table:style-name="表格20.A5" office:value-type="string">
            <text:p text:style-name="P68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<text:s/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PK / UUID</text:p>
          </table:table-cell>
          <table:table-cell table:style-name="表格20.A5" office:value-type="string">
            <text:p text:style-name="P236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<text:span text:style-name="T90">HELP_</text:span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/>
          </table:table-cell>
          <table:table-cell table:style-name="表格20.A5" office:value-type="string">
            <text:p text:style-name="P276">Y</text:p>
          </table:table-cell>
          <table:table-cell table:style-name="表格20.A5" office:value-type="string">
            <text:p text:style-name="P236"><text:s/><text:span text:style-name="T95">Y</text:span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58">TB_SYS_BEAN_HELP.OID</text:p>
          </table:table-cell>
          <table:table-cell table:style-name="表格20.A5" office:value-type="string">
            <text:p text:style-name="P406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7">EXPR_ID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>Y</text:p>
          </table:table-cell>
          <table:table-cell table:style-name="表格20.A9" office:value-type="string">
            <text:p text:style-name="P519"/>
          </table:table-cell>
          <table:table-cell table:style-name="表格20.A9" office:value-type="string">
            <text:p text:style-name="P237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52">TB_SYS_EXPRESSION.EXPR_ID</text:p>
          </table:table-cell>
          <table:table-cell table:style-name="表格20.A9" office:value-type="string">
            <text:p text:style-name="P406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8">EXPR_SEQ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/>
          </table:table-cell>
          <table:table-cell table:style-name="表格20.A9" office:value-type="string">
            <text:p text:style-name="P519"/>
          </table:table-cell>
          <table:table-cell table:style-name="表格20.A9" office:value-type="string">
            <text:p text:style-name="P238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49">如 <text:span text:style-name="T89">AA001 用來決定expression執行順序</text:span></text:p>
          </table:table-cell>
          <table:table-cell table:style-name="表格20.A9" office:value-type="string">
            <text:p text:style-name="P406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8"><text:span text:style-name="T96">RUN_</text:span>TYPE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75">Y</text:p>
          </table:table-cell>
          <table:table-cell table:style-name="表格20.A9" office:value-type="string">
            <text:p text:style-name="P519"/>
          </table:table-cell>
          <table:table-cell table:style-name="表格20.A9" office:value-type="string">
            <text:p text:style-name="P247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55">BEFORE / AFTER</text:p>
            <text:p text:style-name="P456">指在 <text:span text:style-name="T97">method </text:span></text:p>
            <text:p text:style-name="P459">before執行前跑 expression </text:p>
            <text:p text:style-name="P459">after執行後跑 expression</text:p>
          </table:table-cell>
          <table:table-cell table:style-name="表格20.A9" office:value-type="string">
            <text:p text:style-name="P406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74916242199312" text:continue-numbering="true" text:style-name="WW8Num2">
        <text:list-item>
          <text:h text:style-name="P613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74916242195032" text:continue-numbering="true" text:style-name="WW8Num2">
              <text:list-item>
                <text:p text:style-name="P697">Project</text:p>
              </text:list-item>
            </text:list>
          </table:table-cell>
          <table:table-cell table:style-name="表格21.A1" table:number-columns-spanned="6" office:value-type="string">
            <text:list xml:id="list174916242199715" text:continue-numbering="true" text:style-name="WW8Num2">
              <text:list-item>
                <text:p text:style-name="P7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74916242188110" text:continue-numbering="true" text:style-name="WW8Num2">
              <text:list-item>
                <text:p text:style-name="P697">Ver</text:p>
              </text:list-item>
            </text:list>
          </table:table-cell>
          <table:table-cell table:style-name="表格21.A1" office:value-type="string">
            <text:list xml:id="list174916242199771" text:continue-numbering="true" text:style-name="WW8Num2">
              <text:list-item>
                <text:p text:style-name="P749">0.5</text:p>
              </text:list-item>
            </text:list>
          </table:table-cell>
          <table:table-cell table:style-name="表格21.J1" office:value-type="string">
            <text:list xml:id="list174916242199797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8165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76867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4916242201252" text:continue-numbering="true" text:style-name="WW8Num2">
              <text:list-item>
                <text:p text:style-name="P697">Maintain</text:p>
              </text:list-item>
            </text:list>
          </table:table-cell>
          <table:table-cell table:style-name="表格21.A2" table:number-columns-spanned="6" office:value-type="string">
            <text:list xml:id="list174916242191297" text:continue-numbering="true" text:style-name="WW8Num2">
              <text:list-item>
                <text:p text:style-name="P7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4916242194044" text:continue-numbering="true" text:style-name="WW8Num2">
              <text:list-item>
                <text:p text:style-name="P697">Date</text:p>
              </text:list-item>
            </text:list>
          </table:table-cell>
          <table:table-cell table:style-name="表格21.A2" office:value-type="string">
            <text:list xml:id="list174916242189315" text:continue-numbering="true" text:style-name="WW8Num2">
              <text:list-item>
                <text:p text:style-name="P749">2014/10/<text:span text:style-name="T83">24</text:span></text:p>
              </text:list-item>
            </text:list>
          </table:table-cell>
          <table:table-cell table:style-name="表格21.J1" office:value-type="string">
            <text:list xml:id="list17491624218073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96826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98421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4916242194258" text:continue-numbering="true" text:style-name="WW8Num2">
              <text:list-item>
                <text:p text:style-name="P697">Table</text:p>
              </text:list-item>
            </text:list>
          </table:table-cell>
          <table:table-cell table:style-name="表格21.A2" table:number-columns-spanned="6" office:value-type="string">
            <text:list xml:id="list174916242196479" text:continue-numbering="true" text:style-name="WW8Num2">
              <text:list-item>
                <text:p text:style-name="P824">tb_sys_<text:span text:style-name="T88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4916242196663" text:continue-numbering="true" text:style-name="WW8Num2">
              <text:list-item>
                <text:p text:style-name="P697">DataBase</text:p>
              </text:list-item>
            </text:list>
          </table:table-cell>
          <table:table-cell table:style-name="表格21.A2" office:value-type="string">
            <text:list xml:id="list174916242198276" text:continue-numbering="true" text:style-name="WW8Num2">
              <text:list-item>
                <text:p text:style-name="P749">bbcore</text:p>
              </text:list-item>
            </text:list>
          </table:table-cell>
          <table:table-cell table:style-name="表格21.J1" office:value-type="string">
            <text:list xml:id="list174916242200750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79117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81552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74916242201812" text:continue-numbering="true" text:style-name="WW8Num2">
              <text:list-item>
                <text:p text:style-name="P697">Descript</text:p>
              </text:list-item>
            </text:list>
          </table:table-cell>
          <table:table-cell table:style-name="表格21.A4" table:number-columns-spanned="8" office:value-type="string">
            <text:list xml:id="list174916242193738" text:continue-numbering="true" text:style-name="WW8Num2">
              <text:list-item>
                <text:p text:style-name="P7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74916242194293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171585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174916242202148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74916242181144" text:continue-numbering="true" text:style-name="WW8Num2">
              <text:list-item>
                <text:p text:style-name="P6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7491624217448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42189323" text:continue-numbering="true" text:style-name="WW8Num2">
              <text:list-item>
                <text:p text:style-name="P723">Field</text:p>
              </text:list-item>
            </text:list>
          </table:table-cell>
          <table:table-cell table:style-name="表格21.A5" office:value-type="string">
            <text:list xml:id="list174916242196508" text:continue-numbering="true" text:style-name="WW8Num2">
              <text:list-item>
                <text:p text:style-name="P723">Datatype</text:p>
              </text:list-item>
            </text:list>
          </table:table-cell>
          <table:table-cell table:style-name="表格21.A5" office:value-type="string">
            <text:list xml:id="list174916242189549" text:continue-numbering="true" text:style-name="WW8Num2">
              <text:list-item>
                <text:p text:style-name="P723">PK</text:p>
              </text:list-item>
            </text:list>
          </table:table-cell>
          <table:table-cell table:style-name="表格21.A5" office:value-type="string">
            <text:list xml:id="list174916242198172" text:continue-numbering="true" text:style-name="WW8Num2">
              <text:list-item>
                <text:p text:style-name="P723">UK</text:p>
              </text:list-item>
            </text:list>
          </table:table-cell>
          <table:table-cell table:style-name="表格21.A5" office:value-type="string">
            <text:list xml:id="list174916242196379" text:continue-numbering="true" text:style-name="WW8Num2">
              <text:list-item>
                <text:p text:style-name="P723">IDX</text:p>
              </text:list-item>
            </text:list>
          </table:table-cell>
          <table:table-cell table:style-name="表格21.A5" office:value-type="string">
            <text:list xml:id="list174916242183974" text:continue-numbering="true" text:style-name="WW8Num2">
              <text:list-item>
                <text:p text:style-name="P670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74916242193120" text:continue-numbering="true" text:style-name="WW8Num2">
              <text:list-item>
                <text:p text:style-name="P670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74916242182871" text:continue-numbering="true" text:style-name="WW8Num2">
              <text:list-item>
                <text:p text:style-name="P723">Description</text:p>
              </text:list-item>
            </text:list>
          </table:table-cell>
          <table:table-cell table:style-name="表格21.A5" office:value-type="string">
            <text:list xml:id="list174916258182895" text:continue-numbering="true" text:style-name="WW8Num2">
              <text:list-item>
                <text:p text:style-name="P723">Remarks</text:p>
              </text:list-item>
            </text:list>
          </table:table-cell>
          <table:table-cell table:style-name="表格21.J5" table:number-columns-spanned="3" office:value-type="string">
            <text:list xml:id="list17491625819605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58173427" text:continue-numbering="true" text:style-name="WW8Num2">
              <text:list-item>
                <text:p text:style-name="P851">OID</text:p>
              </text:list-item>
            </text:list>
          </table:table-cell>
          <table:table-cell table:style-name="表格21.A5" office:value-type="string">
            <text:list xml:id="list174916258201295" text:continue-numbering="true" text:style-name="WW8Num2">
              <text:list-item>
                <text:p text:style-name="P851">CHAR</text:p>
              </text:list-item>
            </text:list>
          </table:table-cell>
          <table:table-cell table:style-name="表格21.A5" office:value-type="string">
            <text:list xml:id="list174916258189750" text:continue-numbering="true" text:style-name="WW8Num2">
              <text:list-item>
                <text:p text:style-name="P851">Y</text:p>
              </text:list-item>
            </text:list>
          </table:table-cell>
          <table:table-cell table:style-name="表格21.A5" office:value-type="string">
            <text:list xml:id="list17491625820140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58196469" text:continue-numbering="true" text:style-name="WW8Num2">
              <text:list-item>
                <text:p text:style-name="P851"><text:s/></text:p>
              </text:list-item>
            </text:list>
          </table:table-cell>
          <table:table-cell table:style-name="表格21.A5" office:value-type="string">
            <text:list xml:id="list174916258188838" text:continue-numbering="true" text:style-name="WW8Num2">
              <text:list-item>
                <text:p text:style-name="P851">36</text:p>
              </text:list-item>
            </text:list>
          </table:table-cell>
          <table:table-cell table:style-name="表格21.A5" office:value-type="string">
            <text:list xml:id="list17491625819080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58200991" text:continue-numbering="true" text:style-name="WW8Num2">
              <text:list-item>
                <text:p text:style-name="P851">PK / UUID</text:p>
              </text:list-item>
            </text:list>
          </table:table-cell>
          <table:table-cell table:style-name="表格21.A5" office:value-type="string">
            <text:list xml:id="list174916258180262" text:continue-numbering="true" text:style-name="WW8Num2">
              <text:list-item>
                <text:p text:style-name="P851">Default java UUID</text:p>
              </text:list-item>
            </text:list>
          </table:table-cell>
          <table:table-cell table:style-name="表格21.J5" table:number-columns-spanned="3" office:value-type="string">
            <text:list xml:id="list174916258186156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58172086" text:continue-numbering="true" text:style-name="WW8Num2">
              <text:list-item>
                <text:p text:style-name="P918">HELP_EXPR_OID</text:p>
              </text:list-item>
            </text:list>
          </table:table-cell>
          <table:table-cell table:style-name="表格21.A5" office:value-type="string">
            <text:list xml:id="list174916258191347" text:continue-numbering="true" text:style-name="WW8Num2">
              <text:list-item>
                <text:p text:style-name="P851">CHAR</text:p>
              </text:list-item>
            </text:list>
          </table:table-cell>
          <table:table-cell table:style-name="表格21.A5" office:value-type="string">
            <text:list xml:id="list17491625818959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1.A5" office:value-type="string">
            <text:list xml:id="list174916258179888" text:continue-numbering="true" text:style-name="WW8Num2">
              <text:list-item>
                <text:p text:style-name="P919">Y</text:p>
              </text:list-item>
            </text:list>
          </table:table-cell>
          <table:table-cell table:style-name="表格21.A5" office:value-type="string">
            <text:list xml:id="list174916258171315" text:continue-numbering="true" text:style-name="WW8Num2">
              <text:list-item>
                <text:p text:style-name="P851"><text:s/><text:span text:style-name="T95">Y</text:span></text:p>
              </text:list-item>
            </text:list>
          </table:table-cell>
          <table:table-cell table:style-name="表格21.A5" office:value-type="string">
            <text:list xml:id="list174916258181025" text:continue-numbering="true" text:style-name="WW8Num2">
              <text:list-item>
                <text:p text:style-name="P851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60">TB_SYS_BEAN_HELP_EXPR.OID</text:p>
          </table:table-cell>
          <table:table-cell table:style-name="表格21.A5" office:value-type="string">
            <text:p text:style-name="P406"/>
          </table:table-cell>
          <table:table-cell table:style-name="表格21.J5" table:number-columns-spanned="3" office:value-type="string">
            <text:list xml:id="list174916258177639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4">METHOD_RESULT_<text:span text:style-name="T93">FLAG</text:span></text:p>
          </table:table-cell>
          <table:table-cell table:style-name="表格21.A9" office:value-type="string">
            <text:list xml:id="list174916258193815" text:continue-numbering="true" text:style-name="WW8Num2">
              <text:list-item>
                <text:p text:style-name="P877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9"/>
          </table:table-cell>
          <table:table-cell table:style-name="表格21.A9" office:value-type="string">
            <text:p text:style-name="P246">1</text:p>
          </table:table-cell>
          <table:table-cell table:style-name="表格21.A9" office:value-type="string">
            <text:p text:style-name="P249">'N'</text:p>
          </table:table-cell>
          <table:table-cell table:style-name="表格21.A9" office:value-type="string">
            <text:p text:style-name="P454">Y / N</text:p>
            <text:p text:style-name="P454">是否把<text:span text:style-name="T94">method回傳的物件放入 script expression</text:span></text:p>
          </table:table-cell>
          <table:table-cell table:style-name="表格21.A9" office:value-type="string">
            <text:p text:style-name="P42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7491625818878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9">METHOD_PARAM_CLASS</text:p>
          </table:table-cell>
          <table:table-cell table:style-name="表格21.A9" office:value-type="string">
            <text:list xml:id="list174916258200010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9"/>
          </table:table-cell>
          <table:table-cell table:style-name="表格21.A9" office:value-type="string">
            <text:p text:style-name="P239">255</text:p>
          </table:table-cell>
          <table:table-cell table:style-name="表格21.A9" office:value-type="string">
            <text:p text:style-name="P252">' '</text:p>
          </table:table-cell>
          <table:table-cell table:style-name="表格21.A9" office:value-type="string">
            <text:p text:style-name="P453">Server method 的參數物件</text:p>
            <text:p text:style-name="P452">如 <text:span text:style-name="T91">test.vo.AccountVO</text:span></text:p>
          </table:table-cell>
          <table:table-cell table:style-name="表格21.A9" office:value-type="string">
            <text:p text:style-name="P245">METHOD_RESULT_<text:span text:style-name="T93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7491625817483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4916258185003" text:continue-numbering="true" text:style-name="WW8Num2">
              <text:list-item>
                <text:p text:style-name="P920">METHOD_PARAM_INDEX</text:p>
              </text:list-item>
            </text:list>
          </table:table-cell>
          <table:table-cell table:style-name="表格21.A9" office:value-type="string">
            <text:list xml:id="list174916258191715" text:continue-numbering="true" text:style-name="WW8Num2">
              <text:list-item>
                <text:p text:style-name="P920">INT</text:p>
              </text:list-item>
            </text:list>
          </table:table-cell>
          <table:table-cell table:style-name="表格21.A9" office:value-type="string">
            <text:list xml:id="list17491625819244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9" office:value-type="string">
            <text:list xml:id="list174916273172455" text:continue-numbering="true" text:style-name="WW8Num2">
              <text:list-item>
                <text:p text:style-name="P921"/>
              </text:list-item>
            </text:list>
          </table:table-cell>
          <table:table-cell table:style-name="表格21.A9" office:value-type="string">
            <text:list xml:id="list174916273200629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9" office:value-type="string">
            <text:list xml:id="list174916273188537" text:continue-numbering="true" text:style-name="WW8Num2">
              <text:list-item>
                <text:p text:style-name="P920">3</text:p>
              </text:list-item>
            </text:list>
          </table:table-cell>
          <table:table-cell table:style-name="表格21.A9" office:value-type="string">
            <text:list xml:id="list174916273191002" text:continue-numbering="true" text:style-name="WW8Num2">
              <text:list-item>
                <text:p text:style-name="P924">0</text:p>
              </text:list-item>
            </text:list>
          </table:table-cell>
          <table:table-cell table:style-name="表格21.A9" office:value-type="string">
            <text:list xml:id="list174916273176990" text:continue-numbering="true" text:style-name="WW8Num2">
              <text:list-item>
                <text:p text:style-name="P1061">0 ~ 999 指參數的位址</text:p>
              </text:list-item>
            </text:list>
          </table:table-cell>
          <table:table-cell table:style-name="表格21.A9" office:value-type="string">
            <text:list xml:id="list174916273186189" text:continue-numbering="true" text:style-name="WW8Num2">
              <text:list-item>
                <text:p text:style-name="P927">METHOD_RESULT_<text:span text:style-name="T93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7491627320217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4916273171878" text:continue-numbering="true" text:style-name="WW8Num2">
              <text:list-item>
                <text:p text:style-name="P928">VAR_NAME</text:p>
              </text:list-item>
            </text:list>
          </table:table-cell>
          <table:table-cell table:style-name="表格21.A9" office:value-type="string">
            <text:list xml:id="list174916273174191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21.A9" office:value-type="string">
            <text:list xml:id="list174916273195697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9" office:value-type="string">
            <text:list xml:id="list174916273184200" text:continue-numbering="true" text:style-name="WW8Num2">
              <text:list-item>
                <text:p text:style-name="P921">Y</text:p>
              </text:list-item>
            </text:list>
          </table:table-cell>
          <table:table-cell table:style-name="表格21.A9" office:value-type="string">
            <text:list xml:id="list174916273185250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9" office:value-type="string">
            <text:list xml:id="list174916273184101" text:continue-numbering="true" text:style-name="WW8Num2">
              <text:list-item>
                <text:p text:style-name="P928">255</text:p>
              </text:list-item>
            </text:list>
          </table:table-cell>
          <table:table-cell table:style-name="表格21.A9" office:value-type="string">
            <text:list xml:id="list17491627319797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9" office:value-type="string">
            <text:list xml:id="list174916273190475" text:continue-numbering="true" text:style-name="WW8Num2">
              <text:list-item>
                <text:p text:style-name="P1062">給<text:span text:style-name="T92">script expression 的變數</text:span></text:p>
              </text:list-item>
              <text:list-item>
                <text:p text:style-name="P1062">如: <text:span text:style-name="T92">account</text:span></text:p>
              </text:list-item>
            </text:list>
          </table:table-cell>
          <table:table-cell table:style-name="表格21.A9" office:value-type="string">
            <text:list xml:id="list174916273192969" text:continue-numbering="true" text:style-name="WW8Num2">
              <text:list-item>
                <text:p text:style-name="P1116"/>
              </text:list-item>
            </text:list>
          </table:table-cell>
          <table:table-cell table:style-name="表格21.J5" table:number-columns-spanned="3" office:value-type="string">
            <text:list xml:id="list17491627317865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73196858" text:continue-numbering="true" text:style-name="WW8Num2">
              <text:list-item>
                <text:p text:style-name="P851">CUSERID</text:p>
              </text:list-item>
            </text:list>
          </table:table-cell>
          <table:table-cell table:style-name="表格21.A5" office:value-type="string">
            <text:list xml:id="list174916273172052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21.A5" office:value-type="string">
            <text:list xml:id="list17491627317562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7417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8713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93421" text:continue-numbering="true" text:style-name="WW8Num2">
              <text:list-item>
                <text:p text:style-name="P851">24</text:p>
              </text:list-item>
            </text:list>
          </table:table-cell>
          <table:table-cell table:style-name="表格21.A5" office:value-type="string">
            <text:list xml:id="list17491627320279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72182" text:continue-numbering="true" text:style-name="WW8Num2">
              <text:list-item>
                <text:p text:style-name="P851">Create data user</text:p>
              </text:list-item>
            </text:list>
          </table:table-cell>
          <table:table-cell table:style-name="表格21.A5" office:value-type="string">
            <text:list xml:id="list17491627317248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J5" table:number-columns-spanned="3" office:value-type="string">
            <text:list xml:id="list174916273202565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73176719" text:continue-numbering="true" text:style-name="WW8Num2">
              <text:list-item>
                <text:p text:style-name="P851">CDATE</text:p>
              </text:list-item>
            </text:list>
          </table:table-cell>
          <table:table-cell table:style-name="表格21.A5" office:value-type="string">
            <text:list xml:id="list174916273195180" text:continue-numbering="true" text:style-name="WW8Num2">
              <text:list-item>
                <text:p text:style-name="P851">DATETIME</text:p>
              </text:list-item>
            </text:list>
          </table:table-cell>
          <table:table-cell table:style-name="表格21.A5" office:value-type="string">
            <text:list xml:id="list17491627319317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97620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8839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8915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96737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76761" text:continue-numbering="true" text:style-name="WW8Num2">
              <text:list-item>
                <text:p text:style-name="P851">Create time</text:p>
              </text:list-item>
            </text:list>
          </table:table-cell>
          <table:table-cell table:style-name="表格21.A5" office:value-type="string">
            <text:list xml:id="list17491627318045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J5" table:number-columns-spanned="3" office:value-type="string">
            <text:list xml:id="list174916273203409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73190692" text:continue-numbering="true" text:style-name="WW8Num2">
              <text:list-item>
                <text:p text:style-name="P851">UUSERID</text:p>
              </text:list-item>
            </text:list>
          </table:table-cell>
          <table:table-cell table:style-name="表格21.A5" office:value-type="string">
            <text:list xml:id="list174916273191845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21.A5" office:value-type="string">
            <text:list xml:id="list17491627318358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93314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8296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73187325" text:continue-numbering="true" text:style-name="WW8Num2">
              <text:list-item>
                <text:p text:style-name="P851">24</text:p>
              </text:list-item>
            </text:list>
          </table:table-cell>
          <table:table-cell table:style-name="表格21.A5" office:value-type="string">
            <text:list xml:id="list174916289181278" text:continue-numbering="true" text:style-name="WW8Num2">
              <text:list-item>
                <text:p text:style-name="P851">null</text:p>
              </text:list-item>
            </text:list>
          </table:table-cell>
          <table:table-cell table:style-name="表格21.A5" office:value-type="string">
            <text:list xml:id="list174916289184413" text:continue-numbering="true" text:style-name="WW8Num2">
              <text:list-item>
                <text:p text:style-name="P851">Update date user</text:p>
              </text:list-item>
            </text:list>
          </table:table-cell>
          <table:table-cell table:style-name="表格21.A5" office:value-type="string">
            <text:list xml:id="list17491628918526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J5" table:number-columns-spanned="3" office:value-type="string">
            <text:list xml:id="list17491628917433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4916289181500" text:continue-numbering="true" text:style-name="WW8Num2">
              <text:list-item>
                <text:p text:style-name="P851">UDATE</text:p>
              </text:list-item>
            </text:list>
          </table:table-cell>
          <table:table-cell table:style-name="表格21.A5" office:value-type="string">
            <text:list xml:id="list174916289176181" text:continue-numbering="true" text:style-name="WW8Num2">
              <text:list-item>
                <text:p text:style-name="P851">DATETIME</text:p>
              </text:list-item>
            </text:list>
          </table:table-cell>
          <table:table-cell table:style-name="表格21.A5" office:value-type="string">
            <text:list xml:id="list17491628917819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8919208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8917271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89196149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A5" office:value-type="string">
            <text:list xml:id="list174916289182345" text:continue-numbering="true" text:style-name="WW8Num2">
              <text:list-item>
                <text:p text:style-name="P851">null</text:p>
              </text:list-item>
            </text:list>
          </table:table-cell>
          <table:table-cell table:style-name="表格21.A5" office:value-type="string">
            <text:list xml:id="list174916289180550" text:continue-numbering="true" text:style-name="WW8Num2">
              <text:list-item>
                <text:p text:style-name="P851">Update time</text:p>
              </text:list-item>
            </text:list>
          </table:table-cell>
          <table:table-cell table:style-name="表格21.A5" office:value-type="string">
            <text:list xml:id="list17491628918235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1.J5" table:number-columns-spanned="3" office:value-type="string">
            <text:list xml:id="list17491628917769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</table:table>
      <text:list xml:id="list174916289203041" text:continue-numbering="true" text:style-name="WW8Num2">
        <text:list-item>
          <text:p text:style-name="P585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4916289199488" text:continue-numbering="true" text:style-name="WW8Num2">
        <text:list-item>
          <text:h text:style-name="P614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74916289180763" text:continue-numbering="true" text:style-name="WW8Num2">
              <text:list-item>
                <text:p text:style-name="P698">Project</text:p>
              </text:list-item>
            </text:list>
          </table:table-cell>
          <table:table-cell table:style-name="表格22.A1" table:number-columns-spanned="6" office:value-type="string">
            <text:list xml:id="list174916289203218" text:continue-numbering="true" text:style-name="WW8Num2">
              <text:list-item>
                <text:p text:style-name="P7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74916289193032" text:continue-numbering="true" text:style-name="WW8Num2">
              <text:list-item>
                <text:p text:style-name="P698">Ver</text:p>
              </text:list-item>
            </text:list>
          </table:table-cell>
          <table:table-cell table:style-name="表格22.A1" office:value-type="string">
            <text:list xml:id="list174916289200390" text:continue-numbering="true" text:style-name="WW8Num2">
              <text:list-item>
                <text:p text:style-name="P750">0.5</text:p>
              </text:list-item>
            </text:list>
          </table:table-cell>
          <table:table-cell table:style-name="表格22.J1" office:value-type="string">
            <text:list xml:id="list17491628917973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28919620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289193963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4916289179619" text:continue-numbering="true" text:style-name="WW8Num2">
              <text:list-item>
                <text:p text:style-name="P698">Maintain</text:p>
              </text:list-item>
            </text:list>
          </table:table-cell>
          <table:table-cell table:style-name="表格22.A2" table:number-columns-spanned="6" office:value-type="string">
            <text:list xml:id="list174916289203125" text:continue-numbering="true" text:style-name="WW8Num2">
              <text:list-item>
                <text:p text:style-name="P7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4916289193729" text:continue-numbering="true" text:style-name="WW8Num2">
              <text:list-item>
                <text:p text:style-name="P698">Date</text:p>
              </text:list-item>
            </text:list>
          </table:table-cell>
          <table:table-cell table:style-name="表格22.A2" office:value-type="string">
            <text:list xml:id="list174916289178373" text:continue-numbering="true" text:style-name="WW8Num2">
              <text:list-item>
                <text:p text:style-name="P750">2014/10/<text:span text:style-name="T83">29</text:span></text:p>
              </text:list-item>
            </text:list>
          </table:table-cell>
          <table:table-cell table:style-name="表格22.J1" office:value-type="string">
            <text:list xml:id="list17491628918136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289183794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289184531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4916289179000" text:continue-numbering="true" text:style-name="WW8Num2">
              <text:list-item>
                <text:p text:style-name="P698">Table</text:p>
              </text:list-item>
            </text:list>
          </table:table-cell>
          <table:table-cell table:style-name="表格22.A2" table:number-columns-spanned="6" office:value-type="string">
            <text:list xml:id="list174916289192351" text:continue-numbering="true" text:style-name="WW8Num2">
              <text:list-item>
                <text:p text:style-name="P825">tb_sys_<text:span text:style-name="T98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4916305185236" text:continue-numbering="true" text:style-name="WW8Num2">
              <text:list-item>
                <text:p text:style-name="P698">DataBase</text:p>
              </text:list-item>
            </text:list>
          </table:table-cell>
          <table:table-cell table:style-name="表格22.A2" office:value-type="string">
            <text:list xml:id="list174916305185571" text:continue-numbering="true" text:style-name="WW8Num2">
              <text:list-item>
                <text:p text:style-name="P750">bbcore</text:p>
              </text:list-item>
            </text:list>
          </table:table-cell>
          <table:table-cell table:style-name="表格22.J1" office:value-type="string">
            <text:list xml:id="list17491630519439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30518334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305182942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74916305197504" text:continue-numbering="true" text:style-name="WW8Num2">
              <text:list-item>
                <text:p text:style-name="P698">Descript</text:p>
              </text:list-item>
            </text:list>
          </table:table-cell>
          <table:table-cell table:style-name="表格22.A4" table:number-columns-spanned="8" office:value-type="string">
            <text:list xml:id="list174916305195479" text:continue-numbering="true" text:style-name="WW8Num2">
              <text:list-item>
                <text:p text:style-name="P784">範例 /<text:span text:style-name="T109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7491630517549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30519705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174916305187630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74916305180782" text:continue-numbering="true" text:style-name="WW8Num2">
              <text:list-item>
                <text:p text:style-name="P6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7491630519338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05175235" text:continue-numbering="true" text:style-name="WW8Num2">
              <text:list-item>
                <text:p text:style-name="P724">Field</text:p>
              </text:list-item>
            </text:list>
          </table:table-cell>
          <table:table-cell table:style-name="表格22.A5" office:value-type="string">
            <text:list xml:id="list174916305199625" text:continue-numbering="true" text:style-name="WW8Num2">
              <text:list-item>
                <text:p text:style-name="P724">Datatype</text:p>
              </text:list-item>
            </text:list>
          </table:table-cell>
          <table:table-cell table:style-name="表格22.A5" office:value-type="string">
            <text:list xml:id="list174916305179034" text:continue-numbering="true" text:style-name="WW8Num2">
              <text:list-item>
                <text:p text:style-name="P724">PK</text:p>
              </text:list-item>
            </text:list>
          </table:table-cell>
          <table:table-cell table:style-name="表格22.A5" office:value-type="string">
            <text:list xml:id="list174916305179435" text:continue-numbering="true" text:style-name="WW8Num2">
              <text:list-item>
                <text:p text:style-name="P724">UK</text:p>
              </text:list-item>
            </text:list>
          </table:table-cell>
          <table:table-cell table:style-name="表格22.A5" office:value-type="string">
            <text:list xml:id="list174916305187926" text:continue-numbering="true" text:style-name="WW8Num2">
              <text:list-item>
                <text:p text:style-name="P724">IDX</text:p>
              </text:list-item>
            </text:list>
          </table:table-cell>
          <table:table-cell table:style-name="表格22.A5" office:value-type="string">
            <text:list xml:id="list174916305181482" text:continue-numbering="true" text:style-name="WW8Num2">
              <text:list-item>
                <text:p text:style-name="P671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74916305179615" text:continue-numbering="true" text:style-name="WW8Num2">
              <text:list-item>
                <text:p text:style-name="P671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74916305190306" text:continue-numbering="true" text:style-name="WW8Num2">
              <text:list-item>
                <text:p text:style-name="P724">Description</text:p>
              </text:list-item>
            </text:list>
          </table:table-cell>
          <table:table-cell table:style-name="表格22.A5" office:value-type="string">
            <text:list xml:id="list174916305203818" text:continue-numbering="true" text:style-name="WW8Num2">
              <text:list-item>
                <text:p text:style-name="P724">Remarks</text:p>
              </text:list-item>
            </text:list>
          </table:table-cell>
          <table:table-cell table:style-name="表格22.J5" table:number-columns-spanned="3" office:value-type="string">
            <text:list xml:id="list174916305188047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05184409" text:continue-numbering="true" text:style-name="WW8Num2">
              <text:list-item>
                <text:p text:style-name="P879">OID</text:p>
              </text:list-item>
            </text:list>
          </table:table-cell>
          <table:table-cell table:style-name="表格22.A5" office:value-type="string">
            <text:list xml:id="list174916305196223" text:continue-numbering="true" text:style-name="WW8Num2">
              <text:list-item>
                <text:p text:style-name="P879">CHAR</text:p>
              </text:list-item>
            </text:list>
          </table:table-cell>
          <table:table-cell table:style-name="表格22.A5" office:value-type="string">
            <text:list xml:id="list174916305171564" text:continue-numbering="true" text:style-name="WW8Num2">
              <text:list-item>
                <text:p text:style-name="P879">Y</text:p>
              </text:list-item>
            </text:list>
          </table:table-cell>
          <table:table-cell table:style-name="表格22.A5" office:value-type="string">
            <text:list xml:id="list17491630518910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05197784" text:continue-numbering="true" text:style-name="WW8Num2">
              <text:list-item>
                <text:p text:style-name="P879"><text:s/></text:p>
              </text:list-item>
            </text:list>
          </table:table-cell>
          <table:table-cell table:style-name="表格22.A5" office:value-type="string">
            <text:list xml:id="list174916305197096" text:continue-numbering="true" text:style-name="WW8Num2">
              <text:list-item>
                <text:p text:style-name="P879">36</text:p>
              </text:list-item>
            </text:list>
          </table:table-cell>
          <table:table-cell table:style-name="表格22.A5" office:value-type="string">
            <text:list xml:id="list17491630519987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05172233" text:continue-numbering="true" text:style-name="WW8Num2">
              <text:list-item>
                <text:p text:style-name="P879">PK / UUID</text:p>
              </text:list-item>
            </text:list>
          </table:table-cell>
          <table:table-cell table:style-name="表格22.A5" office:value-type="string">
            <text:list xml:id="list174916305184365" text:continue-numbering="true" text:style-name="WW8Num2">
              <text:list-item>
                <text:p text:style-name="P879">Default java UUID</text:p>
              </text:list-item>
            </text:list>
          </table:table-cell>
          <table:table-cell table:style-name="表格22.J5" table:number-columns-spanned="3" office:value-type="string">
            <text:list xml:id="list174916305173046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4">SYSTEM</text:p>
          </table:table-cell>
          <table:table-cell table:style-name="表格22.A5" office:value-type="string">
            <text:p text:style-name="P100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55"/>
          </table:table-cell>
          <table:table-cell table:style-name="表格22.A5" office:value-type="string">
            <text:p text:style-name="P524">Y</text:p>
          </table:table-cell>
          <table:table-cell table:style-name="表格22.A5" office:value-type="string">
            <text:p text:style-name="P254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450">TB_SYS.SYS_ID</text:p>
          </table:table-cell>
          <table:table-cell table:style-name="表格22.A5" office:value-type="string">
            <text:p text:style-name="P405"/>
          </table:table-cell>
          <table:table-cell table:style-name="表格22.J5" table:number-columns-spanned="3" office:value-type="string">
            <text:list xml:id="list174916305185710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7">SUB_DIR</text:p>
          </table:table-cell>
          <table:table-cell table:style-name="表格22.A9" office:value-type="string">
            <text:p text:style-name="P100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7">Y</text:p>
          </table:table-cell>
          <table:table-cell table:style-name="表格22.A9" office:value-type="string">
            <text:p text:style-name="P268">4</text:p>
          </table:table-cell>
          <table:table-cell table:style-name="表格22.A9" office:value-type="string">
            <text:p text:style-name="P250"/>
          </table:table-cell>
          <table:table-cell table:style-name="表格22.A9" office:value-type="string">
            <text:p text:style-name="P461">如: 2014</text:p>
          </table:table-cell>
          <table:table-cell table:style-name="表格22.A9" office:value-type="string">
            <text:p text:style-name="P464"/>
          </table:table-cell>
          <table:table-cell table:style-name="表格22.J5" table:number-columns-spanned="3" office:value-type="string">
            <text:list xml:id="list17491632019724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8">TYPE</text:p>
          </table:table-cell>
          <table:table-cell table:style-name="表格22.A9" office:value-type="string">
            <text:list xml:id="list174916320171781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4">Y</text:p>
          </table:table-cell>
          <table:table-cell table:style-name="表格22.A9" office:value-type="string">
            <text:p text:style-name="P258">10</text:p>
          </table:table-cell>
          <table:table-cell table:style-name="表格22.A9" office:value-type="string">
            <text:p text:style-name="P253"/>
          </table:table-cell>
          <table:table-cell table:style-name="表格22.A9" office:value-type="string">
            <text:p text:style-name="P462"><text:span text:style-name="T108">tmp</text:span>, <text:span text:style-name="T108">image, common</text:span></text:p>
          </table:table-cell>
          <table:table-cell table:style-name="表格22.A9" office:value-type="string">
            <text:p text:style-name="P483"/>
          </table:table-cell>
          <table:table-cell table:style-name="表格22.J5" table:number-columns-spanned="3" office:value-type="string">
            <text:list xml:id="list174916320189877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4916320190104" text:continue-numbering="true" text:style-name="WW8Num2">
              <text:list-item>
                <text:p text:style-name="P929">FILE_NAME</text:p>
              </text:list-item>
            </text:list>
          </table:table-cell>
          <table:table-cell table:style-name="表格22.A9" office:value-type="string">
            <text:list xml:id="list174916320174084"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22.A9" office:value-type="string">
            <text:list xml:id="list17491632020037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77203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2.A9" office:value-type="string">
            <text:list xml:id="list17491632019038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200528" text:continue-numbering="true" text:style-name="WW8Num2">
              <text:list-item>
                <text:p text:style-name="P929">50</text:p>
              </text:list-item>
            </text:list>
          </table:table-cell>
          <table:table-cell table:style-name="表格22.A9" office:value-type="string">
            <text:list xml:id="list174916320198744" text:continue-numbering="true" text:style-name="WW8Num2">
              <text:list-item>
                <text:p text:style-name="P925"/>
              </text:list-item>
            </text:list>
          </table:table-cell>
          <table:table-cell table:style-name="表格22.A9" office:value-type="string">
            <text:list xml:id="list174916320191223" text:continue-numbering="true" text:style-name="WW8Num2">
              <text:list-item>
                <text:p text:style-name="P1063">Uuid + 副檔名</text:p>
              </text:list-item>
            </text:list>
          </table:table-cell>
          <table:table-cell table:style-name="表格22.A9" office:value-type="string">
            <text:list xml:id="list174916320180648" text:continue-numbering="true" text:style-name="WW8Num2">
              <text:list-item>
                <text:p text:style-name="P1080"/>
              </text:list-item>
            </text:list>
          </table:table-cell>
          <table:table-cell table:style-name="表格22.J5" table:number-columns-spanned="3" office:value-type="string">
            <text:list xml:id="list17491632018300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4916320175254" text:continue-numbering="true" text:style-name="WW8Num2">
              <text:list-item>
                <text:p text:style-name="P929">SHOW_NAME</text:p>
              </text:list-item>
            </text:list>
          </table:table-cell>
          <table:table-cell table:style-name="表格22.A9" office:value-type="string">
            <text:list xml:id="list174916320188367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22.A9" office:value-type="string">
            <text:list xml:id="list17491632019959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99550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2.A9" office:value-type="string">
            <text:list xml:id="list17491632018176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87343" text:continue-numbering="true" text:style-name="WW8Num2">
              <text:list-item>
                <text:p text:style-name="P929">255</text:p>
              </text:list-item>
            </text:list>
          </table:table-cell>
          <table:table-cell table:style-name="表格22.A9" office:value-type="string">
            <text:list xml:id="list174916320176135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97000" text:continue-numbering="true" text:style-name="WW8Num2">
              <text:list-item>
                <text:p text:style-name="P1063">File show name</text:p>
              </text:list-item>
            </text:list>
          </table:table-cell>
          <table:table-cell table:style-name="表格22.A9" office:value-type="string">
            <text:list xml:id="list174916320177588" text:continue-numbering="true" text:style-name="WW8Num2">
              <text:list-item>
                <text:p text:style-name="P1117"/>
              </text:list-item>
            </text:list>
          </table:table-cell>
          <table:table-cell table:style-name="表格22.J5" table:number-columns-spanned="3" office:value-type="string">
            <text:list xml:id="list17491632017346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4916320187765" text:continue-numbering="true" text:style-name="WW8Num2">
              <text:list-item>
                <text:p text:style-name="P931">IS_<text:span text:style-name="T99">FILE</text:span></text:p>
              </text:list-item>
            </text:list>
          </table:table-cell>
          <table:table-cell table:style-name="表格22.A9" office:value-type="string">
            <text:list xml:id="list174916320186679" text:continue-numbering="true" text:style-name="WW8Num2">
              <text:list-item>
                <text:p text:style-name="P791">VARCHAR</text:p>
              </text:list-item>
            </text:list>
          </table:table-cell>
          <table:table-cell table:style-name="表格22.A9" office:value-type="string">
            <text:list xml:id="list17491632020019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96819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2.A9" office:value-type="string">
            <text:list xml:id="list17491632020286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20185933" text:continue-numbering="true" text:style-name="WW8Num2">
              <text:list-item>
                <text:p text:style-name="P931">1</text:p>
              </text:list-item>
            </text:list>
          </table:table-cell>
          <table:table-cell table:style-name="表格22.A9" office:value-type="string">
            <text:list xml:id="list174916320184249" text:continue-numbering="true" text:style-name="WW8Num2">
              <text:list-item>
                <text:p text:style-name="P932">'Y'</text:p>
              </text:list-item>
            </text:list>
          </table:table-cell>
          <table:table-cell table:style-name="表格22.A9" office:value-type="string">
            <text:list xml:id="list174916320182024" text:continue-numbering="true" text:style-name="WW8Num2">
              <text:list-item>
                <text:p text:style-name="P1065">Y 表示用blob存</text:p>
              </text:list-item>
              <text:list-item>
                <text:p text:style-name="P1065">N 用實體檔案存</text:p>
              </text:list-item>
            </text:list>
          </table:table-cell>
          <table:table-cell table:style-name="表格22.A9" office:value-type="string">
            <text:list xml:id="list174916320196883" text:continue-numbering="true" text:style-name="WW8Num2">
              <text:list-item>
                <text:p text:style-name="P1117"/>
              </text:list-item>
            </text:list>
          </table:table-cell>
          <table:table-cell table:style-name="表格22.J5" table:number-columns-spanned="3" office:value-type="string">
            <text:list xml:id="list17491633618508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4916336195922" text:continue-numbering="true" text:style-name="WW8Num2">
              <text:list-item>
                <text:p text:style-name="P933">CONTENT</text:p>
              </text:list-item>
            </text:list>
          </table:table-cell>
          <table:table-cell table:style-name="表格22.A9" office:value-type="string">
            <text:list xml:id="list174916336195982" text:continue-numbering="true" text:style-name="WW8Num2">
              <text:list-item>
                <text:p text:style-name="P792">MEDIUMBLOB</text:p>
              </text:list-item>
            </text:list>
          </table:table-cell>
          <table:table-cell table:style-name="表格22.A9" office:value-type="string">
            <text:list xml:id="list17491633617224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36173574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2.A9" office:value-type="string">
            <text:list xml:id="list17491633619471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36199898" text:continue-numbering="true" text:style-name="WW8Num2">
              <text:list-item>
                <text:p text:style-name="P929"/>
              </text:list-item>
            </text:list>
          </table:table-cell>
          <table:table-cell table:style-name="表格22.A9" office:value-type="string">
            <text:list xml:id="list17491633618557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74916336177187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22.A9" office:value-type="string">
            <text:list xml:id="list174916336188016" text:continue-numbering="true" text:style-name="WW8Num2">
              <text:list-item>
                <text:p text:style-name="P1117"/>
              </text:list-item>
            </text:list>
          </table:table-cell>
          <table:table-cell table:style-name="表格22.J5" table:number-columns-spanned="3" office:value-type="string">
            <text:list xml:id="list17491633619583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36174246" text:continue-numbering="true" text:style-name="WW8Num2">
              <text:list-item>
                <text:p text:style-name="P879">CUSERID</text:p>
              </text:list-item>
            </text:list>
          </table:table-cell>
          <table:table-cell table:style-name="表格22.A5" office:value-type="string">
            <text:list xml:id="list174916336176291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22.A5" office:value-type="string">
            <text:list xml:id="list17491633618559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8725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7721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84660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22.A5" office:value-type="string">
            <text:list xml:id="list17491633619657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75637" text:continue-numbering="true" text:style-name="WW8Num2">
              <text:list-item>
                <text:p text:style-name="P879">Create data user</text:p>
              </text:list-item>
            </text:list>
          </table:table-cell>
          <table:table-cell table:style-name="表格22.A5" office:value-type="string">
            <text:list xml:id="list17491633618524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J5" table:number-columns-spanned="3" office:value-type="string">
            <text:list xml:id="list17491633619498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36200419" text:continue-numbering="true" text:style-name="WW8Num2">
              <text:list-item>
                <text:p text:style-name="P879">CDATE</text:p>
              </text:list-item>
            </text:list>
          </table:table-cell>
          <table:table-cell table:style-name="表格22.A5" office:value-type="string">
            <text:list xml:id="list174916336202607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22.A5" office:value-type="string">
            <text:list xml:id="list17491633618271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7230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20344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20076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7304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94727" text:continue-numbering="true" text:style-name="WW8Num2">
              <text:list-item>
                <text:p text:style-name="P879">Create time</text:p>
              </text:list-item>
            </text:list>
          </table:table-cell>
          <table:table-cell table:style-name="表格22.A5" office:value-type="string">
            <text:list xml:id="list17491633618125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J5" table:number-columns-spanned="3" office:value-type="string">
            <text:list xml:id="list174916336186911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36193003" text:continue-numbering="true" text:style-name="WW8Num2">
              <text:list-item>
                <text:p text:style-name="P879">UUSERID</text:p>
              </text:list-item>
            </text:list>
          </table:table-cell>
          <table:table-cell table:style-name="表格22.A5" office:value-type="string">
            <text:list xml:id="list174916336201759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22.A5" office:value-type="string">
            <text:list xml:id="list17491633618250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20064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17336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36203217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22.A5" office:value-type="string">
            <text:list xml:id="list174916336197726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22.A5" office:value-type="string">
            <text:list xml:id="list174916336194055" text:continue-numbering="true" text:style-name="WW8Num2">
              <text:list-item>
                <text:p text:style-name="P879">Update date user</text:p>
              </text:list-item>
            </text:list>
          </table:table-cell>
          <table:table-cell table:style-name="表格22.A5" office:value-type="string">
            <text:list xml:id="list174916336175565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J5" table:number-columns-spanned="3" office:value-type="string">
            <text:list xml:id="list174916336179759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4916336199709" text:continue-numbering="true" text:style-name="WW8Num2">
              <text:list-item>
                <text:p text:style-name="P879">UDATE</text:p>
              </text:list-item>
            </text:list>
          </table:table-cell>
          <table:table-cell table:style-name="表格22.A5" office:value-type="string">
            <text:list xml:id="list174916336193157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22.A5" office:value-type="string">
            <text:list xml:id="list17491633617367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5120029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5118859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5118313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5" office:value-type="string">
            <text:list xml:id="list174916351173363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22.A5" office:value-type="string">
            <text:list xml:id="list174916351183862" text:continue-numbering="true" text:style-name="WW8Num2">
              <text:list-item>
                <text:p text:style-name="P879">Update time</text:p>
              </text:list-item>
            </text:list>
          </table:table-cell>
          <table:table-cell table:style-name="表格22.A5" office:value-type="string">
            <text:list xml:id="list17491635118940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J5" table:number-columns-spanned="3" office:value-type="string">
            <text:list xml:id="list174916351201789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</table:table>
      <text:list xml:id="list174916351197830" text:continue-numbering="true" text:style-name="WW8Num2">
        <text:list-item>
          <text:p text:style-name="P586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74916351191792" text:continue-numbering="true" text:style-name="WW8Num2">
        <text:list-item>
          <text:h text:style-name="P615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74916351198926" text:continue-numbering="true" text:style-name="WW8Num2">
              <text:list-item>
                <text:p text:style-name="P699">Project</text:p>
              </text:list-item>
            </text:list>
          </table:table-cell>
          <table:table-cell table:style-name="表格23.A1" table:number-columns-spanned="6" office:value-type="string">
            <text:list xml:id="list174916351191634" text:continue-numbering="true" text:style-name="WW8Num2">
              <text:list-item>
                <text:p text:style-name="P7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74916351178520" text:continue-numbering="true" text:style-name="WW8Num2">
              <text:list-item>
                <text:p text:style-name="P699">Ver</text:p>
              </text:list-item>
            </text:list>
          </table:table-cell>
          <table:table-cell table:style-name="表格23.A1" office:value-type="string">
            <text:list xml:id="list174916351186112" text:continue-numbering="true" text:style-name="WW8Num2">
              <text:list-item>
                <text:p text:style-name="P751">0.5</text:p>
              </text:list-item>
            </text:list>
          </table:table-cell>
          <table:table-cell table:style-name="表格23.J1" office:value-type="string">
            <text:list xml:id="list174916351193608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93314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98193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4916351172831" text:continue-numbering="true" text:style-name="WW8Num2">
              <text:list-item>
                <text:p text:style-name="P699">Maintain</text:p>
              </text:list-item>
            </text:list>
          </table:table-cell>
          <table:table-cell table:style-name="表格23.A2" table:number-columns-spanned="6" office:value-type="string">
            <text:list xml:id="list174916351195381" text:continue-numbering="true" text:style-name="WW8Num2">
              <text:list-item>
                <text:p text:style-name="P7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4916351201410" text:continue-numbering="true" text:style-name="WW8Num2">
              <text:list-item>
                <text:p text:style-name="P699">Date</text:p>
              </text:list-item>
            </text:list>
          </table:table-cell>
          <table:table-cell table:style-name="表格23.A2" office:value-type="string">
            <text:list xml:id="list174916351173918" text:continue-numbering="true" text:style-name="WW8Num2">
              <text:list-item>
                <text:p text:style-name="P751">2014/10/<text:span text:style-name="T83">29</text:span></text:p>
              </text:list-item>
            </text:list>
          </table:table-cell>
          <table:table-cell table:style-name="表格23.J1" office:value-type="string">
            <text:list xml:id="list17491635119038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79318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99775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4916351181160" text:continue-numbering="true" text:style-name="WW8Num2">
              <text:list-item>
                <text:p text:style-name="P699">Table</text:p>
              </text:list-item>
            </text:list>
          </table:table-cell>
          <table:table-cell table:style-name="表格23.A2" table:number-columns-spanned="6" office:value-type="string">
            <text:list xml:id="list174916351177068" text:continue-numbering="true" text:style-name="WW8Num2">
              <text:list-item>
                <text:p text:style-name="P826">tb_sys_<text:span text:style-name="T101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4916351180535" text:continue-numbering="true" text:style-name="WW8Num2">
              <text:list-item>
                <text:p text:style-name="P699">DataBase</text:p>
              </text:list-item>
            </text:list>
          </table:table-cell>
          <table:table-cell table:style-name="表格23.A2" office:value-type="string">
            <text:list xml:id="list174916351188994" text:continue-numbering="true" text:style-name="WW8Num2">
              <text:list-item>
                <text:p text:style-name="P751">bbcore</text:p>
              </text:list-item>
            </text:list>
          </table:table-cell>
          <table:table-cell table:style-name="表格23.J1" office:value-type="string">
            <text:list xml:id="list17491635117888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9359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51187656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74916351198802" text:continue-numbering="true" text:style-name="WW8Num2">
              <text:list-item>
                <text:p text:style-name="P699">Descript</text:p>
              </text:list-item>
            </text:list>
          </table:table-cell>
          <table:table-cell table:style-name="表格23.A4" table:number-columns-spanned="8" office:value-type="string">
            <text:list xml:id="list174916367173010" text:continue-numbering="true" text:style-name="WW8Num2">
              <text:list-item>
                <text:p text:style-name="P797">Jasper報表上傳後的資料紀錄, 執行時將 CONTENT 解壓縮至設定的報表目錄夾/REPORT_ID/</text:p>
              </text:list-item>
              <text:list-item>
                <text:p text:style-name="P798">假如<text:span text:style-name="T105">REPORT_ID 為 A01 且</text:span>報表目錄為 /<text:span text:style-name="T105">var/jasper</text:span></text:p>
              </text:list-item>
              <text:list-item>
                <text:p text:style-name="P798">執行部署為 /<text:span text:style-name="T105">var/jasper/A01</text:span></text:p>
              </text:list-item>
              <text:list-item>
                <text:p text:style-name="P799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74916367182629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6718020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174916367196379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74916367200698" text:continue-numbering="true" text:style-name="WW8Num2">
              <text:list-item>
                <text:p text:style-name="P6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74916367200170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67192163" text:continue-numbering="true" text:style-name="WW8Num2">
              <text:list-item>
                <text:p text:style-name="P725">Field</text:p>
              </text:list-item>
            </text:list>
          </table:table-cell>
          <table:table-cell table:style-name="表格23.A5" office:value-type="string">
            <text:list xml:id="list174916367178253" text:continue-numbering="true" text:style-name="WW8Num2">
              <text:list-item>
                <text:p text:style-name="P725">Datatype</text:p>
              </text:list-item>
            </text:list>
          </table:table-cell>
          <table:table-cell table:style-name="表格23.A5" office:value-type="string">
            <text:list xml:id="list174916367189816" text:continue-numbering="true" text:style-name="WW8Num2">
              <text:list-item>
                <text:p text:style-name="P725">PK</text:p>
              </text:list-item>
            </text:list>
          </table:table-cell>
          <table:table-cell table:style-name="表格23.A5" office:value-type="string">
            <text:list xml:id="list174916367202349" text:continue-numbering="true" text:style-name="WW8Num2">
              <text:list-item>
                <text:p text:style-name="P725">UK</text:p>
              </text:list-item>
            </text:list>
          </table:table-cell>
          <table:table-cell table:style-name="表格23.A5" office:value-type="string">
            <text:list xml:id="list174916367202079" text:continue-numbering="true" text:style-name="WW8Num2">
              <text:list-item>
                <text:p text:style-name="P725">IDX</text:p>
              </text:list-item>
            </text:list>
          </table:table-cell>
          <table:table-cell table:style-name="表格23.A5" office:value-type="string">
            <text:list xml:id="list174916367192904" text:continue-numbering="true" text:style-name="WW8Num2">
              <text:list-item>
                <text:p text:style-name="P672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74916367190148" text:continue-numbering="true" text:style-name="WW8Num2">
              <text:list-item>
                <text:p text:style-name="P672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74916367191448" text:continue-numbering="true" text:style-name="WW8Num2">
              <text:list-item>
                <text:p text:style-name="P725">Description</text:p>
              </text:list-item>
            </text:list>
          </table:table-cell>
          <table:table-cell table:style-name="表格23.A5" office:value-type="string">
            <text:list xml:id="list174916367190577" text:continue-numbering="true" text:style-name="WW8Num2">
              <text:list-item>
                <text:p text:style-name="P725">Remarks</text:p>
              </text:list-item>
            </text:list>
          </table:table-cell>
          <table:table-cell table:style-name="表格23.J5" table:number-columns-spanned="3" office:value-type="string">
            <text:list xml:id="list17491636718856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67178696" text:continue-numbering="true" text:style-name="WW8Num2">
              <text:list-item>
                <text:p text:style-name="P880">OID</text:p>
              </text:list-item>
            </text:list>
          </table:table-cell>
          <table:table-cell table:style-name="表格23.A5" office:value-type="string">
            <text:list xml:id="list174916367197885" text:continue-numbering="true" text:style-name="WW8Num2">
              <text:list-item>
                <text:p text:style-name="P880">CHAR</text:p>
              </text:list-item>
            </text:list>
          </table:table-cell>
          <table:table-cell table:style-name="表格23.A5" office:value-type="string">
            <text:list xml:id="list174916367198517" text:continue-numbering="true" text:style-name="WW8Num2">
              <text:list-item>
                <text:p text:style-name="P880">Y</text:p>
              </text:list-item>
            </text:list>
          </table:table-cell>
          <table:table-cell table:style-name="表格23.A5" office:value-type="string">
            <text:list xml:id="list17491636718700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67197844" text:continue-numbering="true" text:style-name="WW8Num2">
              <text:list-item>
                <text:p text:style-name="P880"><text:s/></text:p>
              </text:list-item>
            </text:list>
          </table:table-cell>
          <table:table-cell table:style-name="表格23.A5" office:value-type="string">
            <text:list xml:id="list174916367181113" text:continue-numbering="true" text:style-name="WW8Num2">
              <text:list-item>
                <text:p text:style-name="P880">36</text:p>
              </text:list-item>
            </text:list>
          </table:table-cell>
          <table:table-cell table:style-name="表格23.A5" office:value-type="string">
            <text:list xml:id="list174916367202397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67186216" text:continue-numbering="true" text:style-name="WW8Num2">
              <text:list-item>
                <text:p text:style-name="P880">PK / UUID</text:p>
              </text:list-item>
            </text:list>
          </table:table-cell>
          <table:table-cell table:style-name="表格23.A5" office:value-type="string">
            <text:list xml:id="list174916367192531" text:continue-numbering="true" text:style-name="WW8Num2">
              <text:list-item>
                <text:p text:style-name="P880">Default java UUID</text:p>
              </text:list-item>
            </text:list>
          </table:table-cell>
          <table:table-cell table:style-name="表格23.J5" table:number-columns-spanned="3" office:value-type="string">
            <text:list xml:id="list174916367178142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62">REPORT_ID</text:p>
          </table:table-cell>
          <table:table-cell table:style-name="表格23.A5" office:value-type="string">
            <text:list xml:id="list174916367197193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63">Y</text:p>
          </table:table-cell>
          <table:table-cell table:style-name="表格23.A5" office:value-type="string">
            <text:p text:style-name="P525"/>
          </table:table-cell>
          <table:table-cell table:style-name="表格23.A5" office:value-type="string">
            <text:p text:style-name="P267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66">BSCJASPER<text:span text:style-name="T102">0</text:span>0001</text:p>
          </table:table-cell>
          <table:table-cell table:style-name="表格23.A5" office:value-type="string">
            <text:p text:style-name="P407"/>
          </table:table-cell>
          <table:table-cell table:style-name="表格23.J5" table:number-columns-spanned="3" office:value-type="string">
            <text:list xml:id="list174916367194580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4">FILE</text:p>
          </table:table-cell>
          <table:table-cell table:style-name="表格23.A9" office:value-type="string">
            <text:list xml:id="list174916367174142" text:continue-numbering="true" text:style-name="WW8Num2">
              <text:list-item>
                <text:p text:style-name="P882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20"/>
          </table:table-cell>
          <table:table-cell table:style-name="表格23.A9" office:value-type="string">
            <text:p text:style-name="P267">100</text:p>
          </table:table-cell>
          <table:table-cell table:style-name="表格23.A9" office:value-type="string">
            <text:p text:style-name="P251"/>
          </table:table-cell>
          <table:table-cell table:style-name="表格23.A9" office:value-type="string">
            <text:p text:style-name="P467">BSCJASPER<text:span text:style-name="T102">0</text:span>0001.<text:span text:style-name="T103">jasper</text:span></text:p>
          </table:table-cell>
          <table:table-cell table:style-name="表格23.A9" office:value-type="string">
            <text:p text:style-name="P465"/>
          </table:table-cell>
          <table:table-cell table:style-name="表格23.J5" table:number-columns-spanned="3" office:value-type="string">
            <text:list xml:id="list17491638319278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5">IS_COMPILE</text:p>
          </table:table-cell>
          <table:table-cell table:style-name="表格23.A9" office:value-type="string">
            <text:list xml:id="list174916383172248" text:continue-numbering="true" text:style-name="WW8Num2">
              <text:list-item>
                <text:p text:style-name="P883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25"/>
          </table:table-cell>
          <table:table-cell table:style-name="表格23.A9" office:value-type="string">
            <text:p text:style-name="P265">1</text:p>
          </table:table-cell>
          <table:table-cell table:style-name="表格23.A9" office:value-type="string">
            <text:p text:style-name="P266">'N'</text:p>
          </table:table-cell>
          <table:table-cell table:style-name="表格23.A9" office:value-type="string">
            <text:p text:style-name="P463">是否線上<text:span text:style-name="T107">compile jrxml檔</text:span></text:p>
          </table:table-cell>
          <table:table-cell table:style-name="表格23.A9" office:value-type="string">
            <text:p text:style-name="P484"/>
          </table:table-cell>
          <table:table-cell table:style-name="表格23.J5" table:number-columns-spanned="3" office:value-type="string">
            <text:list xml:id="list174916383192560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4916383175567" text:continue-numbering="true" text:style-name="WW8Num2">
              <text:list-item>
                <text:p text:style-name="P935">CONTENT</text:p>
              </text:list-item>
            </text:list>
          </table:table-cell>
          <table:table-cell table:style-name="表格23.A9" office:value-type="string">
            <text:list xml:id="list174916383187120" text:continue-numbering="true" text:style-name="WW8Num2">
              <text:list-item>
                <text:p text:style-name="P793">MEDIUMBLOB</text:p>
              </text:list-item>
            </text:list>
          </table:table-cell>
          <table:table-cell table:style-name="表格23.A9" office:value-type="string">
            <text:list xml:id="list17491638317375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74916383195119" text:continue-numbering="true" text:style-name="WW8Num2">
              <text:list-item>
                <text:p text:style-name="P923"/>
              </text:list-item>
            </text:list>
          </table:table-cell>
          <table:table-cell table:style-name="表格23.A9" office:value-type="string">
            <text:list xml:id="list174916383199161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74916383192568" text:continue-numbering="true" text:style-name="WW8Num2">
              <text:list-item>
                <text:p text:style-name="P930"/>
              </text:list-item>
            </text:list>
          </table:table-cell>
          <table:table-cell table:style-name="表格23.A9" office:value-type="string">
            <text:list xml:id="list174916383172247" text:continue-numbering="true" text:style-name="WW8Num2">
              <text:list-item>
                <text:p text:style-name="P926"/>
              </text:list-item>
            </text:list>
          </table:table-cell>
          <table:table-cell table:style-name="表格23.A9" office:value-type="string">
            <text:list xml:id="list174916383178256" text:continue-numbering="true" text:style-name="WW8Num2">
              <text:list-item>
                <text:p text:style-name="P1064">上傳的<text:span text:style-name="T104">zip壓縮檔, 目錄需與REPORT_ID相同名</text:span></text:p>
              </text:list-item>
            </text:list>
          </table:table-cell>
          <table:table-cell table:style-name="表格23.A9" office:value-type="string">
            <text:list xml:id="list174916383179094" text:continue-numbering="true" text:style-name="WW8Num2">
              <text:list-item>
                <text:p text:style-name="P1081"/>
              </text:list-item>
            </text:list>
          </table:table-cell>
          <table:table-cell table:style-name="表格23.J5" table:number-columns-spanned="3" office:value-type="string">
            <text:list xml:id="list17491638318115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4916383190716" text:continue-numbering="true" text:style-name="WW8Num2">
              <text:list-item>
                <text:p text:style-name="P936">DESCRIPTION</text:p>
              </text:list-item>
            </text:list>
          </table:table-cell>
          <table:table-cell table:style-name="表格23.A9" office:value-type="string">
            <text:list xml:id="list174916383173784" text:continue-numbering="true" text:style-name="WW8Num2">
              <text:list-item>
                <text:p text:style-name="P934">VARCHAR</text:p>
              </text:list-item>
            </text:list>
          </table:table-cell>
          <table:table-cell table:style-name="表格23.A9" office:value-type="string">
            <text:list xml:id="list17491638319260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74916383173149" text:continue-numbering="true" text:style-name="WW8Num2">
              <text:list-item>
                <text:p text:style-name="P923"/>
              </text:list-item>
            </text:list>
          </table:table-cell>
          <table:table-cell table:style-name="表格23.A9" office:value-type="string">
            <text:list xml:id="list17491638318248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74916383197534" text:continue-numbering="true" text:style-name="WW8Num2">
              <text:list-item>
                <text:p text:style-name="P936">500</text:p>
              </text:list-item>
            </text:list>
          </table:table-cell>
          <table:table-cell table:style-name="表格23.A9" office:value-type="string">
            <text:list xml:id="list174916383188005" text:continue-numbering="true" text:style-name="WW8Num2">
              <text:list-item>
                <text:p text:style-name="P926"/>
              </text:list-item>
            </text:list>
          </table:table-cell>
          <table:table-cell table:style-name="表格23.A9" office:value-type="string">
            <text:list xml:id="list174916383188808" text:continue-numbering="true" text:style-name="WW8Num2">
              <text:list-item>
                <text:p text:style-name="P1064"/>
              </text:list-item>
            </text:list>
          </table:table-cell>
          <table:table-cell table:style-name="表格23.A9" office:value-type="string">
            <text:list xml:id="list174916383179947" text:continue-numbering="true" text:style-name="WW8Num2">
              <text:list-item>
                <text:p text:style-name="P1081"/>
              </text:list-item>
            </text:list>
          </table:table-cell>
          <table:table-cell table:style-name="表格23.J5" table:number-columns-spanned="3" office:value-type="string">
            <text:list xml:id="list17491638318401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83184757" text:continue-numbering="true" text:style-name="WW8Num2">
              <text:list-item>
                <text:p text:style-name="P880">CUSERID</text:p>
              </text:list-item>
            </text:list>
          </table:table-cell>
          <table:table-cell table:style-name="表格23.A5" office:value-type="string">
            <text:list xml:id="list174916383192832" text:continue-numbering="true" text:style-name="WW8Num2">
              <text:list-item>
                <text:p text:style-name="P880">VARCHAR</text:p>
              </text:list-item>
            </text:list>
          </table:table-cell>
          <table:table-cell table:style-name="表格23.A5" office:value-type="string">
            <text:list xml:id="list17491638320327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8318250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8318083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83196272" text:continue-numbering="true" text:style-name="WW8Num2">
              <text:list-item>
                <text:p text:style-name="P880">24</text:p>
              </text:list-item>
            </text:list>
          </table:table-cell>
          <table:table-cell table:style-name="表格23.A5" office:value-type="string">
            <text:list xml:id="list174916383188091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83201220" text:continue-numbering="true" text:style-name="WW8Num2">
              <text:list-item>
                <text:p text:style-name="P880">Create data user</text:p>
              </text:list-item>
            </text:list>
          </table:table-cell>
          <table:table-cell table:style-name="表格23.A5" office:value-type="string">
            <text:list xml:id="list17491638319829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J5" table:number-columns-spanned="3" office:value-type="string">
            <text:list xml:id="list17491638317291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83174902" text:continue-numbering="true" text:style-name="WW8Num2">
              <text:list-item>
                <text:p text:style-name="P880">CDATE</text:p>
              </text:list-item>
            </text:list>
          </table:table-cell>
          <table:table-cell table:style-name="表格23.A5" office:value-type="string">
            <text:list xml:id="list174916383183908" text:continue-numbering="true" text:style-name="WW8Num2">
              <text:list-item>
                <text:p text:style-name="P880">DATETIME</text:p>
              </text:list-item>
            </text:list>
          </table:table-cell>
          <table:table-cell table:style-name="表格23.A5" office:value-type="string">
            <text:list xml:id="list17491639819386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84397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200031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9357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9983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74314" text:continue-numbering="true" text:style-name="WW8Num2">
              <text:list-item>
                <text:p text:style-name="P880">Create time</text:p>
              </text:list-item>
            </text:list>
          </table:table-cell>
          <table:table-cell table:style-name="表格23.A5" office:value-type="string">
            <text:list xml:id="list174916398196387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J5" table:number-columns-spanned="3" office:value-type="string">
            <text:list xml:id="list17491639817364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98192776" text:continue-numbering="true" text:style-name="WW8Num2">
              <text:list-item>
                <text:p text:style-name="P880">UUSERID</text:p>
              </text:list-item>
            </text:list>
          </table:table-cell>
          <table:table-cell table:style-name="表格23.A5" office:value-type="string">
            <text:list xml:id="list174916398186148" text:continue-numbering="true" text:style-name="WW8Num2">
              <text:list-item>
                <text:p text:style-name="P880">VARCHAR</text:p>
              </text:list-item>
            </text:list>
          </table:table-cell>
          <table:table-cell table:style-name="表格23.A5" office:value-type="string">
            <text:list xml:id="list17491639819585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8049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8651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203095" text:continue-numbering="true" text:style-name="WW8Num2">
              <text:list-item>
                <text:p text:style-name="P880">24</text:p>
              </text:list-item>
            </text:list>
          </table:table-cell>
          <table:table-cell table:style-name="表格23.A5" office:value-type="string">
            <text:list xml:id="list174916398191255" text:continue-numbering="true" text:style-name="WW8Num2">
              <text:list-item>
                <text:p text:style-name="P880">null</text:p>
              </text:list-item>
            </text:list>
          </table:table-cell>
          <table:table-cell table:style-name="表格23.A5" office:value-type="string">
            <text:list xml:id="list174916398195394" text:continue-numbering="true" text:style-name="WW8Num2">
              <text:list-item>
                <text:p text:style-name="P880">Update date user</text:p>
              </text:list-item>
            </text:list>
          </table:table-cell>
          <table:table-cell table:style-name="表格23.A5" office:value-type="string">
            <text:list xml:id="list17491639817771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J5" table:number-columns-spanned="3" office:value-type="string">
            <text:list xml:id="list17491639820071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4916398179136" text:continue-numbering="true" text:style-name="WW8Num2">
              <text:list-item>
                <text:p text:style-name="P880">UDATE</text:p>
              </text:list-item>
            </text:list>
          </table:table-cell>
          <table:table-cell table:style-name="表格23.A5" office:value-type="string">
            <text:list xml:id="list174916398180549" text:continue-numbering="true" text:style-name="WW8Num2">
              <text:list-item>
                <text:p text:style-name="P880">DATETIME</text:p>
              </text:list-item>
            </text:list>
          </table:table-cell>
          <table:table-cell table:style-name="表格23.A5" office:value-type="string">
            <text:list xml:id="list174916398178537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20039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20003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7532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5" office:value-type="string">
            <text:list xml:id="list174916398194161" text:continue-numbering="true" text:style-name="WW8Num2">
              <text:list-item>
                <text:p text:style-name="P880">null</text:p>
              </text:list-item>
            </text:list>
          </table:table-cell>
          <table:table-cell table:style-name="表格23.A5" office:value-type="string">
            <text:list xml:id="list174916398193642" text:continue-numbering="true" text:style-name="WW8Num2">
              <text:list-item>
                <text:p text:style-name="P880">Update time</text:p>
              </text:list-item>
            </text:list>
          </table:table-cell>
          <table:table-cell table:style-name="表格23.A5" office:value-type="string">
            <text:list xml:id="list17491639817656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J5" table:number-columns-spanned="3" office:value-type="string">
            <text:list xml:id="list17491639817986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list xml:id="list174916398182851" text:continue-numbering="true" text:style-name="WW8Num2">
        <text:list-item>
          <text:h text:style-name="P616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74916398183862" text:continue-numbering="true" text:style-name="WW8Num2">
              <text:list-item>
                <text:p text:style-name="P700">Project</text:p>
              </text:list-item>
            </text:list>
          </table:table-cell>
          <table:table-cell table:style-name="表格24.A1" table:number-columns-spanned="6" office:value-type="string">
            <text:list xml:id="list174916398185290" text:continue-numbering="true" text:style-name="WW8Num2">
              <text:list-item>
                <text:p text:style-name="P7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74916398179256" text:continue-numbering="true" text:style-name="WW8Num2">
              <text:list-item>
                <text:p text:style-name="P700">Ver</text:p>
              </text:list-item>
            </text:list>
          </table:table-cell>
          <table:table-cell table:style-name="表格24.A1" office:value-type="string">
            <text:list xml:id="list174916398184095" text:continue-numbering="true" text:style-name="WW8Num2">
              <text:list-item>
                <text:p text:style-name="P752">0.5</text:p>
              </text:list-item>
            </text:list>
          </table:table-cell>
          <table:table-cell table:style-name="表格24.J1" office:value-type="string">
            <text:list xml:id="list17491639818298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39817611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398186498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4916398193851" text:continue-numbering="true" text:style-name="WW8Num2">
              <text:list-item>
                <text:p text:style-name="P700">Maintain</text:p>
              </text:list-item>
            </text:list>
          </table:table-cell>
          <table:table-cell table:style-name="表格24.A2" table:number-columns-spanned="6" office:value-type="string">
            <text:list xml:id="list174916398180166" text:continue-numbering="true" text:style-name="WW8Num2">
              <text:list-item>
                <text:p text:style-name="P7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4916398201262" text:continue-numbering="true" text:style-name="WW8Num2">
              <text:list-item>
                <text:p text:style-name="P700">Date</text:p>
              </text:list-item>
            </text:list>
          </table:table-cell>
          <table:table-cell table:style-name="表格24.A2" office:value-type="string">
            <text:list xml:id="list174916398198728" text:continue-numbering="true" text:style-name="WW8Num2">
              <text:list-item>
                <text:p text:style-name="P752">2014/10/<text:span text:style-name="T83">29</text:span></text:p>
              </text:list-item>
            </text:list>
          </table:table-cell>
          <table:table-cell table:style-name="表格24.J1" office:value-type="string">
            <text:list xml:id="list17491639820165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398182060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398200379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4916398174247" text:continue-numbering="true" text:style-name="WW8Num2">
              <text:list-item>
                <text:p text:style-name="P700">Table</text:p>
              </text:list-item>
            </text:list>
          </table:table-cell>
          <table:table-cell table:style-name="表格24.A2" table:number-columns-spanned="6" office:value-type="string">
            <text:list xml:id="list174916414198093" text:continue-numbering="true" text:style-name="WW8Num2">
              <text:list-item>
                <text:p text:style-name="P827">tb_sys_<text:span text:style-name="T101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4916414178061" text:continue-numbering="true" text:style-name="WW8Num2">
              <text:list-item>
                <text:p text:style-name="P700">DataBase</text:p>
              </text:list-item>
            </text:list>
          </table:table-cell>
          <table:table-cell table:style-name="表格24.A2" office:value-type="string">
            <text:list xml:id="list174916414174308" text:continue-numbering="true" text:style-name="WW8Num2">
              <text:list-item>
                <text:p text:style-name="P752">bbcore</text:p>
              </text:list-item>
            </text:list>
          </table:table-cell>
          <table:table-cell table:style-name="表格24.J1" office:value-type="string">
            <text:list xml:id="list174916414187016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41417416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414195528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74916414187419" text:continue-numbering="true" text:style-name="WW8Num2">
              <text:list-item>
                <text:p text:style-name="P700">Descript</text:p>
              </text:list-item>
            </text:list>
          </table:table-cell>
          <table:table-cell table:style-name="表格24.A4" table:number-columns-spanned="8" office:value-type="string">
            <text:list xml:id="list174916414178026" text:continue-numbering="true" text:style-name="WW8Num2">
              <text:list-item>
                <text:p text:style-name="P8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7491641418312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41420017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174916414179016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74916414181090" text:continue-numbering="true" text:style-name="WW8Num2">
              <text:list-item>
                <text:p text:style-name="P6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7491641419154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14203092" text:continue-numbering="true" text:style-name="WW8Num2">
              <text:list-item>
                <text:p text:style-name="P726">Field</text:p>
              </text:list-item>
            </text:list>
          </table:table-cell>
          <table:table-cell table:style-name="表格24.A5" office:value-type="string">
            <text:list xml:id="list174916414203361" text:continue-numbering="true" text:style-name="WW8Num2">
              <text:list-item>
                <text:p text:style-name="P726">Datatype</text:p>
              </text:list-item>
            </text:list>
          </table:table-cell>
          <table:table-cell table:style-name="表格24.A5" office:value-type="string">
            <text:list xml:id="list174916414180319" text:continue-numbering="true" text:style-name="WW8Num2">
              <text:list-item>
                <text:p text:style-name="P726">PK</text:p>
              </text:list-item>
            </text:list>
          </table:table-cell>
          <table:table-cell table:style-name="表格24.A5" office:value-type="string">
            <text:list xml:id="list174916414183201" text:continue-numbering="true" text:style-name="WW8Num2">
              <text:list-item>
                <text:p text:style-name="P726">UK</text:p>
              </text:list-item>
            </text:list>
          </table:table-cell>
          <table:table-cell table:style-name="表格24.A5" office:value-type="string">
            <text:list xml:id="list174916414198678" text:continue-numbering="true" text:style-name="WW8Num2">
              <text:list-item>
                <text:p text:style-name="P726">IDX</text:p>
              </text:list-item>
            </text:list>
          </table:table-cell>
          <table:table-cell table:style-name="表格24.A5" office:value-type="string">
            <text:list xml:id="list174916414194107" text:continue-numbering="true" text:style-name="WW8Num2">
              <text:list-item>
                <text:p text:style-name="P673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74916414181939" text:continue-numbering="true" text:style-name="WW8Num2">
              <text:list-item>
                <text:p text:style-name="P673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74916414177218" text:continue-numbering="true" text:style-name="WW8Num2">
              <text:list-item>
                <text:p text:style-name="P726">Description</text:p>
              </text:list-item>
            </text:list>
          </table:table-cell>
          <table:table-cell table:style-name="表格24.A5" office:value-type="string">
            <text:list xml:id="list174916414196510" text:continue-numbering="true" text:style-name="WW8Num2">
              <text:list-item>
                <text:p text:style-name="P726">Remarks</text:p>
              </text:list-item>
            </text:list>
          </table:table-cell>
          <table:table-cell table:style-name="表格24.J5" table:number-columns-spanned="3" office:value-type="string">
            <text:list xml:id="list17491641420035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14181967" text:continue-numbering="true" text:style-name="WW8Num2">
              <text:list-item>
                <text:p text:style-name="P884">OID</text:p>
              </text:list-item>
            </text:list>
          </table:table-cell>
          <table:table-cell table:style-name="表格24.A5" office:value-type="string">
            <text:list xml:id="list174916414197967" text:continue-numbering="true" text:style-name="WW8Num2">
              <text:list-item>
                <text:p text:style-name="P884">CHAR</text:p>
              </text:list-item>
            </text:list>
          </table:table-cell>
          <table:table-cell table:style-name="表格24.A5" office:value-type="string">
            <text:list xml:id="list174916414200854" text:continue-numbering="true" text:style-name="WW8Num2">
              <text:list-item>
                <text:p text:style-name="P884">Y</text:p>
              </text:list-item>
            </text:list>
          </table:table-cell>
          <table:table-cell table:style-name="表格24.A5" office:value-type="string">
            <text:list xml:id="list17491641419011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14186446" text:continue-numbering="true" text:style-name="WW8Num2">
              <text:list-item>
                <text:p text:style-name="P884"><text:s/></text:p>
              </text:list-item>
            </text:list>
          </table:table-cell>
          <table:table-cell table:style-name="表格24.A5" office:value-type="string">
            <text:list xml:id="list174916414185736" text:continue-numbering="true" text:style-name="WW8Num2">
              <text:list-item>
                <text:p text:style-name="P884">36</text:p>
              </text:list-item>
            </text:list>
          </table:table-cell>
          <table:table-cell table:style-name="表格24.A5" office:value-type="string">
            <text:list xml:id="list17491641417152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14171821" text:continue-numbering="true" text:style-name="WW8Num2">
              <text:list-item>
                <text:p text:style-name="P884">PK / UUID</text:p>
              </text:list-item>
            </text:list>
          </table:table-cell>
          <table:table-cell table:style-name="表格24.A5" office:value-type="string">
            <text:list xml:id="list174916414195126" text:continue-numbering="true" text:style-name="WW8Num2">
              <text:list-item>
                <text:p text:style-name="P884">Default java UUID</text:p>
              </text:list-item>
            </text:list>
          </table:table-cell>
          <table:table-cell table:style-name="表格24.J5" table:number-columns-spanned="3" office:value-type="string">
            <text:list xml:id="list174916414180845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14180168" text:continue-numbering="true" text:style-name="WW8Num2">
              <text:list-item>
                <text:p text:style-name="P937">REPORT_ID</text:p>
              </text:list-item>
            </text:list>
          </table:table-cell>
          <table:table-cell table:style-name="表格24.A5" office:value-type="string">
            <text:list xml:id="list174916414188387" text:continue-numbering="true" text:style-name="WW8Num2">
              <text:list-item>
                <text:p text:style-name="P884">VARCHAR</text:p>
              </text:list-item>
            </text:list>
          </table:table-cell>
          <table:table-cell table:style-name="表格24.A5" office:value-type="string">
            <text:list xml:id="list174916414174202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14180144" text:continue-numbering="true" text:style-name="WW8Num2">
              <text:list-item>
                <text:p text:style-name="P938">Y</text:p>
              </text:list-item>
            </text:list>
          </table:table-cell>
          <table:table-cell table:style-name="表格24.A5" office:value-type="string">
            <text:list xml:id="list174916414173069" text:continue-numbering="true" text:style-name="WW8Num2">
              <text:list-item>
                <text:p text:style-name="P939"/>
              </text:list-item>
            </text:list>
          </table:table-cell>
          <table:table-cell table:style-name="表格24.A5" office:value-type="string">
            <text:list xml:id="list174916414180773" text:continue-numbering="true" text:style-name="WW8Num2">
              <text:list-item>
                <text:p text:style-name="P940">50</text:p>
              </text:list-item>
            </text:list>
          </table:table-cell>
          <table:table-cell table:style-name="表格24.A5" office:value-type="string">
            <text:list xml:id="list174916414191171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14195307" text:continue-numbering="true" text:style-name="WW8Num2">
              <text:list-item>
                <text:p text:style-name="P1066">BSCJASPER<text:span text:style-name="T102">0</text:span>0001</text:p>
              </text:list-item>
            </text:list>
          </table:table-cell>
          <table:table-cell table:style-name="表格24.A5" office:value-type="string">
            <text:list xml:id="list174916414177247" text:continue-numbering="true" text:style-name="WW8Num2">
              <text:list-item>
                <text:p text:style-name="P1118"/>
              </text:list-item>
            </text:list>
          </table:table-cell>
          <table:table-cell table:style-name="表格24.J5" table:number-columns-spanned="3" office:value-type="string">
            <text:list xml:id="list174916414193134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4916414180335" text:continue-numbering="true" text:style-name="WW8Num2">
              <text:list-item>
                <text:p text:style-name="P822">URL_PARAM</text:p>
              </text:list-item>
            </text:list>
          </table:table-cell>
          <table:table-cell table:style-name="表格24.A9" office:value-type="string">
            <text:list xml:id="list174916414173967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24.A9" office:value-type="string">
            <text:list xml:id="list17491642919704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9" office:value-type="string">
            <text:list xml:id="list174916429195557" text:continue-numbering="true" text:style-name="WW8Num2">
              <text:list-item>
                <text:p text:style-name="P941"/>
              </text:list-item>
            </text:list>
          </table:table-cell>
          <table:table-cell table:style-name="表格24.A9" office:value-type="string">
            <text:list xml:id="list174916429200154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9" office:value-type="string">
            <text:list xml:id="list174916429182044" text:continue-numbering="true" text:style-name="WW8Num2">
              <text:list-item>
                <text:p text:style-name="P940">100</text:p>
              </text:list-item>
            </text:list>
          </table:table-cell>
          <table:table-cell table:style-name="表格24.A9" office:value-type="string">
            <text:list xml:id="list174916429179166" text:continue-numbering="true" text:style-name="WW8Num2">
              <text:list-item>
                <text:p text:style-name="P942"/>
              </text:list-item>
            </text:list>
          </table:table-cell>
          <table:table-cell table:style-name="表格24.A9" office:value-type="string">
            <text:list xml:id="list174916429193074" text:continue-numbering="true" text:style-name="WW8Num2">
              <text:list-item>
                <text:p text:style-name="P1066">呼叫報表<text:span text:style-name="T106">url參數</text:span></text:p>
              </text:list-item>
            </text:list>
          </table:table-cell>
          <table:table-cell table:style-name="表格24.A9" office:value-type="string">
            <text:list xml:id="list174916429192221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24.J5" table:number-columns-spanned="3" office:value-type="string">
            <text:list xml:id="list17491642918063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4916429178208" text:continue-numbering="true" text:style-name="WW8Num2">
              <text:list-item>
                <text:p text:style-name="P823">RPT_PARAM</text:p>
              </text:list-item>
            </text:list>
          </table:table-cell>
          <table:table-cell table:style-name="表格24.A9" office:value-type="string">
            <text:list xml:id="list174916429191888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24.A9" office:value-type="string">
            <text:list xml:id="list17491642920136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9" office:value-type="string">
            <text:list xml:id="list174916429188986" text:continue-numbering="true" text:style-name="WW8Num2">
              <text:list-item>
                <text:p text:style-name="P941">Y</text:p>
              </text:list-item>
            </text:list>
          </table:table-cell>
          <table:table-cell table:style-name="表格24.A9" office:value-type="string">
            <text:list xml:id="list174916429183072" text:continue-numbering="true" text:style-name="WW8Num2">
              <text:list-item>
                <text:p text:style-name="P939"/>
              </text:list-item>
            </text:list>
          </table:table-cell>
          <table:table-cell table:style-name="表格24.A9" office:value-type="string">
            <text:list xml:id="list174916429199971" text:continue-numbering="true" text:style-name="WW8Num2">
              <text:list-item>
                <text:p text:style-name="P940">100</text:p>
              </text:list-item>
            </text:list>
          </table:table-cell>
          <table:table-cell table:style-name="表格24.A9" office:value-type="string">
            <text:list xml:id="list174916429197734" text:continue-numbering="true" text:style-name="WW8Num2">
              <text:list-item>
                <text:p text:style-name="P943"/>
              </text:list-item>
            </text:list>
          </table:table-cell>
          <table:table-cell table:style-name="表格24.A9" office:value-type="string">
            <text:list xml:id="list174916429199782" text:continue-numbering="true" text:style-name="WW8Num2">
              <text:list-item>
                <text:p text:style-name="P1067"><text:span text:style-name="T106">執行jasper</text:span>報表需要參數</text:p>
              </text:list-item>
            </text:list>
          </table:table-cell>
          <table:table-cell table:style-name="表格24.A9" office:value-type="string">
            <text:list xml:id="list174916429195073" text:continue-numbering="true" text:style-name="WW8Num2">
              <text:list-item>
                <text:p text:style-name="P1082"/>
              </text:list-item>
            </text:list>
          </table:table-cell>
          <table:table-cell table:style-name="表格24.J5" table:number-columns-spanned="3" office:value-type="string">
            <text:list xml:id="list17491642919342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29198207" text:continue-numbering="true" text:style-name="WW8Num2">
              <text:list-item>
                <text:p text:style-name="P884">CUSERID</text:p>
              </text:list-item>
            </text:list>
          </table:table-cell>
          <table:table-cell table:style-name="表格24.A5" office:value-type="string">
            <text:list xml:id="list174916429179422" text:continue-numbering="true" text:style-name="WW8Num2">
              <text:list-item>
                <text:p text:style-name="P884">VARCHAR</text:p>
              </text:list-item>
            </text:list>
          </table:table-cell>
          <table:table-cell table:style-name="表格24.A5" office:value-type="string">
            <text:list xml:id="list17491642918196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92956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844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74902" text:continue-numbering="true" text:style-name="WW8Num2">
              <text:list-item>
                <text:p text:style-name="P884">24</text:p>
              </text:list-item>
            </text:list>
          </table:table-cell>
          <table:table-cell table:style-name="表格24.A5" office:value-type="string">
            <text:list xml:id="list17491642920380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5349" text:continue-numbering="true" text:style-name="WW8Num2">
              <text:list-item>
                <text:p text:style-name="P884">Create data user</text:p>
              </text:list-item>
            </text:list>
          </table:table-cell>
          <table:table-cell table:style-name="表格24.A5" office:value-type="string">
            <text:list xml:id="list17491642918248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J5" table:number-columns-spanned="3" office:value-type="string">
            <text:list xml:id="list17491642917191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29203761" text:continue-numbering="true" text:style-name="WW8Num2">
              <text:list-item>
                <text:p text:style-name="P884">CDATE</text:p>
              </text:list-item>
            </text:list>
          </table:table-cell>
          <table:table-cell table:style-name="表格24.A5" office:value-type="string">
            <text:list xml:id="list174916429198007" text:continue-numbering="true" text:style-name="WW8Num2">
              <text:list-item>
                <text:p text:style-name="P884">DATETIME</text:p>
              </text:list-item>
            </text:list>
          </table:table-cell>
          <table:table-cell table:style-name="表格24.A5" office:value-type="string">
            <text:list xml:id="list17491642918331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4426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581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9594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4724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7677" text:continue-numbering="true" text:style-name="WW8Num2">
              <text:list-item>
                <text:p text:style-name="P884">Create time</text:p>
              </text:list-item>
            </text:list>
          </table:table-cell>
          <table:table-cell table:style-name="表格24.A5" office:value-type="string">
            <text:list xml:id="list17491642917416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J5" table:number-columns-spanned="3" office:value-type="string">
            <text:list xml:id="list174916429174934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29174527" text:continue-numbering="true" text:style-name="WW8Num2">
              <text:list-item>
                <text:p text:style-name="P884">UUSERID</text:p>
              </text:list-item>
            </text:list>
          </table:table-cell>
          <table:table-cell table:style-name="表格24.A5" office:value-type="string">
            <text:list xml:id="list174916429178183" text:continue-numbering="true" text:style-name="WW8Num2">
              <text:list-item>
                <text:p text:style-name="P884">VARCHAR</text:p>
              </text:list-item>
            </text:list>
          </table:table-cell>
          <table:table-cell table:style-name="表格24.A5" office:value-type="string">
            <text:list xml:id="list17491642918472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2918557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18108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202083" text:continue-numbering="true" text:style-name="WW8Num2">
              <text:list-item>
                <text:p text:style-name="P884">24</text:p>
              </text:list-item>
            </text:list>
          </table:table-cell>
          <table:table-cell table:style-name="表格24.A5" office:value-type="string">
            <text:list xml:id="list174916445193325" text:continue-numbering="true" text:style-name="WW8Num2">
              <text:list-item>
                <text:p text:style-name="P884">null</text:p>
              </text:list-item>
            </text:list>
          </table:table-cell>
          <table:table-cell table:style-name="表格24.A5" office:value-type="string">
            <text:list xml:id="list174916445203357" text:continue-numbering="true" text:style-name="WW8Num2">
              <text:list-item>
                <text:p text:style-name="P884">Update date user</text:p>
              </text:list-item>
            </text:list>
          </table:table-cell>
          <table:table-cell table:style-name="表格24.A5" office:value-type="string">
            <text:list xml:id="list174916445192151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J5" table:number-columns-spanned="3" office:value-type="string">
            <text:list xml:id="list174916445176696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4916445200030" text:continue-numbering="true" text:style-name="WW8Num2">
              <text:list-item>
                <text:p text:style-name="P884">UDATE</text:p>
              </text:list-item>
            </text:list>
          </table:table-cell>
          <table:table-cell table:style-name="表格24.A5" office:value-type="string">
            <text:list xml:id="list174916445201984" text:continue-numbering="true" text:style-name="WW8Num2">
              <text:list-item>
                <text:p text:style-name="P884">DATETIME</text:p>
              </text:list-item>
            </text:list>
          </table:table-cell>
          <table:table-cell table:style-name="表格24.A5" office:value-type="string">
            <text:list xml:id="list174916445184650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19853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17751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181270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A5" office:value-type="string">
            <text:list xml:id="list174916445192639" text:continue-numbering="true" text:style-name="WW8Num2">
              <text:list-item>
                <text:p text:style-name="P884">null</text:p>
              </text:list-item>
            </text:list>
          </table:table-cell>
          <table:table-cell table:style-name="表格24.A5" office:value-type="string">
            <text:list xml:id="list174916445179657" text:continue-numbering="true" text:style-name="WW8Num2">
              <text:list-item>
                <text:p text:style-name="P884">Update time</text:p>
              </text:list-item>
            </text:list>
          </table:table-cell>
          <table:table-cell table:style-name="表格24.A5" office:value-type="string">
            <text:list xml:id="list174916445199496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4.J5" table:number-columns-spanned="3" office:value-type="string">
            <text:list xml:id="list17491644517917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174916445193329" text:continue-numbering="true" text:style-name="WW8Num2">
        <text:list-item>
          <text:h text:style-name="P617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74916445193689" text:continue-numbering="true" text:style-name="WW8Num2">
              <text:list-item>
                <text:p text:style-name="P701">Project</text:p>
              </text:list-item>
            </text:list>
          </table:table-cell>
          <table:table-cell table:style-name="表格25.A1" table:number-columns-spanned="6" office:value-type="string">
            <text:list xml:id="list174916445176747" text:continue-numbering="true" text:style-name="WW8Num2">
              <text:list-item>
                <text:p text:style-name="P7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74916445183052" text:continue-numbering="true" text:style-name="WW8Num2">
              <text:list-item>
                <text:p text:style-name="P701">Ver</text:p>
              </text:list-item>
            </text:list>
          </table:table-cell>
          <table:table-cell table:style-name="表格25.A1" office:value-type="string">
            <text:list xml:id="list174916445197203" text:continue-numbering="true" text:style-name="WW8Num2">
              <text:list-item>
                <text:p text:style-name="P753">0.5</text:p>
              </text:list-item>
            </text:list>
          </table:table-cell>
          <table:table-cell table:style-name="表格25.J1" office:value-type="string">
            <text:list xml:id="list174916445176813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84832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99190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74916445190996" text:continue-numbering="true" text:style-name="WW8Num2">
              <text:list-item>
                <text:p text:style-name="P701">Maintain</text:p>
              </text:list-item>
            </text:list>
          </table:table-cell>
          <table:table-cell table:style-name="表格25.A2" table:number-columns-spanned="6" office:value-type="string">
            <text:list xml:id="list174916445201226" text:continue-numbering="true" text:style-name="WW8Num2">
              <text:list-item>
                <text:p text:style-name="P7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74916445188490" text:continue-numbering="true" text:style-name="WW8Num2">
              <text:list-item>
                <text:p text:style-name="P701">Date</text:p>
              </text:list-item>
            </text:list>
          </table:table-cell>
          <table:table-cell table:style-name="表格25.A2" office:value-type="string">
            <text:list xml:id="list174916445198992" text:continue-numbering="true" text:style-name="WW8Num2">
              <text:list-item>
                <text:p text:style-name="P753">2014/1<text:span text:style-name="T111">1</text:span>/<text:span text:style-name="T111">02</text:span></text:p>
              </text:list-item>
            </text:list>
          </table:table-cell>
          <table:table-cell table:style-name="表格25.J1" office:value-type="string">
            <text:list xml:id="list174916445188512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95704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79523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74916445200920" text:continue-numbering="true" text:style-name="WW8Num2">
              <text:list-item>
                <text:p text:style-name="P701">Table</text:p>
              </text:list-item>
            </text:list>
          </table:table-cell>
          <table:table-cell table:style-name="表格25.A2" table:number-columns-spanned="6" office:value-type="string">
            <text:list xml:id="list174916445201898" text:continue-numbering="true" text:style-name="WW8Num2">
              <text:list-item>
                <text:p text:style-name="P828">tb_sys_<text:span text:style-name="T110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74916445199732" text:continue-numbering="true" text:style-name="WW8Num2">
              <text:list-item>
                <text:p text:style-name="P701">DataBase</text:p>
              </text:list-item>
            </text:list>
          </table:table-cell>
          <table:table-cell table:style-name="表格25.A2" office:value-type="string">
            <text:list xml:id="list174916445188548" text:continue-numbering="true" text:style-name="WW8Num2">
              <text:list-item>
                <text:p text:style-name="P753">bbcore</text:p>
              </text:list-item>
            </text:list>
          </table:table-cell>
          <table:table-cell table:style-name="表格25.J1" office:value-type="string">
            <text:list xml:id="list174916445173815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91721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45189670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74916445171622" text:continue-numbering="true" text:style-name="WW8Num2">
              <text:list-item>
                <text:p text:style-name="P701">Descript</text:p>
              </text:list-item>
            </text:list>
          </table:table-cell>
          <table:table-cell table:style-name="表格25.A4" table:number-columns-spanned="8" office:value-type="string">
            <text:list xml:id="list174916445184496" text:continue-numbering="true" text:style-name="WW8Num2">
              <text:list-item>
                <text:p text:style-name="P8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74916445201696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61202962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174916461182375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74916461180377" text:continue-numbering="true" text:style-name="WW8Num2">
              <text:list-item>
                <text:p text:style-name="P6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74916461179363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61192082" text:continue-numbering="true" text:style-name="WW8Num2">
              <text:list-item>
                <text:p text:style-name="P727">Field</text:p>
              </text:list-item>
            </text:list>
          </table:table-cell>
          <table:table-cell table:style-name="表格25.A5" office:value-type="string">
            <text:list xml:id="list174916461175311" text:continue-numbering="true" text:style-name="WW8Num2">
              <text:list-item>
                <text:p text:style-name="P727">Datatype</text:p>
              </text:list-item>
            </text:list>
          </table:table-cell>
          <table:table-cell table:style-name="表格25.A5" office:value-type="string">
            <text:list xml:id="list174916461190442" text:continue-numbering="true" text:style-name="WW8Num2">
              <text:list-item>
                <text:p text:style-name="P727">PK</text:p>
              </text:list-item>
            </text:list>
          </table:table-cell>
          <table:table-cell table:style-name="表格25.A5" office:value-type="string">
            <text:list xml:id="list174916461180055" text:continue-numbering="true" text:style-name="WW8Num2">
              <text:list-item>
                <text:p text:style-name="P727">UK</text:p>
              </text:list-item>
            </text:list>
          </table:table-cell>
          <table:table-cell table:style-name="表格25.A5" office:value-type="string">
            <text:list xml:id="list174916461203140" text:continue-numbering="true" text:style-name="WW8Num2">
              <text:list-item>
                <text:p text:style-name="P727">IDX</text:p>
              </text:list-item>
            </text:list>
          </table:table-cell>
          <table:table-cell table:style-name="表格25.A5" office:value-type="string">
            <text:list xml:id="list174916461178579" text:continue-numbering="true" text:style-name="WW8Num2">
              <text:list-item>
                <text:p text:style-name="P674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74916461171476" text:continue-numbering="true" text:style-name="WW8Num2">
              <text:list-item>
                <text:p text:style-name="P674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74916461193337" text:continue-numbering="true" text:style-name="WW8Num2">
              <text:list-item>
                <text:p text:style-name="P727">Description</text:p>
              </text:list-item>
            </text:list>
          </table:table-cell>
          <table:table-cell table:style-name="表格25.A5" office:value-type="string">
            <text:list xml:id="list174916461179776" text:continue-numbering="true" text:style-name="WW8Num2">
              <text:list-item>
                <text:p text:style-name="P727">Remarks</text:p>
              </text:list-item>
            </text:list>
          </table:table-cell>
          <table:table-cell table:style-name="表格25.J5" table:number-columns-spanned="3" office:value-type="string">
            <text:list xml:id="list174916461181881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61184596" text:continue-numbering="true" text:style-name="WW8Num2">
              <text:list-item>
                <text:p text:style-name="P886">OID</text:p>
              </text:list-item>
            </text:list>
          </table:table-cell>
          <table:table-cell table:style-name="表格25.A5" office:value-type="string">
            <text:list xml:id="list174916461190946" text:continue-numbering="true" text:style-name="WW8Num2">
              <text:list-item>
                <text:p text:style-name="P886">CHAR</text:p>
              </text:list-item>
            </text:list>
          </table:table-cell>
          <table:table-cell table:style-name="表格25.A5" office:value-type="string">
            <text:list xml:id="list174916461183885" text:continue-numbering="true" text:style-name="WW8Num2">
              <text:list-item>
                <text:p text:style-name="P886">Y</text:p>
              </text:list-item>
            </text:list>
          </table:table-cell>
          <table:table-cell table:style-name="表格25.A5" office:value-type="string">
            <text:list xml:id="list17491646118290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61194503" text:continue-numbering="true" text:style-name="WW8Num2">
              <text:list-item>
                <text:p text:style-name="P886"><text:s/></text:p>
              </text:list-item>
            </text:list>
          </table:table-cell>
          <table:table-cell table:style-name="表格25.A5" office:value-type="string">
            <text:list xml:id="list174916461192457" text:continue-numbering="true" text:style-name="WW8Num2">
              <text:list-item>
                <text:p text:style-name="P886">36</text:p>
              </text:list-item>
            </text:list>
          </table:table-cell>
          <table:table-cell table:style-name="表格25.A5" office:value-type="string">
            <text:list xml:id="list17491646120270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61196723" text:continue-numbering="true" text:style-name="WW8Num2">
              <text:list-item>
                <text:p text:style-name="P886">PK / UUID</text:p>
              </text:list-item>
            </text:list>
          </table:table-cell>
          <table:table-cell table:style-name="表格25.A5" office:value-type="string">
            <text:list xml:id="list174916461176512" text:continue-numbering="true" text:style-name="WW8Num2">
              <text:list-item>
                <text:p text:style-name="P886">Default java UUID</text:p>
              </text:list-item>
            </text:list>
          </table:table-cell>
          <table:table-cell table:style-name="表格25.J5" table:number-columns-spanned="3" office:value-type="string">
            <text:list xml:id="list17491646119405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4">SYSTEM</text:p>
          </table:table-cell>
          <table:table-cell table:style-name="表格25.A8" office:value-type="string">
            <text:p text:style-name="P271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24"/>
          </table:table-cell>
          <table:table-cell table:style-name="表格25.A8" office:value-type="string">
            <text:p text:style-name="P254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450">TB_SYS.SYS_ID</text:p>
          </table:table-cell>
          <table:table-cell table:style-name="表格25.A8" office:value-type="string">
            <text:p text:style-name="P405"/>
          </table:table-cell>
          <table:table-cell table:style-name="表格25.J5" table:number-columns-spanned="3" office:value-type="string">
            <text:list xml:id="list17491646120277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6">CLASS_<text:span text:style-name="T42">NAME</text:span></text:p>
          </table:table-cell>
          <table:table-cell table:style-name="表格25.A8" office:value-type="string">
            <text:p text:style-name="P215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15"/>
          </table:table-cell>
          <table:table-cell table:style-name="表格25.A8" office:value-type="string">
            <text:p text:style-name="P219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434">如 <text:span text:style-name="T40">com.test.DeployTest</text:span></text:p>
          </table:table-cell>
          <table:table-cell table:style-name="表格25.A8" office:value-type="string">
            <text:p text:style-name="P402"/>
          </table:table-cell>
          <table:table-cell table:style-name="表格25.J5" table:number-columns-spanned="3" office:value-type="string">
            <text:list xml:id="list174916461179951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74916461184216" text:continue-numbering="true" text:style-name="WW8Num2">
              <text:list-item>
                <text:p text:style-name="P945">TYPE</text:p>
              </text:list-item>
            </text:list>
          </table:table-cell>
          <table:table-cell table:style-name="表格25.A8" office:value-type="string">
            <text:list xml:id="list174916461182628" text:continue-numbering="true" text:style-name="WW8Num2">
              <text:list-item>
                <text:p text:style-name="P887">VARCHAR</text:p>
              </text:list-item>
            </text:list>
          </table:table-cell>
          <table:table-cell table:style-name="表格25.A8" office:value-type="string">
            <text:list xml:id="list17491646119004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8" office:value-type="string">
            <text:list xml:id="list174916461198498" text:continue-numbering="true" text:style-name="WW8Num2">
              <text:list-item>
                <text:p text:style-name="P946">Y</text:p>
              </text:list-item>
            </text:list>
          </table:table-cell>
          <table:table-cell table:style-name="表格25.A8" office:value-type="string">
            <text:list xml:id="list174916476178117" text:continue-numbering="true" text:style-name="WW8Num2">
              <text:list-item>
                <text:p text:style-name="P947"><text:s/></text:p>
              </text:list-item>
            </text:list>
          </table:table-cell>
          <table:table-cell table:style-name="表格25.A8" office:value-type="string">
            <text:list xml:id="list174916476178824" text:continue-numbering="true" text:style-name="WW8Num2">
              <text:list-item>
                <text:p text:style-name="P945">10</text:p>
              </text:list-item>
            </text:list>
          </table:table-cell>
          <table:table-cell table:style-name="表格25.A8" office:value-type="string">
            <text:list xml:id="list174916476183078" text:continue-numbering="true" text:style-name="WW8Num2">
              <text:list-item>
                <text:p text:style-name="P944"/>
              </text:list-item>
            </text:list>
          </table:table-cell>
          <table:table-cell table:style-name="表格25.A8" office:value-type="string">
            <text:list xml:id="list174916476200837" text:continue-numbering="true" text:style-name="WW8Num2">
              <text:list-item>
                <text:p text:style-name="P1069">INIT<text:span text:style-name="T113">IALIZE</text:span> 或 <text:span text:style-name="T112">DESTROY</text:span></text:p>
              </text:list-item>
            </text:list>
          </table:table-cell>
          <table:table-cell table:style-name="表格25.A8" office:value-type="string">
            <text:list xml:id="list174916476185582" text:continue-numbering="true" text:style-name="WW8Num2">
              <text:list-item>
                <text:p text:style-name="P1083"/>
              </text:list-item>
            </text:list>
          </table:table-cell>
          <table:table-cell table:style-name="表格25.J5" table:number-columns-spanned="3" office:value-type="string">
            <text:list xml:id="list17491647620366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74916476186298" text:continue-numbering="true" text:style-name="WW8Num2">
              <text:list-item>
                <text:p text:style-name="P948">DESCRIPTION</text:p>
              </text:list-item>
            </text:list>
          </table:table-cell>
          <table:table-cell table:style-name="表格25.A8" office:value-type="string">
            <text:list xml:id="list174916476184315" text:continue-numbering="true" text:style-name="WW8Num2">
              <text:list-item>
                <text:p text:style-name="P888">VARCHAR</text:p>
              </text:list-item>
            </text:list>
          </table:table-cell>
          <table:table-cell table:style-name="表格25.A8" office:value-type="string">
            <text:list xml:id="list17491647619923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8" office:value-type="string">
            <text:list xml:id="list174916476177873" text:continue-numbering="true" text:style-name="WW8Num2">
              <text:list-item>
                <text:p text:style-name="P946"/>
              </text:list-item>
            </text:list>
          </table:table-cell>
          <table:table-cell table:style-name="表格25.A8" office:value-type="string">
            <text:list xml:id="list174916476201139" text:continue-numbering="true" text:style-name="WW8Num2">
              <text:list-item>
                <text:p text:style-name="P947"/>
              </text:list-item>
            </text:list>
          </table:table-cell>
          <table:table-cell table:style-name="表格25.A8" office:value-type="string">
            <text:list xml:id="list174916476182066" text:continue-numbering="true" text:style-name="WW8Num2">
              <text:list-item>
                <text:p text:style-name="P948">500</text:p>
              </text:list-item>
            </text:list>
          </table:table-cell>
          <table:table-cell table:style-name="表格25.A8" office:value-type="string">
            <text:list xml:id="list174916476187512" text:continue-numbering="true" text:style-name="WW8Num2">
              <text:list-item>
                <text:p text:style-name="P944"/>
              </text:list-item>
            </text:list>
          </table:table-cell>
          <table:table-cell table:style-name="表格25.A8" office:value-type="string">
            <text:list xml:id="list174916476172748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25.A8" office:value-type="string">
            <text:list xml:id="list174916476198411" text:continue-numbering="true" text:style-name="WW8Num2">
              <text:list-item>
                <text:p text:style-name="P1083"/>
              </text:list-item>
            </text:list>
          </table:table-cell>
          <table:table-cell table:style-name="表格25.J5" table:number-columns-spanned="3" office:value-type="string">
            <text:list xml:id="list17491647620263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76181642" text:continue-numbering="true" text:style-name="WW8Num2">
              <text:list-item>
                <text:p text:style-name="P886">CUSERID</text:p>
              </text:list-item>
            </text:list>
          </table:table-cell>
          <table:table-cell table:style-name="表格25.A5" office:value-type="string">
            <text:list xml:id="list174916476202630" text:continue-numbering="true" text:style-name="WW8Num2">
              <text:list-item>
                <text:p text:style-name="P886">VARCHAR</text:p>
              </text:list-item>
            </text:list>
          </table:table-cell>
          <table:table-cell table:style-name="表格25.A5" office:value-type="string">
            <text:list xml:id="list17491647618798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247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90052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4336" text:continue-numbering="true" text:style-name="WW8Num2">
              <text:list-item>
                <text:p text:style-name="P886">24</text:p>
              </text:list-item>
            </text:list>
          </table:table-cell>
          <table:table-cell table:style-name="表格25.A5" office:value-type="string">
            <text:list xml:id="list174916476177921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7262" text:continue-numbering="true" text:style-name="WW8Num2">
              <text:list-item>
                <text:p text:style-name="P886">Create data user</text:p>
              </text:list-item>
            </text:list>
          </table:table-cell>
          <table:table-cell table:style-name="表格25.A5" office:value-type="string">
            <text:list xml:id="list17491647619943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J5" table:number-columns-spanned="3" office:value-type="string">
            <text:list xml:id="list17491647619942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76192107" text:continue-numbering="true" text:style-name="WW8Num2">
              <text:list-item>
                <text:p text:style-name="P886">CDATE</text:p>
              </text:list-item>
            </text:list>
          </table:table-cell>
          <table:table-cell table:style-name="表格25.A5" office:value-type="string">
            <text:list xml:id="list174916476200244" text:continue-numbering="true" text:style-name="WW8Num2">
              <text:list-item>
                <text:p text:style-name="P886">DATETIME</text:p>
              </text:list-item>
            </text:list>
          </table:table-cell>
          <table:table-cell table:style-name="表格25.A5" office:value-type="string">
            <text:list xml:id="list17491647617738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8075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1126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781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7187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89899" text:continue-numbering="true" text:style-name="WW8Num2">
              <text:list-item>
                <text:p text:style-name="P886">Create time</text:p>
              </text:list-item>
            </text:list>
          </table:table-cell>
          <table:table-cell table:style-name="表格25.A5" office:value-type="string">
            <text:list xml:id="list17491647618762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J5" table:number-columns-spanned="3" office:value-type="string">
            <text:list xml:id="list17491647619316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76193213" text:continue-numbering="true" text:style-name="WW8Num2">
              <text:list-item>
                <text:p text:style-name="P886">UUSERID</text:p>
              </text:list-item>
            </text:list>
          </table:table-cell>
          <table:table-cell table:style-name="表格25.A5" office:value-type="string">
            <text:list xml:id="list174916476186452" text:continue-numbering="true" text:style-name="WW8Num2">
              <text:list-item>
                <text:p text:style-name="P886">VARCHAR</text:p>
              </text:list-item>
            </text:list>
          </table:table-cell>
          <table:table-cell table:style-name="表格25.A5" office:value-type="string">
            <text:list xml:id="list17491647617840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18638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20301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76202535" text:continue-numbering="true" text:style-name="WW8Num2">
              <text:list-item>
                <text:p text:style-name="P886">24</text:p>
              </text:list-item>
            </text:list>
          </table:table-cell>
          <table:table-cell table:style-name="表格25.A5" office:value-type="string">
            <text:list xml:id="list174916492181388" text:continue-numbering="true" text:style-name="WW8Num2">
              <text:list-item>
                <text:p text:style-name="P886">null</text:p>
              </text:list-item>
            </text:list>
          </table:table-cell>
          <table:table-cell table:style-name="表格25.A5" office:value-type="string">
            <text:list xml:id="list174916492181519" text:continue-numbering="true" text:style-name="WW8Num2">
              <text:list-item>
                <text:p text:style-name="P886">Update date user</text:p>
              </text:list-item>
            </text:list>
          </table:table-cell>
          <table:table-cell table:style-name="表格25.A5" office:value-type="string">
            <text:list xml:id="list17491649219087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J5" table:number-columns-spanned="3" office:value-type="string">
            <text:list xml:id="list17491649219893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74916492181494" text:continue-numbering="true" text:style-name="WW8Num2">
              <text:list-item>
                <text:p text:style-name="P886">UDATE</text:p>
              </text:list-item>
            </text:list>
          </table:table-cell>
          <table:table-cell table:style-name="表格25.A5" office:value-type="string">
            <text:list xml:id="list174916492179578" text:continue-numbering="true" text:style-name="WW8Num2">
              <text:list-item>
                <text:p text:style-name="P886">DATETIME</text:p>
              </text:list-item>
            </text:list>
          </table:table-cell>
          <table:table-cell table:style-name="表格25.A5" office:value-type="string">
            <text:list xml:id="list17491649217168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9219188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9219313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9219373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A5" office:value-type="string">
            <text:list xml:id="list174916492182479" text:continue-numbering="true" text:style-name="WW8Num2">
              <text:list-item>
                <text:p text:style-name="P886">null</text:p>
              </text:list-item>
            </text:list>
          </table:table-cell>
          <table:table-cell table:style-name="表格25.A5" office:value-type="string">
            <text:list xml:id="list174916492184591" text:continue-numbering="true" text:style-name="WW8Num2">
              <text:list-item>
                <text:p text:style-name="P886">Update time</text:p>
              </text:list-item>
            </text:list>
          </table:table-cell>
          <table:table-cell table:style-name="表格25.A5" office:value-type="string">
            <text:list xml:id="list17491649217482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5.J5" table:number-columns-spanned="3" office:value-type="string">
            <text:list xml:id="list174916492198265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</table:table>
      <text:list xml:id="list174916492177567" text:continue-numbering="true" text:style-name="WW8Num2">
        <text:list-item>
          <text:p text:style-name="P587"/>
        </text:list-item>
      </text:list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74916492174871" text:continue-numbering="true" text:style-name="WW8Num2">
        <text:list-item>
          <text:h text:style-name="P618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74916492174242" text:continue-numbering="true" text:style-name="WW8Num2">
              <text:list-item>
                <text:p text:style-name="P702">Project</text:p>
              </text:list-item>
            </text:list>
          </table:table-cell>
          <table:table-cell table:style-name="表格46.A1" table:number-columns-spanned="6" office:value-type="string">
            <text:list xml:id="list174916492172572" text:continue-numbering="true" text:style-name="WW8Num2">
              <text:list-item>
                <text:p text:style-name="P7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74916492195473" text:continue-numbering="true" text:style-name="WW8Num2">
              <text:list-item>
                <text:p text:style-name="P702">Ver</text:p>
              </text:list-item>
            </text:list>
          </table:table-cell>
          <table:table-cell table:style-name="表格46.A1" office:value-type="string">
            <text:list xml:id="list174916492198903" text:continue-numbering="true" text:style-name="WW8Num2">
              <text:list-item>
                <text:p text:style-name="P754">0.5</text:p>
              </text:list-item>
            </text:list>
          </table:table-cell>
          <table:table-cell table:style-name="表格46.J1" office:value-type="string">
            <text:list xml:id="list17491649220100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49217570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492172220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4916492191024" text:continue-numbering="true" text:style-name="WW8Num2">
              <text:list-item>
                <text:p text:style-name="P702">Maintain</text:p>
              </text:list-item>
            </text:list>
          </table:table-cell>
          <table:table-cell table:style-name="表格46.A2" table:number-columns-spanned="6" office:value-type="string">
            <text:list xml:id="list174916492192650" text:continue-numbering="true" text:style-name="WW8Num2">
              <text:list-item>
                <text:p text:style-name="P7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4916492173905" text:continue-numbering="true" text:style-name="WW8Num2">
              <text:list-item>
                <text:p text:style-name="P702">Date</text:p>
              </text:list-item>
            </text:list>
          </table:table-cell>
          <table:table-cell table:style-name="表格46.A2" office:value-type="string">
            <text:list xml:id="list174916492200621" text:continue-numbering="true" text:style-name="WW8Num2">
              <text:list-item>
                <text:p text:style-name="P754">2014/1<text:span text:style-name="T114">2/23</text:span></text:p>
              </text:list-item>
            </text:list>
          </table:table-cell>
          <table:table-cell table:style-name="表格46.J1" office:value-type="string">
            <text:list xml:id="list174916492176626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49219373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492179300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4916492183922" text:continue-numbering="true" text:style-name="WW8Num2">
              <text:list-item>
                <text:p text:style-name="P702">Table</text:p>
              </text:list-item>
            </text:list>
          </table:table-cell>
          <table:table-cell table:style-name="表格46.A2" table:number-columns-spanned="6" office:value-type="string">
            <text:list xml:id="list174916492184802" text:continue-numbering="true" text:style-name="WW8Num2">
              <text:list-item>
                <text:p text:style-name="P829">tb_sys_<text:span text:style-name="T115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4916507195961" text:continue-numbering="true" text:style-name="WW8Num2">
              <text:list-item>
                <text:p text:style-name="P702">DataBase</text:p>
              </text:list-item>
            </text:list>
          </table:table-cell>
          <table:table-cell table:style-name="表格46.A2" office:value-type="string">
            <text:list xml:id="list174916507192756" text:continue-numbering="true" text:style-name="WW8Num2">
              <text:list-item>
                <text:p text:style-name="P754">bbcore</text:p>
              </text:list-item>
            </text:list>
          </table:table-cell>
          <table:table-cell table:style-name="表格46.J1" office:value-type="string">
            <text:list xml:id="list174916507175090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507201242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507185322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74916507181395" text:continue-numbering="true" text:style-name="WW8Num2">
              <text:list-item>
                <text:p text:style-name="P702">Descript</text:p>
              </text:list-item>
            </text:list>
          </table:table-cell>
          <table:table-cell table:style-name="表格46.A4" table:number-columns-spanned="8" office:value-type="string">
            <text:list xml:id="list174916507186240" text:continue-numbering="true" text:style-name="WW8Num2">
              <text:list-item>
                <text:p text:style-name="P8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7491650720337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50717181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17491650717367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74916507202415" text:continue-numbering="true" text:style-name="WW8Num2">
              <text:list-item>
                <text:p text:style-name="P6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7491650717228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07190578" text:continue-numbering="true" text:style-name="WW8Num2">
              <text:list-item>
                <text:p text:style-name="P728">Field</text:p>
              </text:list-item>
            </text:list>
          </table:table-cell>
          <table:table-cell table:style-name="表格46.A5" office:value-type="string">
            <text:list xml:id="list174916507178143" text:continue-numbering="true" text:style-name="WW8Num2">
              <text:list-item>
                <text:p text:style-name="P728">Datatype</text:p>
              </text:list-item>
            </text:list>
          </table:table-cell>
          <table:table-cell table:style-name="表格46.A5" office:value-type="string">
            <text:list xml:id="list174916507200039" text:continue-numbering="true" text:style-name="WW8Num2">
              <text:list-item>
                <text:p text:style-name="P728">PK</text:p>
              </text:list-item>
            </text:list>
          </table:table-cell>
          <table:table-cell table:style-name="表格46.A5" office:value-type="string">
            <text:list xml:id="list174916507188887" text:continue-numbering="true" text:style-name="WW8Num2">
              <text:list-item>
                <text:p text:style-name="P728">UK</text:p>
              </text:list-item>
            </text:list>
          </table:table-cell>
          <table:table-cell table:style-name="表格46.A5" office:value-type="string">
            <text:list xml:id="list174916507181279" text:continue-numbering="true" text:style-name="WW8Num2">
              <text:list-item>
                <text:p text:style-name="P728">IDX</text:p>
              </text:list-item>
            </text:list>
          </table:table-cell>
          <table:table-cell table:style-name="表格46.A5" office:value-type="string">
            <text:list xml:id="list174916507172655" text:continue-numbering="true" text:style-name="WW8Num2">
              <text:list-item>
                <text:p text:style-name="P675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74916507183352" text:continue-numbering="true" text:style-name="WW8Num2">
              <text:list-item>
                <text:p text:style-name="P675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74916507181278" text:continue-numbering="true" text:style-name="WW8Num2">
              <text:list-item>
                <text:p text:style-name="P728">Description</text:p>
              </text:list-item>
            </text:list>
          </table:table-cell>
          <table:table-cell table:style-name="表格46.A5" office:value-type="string">
            <text:list xml:id="list174916507193111" text:continue-numbering="true" text:style-name="WW8Num2">
              <text:list-item>
                <text:p text:style-name="P728">Remarks</text:p>
              </text:list-item>
            </text:list>
          </table:table-cell>
          <table:table-cell table:style-name="表格46.J5" table:number-columns-spanned="3" office:value-type="string">
            <text:list xml:id="list17491650719785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07202991" text:continue-numbering="true" text:style-name="WW8Num2">
              <text:list-item>
                <text:p text:style-name="P889">OID</text:p>
              </text:list-item>
            </text:list>
          </table:table-cell>
          <table:table-cell table:style-name="表格46.A5" office:value-type="string">
            <text:list xml:id="list174916507184383" text:continue-numbering="true" text:style-name="WW8Num2">
              <text:list-item>
                <text:p text:style-name="P889">CHAR</text:p>
              </text:list-item>
            </text:list>
          </table:table-cell>
          <table:table-cell table:style-name="表格46.A5" office:value-type="string">
            <text:list xml:id="list174916507199785" text:continue-numbering="true" text:style-name="WW8Num2">
              <text:list-item>
                <text:p text:style-name="P889">Y</text:p>
              </text:list-item>
            </text:list>
          </table:table-cell>
          <table:table-cell table:style-name="表格46.A5" office:value-type="string">
            <text:list xml:id="list17491650717908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07173415" text:continue-numbering="true" text:style-name="WW8Num2">
              <text:list-item>
                <text:p text:style-name="P889"><text:s/></text:p>
              </text:list-item>
            </text:list>
          </table:table-cell>
          <table:table-cell table:style-name="表格46.A5" office:value-type="string">
            <text:list xml:id="list174916507187251" text:continue-numbering="true" text:style-name="WW8Num2">
              <text:list-item>
                <text:p text:style-name="P889">36</text:p>
              </text:list-item>
            </text:list>
          </table:table-cell>
          <table:table-cell table:style-name="表格46.A5" office:value-type="string">
            <text:list xml:id="list174916507201269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07198706" text:continue-numbering="true" text:style-name="WW8Num2">
              <text:list-item>
                <text:p text:style-name="P889">PK / UUID</text:p>
              </text:list-item>
            </text:list>
          </table:table-cell>
          <table:table-cell table:style-name="表格46.A5" office:value-type="string">
            <text:list xml:id="list174916507174242" text:continue-numbering="true" text:style-name="WW8Num2">
              <text:list-item>
                <text:p text:style-name="P889">Default java UUID</text:p>
              </text:list-item>
            </text:list>
          </table:table-cell>
          <table:table-cell table:style-name="表格46.J5" table:number-columns-spanned="3" office:value-type="string">
            <text:list xml:id="list17491650719981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MAIL_ID</text:p>
          </table:table-cell>
          <table:table-cell table:style-name="表格46.A8" office:value-type="string">
            <text:list xml:id="list174916507191456" text:continue-numbering="true" text:style-name="WW8Num2">
              <text:list-item>
                <text:p text:style-name="P89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9">Y</text:p>
          </table:table-cell>
          <table:table-cell table:style-name="表格46.A8" office:value-type="string">
            <text:p text:style-name="P528">Y</text:p>
          </table:table-cell>
          <table:table-cell table:style-name="表格46.A8" office:value-type="string">
            <text:p text:style-name="P278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69">20141223<text:span text:style-name="T116">000000001</text:span></text:p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0718755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SUBJECT</text:p>
          </table:table-cell>
          <table:table-cell table:style-name="表格46.A8" office:value-type="string">
            <text:list xml:id="list174916507200216" text:continue-numbering="true" text:style-name="WW8Num2">
              <text:list-item>
                <text:p text:style-name="P89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77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51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7149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TEXT</text:p>
          </table:table-cell>
          <table:table-cell table:style-name="表格46.A8" office:value-type="string">
            <text:list xml:id="list174916523177101" text:continue-numbering="true" text:style-name="WW8Num2">
              <text:list-item>
                <text:p text:style-name="P949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21"/>
          </table:table-cell>
          <table:table-cell table:style-name="表格46.A8" office:value-type="string">
            <text:p text:style-name="P281"/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8357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FROM</text:p>
          </table:table-cell>
          <table:table-cell table:style-name="表格46.A8" office:value-type="string">
            <text:list xml:id="list174916523175951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9680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TO</text:p>
          </table:table-cell>
          <table:table-cell table:style-name="表格46.A8" office:value-type="string">
            <text:list xml:id="list174916523187593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9185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CC</text:p>
          </table:table-cell>
          <table:table-cell table:style-name="表格46.A8" office:value-type="string">
            <text:list xml:id="list174916523183212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8171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BCC</text:p>
          </table:table-cell>
          <table:table-cell table:style-name="表格46.A8" office:value-type="string">
            <text:list xml:id="list174916523198790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2317149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FLAG</text:p>
          </table:table-cell>
          <table:table-cell table:style-name="表格46.A8" office:value-type="string">
            <text:list xml:id="list174916539176777" text:continue-numbering="true" text:style-name="WW8Num2">
              <text:list-item>
                <text:p text:style-name="P951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9">Y</text:p>
          </table:table-cell>
          <table:table-cell table:style-name="表格46.A8" office:value-type="string">
            <text:p text:style-name="P284">1</text:p>
          </table:table-cell>
          <table:table-cell table:style-name="表格46.A8" office:value-type="string">
            <text:p text:style-name="P285">N</text:p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3919219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TIME</text:p>
          </table:table-cell>
          <table:table-cell table:style-name="表格46.A8" office:value-type="string">
            <text:list xml:id="list174916539172619" text:continue-numbering="true" text:style-name="WW8Num2">
              <text:list-item>
                <text:p text:style-name="P951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285">null</text:p>
          </table:table-cell>
          <table:table-cell table:style-name="表格46.A8" office:value-type="string">
            <text:p text:style-name="P471"/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3919941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6">RETAIN_FLAG</text:p>
          </table:table-cell>
          <table:table-cell table:style-name="表格46.A8" office:value-type="string">
            <text:list xml:id="list174916539185224" text:continue-numbering="true" text:style-name="WW8Num2">
              <text:list-item>
                <text:p text:style-name="P952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6"/>
          </table:table-cell>
          <table:table-cell table:style-name="表格46.A8" office:value-type="string">
            <text:p text:style-name="P286">1</text:p>
          </table:table-cell>
          <table:table-cell table:style-name="表格46.A8" office:value-type="string">
            <text:p text:style-name="P287">N</text:p>
          </table:table-cell>
          <table:table-cell table:style-name="表格46.A8" office:value-type="string">
            <text:p text:style-name="P468">當為<text:span text:style-name="T117">Y實發完mail後保留, 反之刪除此筆紀錄</text:span></text:p>
          </table:table-cell>
          <table:table-cell table:style-name="表格46.A8" office:value-type="string">
            <text:p text:style-name="P408"/>
          </table:table-cell>
          <table:table-cell table:style-name="表格46.J5" table:number-columns-spanned="3" office:value-type="string">
            <text:list xml:id="list17491653920007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39201193" text:continue-numbering="true" text:style-name="WW8Num2">
              <text:list-item>
                <text:p text:style-name="P889">CUSERID</text:p>
              </text:list-item>
            </text:list>
          </table:table-cell>
          <table:table-cell table:style-name="表格46.A5" office:value-type="string">
            <text:list xml:id="list174916539189560" text:continue-numbering="true" text:style-name="WW8Num2">
              <text:list-item>
                <text:p text:style-name="P889">VARCHAR</text:p>
              </text:list-item>
            </text:list>
          </table:table-cell>
          <table:table-cell table:style-name="表格46.A5" office:value-type="string">
            <text:list xml:id="list17491653917437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8547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20350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200719" text:continue-numbering="true" text:style-name="WW8Num2">
              <text:list-item>
                <text:p text:style-name="P889">24</text:p>
              </text:list-item>
            </text:list>
          </table:table-cell>
          <table:table-cell table:style-name="表格46.A5" office:value-type="string">
            <text:list xml:id="list17491653917653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5551" text:continue-numbering="true" text:style-name="WW8Num2">
              <text:list-item>
                <text:p text:style-name="P889">Create data user</text:p>
              </text:list-item>
            </text:list>
          </table:table-cell>
          <table:table-cell table:style-name="表格46.A5" office:value-type="string">
            <text:list xml:id="list17491653917923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J5" table:number-columns-spanned="3" office:value-type="string">
            <text:list xml:id="list17491653918707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39190913" text:continue-numbering="true" text:style-name="WW8Num2">
              <text:list-item>
                <text:p text:style-name="P889">CDATE</text:p>
              </text:list-item>
            </text:list>
          </table:table-cell>
          <table:table-cell table:style-name="表格46.A5" office:value-type="string">
            <text:list xml:id="list174916539172196" text:continue-numbering="true" text:style-name="WW8Num2">
              <text:list-item>
                <text:p text:style-name="P889">DATETIME</text:p>
              </text:list-item>
            </text:list>
          </table:table-cell>
          <table:table-cell table:style-name="表格46.A5" office:value-type="string">
            <text:list xml:id="list17491653917284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198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628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673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879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39199515" text:continue-numbering="true" text:style-name="WW8Num2">
              <text:list-item>
                <text:p text:style-name="P889">Create time</text:p>
              </text:list-item>
            </text:list>
          </table:table-cell>
          <table:table-cell table:style-name="表格46.A5" office:value-type="string">
            <text:list xml:id="list17491653917439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J5" table:number-columns-spanned="3" office:value-type="string">
            <text:list xml:id="list17491655417794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54198605" text:continue-numbering="true" text:style-name="WW8Num2">
              <text:list-item>
                <text:p text:style-name="P889">UUSERID</text:p>
              </text:list-item>
            </text:list>
          </table:table-cell>
          <table:table-cell table:style-name="表格46.A5" office:value-type="string">
            <text:list xml:id="list174916554185504" text:continue-numbering="true" text:style-name="WW8Num2">
              <text:list-item>
                <text:p text:style-name="P889">VARCHAR</text:p>
              </text:list-item>
            </text:list>
          </table:table-cell>
          <table:table-cell table:style-name="表格46.A5" office:value-type="string">
            <text:list xml:id="list174916554190319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8856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8228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72504" text:continue-numbering="true" text:style-name="WW8Num2">
              <text:list-item>
                <text:p text:style-name="P889">24</text:p>
              </text:list-item>
            </text:list>
          </table:table-cell>
          <table:table-cell table:style-name="表格46.A5" office:value-type="string">
            <text:list xml:id="list174916554198958" text:continue-numbering="true" text:style-name="WW8Num2">
              <text:list-item>
                <text:p text:style-name="P889">null</text:p>
              </text:list-item>
            </text:list>
          </table:table-cell>
          <table:table-cell table:style-name="表格46.A5" office:value-type="string">
            <text:list xml:id="list174916554181616" text:continue-numbering="true" text:style-name="WW8Num2">
              <text:list-item>
                <text:p text:style-name="P889">Update date user</text:p>
              </text:list-item>
            </text:list>
          </table:table-cell>
          <table:table-cell table:style-name="表格46.A5" office:value-type="string">
            <text:list xml:id="list17491655419879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J5" table:number-columns-spanned="3" office:value-type="string">
            <text:list xml:id="list17491655417496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4916554180774" text:continue-numbering="true" text:style-name="WW8Num2">
              <text:list-item>
                <text:p text:style-name="P889">UDATE</text:p>
              </text:list-item>
            </text:list>
          </table:table-cell>
          <table:table-cell table:style-name="表格46.A5" office:value-type="string">
            <text:list xml:id="list174916554193361" text:continue-numbering="true" text:style-name="WW8Num2">
              <text:list-item>
                <text:p text:style-name="P889">DATETIME</text:p>
              </text:list-item>
            </text:list>
          </table:table-cell>
          <table:table-cell table:style-name="表格46.A5" office:value-type="string">
            <text:list xml:id="list17491655418989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9953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7780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9033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A5" office:value-type="string">
            <text:list xml:id="list174916554191114" text:continue-numbering="true" text:style-name="WW8Num2">
              <text:list-item>
                <text:p text:style-name="P889">null</text:p>
              </text:list-item>
            </text:list>
          </table:table-cell>
          <table:table-cell table:style-name="表格46.A5" office:value-type="string">
            <text:list xml:id="list174916554186782" text:continue-numbering="true" text:style-name="WW8Num2">
              <text:list-item>
                <text:p text:style-name="P889">Update time</text:p>
              </text:list-item>
            </text:list>
          </table:table-cell>
          <table:table-cell table:style-name="表格46.A5" office:value-type="string">
            <text:list xml:id="list17491655417762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6.J5" table:number-columns-spanned="3" office:value-type="string">
            <text:list xml:id="list17491655417567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list xml:id="list174916554180602" text:continue-numbering="true" text:style-name="WW8Num2">
        <text:list-item>
          <text:p text:style-name="P588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74916554190311" text:continue-numbering="true" text:style-name="WW8Num2">
        <text:list-item>
          <text:h text:style-name="P619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74916554202742" text:continue-numbering="true" text:style-name="WW8Num2">
              <text:list-item>
                <text:p text:style-name="P703">Project</text:p>
              </text:list-item>
            </text:list>
          </table:table-cell>
          <table:table-cell table:style-name="表格62.A1" table:number-columns-spanned="6" office:value-type="string">
            <text:list xml:id="list174916554203707" text:continue-numbering="true" text:style-name="WW8Num2">
              <text:list-item>
                <text:p text:style-name="P7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74916554203457" text:continue-numbering="true" text:style-name="WW8Num2">
              <text:list-item>
                <text:p text:style-name="P703">Ver</text:p>
              </text:list-item>
            </text:list>
          </table:table-cell>
          <table:table-cell table:style-name="表格62.A1" office:value-type="string">
            <text:list xml:id="list174916554188058" text:continue-numbering="true" text:style-name="WW8Num2">
              <text:list-item>
                <text:p text:style-name="P755">0.5</text:p>
              </text:list-item>
            </text:list>
          </table:table-cell>
          <table:table-cell table:style-name="表格62.J1" office:value-type="string">
            <text:list xml:id="list174916554192640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5419709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54203268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4916554182171" text:continue-numbering="true" text:style-name="WW8Num2">
              <text:list-item>
                <text:p text:style-name="P703">Maintain</text:p>
              </text:list-item>
            </text:list>
          </table:table-cell>
          <table:table-cell table:style-name="表格62.A2" table:number-columns-spanned="6" office:value-type="string">
            <text:list xml:id="list174916554199777" text:continue-numbering="true" text:style-name="WW8Num2">
              <text:list-item>
                <text:p text:style-name="P7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4916554198626" text:continue-numbering="true" text:style-name="WW8Num2">
              <text:list-item>
                <text:p text:style-name="P703">Date</text:p>
              </text:list-item>
            </text:list>
          </table:table-cell>
          <table:table-cell table:style-name="表格62.A2" office:value-type="string">
            <text:list xml:id="list174916554188566" text:continue-numbering="true" text:style-name="WW8Num2">
              <text:list-item>
                <text:p text:style-name="P755">201<text:span text:style-name="T120">5</text:span>/<text:span text:style-name="T120">04/23</text:span></text:p>
              </text:list-item>
            </text:list>
          </table:table-cell>
          <table:table-cell table:style-name="表格62.J1" office:value-type="string">
            <text:list xml:id="list174916570178880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9190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98228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4916570198636" text:continue-numbering="true" text:style-name="WW8Num2">
              <text:list-item>
                <text:p text:style-name="P703">Table</text:p>
              </text:list-item>
            </text:list>
          </table:table-cell>
          <table:table-cell table:style-name="表格62.A2" table:number-columns-spanned="6" office:value-type="string">
            <text:list xml:id="list174916570180475" text:continue-numbering="true" text:style-name="WW8Num2">
              <text:list-item>
                <text:p text:style-name="P830">tb_sys_<text:span text:style-name="T120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4916570178557" text:continue-numbering="true" text:style-name="WW8Num2">
              <text:list-item>
                <text:p text:style-name="P703">DataBase</text:p>
              </text:list-item>
            </text:list>
          </table:table-cell>
          <table:table-cell table:style-name="表格62.A2" office:value-type="string">
            <text:list xml:id="list174916570200024" text:continue-numbering="true" text:style-name="WW8Num2">
              <text:list-item>
                <text:p text:style-name="P755">bbcore</text:p>
              </text:list-item>
            </text:list>
          </table:table-cell>
          <table:table-cell table:style-name="表格62.J1" office:value-type="string">
            <text:list xml:id="list17491657017211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7400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83485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74916570194412" text:continue-numbering="true" text:style-name="WW8Num2">
              <text:list-item>
                <text:p text:style-name="P703">Descript</text:p>
              </text:list-item>
            </text:list>
          </table:table-cell>
          <table:table-cell table:style-name="表格62.A4" table:number-columns-spanned="8" office:value-type="string">
            <text:list xml:id="list174916570198618" text:continue-numbering="true" text:style-name="WW8Num2">
              <text:list-item>
                <text:p text:style-name="P8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74916570183305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91042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174916570175546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74916570175517" text:continue-numbering="true" text:style-name="WW8Num2">
              <text:list-item>
                <text:p text:style-name="P6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7491657017228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570178142" text:continue-numbering="true" text:style-name="WW8Num2">
              <text:list-item>
                <text:p text:style-name="P729">Field</text:p>
              </text:list-item>
            </text:list>
          </table:table-cell>
          <table:table-cell table:style-name="表格62.A5" office:value-type="string">
            <text:list xml:id="list174916570197018" text:continue-numbering="true" text:style-name="WW8Num2">
              <text:list-item>
                <text:p text:style-name="P729">Datatype</text:p>
              </text:list-item>
            </text:list>
          </table:table-cell>
          <table:table-cell table:style-name="表格62.A5" office:value-type="string">
            <text:list xml:id="list174916570202014" text:continue-numbering="true" text:style-name="WW8Num2">
              <text:list-item>
                <text:p text:style-name="P729">PK</text:p>
              </text:list-item>
            </text:list>
          </table:table-cell>
          <table:table-cell table:style-name="表格62.A5" office:value-type="string">
            <text:list xml:id="list174916570193885" text:continue-numbering="true" text:style-name="WW8Num2">
              <text:list-item>
                <text:p text:style-name="P729">UK</text:p>
              </text:list-item>
            </text:list>
          </table:table-cell>
          <table:table-cell table:style-name="表格62.A5" office:value-type="string">
            <text:list xml:id="list174916570195945" text:continue-numbering="true" text:style-name="WW8Num2">
              <text:list-item>
                <text:p text:style-name="P729">IDX</text:p>
              </text:list-item>
            </text:list>
          </table:table-cell>
          <table:table-cell table:style-name="表格62.A5" office:value-type="string">
            <text:list xml:id="list174916570180055" text:continue-numbering="true" text:style-name="WW8Num2">
              <text:list-item>
                <text:p text:style-name="P676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74916570175626" text:continue-numbering="true" text:style-name="WW8Num2">
              <text:list-item>
                <text:p text:style-name="P676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74916570179306" text:continue-numbering="true" text:style-name="WW8Num2">
              <text:list-item>
                <text:p text:style-name="P729">Description</text:p>
              </text:list-item>
            </text:list>
          </table:table-cell>
          <table:table-cell table:style-name="表格62.A5" office:value-type="string">
            <text:list xml:id="list174916570186897" text:continue-numbering="true" text:style-name="WW8Num2">
              <text:list-item>
                <text:p text:style-name="P729">Remarks</text:p>
              </text:list-item>
            </text:list>
          </table:table-cell>
          <table:table-cell table:style-name="表格62.J5" table:number-columns-spanned="3" office:value-type="string">
            <text:list xml:id="list17491657018795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570185384" text:continue-numbering="true" text:style-name="WW8Num2">
              <text:list-item>
                <text:p text:style-name="P1122">OID</text:p>
              </text:list-item>
            </text:list>
          </table:table-cell>
          <table:table-cell table:style-name="表格62.A5" office:value-type="string">
            <text:list xml:id="list174916570187939" text:continue-numbering="true" text:style-name="WW8Num2">
              <text:list-item>
                <text:p text:style-name="P1122">CHAR</text:p>
              </text:list-item>
            </text:list>
          </table:table-cell>
          <table:table-cell table:style-name="表格62.A5" office:value-type="string">
            <text:list xml:id="list174916570189426" text:continue-numbering="true" text:style-name="WW8Num2">
              <text:list-item>
                <text:p text:style-name="P1122">Y</text:p>
              </text:list-item>
            </text:list>
          </table:table-cell>
          <table:table-cell table:style-name="表格62.A5" office:value-type="string">
            <text:list xml:id="list174916570192948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70199564" text:continue-numbering="true" text:style-name="WW8Num2">
              <text:list-item>
                <text:p text:style-name="P1122"><text:s/></text:p>
              </text:list-item>
            </text:list>
          </table:table-cell>
          <table:table-cell table:style-name="表格62.A5" office:value-type="string">
            <text:list xml:id="list174916570184985" text:continue-numbering="true" text:style-name="WW8Num2">
              <text:list-item>
                <text:p text:style-name="P1122">36</text:p>
              </text:list-item>
            </text:list>
          </table:table-cell>
          <table:table-cell table:style-name="表格62.A5" office:value-type="string">
            <text:list xml:id="list174916570189927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70180240" text:continue-numbering="true" text:style-name="WW8Num2">
              <text:list-item>
                <text:p text:style-name="P1122">PK / UUID</text:p>
              </text:list-item>
            </text:list>
          </table:table-cell>
          <table:table-cell table:style-name="表格62.A5" office:value-type="string">
            <text:list xml:id="list174916570183566" text:continue-numbering="true" text:style-name="WW8Num2">
              <text:list-item>
                <text:p text:style-name="P1122">Default java UUID</text:p>
              </text:list-item>
            </text:list>
          </table:table-cell>
          <table:table-cell table:style-name="表格62.J5" table:number-columns-spanned="3" office:value-type="string">
            <text:list xml:id="list17491657019983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7">USER</text:p>
          </table:table-cell>
          <table:table-cell table:style-name="表格62.A8" office:value-type="string">
            <text:list xml:id="list174916570176031" text:continue-numbering="true" text:style-name="WW8Num2">
              <text:list-item>
                <text:p text:style-name="P1124">VARCHAR</text:p>
              </text:list-item>
            </text:list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500"/>
          </table:table-cell>
          <table:table-cell table:style-name="表格62.A8" office:value-type="string">
            <text:p text:style-name="P537">Y</text:p>
          </table:table-cell>
          <table:table-cell table:style-name="表格62.A8" office:value-type="string">
            <text:p text:style-name="P497">24</text:p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504"/>
          </table:table-cell>
          <table:table-cell table:style-name="表格62.A8" office:value-type="string">
            <text:p text:style-name="P508"/>
          </table:table-cell>
          <table:table-cell table:style-name="表格62.J5" table:number-columns-spanned="3" office:value-type="string">
            <text:list xml:id="list17491657017255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510">SYS_ID</text:p>
          </table:table-cell>
          <table:table-cell table:style-name="表格62.A8" office:value-type="string">
            <text:list xml:id="list174916585194298" text:continue-numbering="true" text:style-name="WW8Num2">
              <text:list-item>
                <text:p text:style-name="P1124">VARCHAR</text:p>
              </text:list-item>
            </text:list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499"/>
          </table:table-cell>
          <table:table-cell table:style-name="表格62.A8" office:value-type="string">
            <text:p text:style-name="P538"/>
          </table:table-cell>
          <table:table-cell table:style-name="表格62.A8" office:value-type="string">
            <text:p text:style-name="P502">10</text:p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506">TB_SYS.SYS_ID</text:p>
          </table:table-cell>
          <table:table-cell table:style-name="表格62.A8" office:value-type="string">
            <text:p text:style-name="P509"/>
          </table:table-cell>
          <table:table-cell table:style-name="表格62.J5" table:number-columns-spanned="3" office:value-type="string">
            <text:list xml:id="list17491658519443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501">EXECUTE_<text:span text:style-name="T119">EVENT</text:span></text:p>
          </table:table-cell>
          <table:table-cell table:style-name="表格62.A8" office:value-type="string">
            <text:list xml:id="list174916585175091" text:continue-numbering="true" text:style-name="WW8Num2">
              <text:list-item>
                <text:p text:style-name="P1125">VARCHAR</text:p>
              </text:list-item>
            </text:list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499"/>
          </table:table-cell>
          <table:table-cell table:style-name="表格62.A8" office:value-type="string">
            <text:p text:style-name="P536"/>
          </table:table-cell>
          <table:table-cell table:style-name="表格62.A8" office:value-type="string">
            <text:p text:style-name="P497">255</text:p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505"><text:span text:style-name="T123">bean</text:span>的id 或</text:p>
            <text:p text:style-name="P505">controller的 <text:span text:style-name="T124">action url</text:span></text:p>
          </table:table-cell>
          <table:table-cell table:style-name="表格62.A8" office:value-type="string">
            <text:p text:style-name="P509"><text:span text:style-name="T122">t</text:span>est.bs<text:span text:style-name="T124">@</text:span>create</text:p>
            <text:p text:style-name="P507">tset.action</text:p>
          </table:table-cell>
          <table:table-cell table:style-name="表格62.J5" table:number-columns-spanned="3" office:value-type="string">
            <text:list xml:id="list174916585200681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7">IS_PERMIT</text:p>
          </table:table-cell>
          <table:table-cell table:style-name="表格62.A8" office:value-type="string">
            <text:list xml:id="list174916585177673" text:continue-numbering="true" text:style-name="WW8Num2">
              <text:list-item>
                <text:p text:style-name="P1125">VARCHAR</text:p>
              </text:list-item>
            </text:list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499"/>
          </table:table-cell>
          <table:table-cell table:style-name="表格62.A8" office:value-type="string">
            <text:p text:style-name="P536"/>
          </table:table-cell>
          <table:table-cell table:style-name="表格62.A8" office:value-type="string">
            <text:p text:style-name="P497">1</text:p>
          </table:table-cell>
          <table:table-cell table:style-name="表格62.A8" office:value-type="string">
            <text:p text:style-name="P498">N</text:p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508"/>
          </table:table-cell>
          <table:table-cell table:style-name="表格62.J5" table:number-columns-spanned="3" office:value-type="string">
            <text:list xml:id="list17491658519982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585176502" text:continue-numbering="true" text:style-name="WW8Num2">
              <text:list-item>
                <text:p text:style-name="P1122">CUSERID</text:p>
              </text:list-item>
            </text:list>
          </table:table-cell>
          <table:table-cell table:style-name="表格62.A5" office:value-type="string">
            <text:list xml:id="list174916585196546" text:continue-numbering="true" text:style-name="WW8Num2">
              <text:list-item>
                <text:p text:style-name="P1122">VARCHAR</text:p>
              </text:list-item>
            </text:list>
          </table:table-cell>
          <table:table-cell table:style-name="表格62.A5" office:value-type="string">
            <text:list xml:id="list174916585195216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0993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0558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94808" text:continue-numbering="true" text:style-name="WW8Num2">
              <text:list-item>
                <text:p text:style-name="P1122">24</text:p>
              </text:list-item>
            </text:list>
          </table:table-cell>
          <table:table-cell table:style-name="表格62.A5" office:value-type="string">
            <text:list xml:id="list174916585183800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8402" text:continue-numbering="true" text:style-name="WW8Num2">
              <text:list-item>
                <text:p text:style-name="P1122">Create data user</text:p>
              </text:list-item>
            </text:list>
          </table:table-cell>
          <table:table-cell table:style-name="表格62.A5" office:value-type="string">
            <text:list xml:id="list174916585174147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J5" table:number-columns-spanned="3" office:value-type="string">
            <text:list xml:id="list17491658519686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585203886" text:continue-numbering="true" text:style-name="WW8Num2">
              <text:list-item>
                <text:p text:style-name="P1122">CDATE</text:p>
              </text:list-item>
            </text:list>
          </table:table-cell>
          <table:table-cell table:style-name="表格62.A5" office:value-type="string">
            <text:list xml:id="list174916585190761" text:continue-numbering="true" text:style-name="WW8Num2">
              <text:list-item>
                <text:p text:style-name="P1122">DATETIME</text:p>
              </text:list-item>
            </text:list>
          </table:table-cell>
          <table:table-cell table:style-name="表格62.A5" office:value-type="string">
            <text:list xml:id="list174916585177686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1606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1979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80026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96372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585173845" text:continue-numbering="true" text:style-name="WW8Num2">
              <text:list-item>
                <text:p text:style-name="P1122">Create time</text:p>
              </text:list-item>
            </text:list>
          </table:table-cell>
          <table:table-cell table:style-name="表格62.A5" office:value-type="string">
            <text:list xml:id="list174916601200983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J5" table:number-columns-spanned="3" office:value-type="string">
            <text:list xml:id="list17491660117278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601187370" text:continue-numbering="true" text:style-name="WW8Num2">
              <text:list-item>
                <text:p text:style-name="P1122">UUSERID</text:p>
              </text:list-item>
            </text:list>
          </table:table-cell>
          <table:table-cell table:style-name="表格62.A5" office:value-type="string">
            <text:list xml:id="list174916601199379" text:continue-numbering="true" text:style-name="WW8Num2">
              <text:list-item>
                <text:p text:style-name="P1122">VARCHAR</text:p>
              </text:list-item>
            </text:list>
          </table:table-cell>
          <table:table-cell table:style-name="表格62.A5" office:value-type="string">
            <text:list xml:id="list174916601180314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174582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203707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201483" text:continue-numbering="true" text:style-name="WW8Num2">
              <text:list-item>
                <text:p text:style-name="P1122">24</text:p>
              </text:list-item>
            </text:list>
          </table:table-cell>
          <table:table-cell table:style-name="表格62.A5" office:value-type="string">
            <text:list xml:id="list174916601196083" text:continue-numbering="true" text:style-name="WW8Num2">
              <text:list-item>
                <text:p text:style-name="P1122">null</text:p>
              </text:list-item>
            </text:list>
          </table:table-cell>
          <table:table-cell table:style-name="表格62.A5" office:value-type="string">
            <text:list xml:id="list174916601190120" text:continue-numbering="true" text:style-name="WW8Num2">
              <text:list-item>
                <text:p text:style-name="P1122">Update date user</text:p>
              </text:list-item>
            </text:list>
          </table:table-cell>
          <table:table-cell table:style-name="表格62.A5" office:value-type="string">
            <text:list xml:id="list174916601203888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J5" table:number-columns-spanned="3" office:value-type="string">
            <text:list xml:id="list174916601173775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4916601184892" text:continue-numbering="true" text:style-name="WW8Num2">
              <text:list-item>
                <text:p text:style-name="P1122">UDATE</text:p>
              </text:list-item>
            </text:list>
          </table:table-cell>
          <table:table-cell table:style-name="表格62.A5" office:value-type="string">
            <text:list xml:id="list174916601182090" text:continue-numbering="true" text:style-name="WW8Num2">
              <text:list-item>
                <text:p text:style-name="P1122">DATETIME</text:p>
              </text:list-item>
            </text:list>
          </table:table-cell>
          <table:table-cell table:style-name="表格62.A5" office:value-type="string">
            <text:list xml:id="list174916601179536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191005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183245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192614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A5" office:value-type="string">
            <text:list xml:id="list174916601188368" text:continue-numbering="true" text:style-name="WW8Num2">
              <text:list-item>
                <text:p text:style-name="P1122">null</text:p>
              </text:list-item>
            </text:list>
          </table:table-cell>
          <table:table-cell table:style-name="表格62.A5" office:value-type="string">
            <text:list xml:id="list174916601199521" text:continue-numbering="true" text:style-name="WW8Num2">
              <text:list-item>
                <text:p text:style-name="P1122">Update time</text:p>
              </text:list-item>
            </text:list>
          </table:table-cell>
          <table:table-cell table:style-name="表格62.A5" office:value-type="string">
            <text:list xml:id="list174916601173808" text:continue-numbering="true" text:style-name="WW8Num2">
              <text:list-item>
                <text:p text:style-name="P1123"/>
              </text:list-item>
            </text:list>
          </table:table-cell>
          <table:table-cell table:style-name="表格62.J5" table:number-columns-spanned="3" office:value-type="string">
            <text:list xml:id="list17491660120234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</table:table>
      <text:list xml:id="list174916601191148" text:continue-numbering="true" text:style-name="WW8Num2">
        <text:list-item>
          <text:p text:style-name="P589"/>
        </text:list-item>
      </text:list>
      <text:p text:style-name="P23"/>
      <text:p text:style-name="P23"/>
      <text:list xml:id="list174916601199228" text:continue-numbering="true" text:style-name="WW8Num2">
        <text:list-item>
          <text:h text:style-name="P620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74916601198997" text:continue-numbering="true" text:style-name="WW8Num2">
              <text:list-item>
                <text:p text:style-name="P704">Project</text:p>
              </text:list-item>
            </text:list>
          </table:table-cell>
          <table:table-cell table:style-name="表格63.A1" table:number-columns-spanned="6" office:value-type="string">
            <text:list xml:id="list174916601203422" text:continue-numbering="true" text:style-name="WW8Num2">
              <text:list-item>
                <text:p text:style-name="P7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74916601197430" text:continue-numbering="true" text:style-name="WW8Num2">
              <text:list-item>
                <text:p text:style-name="P704">Ver</text:p>
              </text:list-item>
            </text:list>
          </table:table-cell>
          <table:table-cell table:style-name="表格63.A1" office:value-type="string">
            <text:list xml:id="list174916601187268" text:continue-numbering="true" text:style-name="WW8Num2">
              <text:list-item>
                <text:p text:style-name="P756">0.5</text:p>
              </text:list-item>
            </text:list>
          </table:table-cell>
          <table:table-cell table:style-name="表格63.J1" office:value-type="string">
            <text:list xml:id="list174916601173575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0119229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01192750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4916601200332" text:continue-numbering="true" text:style-name="WW8Num2">
              <text:list-item>
                <text:p text:style-name="P704">Maintain</text:p>
              </text:list-item>
            </text:list>
          </table:table-cell>
          <table:table-cell table:style-name="表格63.A2" table:number-columns-spanned="6" office:value-type="string">
            <text:list xml:id="list174916601187807" text:continue-numbering="true" text:style-name="WW8Num2">
              <text:list-item>
                <text:p text:style-name="P7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4916601198293" text:continue-numbering="true" text:style-name="WW8Num2">
              <text:list-item>
                <text:p text:style-name="P704">Date</text:p>
              </text:list-item>
            </text:list>
          </table:table-cell>
          <table:table-cell table:style-name="表格63.A2" office:value-type="string">
            <text:list xml:id="list174916601188244" text:continue-numbering="true" text:style-name="WW8Num2">
              <text:list-item>
                <text:p text:style-name="P756">201<text:span text:style-name="T120">5</text:span>/<text:span text:style-name="T120">04/23</text:span></text:p>
              </text:list-item>
            </text:list>
          </table:table-cell>
          <table:table-cell table:style-name="表格63.J1" office:value-type="string">
            <text:list xml:id="list17491660118627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0117580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01184927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4916601193018" text:continue-numbering="true" text:style-name="WW8Num2">
              <text:list-item>
                <text:p text:style-name="P704">Table</text:p>
              </text:list-item>
            </text:list>
          </table:table-cell>
          <table:table-cell table:style-name="表格63.A2" table:number-columns-spanned="6" office:value-type="string">
            <text:list xml:id="list174916601173028" text:continue-numbering="true" text:style-name="WW8Num2">
              <text:list-item>
                <text:p text:style-name="P831">tb_sys_<text:span text:style-name="T121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4916601199330" text:continue-numbering="true" text:style-name="WW8Num2">
              <text:list-item>
                <text:p text:style-name="P704">DataBase</text:p>
              </text:list-item>
            </text:list>
          </table:table-cell>
          <table:table-cell table:style-name="表格63.A2" office:value-type="string">
            <text:list xml:id="list174916617201956" text:continue-numbering="true" text:style-name="WW8Num2">
              <text:list-item>
                <text:p text:style-name="P756">bbcore</text:p>
              </text:list-item>
            </text:list>
          </table:table-cell>
          <table:table-cell table:style-name="表格63.J1" office:value-type="string">
            <text:list xml:id="list174916617188125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17203302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17189019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74916617199296" text:continue-numbering="true" text:style-name="WW8Num2">
              <text:list-item>
                <text:p text:style-name="P704">Descript</text:p>
              </text:list-item>
            </text:list>
          </table:table-cell>
          <table:table-cell table:style-name="表格63.A4" table:number-columns-spanned="8" office:value-type="string">
            <text:list xml:id="list174916617197365" text:continue-numbering="true" text:style-name="WW8Num2">
              <text:list-item>
                <text:p text:style-name="P8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74916617175442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17196538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174916617175608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74916617173323" text:continue-numbering="true" text:style-name="WW8Num2">
              <text:list-item>
                <text:p text:style-name="P6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7491661717302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17196334" text:continue-numbering="true" text:style-name="WW8Num2">
              <text:list-item>
                <text:p text:style-name="P730">Field</text:p>
              </text:list-item>
            </text:list>
          </table:table-cell>
          <table:table-cell table:style-name="表格63.A5" office:value-type="string">
            <text:list xml:id="list174916617203797" text:continue-numbering="true" text:style-name="WW8Num2">
              <text:list-item>
                <text:p text:style-name="P730">Datatype</text:p>
              </text:list-item>
            </text:list>
          </table:table-cell>
          <table:table-cell table:style-name="表格63.A5" office:value-type="string">
            <text:list xml:id="list174916617187083" text:continue-numbering="true" text:style-name="WW8Num2">
              <text:list-item>
                <text:p text:style-name="P730">PK</text:p>
              </text:list-item>
            </text:list>
          </table:table-cell>
          <table:table-cell table:style-name="表格63.A5" office:value-type="string">
            <text:list xml:id="list174916617178325" text:continue-numbering="true" text:style-name="WW8Num2">
              <text:list-item>
                <text:p text:style-name="P730">UK</text:p>
              </text:list-item>
            </text:list>
          </table:table-cell>
          <table:table-cell table:style-name="表格63.A5" office:value-type="string">
            <text:list xml:id="list174916617195623" text:continue-numbering="true" text:style-name="WW8Num2">
              <text:list-item>
                <text:p text:style-name="P730">IDX</text:p>
              </text:list-item>
            </text:list>
          </table:table-cell>
          <table:table-cell table:style-name="表格63.A5" office:value-type="string">
            <text:list xml:id="list174916617187026" text:continue-numbering="true" text:style-name="WW8Num2">
              <text:list-item>
                <text:p text:style-name="P677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74916617181274" text:continue-numbering="true" text:style-name="WW8Num2">
              <text:list-item>
                <text:p text:style-name="P677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74916617178327" text:continue-numbering="true" text:style-name="WW8Num2">
              <text:list-item>
                <text:p text:style-name="P730">Description</text:p>
              </text:list-item>
            </text:list>
          </table:table-cell>
          <table:table-cell table:style-name="表格63.A5" office:value-type="string">
            <text:list xml:id="list174916617182675" text:continue-numbering="true" text:style-name="WW8Num2">
              <text:list-item>
                <text:p text:style-name="P730">Remarks</text:p>
              </text:list-item>
            </text:list>
          </table:table-cell>
          <table:table-cell table:style-name="表格63.J5" table:number-columns-spanned="3" office:value-type="string">
            <text:list xml:id="list17491661719820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17200874" text:continue-numbering="true" text:style-name="WW8Num2">
              <text:list-item>
                <text:p text:style-name="P891">OID</text:p>
              </text:list-item>
            </text:list>
          </table:table-cell>
          <table:table-cell table:style-name="表格63.A5" office:value-type="string">
            <text:list xml:id="list174916617180897" text:continue-numbering="true" text:style-name="WW8Num2">
              <text:list-item>
                <text:p text:style-name="P891">CHAR</text:p>
              </text:list-item>
            </text:list>
          </table:table-cell>
          <table:table-cell table:style-name="表格63.A5" office:value-type="string">
            <text:list xml:id="list174916617180620" text:continue-numbering="true" text:style-name="WW8Num2">
              <text:list-item>
                <text:p text:style-name="P891">Y</text:p>
              </text:list-item>
            </text:list>
          </table:table-cell>
          <table:table-cell table:style-name="表格63.A5" office:value-type="string">
            <text:list xml:id="list174916617175176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17197579" text:continue-numbering="true" text:style-name="WW8Num2">
              <text:list-item>
                <text:p text:style-name="P891"><text:s/></text:p>
              </text:list-item>
            </text:list>
          </table:table-cell>
          <table:table-cell table:style-name="表格63.A5" office:value-type="string">
            <text:list xml:id="list174916617199566" text:continue-numbering="true" text:style-name="WW8Num2">
              <text:list-item>
                <text:p text:style-name="P891">36</text:p>
              </text:list-item>
            </text:list>
          </table:table-cell>
          <table:table-cell table:style-name="表格63.A5" office:value-type="string">
            <text:list xml:id="list17491661719892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17185113" text:continue-numbering="true" text:style-name="WW8Num2">
              <text:list-item>
                <text:p text:style-name="P891">PK / UUID</text:p>
              </text:list-item>
            </text:list>
          </table:table-cell>
          <table:table-cell table:style-name="表格63.A5" office:value-type="string">
            <text:list xml:id="list174916617191108" text:continue-numbering="true" text:style-name="WW8Num2">
              <text:list-item>
                <text:p text:style-name="P891">Default java UUID</text:p>
              </text:list-item>
            </text:list>
          </table:table-cell>
          <table:table-cell table:style-name="表格63.J5" table:number-columns-spanned="3" office:value-type="string">
            <text:list xml:id="list17491661718332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8">USER</text:p>
          </table:table-cell>
          <table:table-cell table:style-name="表格63.A8" office:value-type="string">
            <text:list xml:id="list174916617185969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80"/>
          </table:table-cell>
          <table:table-cell table:style-name="表格63.A8" office:value-type="string">
            <text:p text:style-name="P530">Y</text:p>
          </table:table-cell>
          <table:table-cell table:style-name="表格63.A8" office:value-type="string">
            <text:p text:style-name="P288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70"/>
          </table:table-cell>
          <table:table-cell table:style-name="表格63.A8" office:value-type="string">
            <text:p text:style-name="P409"/>
          </table:table-cell>
          <table:table-cell table:style-name="表格63.J5" table:number-columns-spanned="3" office:value-type="string">
            <text:list xml:id="list174916617194050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17178146" text:continue-numbering="true" text:style-name="WW8Num2">
              <text:list-item>
                <text:p text:style-name="P891">CUSERID</text:p>
              </text:list-item>
            </text:list>
          </table:table-cell>
          <table:table-cell table:style-name="表格63.A5" office:value-type="string">
            <text:list xml:id="list174916617179191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63.A5" office:value-type="string">
            <text:list xml:id="list174916617200781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1719468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1717908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17179689" text:continue-numbering="true" text:style-name="WW8Num2">
              <text:list-item>
                <text:p text:style-name="P891">24</text:p>
              </text:list-item>
            </text:list>
          </table:table-cell>
          <table:table-cell table:style-name="表格63.A5" office:value-type="string">
            <text:list xml:id="list174916632186561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5470" text:continue-numbering="true" text:style-name="WW8Num2">
              <text:list-item>
                <text:p text:style-name="P891">Create data user</text:p>
              </text:list-item>
            </text:list>
          </table:table-cell>
          <table:table-cell table:style-name="表格63.A5" office:value-type="string">
            <text:list xml:id="list174916632173736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J5" table:number-columns-spanned="3" office:value-type="string">
            <text:list xml:id="list17491663217240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32186586" text:continue-numbering="true" text:style-name="WW8Num2">
              <text:list-item>
                <text:p text:style-name="P891">CDATE</text:p>
              </text:list-item>
            </text:list>
          </table:table-cell>
          <table:table-cell table:style-name="表格63.A5" office:value-type="string">
            <text:list xml:id="list174916632198708" text:continue-numbering="true" text:style-name="WW8Num2">
              <text:list-item>
                <text:p text:style-name="P891">DATETIME</text:p>
              </text:list-item>
            </text:list>
          </table:table-cell>
          <table:table-cell table:style-name="表格63.A5" office:value-type="string">
            <text:list xml:id="list17491663218503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7141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849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98349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9645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90631" text:continue-numbering="true" text:style-name="WW8Num2">
              <text:list-item>
                <text:p text:style-name="P891">Create time</text:p>
              </text:list-item>
            </text:list>
          </table:table-cell>
          <table:table-cell table:style-name="表格63.A5" office:value-type="string">
            <text:list xml:id="list17491663217546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J5" table:number-columns-spanned="3" office:value-type="string">
            <text:list xml:id="list17491663217630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32194925" text:continue-numbering="true" text:style-name="WW8Num2">
              <text:list-item>
                <text:p text:style-name="P891">UUSERID</text:p>
              </text:list-item>
            </text:list>
          </table:table-cell>
          <table:table-cell table:style-name="表格63.A5" office:value-type="string">
            <text:list xml:id="list174916632201180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63.A5" office:value-type="string">
            <text:list xml:id="list17491663219283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20245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866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96503" text:continue-numbering="true" text:style-name="WW8Num2">
              <text:list-item>
                <text:p text:style-name="P891">24</text:p>
              </text:list-item>
            </text:list>
          </table:table-cell>
          <table:table-cell table:style-name="表格63.A5" office:value-type="string">
            <text:list xml:id="list174916632189514" text:continue-numbering="true" text:style-name="WW8Num2">
              <text:list-item>
                <text:p text:style-name="P891">null</text:p>
              </text:list-item>
            </text:list>
          </table:table-cell>
          <table:table-cell table:style-name="表格63.A5" office:value-type="string">
            <text:list xml:id="list174916632200045" text:continue-numbering="true" text:style-name="WW8Num2">
              <text:list-item>
                <text:p text:style-name="P891">Update date user</text:p>
              </text:list-item>
            </text:list>
          </table:table-cell>
          <table:table-cell table:style-name="表格63.A5" office:value-type="string">
            <text:list xml:id="list174916632196992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J5" table:number-columns-spanned="3" office:value-type="string">
            <text:list xml:id="list17491663217798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4916632196295" text:continue-numbering="true" text:style-name="WW8Num2">
              <text:list-item>
                <text:p text:style-name="P891">UDATE</text:p>
              </text:list-item>
            </text:list>
          </table:table-cell>
          <table:table-cell table:style-name="表格63.A5" office:value-type="string">
            <text:list xml:id="list174916632184780" text:continue-numbering="true" text:style-name="WW8Num2">
              <text:list-item>
                <text:p text:style-name="P891">DATETIME</text:p>
              </text:list-item>
            </text:list>
          </table:table-cell>
          <table:table-cell table:style-name="表格63.A5" office:value-type="string">
            <text:list xml:id="list17491663219255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4905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7458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214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A5" office:value-type="string">
            <text:list xml:id="list174916632189511" text:continue-numbering="true" text:style-name="WW8Num2">
              <text:list-item>
                <text:p text:style-name="P891">null</text:p>
              </text:list-item>
            </text:list>
          </table:table-cell>
          <table:table-cell table:style-name="表格63.A5" office:value-type="string">
            <text:list xml:id="list174916632181355" text:continue-numbering="true" text:style-name="WW8Num2">
              <text:list-item>
                <text:p text:style-name="P891">Update time</text:p>
              </text:list-item>
            </text:list>
          </table:table-cell>
          <table:table-cell table:style-name="表格63.A5" office:value-type="string">
            <text:list xml:id="list17491663219591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63.J5" table:number-columns-spanned="3" office:value-type="string">
            <text:list xml:id="list17491663220089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</table:table>
      <text:list xml:id="list174916632196174" text:continue-numbering="true" text:style-name="WW8Num2">
        <text:list-item>
          <text:p text:style-name="P590"/>
        </text:list-item>
      </text:list>
      <text:p text:style-name="P24"/>
      <text:p text:style-name="P24"/>
      <text:p text:style-name="P23"/>
      <text:p text:style-name="P23"/>
      <text:list xml:id="list174916632186162" text:continue-numbering="true" text:style-name="WW8Num2">
        <text:list-item>
          <text:h text:style-name="P621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74916632187292" text:continue-numbering="true" text:style-name="WW8Num2">
              <text:list-item>
                <text:p text:style-name="P705">Project</text:p>
              </text:list-item>
            </text:list>
          </table:table-cell>
          <table:table-cell table:style-name="表格67.A1" table:number-columns-spanned="6" office:value-type="string">
            <text:list xml:id="list174916632198160" text:continue-numbering="true" text:style-name="WW8Num2">
              <text:list-item>
                <text:p text:style-name="P7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74916632192717" text:continue-numbering="true" text:style-name="WW8Num2">
              <text:list-item>
                <text:p text:style-name="P705">Ver</text:p>
              </text:list-item>
            </text:list>
          </table:table-cell>
          <table:table-cell table:style-name="表格67.A1" office:value-type="string">
            <text:list xml:id="list174916632196283" text:continue-numbering="true" text:style-name="WW8Num2">
              <text:list-item>
                <text:p text:style-name="P757">0.5</text:p>
              </text:list-item>
            </text:list>
          </table:table-cell>
          <table:table-cell table:style-name="表格67.J1" office:value-type="string">
            <text:list xml:id="list17491664819793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8459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80173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74916648191421" text:continue-numbering="true" text:style-name="WW8Num2">
              <text:list-item>
                <text:p text:style-name="P705">Maintain</text:p>
              </text:list-item>
            </text:list>
          </table:table-cell>
          <table:table-cell table:style-name="表格67.A2" table:number-columns-spanned="6" office:value-type="string">
            <text:list xml:id="list174916648192875" text:continue-numbering="true" text:style-name="WW8Num2">
              <text:list-item>
                <text:p text:style-name="P7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74916648175830" text:continue-numbering="true" text:style-name="WW8Num2">
              <text:list-item>
                <text:p text:style-name="P705">Date</text:p>
              </text:list-item>
            </text:list>
          </table:table-cell>
          <table:table-cell table:style-name="表格67.A2" office:value-type="string">
            <text:list xml:id="list174916648199266" text:continue-numbering="true" text:style-name="WW8Num2">
              <text:list-item>
                <text:p text:style-name="P757">201<text:span text:style-name="T120">5</text:span>/<text:span text:style-name="T120">05/14</text:span></text:p>
              </text:list-item>
            </text:list>
          </table:table-cell>
          <table:table-cell table:style-name="表格67.J1" office:value-type="string">
            <text:list xml:id="list174916648196294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97941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71265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74916648201346" text:continue-numbering="true" text:style-name="WW8Num2">
              <text:list-item>
                <text:p text:style-name="P705">Table</text:p>
              </text:list-item>
            </text:list>
          </table:table-cell>
          <table:table-cell table:style-name="表格67.A2" table:number-columns-spanned="6" office:value-type="string">
            <text:list xml:id="list174916648196807" text:continue-numbering="true" text:style-name="WW8Num2">
              <text:list-item>
                <text:p text:style-name="P832">tb_sys_<text:span text:style-name="T125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74916648194894" text:continue-numbering="true" text:style-name="WW8Num2">
              <text:list-item>
                <text:p text:style-name="P705">DataBase</text:p>
              </text:list-item>
            </text:list>
          </table:table-cell>
          <table:table-cell table:style-name="表格67.A2" office:value-type="string">
            <text:list xml:id="list174916648194211" text:continue-numbering="true" text:style-name="WW8Num2">
              <text:list-item>
                <text:p text:style-name="P757">bbcore</text:p>
              </text:list-item>
            </text:list>
          </table:table-cell>
          <table:table-cell table:style-name="表格67.J1" office:value-type="string">
            <text:list xml:id="list174916648194326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8145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97899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74916648181256" text:continue-numbering="true" text:style-name="WW8Num2">
              <text:list-item>
                <text:p text:style-name="P705">Descript</text:p>
              </text:list-item>
            </text:list>
          </table:table-cell>
          <table:table-cell table:style-name="表格67.A4" table:number-columns-spanned="8" office:value-type="string">
            <text:list xml:id="list174916648185426" text:continue-numbering="true" text:style-name="WW8Num2">
              <text:list-item>
                <text:p text:style-name="P8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7491664820253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7236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174916648180698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74916648179778" text:continue-numbering="true" text:style-name="WW8Num2">
              <text:list-item>
                <text:p text:style-name="P6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7491664817135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48194489" text:continue-numbering="true" text:style-name="WW8Num2">
              <text:list-item>
                <text:p text:style-name="P731">Field</text:p>
              </text:list-item>
            </text:list>
          </table:table-cell>
          <table:table-cell table:style-name="表格67.A5" office:value-type="string">
            <text:list xml:id="list174916648189322" text:continue-numbering="true" text:style-name="WW8Num2">
              <text:list-item>
                <text:p text:style-name="P731">Datatype</text:p>
              </text:list-item>
            </text:list>
          </table:table-cell>
          <table:table-cell table:style-name="表格67.A5" office:value-type="string">
            <text:list xml:id="list174916648182694" text:continue-numbering="true" text:style-name="WW8Num2">
              <text:list-item>
                <text:p text:style-name="P731">PK</text:p>
              </text:list-item>
            </text:list>
          </table:table-cell>
          <table:table-cell table:style-name="表格67.A5" office:value-type="string">
            <text:list xml:id="list174916648199704" text:continue-numbering="true" text:style-name="WW8Num2">
              <text:list-item>
                <text:p text:style-name="P731">UK</text:p>
              </text:list-item>
            </text:list>
          </table:table-cell>
          <table:table-cell table:style-name="表格67.A5" office:value-type="string">
            <text:list xml:id="list174916648184860" text:continue-numbering="true" text:style-name="WW8Num2">
              <text:list-item>
                <text:p text:style-name="P731">IDX</text:p>
              </text:list-item>
            </text:list>
          </table:table-cell>
          <table:table-cell table:style-name="表格67.A5" office:value-type="string">
            <text:list xml:id="list174916648185585" text:continue-numbering="true" text:style-name="WW8Num2">
              <text:list-item>
                <text:p text:style-name="P678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74916648202496" text:continue-numbering="true" text:style-name="WW8Num2">
              <text:list-item>
                <text:p text:style-name="P678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74916648185753" text:continue-numbering="true" text:style-name="WW8Num2">
              <text:list-item>
                <text:p text:style-name="P731">Description</text:p>
              </text:list-item>
            </text:list>
          </table:table-cell>
          <table:table-cell table:style-name="表格67.A5" office:value-type="string">
            <text:list xml:id="list174916648171568" text:continue-numbering="true" text:style-name="WW8Num2">
              <text:list-item>
                <text:p text:style-name="P731">Remarks</text:p>
              </text:list-item>
            </text:list>
          </table:table-cell>
          <table:table-cell table:style-name="表格67.J5" table:number-columns-spanned="3" office:value-type="string">
            <text:list xml:id="list17491664818002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48201707" text:continue-numbering="true" text:style-name="WW8Num2">
              <text:list-item>
                <text:p text:style-name="P892">OID</text:p>
              </text:list-item>
            </text:list>
          </table:table-cell>
          <table:table-cell table:style-name="表格67.A5" office:value-type="string">
            <text:list xml:id="list174916648177631" text:continue-numbering="true" text:style-name="WW8Num2">
              <text:list-item>
                <text:p text:style-name="P892">CHAR</text:p>
              </text:list-item>
            </text:list>
          </table:table-cell>
          <table:table-cell table:style-name="表格67.A5" office:value-type="string">
            <text:list xml:id="list174916648186759" text:continue-numbering="true" text:style-name="WW8Num2">
              <text:list-item>
                <text:p text:style-name="P892">Y</text:p>
              </text:list-item>
            </text:list>
          </table:table-cell>
          <table:table-cell table:style-name="表格67.A5" office:value-type="string">
            <text:list xml:id="list17491664818558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48190126" text:continue-numbering="true" text:style-name="WW8Num2">
              <text:list-item>
                <text:p text:style-name="P892"><text:s/></text:p>
              </text:list-item>
            </text:list>
          </table:table-cell>
          <table:table-cell table:style-name="表格67.A5" office:value-type="string">
            <text:list xml:id="list174916648180198" text:continue-numbering="true" text:style-name="WW8Num2">
              <text:list-item>
                <text:p text:style-name="P892">36</text:p>
              </text:list-item>
            </text:list>
          </table:table-cell>
          <table:table-cell table:style-name="表格67.A5" office:value-type="string">
            <text:list xml:id="list174916648195010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48190870" text:continue-numbering="true" text:style-name="WW8Num2">
              <text:list-item>
                <text:p text:style-name="P892">PK / UUID</text:p>
              </text:list-item>
            </text:list>
          </table:table-cell>
          <table:table-cell table:style-name="表格67.A5" office:value-type="string">
            <text:list xml:id="list174916648178193" text:continue-numbering="true" text:style-name="WW8Num2">
              <text:list-item>
                <text:p text:style-name="P892">Default java UUID</text:p>
              </text:list-item>
            </text:list>
          </table:table-cell>
          <table:table-cell table:style-name="表格67.J5" table:number-columns-spanned="3" office:value-type="string">
            <text:list xml:id="list17491664818435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1">TYPE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3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7491666317331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4">ID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5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85"/>
          </table:table-cell>
          <table:table-cell table:style-name="表格67.A8" office:value-type="string">
            <text:p text:style-name="P485"/>
          </table:table-cell>
          <table:table-cell table:style-name="表格67.J5" table:number-columns-spanned="3" office:value-type="string">
            <text:list xml:id="list17491666320275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8">ADDRESS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38"/>
          </table:table-cell>
          <table:table-cell table:style-name="表格67.A8" office:value-type="string">
            <text:p text:style-name="P289"/>
          </table:table-cell>
          <table:table-cell table:style-name="表格67.J5" table:number-columns-spanned="3" office:value-type="string">
            <text:list xml:id="list17491666318417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9">NAME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24"/>
          </table:table-cell>
          <table:table-cell table:style-name="表格67.A8" office:value-type="string">
            <text:p text:style-name="P522"/>
          </table:table-cell>
          <table:table-cell table:style-name="表格67.A8" office:value-type="string">
            <text:p text:style-name="P299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47"/>
          </table:table-cell>
          <table:table-cell table:style-name="表格67.A8" office:value-type="string">
            <text:p text:style-name="P410"/>
          </table:table-cell>
          <table:table-cell table:style-name="表格67.J5" table:number-columns-spanned="3" office:value-type="string">
            <text:list xml:id="list17491666319875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PORT</text:p>
          </table:table-cell>
          <table:table-cell table:style-name="表格67.A8" office:value-type="string">
            <text:p text:style-name="P300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0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9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7491666318397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USER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10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7491667917932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PASS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10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7491667917742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DESCRIPTION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0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10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7491667917832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79199726" text:continue-numbering="true" text:style-name="WW8Num2">
              <text:list-item>
                <text:p text:style-name="P892">CUSERID</text:p>
              </text:list-item>
            </text:list>
          </table:table-cell>
          <table:table-cell table:style-name="表格67.A5" office:value-type="string">
            <text:list xml:id="list174916679181711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67.A5" office:value-type="string">
            <text:list xml:id="list17491667918397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8670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77787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72447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67.A5" office:value-type="string">
            <text:list xml:id="list174916679174680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95379" text:continue-numbering="true" text:style-name="WW8Num2">
              <text:list-item>
                <text:p text:style-name="P892">Create data user</text:p>
              </text:list-item>
            </text:list>
          </table:table-cell>
          <table:table-cell table:style-name="表格67.A5" office:value-type="string">
            <text:list xml:id="list174916679174915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J5" table:number-columns-spanned="3" office:value-type="string">
            <text:list xml:id="list17491667918230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79191370" text:continue-numbering="true" text:style-name="WW8Num2">
              <text:list-item>
                <text:p text:style-name="P892">CDATE</text:p>
              </text:list-item>
            </text:list>
          </table:table-cell>
          <table:table-cell table:style-name="表格67.A5" office:value-type="string">
            <text:list xml:id="list174916679184243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67.A5" office:value-type="string">
            <text:list xml:id="list17491667918092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7483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20030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7589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83715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99507" text:continue-numbering="true" text:style-name="WW8Num2">
              <text:list-item>
                <text:p text:style-name="P892">Create time</text:p>
              </text:list-item>
            </text:list>
          </table:table-cell>
          <table:table-cell table:style-name="表格67.A5" office:value-type="string">
            <text:list xml:id="list17491667919391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J5" table:number-columns-spanned="3" office:value-type="string">
            <text:list xml:id="list17491667918016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79175955" text:continue-numbering="true" text:style-name="WW8Num2">
              <text:list-item>
                <text:p text:style-name="P892">UUSERID</text:p>
              </text:list-item>
            </text:list>
          </table:table-cell>
          <table:table-cell table:style-name="表格67.A5" office:value-type="string">
            <text:list xml:id="list174916679195421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67.A5" office:value-type="string">
            <text:list xml:id="list17491667919387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7273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7919054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95200405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67.A5" office:value-type="string">
            <text:list xml:id="list174916695185011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67.A5" office:value-type="string">
            <text:list xml:id="list174916695182633" text:continue-numbering="true" text:style-name="WW8Num2">
              <text:list-item>
                <text:p text:style-name="P892">Update date user</text:p>
              </text:list-item>
            </text:list>
          </table:table-cell>
          <table:table-cell table:style-name="表格67.A5" office:value-type="string">
            <text:list xml:id="list17491669517331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J5" table:number-columns-spanned="3" office:value-type="string">
            <text:list xml:id="list17491669519634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74916695190208" text:continue-numbering="true" text:style-name="WW8Num2">
              <text:list-item>
                <text:p text:style-name="P892">UDATE</text:p>
              </text:list-item>
            </text:list>
          </table:table-cell>
          <table:table-cell table:style-name="表格67.A5" office:value-type="string">
            <text:list xml:id="list174916695186518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67.A5" office:value-type="string">
            <text:list xml:id="list174916695173185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9518167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9518807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9517938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A5" office:value-type="string">
            <text:list xml:id="list174916695199670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67.A5" office:value-type="string">
            <text:list xml:id="list174916695193481" text:continue-numbering="true" text:style-name="WW8Num2">
              <text:list-item>
                <text:p text:style-name="P892">Update time</text:p>
              </text:list-item>
            </text:list>
          </table:table-cell>
          <table:table-cell table:style-name="表格67.A5" office:value-type="string">
            <text:list xml:id="list174916695181771" text:continue-numbering="true" text:style-name="WW8Num2">
              <text:list-item>
                <text:p text:style-name="P859"/>
              </text:list-item>
            </text:list>
          </table:table-cell>
          <table:table-cell table:style-name="表格67.J5" table:number-columns-spanned="3" office:value-type="string">
            <text:list xml:id="list17491669518522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74916695195063" text:continue-numbering="true" text:style-name="WW8Num2">
        <text:list-item>
          <text:h text:style-name="P622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74916695181991" text:continue-numbering="true" text:style-name="WW8Num2">
              <text:list-item>
                <text:p text:style-name="P706">Project</text:p>
              </text:list-item>
            </text:list>
          </table:table-cell>
          <table:table-cell table:style-name="表格68.A1" table:number-columns-spanned="6" office:value-type="string">
            <text:list xml:id="list174916695186514" text:continue-numbering="true" text:style-name="WW8Num2">
              <text:list-item>
                <text:p text:style-name="P7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74916695183953" text:continue-numbering="true" text:style-name="WW8Num2">
              <text:list-item>
                <text:p text:style-name="P706">Ver</text:p>
              </text:list-item>
            </text:list>
          </table:table-cell>
          <table:table-cell table:style-name="表格68.A1" office:value-type="string">
            <text:list xml:id="list174916695192064" text:continue-numbering="true" text:style-name="WW8Num2">
              <text:list-item>
                <text:p text:style-name="P758">0.5</text:p>
              </text:list-item>
            </text:list>
          </table:table-cell>
          <table:table-cell table:style-name="表格68.J1" office:value-type="string">
            <text:list xml:id="list174916695180765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695181755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695177005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74916695186791" text:continue-numbering="true" text:style-name="WW8Num2">
              <text:list-item>
                <text:p text:style-name="P706">Maintain</text:p>
              </text:list-item>
            </text:list>
          </table:table-cell>
          <table:table-cell table:style-name="表格68.A2" table:number-columns-spanned="6" office:value-type="string">
            <text:list xml:id="list174916695183865" text:continue-numbering="true" text:style-name="WW8Num2">
              <text:list-item>
                <text:p text:style-name="P7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74916695188914" text:continue-numbering="true" text:style-name="WW8Num2">
              <text:list-item>
                <text:p text:style-name="P706">Date</text:p>
              </text:list-item>
            </text:list>
          </table:table-cell>
          <table:table-cell table:style-name="表格68.A2" office:value-type="string">
            <text:list xml:id="list174916695171241" text:continue-numbering="true" text:style-name="WW8Num2">
              <text:list-item>
                <text:p text:style-name="P758">201<text:span text:style-name="T120">5</text:span>/<text:span text:style-name="T120">05/14</text:span></text:p>
              </text:list-item>
            </text:list>
          </table:table-cell>
          <table:table-cell table:style-name="表格68.J1" office:value-type="string">
            <text:list xml:id="list174916695191058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69517334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695192993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74916695172435" text:continue-numbering="true" text:style-name="WW8Num2">
              <text:list-item>
                <text:p text:style-name="P706">Table</text:p>
              </text:list-item>
            </text:list>
          </table:table-cell>
          <table:table-cell table:style-name="表格68.A2" table:number-columns-spanned="6" office:value-type="string">
            <text:list xml:id="list174916710190503" text:continue-numbering="true" text:style-name="WW8Num2">
              <text:list-item>
                <text:p text:style-name="P833">tb_sys_<text:span text:style-name="T125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74916710199776" text:continue-numbering="true" text:style-name="WW8Num2">
              <text:list-item>
                <text:p text:style-name="P706">DataBase</text:p>
              </text:list-item>
            </text:list>
          </table:table-cell>
          <table:table-cell table:style-name="表格68.A2" office:value-type="string">
            <text:list xml:id="list174916710199946" text:continue-numbering="true" text:style-name="WW8Num2">
              <text:list-item>
                <text:p text:style-name="P758">bbcore</text:p>
              </text:list-item>
            </text:list>
          </table:table-cell>
          <table:table-cell table:style-name="表格68.J1" office:value-type="string">
            <text:list xml:id="list17491671019750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71017754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710172862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74916710180947" text:continue-numbering="true" text:style-name="WW8Num2">
              <text:list-item>
                <text:p text:style-name="P706">Descript</text:p>
              </text:list-item>
            </text:list>
          </table:table-cell>
          <table:table-cell table:style-name="表格68.A4" table:number-columns-spanned="8" office:value-type="string">
            <text:list xml:id="list174916710199997" text:continue-numbering="true" text:style-name="WW8Num2">
              <text:list-item>
                <text:p text:style-name="P810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7491671018232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71018219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174916710195424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74916710180280" text:continue-numbering="true" text:style-name="WW8Num2">
              <text:list-item>
                <text:p text:style-name="P6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7491671017576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10186063" text:continue-numbering="true" text:style-name="WW8Num2">
              <text:list-item>
                <text:p text:style-name="P732">Field</text:p>
              </text:list-item>
            </text:list>
          </table:table-cell>
          <table:table-cell table:style-name="表格68.A5" office:value-type="string">
            <text:list xml:id="list174916710181863" text:continue-numbering="true" text:style-name="WW8Num2">
              <text:list-item>
                <text:p text:style-name="P732">Datatype</text:p>
              </text:list-item>
            </text:list>
          </table:table-cell>
          <table:table-cell table:style-name="表格68.A5" office:value-type="string">
            <text:list xml:id="list174916710178209" text:continue-numbering="true" text:style-name="WW8Num2">
              <text:list-item>
                <text:p text:style-name="P732">PK</text:p>
              </text:list-item>
            </text:list>
          </table:table-cell>
          <table:table-cell table:style-name="表格68.A5" office:value-type="string">
            <text:list xml:id="list174916710193825" text:continue-numbering="true" text:style-name="WW8Num2">
              <text:list-item>
                <text:p text:style-name="P732">UK</text:p>
              </text:list-item>
            </text:list>
          </table:table-cell>
          <table:table-cell table:style-name="表格68.A5" office:value-type="string">
            <text:list xml:id="list174916710183434" text:continue-numbering="true" text:style-name="WW8Num2">
              <text:list-item>
                <text:p text:style-name="P732">IDX</text:p>
              </text:list-item>
            </text:list>
          </table:table-cell>
          <table:table-cell table:style-name="表格68.A5" office:value-type="string">
            <text:list xml:id="list174916710199744" text:continue-numbering="true" text:style-name="WW8Num2">
              <text:list-item>
                <text:p text:style-name="P679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74916710190396" text:continue-numbering="true" text:style-name="WW8Num2">
              <text:list-item>
                <text:p text:style-name="P679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74916710196636" text:continue-numbering="true" text:style-name="WW8Num2">
              <text:list-item>
                <text:p text:style-name="P732">Description</text:p>
              </text:list-item>
            </text:list>
          </table:table-cell>
          <table:table-cell table:style-name="表格68.A5" office:value-type="string">
            <text:list xml:id="list174916710198258" text:continue-numbering="true" text:style-name="WW8Num2">
              <text:list-item>
                <text:p text:style-name="P732">Remarks</text:p>
              </text:list-item>
            </text:list>
          </table:table-cell>
          <table:table-cell table:style-name="表格68.J5" table:number-columns-spanned="3" office:value-type="string">
            <text:list xml:id="list17491671018566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10201448" text:continue-numbering="true" text:style-name="WW8Num2">
              <text:list-item>
                <text:p text:style-name="P893">OID</text:p>
              </text:list-item>
            </text:list>
          </table:table-cell>
          <table:table-cell table:style-name="表格68.A5" office:value-type="string">
            <text:list xml:id="list174916710175483" text:continue-numbering="true" text:style-name="WW8Num2">
              <text:list-item>
                <text:p text:style-name="P893">CHAR</text:p>
              </text:list-item>
            </text:list>
          </table:table-cell>
          <table:table-cell table:style-name="表格68.A5" office:value-type="string">
            <text:list xml:id="list174916710175599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68.A5" office:value-type="string">
            <text:list xml:id="list174916710203576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10174556" text:continue-numbering="true" text:style-name="WW8Num2">
              <text:list-item>
                <text:p text:style-name="P893"><text:s/></text:p>
              </text:list-item>
            </text:list>
          </table:table-cell>
          <table:table-cell table:style-name="表格68.A5" office:value-type="string">
            <text:list xml:id="list174916710185125" text:continue-numbering="true" text:style-name="WW8Num2">
              <text:list-item>
                <text:p text:style-name="P893">36</text:p>
              </text:list-item>
            </text:list>
          </table:table-cell>
          <table:table-cell table:style-name="表格68.A5" office:value-type="string">
            <text:list xml:id="list17491671020009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10186738" text:continue-numbering="true" text:style-name="WW8Num2">
              <text:list-item>
                <text:p text:style-name="P893">PK / UUID</text:p>
              </text:list-item>
            </text:list>
          </table:table-cell>
          <table:table-cell table:style-name="表格68.A5" office:value-type="string">
            <text:list xml:id="list174916710190897" text:continue-numbering="true" text:style-name="WW8Num2">
              <text:list-item>
                <text:p text:style-name="P893">Default java UUID</text:p>
              </text:list-item>
            </text:list>
          </table:table-cell>
          <table:table-cell table:style-name="表格68.J5" table:number-columns-spanned="3" office:value-type="string">
            <text:list xml:id="list17491671019184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3">FTP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5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5"/>
          </table:table-cell>
          <table:table-cell table:style-name="表格68.A8" office:value-type="string">
            <text:p text:style-name="P485"/>
          </table:table-cell>
          <table:table-cell table:style-name="表格68.J5" table:number-columns-spanned="3" office:value-type="string">
            <text:list xml:id="list17491671018583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TRAN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6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5"/>
          </table:table-cell>
          <table:table-cell table:style-name="表格68.A8" office:value-type="string">
            <text:p text:style-name="P485"/>
          </table:table-cell>
          <table:table-cell table:style-name="表格68.J5" table:number-columns-spanned="3" office:value-type="string">
            <text:list xml:id="list17491672618396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TRAN_TYP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9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3"><text:span text:style-name="T128">GET-</text:span>TXT , <text:span text:style-name="T128">GET-</text:span>XML , <text:span text:style-name="T128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2618998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CWD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5">50</text:p>
          </table:table-cell>
          <table:table-cell table:style-name="表格68.A8" office:value-type="string">
            <text:p text:style-name="P329">FTP</text:p>
          </table:table-cell>
          <table:table-cell table:style-name="表格68.A8" office:value-type="string">
            <text:p text:style-name="P475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26201109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0"><text:span text:style-name="T132">XML</text:span>_CLASS_NAME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0">255</text:p>
          </table:table-cell>
          <table:table-cell table:style-name="表格68.A8" office:value-type="string">
            <text:p text:style-name="P331">null</text:p>
          </table:table-cell>
          <table:table-cell table:style-name="表格68.A8" office:value-type="string">
            <text:p text:style-name="P475">當 <text:span text:style-name="T131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2620200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USE_SEGM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0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4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2617335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SEGM_MODE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7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6">BYTE ( 轉成byte 在切割) , TXT ( 直接用字串切割 ), <text:span text:style-name="T130">SYMBOL (用,或;符號分割)</text:span></text:p>
          </table:table-cell>
          <table:table-cell table:style-name="表格68.A8" office:value-type="string">
            <text:p text:style-name="P404"/>
          </table:table-cell>
          <table:table-cell table:style-name="表格68.J5" table:number-columns-spanned="3" office:value-type="string">
            <text:list xml:id="list17491674118855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8">SEGM_S<text:span text:style-name="T34">YMBOL</text:span>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7"/>
          </table:table-cell>
          <table:table-cell table:style-name="表格68.A8" office:value-type="string">
            <text:p text:style-name="P328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78">SEGM_MODE='SYMBOL' 時用來分成array的符號</text:p>
          </table:table-cell>
          <table:table-cell table:style-name="表格68.A8" office:value-type="string">
            <text:p text:style-name="P404"/>
          </table:table-cell>
          <table:table-cell table:style-name="表格68.J5" table:number-columns-spanned="3" office:value-type="string">
            <text:list xml:id="list17491674119485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ENCODING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7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7">BIG5 , utf-8 .. 等等</text:p>
          </table:table-cell>
          <table:table-cell table:style-name="表格68.A8" office:value-type="string">
            <text:p text:style-name="P404"/>
          </table:table-cell>
          <table:table-cell table:style-name="表格68.J5" table:number-columns-spanned="3" office:value-type="string">
            <text:list xml:id="list17491674118999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EXPR_TYPE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7"/>
          </table:table-cell>
          <table:table-cell table:style-name="表格68.A8" office:value-type="string">
            <text:p text:style-name="P232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45">PYTHON , GROOVY, BSH</text:p>
          </table:table-cell>
          <table:table-cell table:style-name="表格68.A8" office:value-type="string">
            <text:p text:style-name="P404"/>
          </table:table-cell>
          <table:table-cell table:style-name="表格68.J5" table:number-columns-spanned="3" office:value-type="string">
            <text:list xml:id="list17491674119404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NAME_EXPRESSION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9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2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4120077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1">HELP_EXPRESSION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1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2">輔助處理轉完後的資料 <text:span text:style-name="T127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41178359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2">BEGIN_LEN</text:p>
          </table:table-cell>
          <table:table-cell table:style-name="表格68.A8" office:value-type="string">
            <text:p text:style-name="P123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2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2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7491675720364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DESCRIPT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0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10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7491675718664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57180229" text:continue-numbering="true" text:style-name="WW8Num2">
              <text:list-item>
                <text:p text:style-name="P893">CUSERID</text:p>
              </text:list-item>
            </text:list>
          </table:table-cell>
          <table:table-cell table:style-name="表格68.A5" office:value-type="string">
            <text:list xml:id="list174916757194474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68.A5" office:value-type="string">
            <text:list xml:id="list17491675719054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9474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962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79132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68.A5" office:value-type="string">
            <text:list xml:id="list17491675718374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7097" text:continue-numbering="true" text:style-name="WW8Num2">
              <text:list-item>
                <text:p text:style-name="P893">Create data user</text:p>
              </text:list-item>
            </text:list>
          </table:table-cell>
          <table:table-cell table:style-name="表格68.A5" office:value-type="string">
            <text:list xml:id="list17491675720110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J5" table:number-columns-spanned="3" office:value-type="string">
            <text:list xml:id="list17491675717127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57183997" text:continue-numbering="true" text:style-name="WW8Num2">
              <text:list-item>
                <text:p text:style-name="P893">CDATE</text:p>
              </text:list-item>
            </text:list>
          </table:table-cell>
          <table:table-cell table:style-name="表格68.A5" office:value-type="string">
            <text:list xml:id="list174916757185463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68.A5" office:value-type="string">
            <text:list xml:id="list17491675719178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9410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7603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730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9970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9682" text:continue-numbering="true" text:style-name="WW8Num2">
              <text:list-item>
                <text:p text:style-name="P893">Create time</text:p>
              </text:list-item>
            </text:list>
          </table:table-cell>
          <table:table-cell table:style-name="表格68.A5" office:value-type="string">
            <text:list xml:id="list17491675718144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J5" table:number-columns-spanned="3" office:value-type="string">
            <text:list xml:id="list174916757174990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57185565" text:continue-numbering="true" text:style-name="WW8Num2">
              <text:list-item>
                <text:p text:style-name="P893">UUSERID</text:p>
              </text:list-item>
            </text:list>
          </table:table-cell>
          <table:table-cell table:style-name="表格68.A5" office:value-type="string">
            <text:list xml:id="list174916757175773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68.A5" office:value-type="string">
            <text:list xml:id="list17491675720179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9218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446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57187715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68.A5" office:value-type="string">
            <text:list xml:id="list174916757184155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68.A5" office:value-type="string">
            <text:list xml:id="list174916757189352" text:continue-numbering="true" text:style-name="WW8Num2">
              <text:list-item>
                <text:p text:style-name="P893">Update date user</text:p>
              </text:list-item>
            </text:list>
          </table:table-cell>
          <table:table-cell table:style-name="表格68.A5" office:value-type="string">
            <text:list xml:id="list174916773200045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J5" table:number-columns-spanned="3" office:value-type="string">
            <text:list xml:id="list17491677317428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74916773190099" text:continue-numbering="true" text:style-name="WW8Num2">
              <text:list-item>
                <text:p text:style-name="P893">UDATE</text:p>
              </text:list-item>
            </text:list>
          </table:table-cell>
          <table:table-cell table:style-name="表格68.A5" office:value-type="string">
            <text:list xml:id="list174916773176061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68.A5" office:value-type="string">
            <text:list xml:id="list17491677319410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7319672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7317959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7318539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A5" office:value-type="string">
            <text:list xml:id="list174916773181014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68.A5" office:value-type="string">
            <text:list xml:id="list174916773182406" text:continue-numbering="true" text:style-name="WW8Num2">
              <text:list-item>
                <text:p text:style-name="P893">Update time</text:p>
              </text:list-item>
            </text:list>
          </table:table-cell>
          <table:table-cell table:style-name="表格68.A5" office:value-type="string">
            <text:list xml:id="list17491677318068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68.J5" table:number-columns-spanned="3" office:value-type="string">
            <text:list xml:id="list17491677319493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74916773190317" text:continue-numbering="true" text:style-name="WW8Num2">
        <text:list-item>
          <text:h text:style-name="P623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74916773172084" text:continue-numbering="true" text:style-name="WW8Num2">
              <text:list-item>
                <text:p text:style-name="P707">Project</text:p>
              </text:list-item>
            </text:list>
          </table:table-cell>
          <table:table-cell table:style-name="表格69.A1" table:number-columns-spanned="6" office:value-type="string">
            <text:list xml:id="list174916773190699" text:continue-numbering="true" text:style-name="WW8Num2">
              <text:list-item>
                <text:p text:style-name="P7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74916773197847" text:continue-numbering="true" text:style-name="WW8Num2">
              <text:list-item>
                <text:p text:style-name="P707">Ver</text:p>
              </text:list-item>
            </text:list>
          </table:table-cell>
          <table:table-cell table:style-name="表格69.A1" office:value-type="string">
            <text:list xml:id="list174916773172365" text:continue-numbering="true" text:style-name="WW8Num2">
              <text:list-item>
                <text:p text:style-name="P759">0.5</text:p>
              </text:list-item>
            </text:list>
          </table:table-cell>
          <table:table-cell table:style-name="表格69.J1" office:value-type="string">
            <text:list xml:id="list17491677318122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86879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75147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74916773200161" text:continue-numbering="true" text:style-name="WW8Num2">
              <text:list-item>
                <text:p text:style-name="P707">Maintain</text:p>
              </text:list-item>
            </text:list>
          </table:table-cell>
          <table:table-cell table:style-name="表格69.A2" table:number-columns-spanned="6" office:value-type="string">
            <text:list xml:id="list174916773188346" text:continue-numbering="true" text:style-name="WW8Num2">
              <text:list-item>
                <text:p text:style-name="P7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74916773181805" text:continue-numbering="true" text:style-name="WW8Num2">
              <text:list-item>
                <text:p text:style-name="P707">Date</text:p>
              </text:list-item>
            </text:list>
          </table:table-cell>
          <table:table-cell table:style-name="表格69.A2" office:value-type="string">
            <text:list xml:id="list174916773195596" text:continue-numbering="true" text:style-name="WW8Num2">
              <text:list-item>
                <text:p text:style-name="P759">201<text:span text:style-name="T120">5</text:span>/<text:span text:style-name="T120">05/14</text:span></text:p>
              </text:list-item>
            </text:list>
          </table:table-cell>
          <table:table-cell table:style-name="表格69.J1" office:value-type="string">
            <text:list xml:id="list174916773190265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89956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77309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74916773197655" text:continue-numbering="true" text:style-name="WW8Num2">
              <text:list-item>
                <text:p text:style-name="P707">Table</text:p>
              </text:list-item>
            </text:list>
          </table:table-cell>
          <table:table-cell table:style-name="表格69.A2" table:number-columns-spanned="6" office:value-type="string">
            <text:list xml:id="list174916773184138" text:continue-numbering="true" text:style-name="WW8Num2">
              <text:list-item>
                <text:p text:style-name="P834">tb_sys_<text:span text:style-name="T125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74916773179830" text:continue-numbering="true" text:style-name="WW8Num2">
              <text:list-item>
                <text:p text:style-name="P707">DataBase</text:p>
              </text:list-item>
            </text:list>
          </table:table-cell>
          <table:table-cell table:style-name="表格69.A2" office:value-type="string">
            <text:list xml:id="list174916773181652" text:continue-numbering="true" text:style-name="WW8Num2">
              <text:list-item>
                <text:p text:style-name="P759">bbcore</text:p>
              </text:list-item>
            </text:list>
          </table:table-cell>
          <table:table-cell table:style-name="表格69.J1" office:value-type="string">
            <text:list xml:id="list174916773171399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83351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73188732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74916773176352" text:continue-numbering="true" text:style-name="WW8Num2">
              <text:list-item>
                <text:p text:style-name="P707">Descript</text:p>
              </text:list-item>
            </text:list>
          </table:table-cell>
          <table:table-cell table:style-name="表格69.A4" table:number-columns-spanned="8" office:value-type="string">
            <text:list xml:id="list174916788196615" text:continue-numbering="true" text:style-name="WW8Num2">
              <text:list-item>
                <text:p text:style-name="P810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74916788186831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8817675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174916788197495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74916788202948" text:continue-numbering="true" text:style-name="WW8Num2">
              <text:list-item>
                <text:p text:style-name="P6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74916788177238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788176612" text:continue-numbering="true" text:style-name="WW8Num2">
              <text:list-item>
                <text:p text:style-name="P733">Field</text:p>
              </text:list-item>
            </text:list>
          </table:table-cell>
          <table:table-cell table:style-name="表格69.A5" office:value-type="string">
            <text:list xml:id="list174916788188507" text:continue-numbering="true" text:style-name="WW8Num2">
              <text:list-item>
                <text:p text:style-name="P733">Datatype</text:p>
              </text:list-item>
            </text:list>
          </table:table-cell>
          <table:table-cell table:style-name="表格69.A5" office:value-type="string">
            <text:list xml:id="list174916788186309" text:continue-numbering="true" text:style-name="WW8Num2">
              <text:list-item>
                <text:p text:style-name="P733">PK</text:p>
              </text:list-item>
            </text:list>
          </table:table-cell>
          <table:table-cell table:style-name="表格69.A5" office:value-type="string">
            <text:list xml:id="list174916788180360" text:continue-numbering="true" text:style-name="WW8Num2">
              <text:list-item>
                <text:p text:style-name="P733">UK</text:p>
              </text:list-item>
            </text:list>
          </table:table-cell>
          <table:table-cell table:style-name="表格69.A5" office:value-type="string">
            <text:list xml:id="list174916788185064" text:continue-numbering="true" text:style-name="WW8Num2">
              <text:list-item>
                <text:p text:style-name="P733">IDX</text:p>
              </text:list-item>
            </text:list>
          </table:table-cell>
          <table:table-cell table:style-name="表格69.A5" office:value-type="string">
            <text:list xml:id="list174916788182464" text:continue-numbering="true" text:style-name="WW8Num2">
              <text:list-item>
                <text:p text:style-name="P680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74916788190335" text:continue-numbering="true" text:style-name="WW8Num2">
              <text:list-item>
                <text:p text:style-name="P680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74916788177371" text:continue-numbering="true" text:style-name="WW8Num2">
              <text:list-item>
                <text:p text:style-name="P733">Description</text:p>
              </text:list-item>
            </text:list>
          </table:table-cell>
          <table:table-cell table:style-name="表格69.A5" office:value-type="string">
            <text:list xml:id="list174916788200878" text:continue-numbering="true" text:style-name="WW8Num2">
              <text:list-item>
                <text:p text:style-name="P733">Remarks</text:p>
              </text:list-item>
            </text:list>
          </table:table-cell>
          <table:table-cell table:style-name="表格69.J5" table:number-columns-spanned="3" office:value-type="string">
            <text:list xml:id="list174916788175985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788197284" text:continue-numbering="true" text:style-name="WW8Num2">
              <text:list-item>
                <text:p text:style-name="P894">OID</text:p>
              </text:list-item>
            </text:list>
          </table:table-cell>
          <table:table-cell table:style-name="表格69.A5" office:value-type="string">
            <text:list xml:id="list174916788190469" text:continue-numbering="true" text:style-name="WW8Num2">
              <text:list-item>
                <text:p text:style-name="P894">CHAR</text:p>
              </text:list-item>
            </text:list>
          </table:table-cell>
          <table:table-cell table:style-name="表格69.A5" office:value-type="string">
            <text:list xml:id="list174916788201381" text:continue-numbering="true" text:style-name="WW8Num2">
              <text:list-item>
                <text:p text:style-name="P894">Y</text:p>
              </text:list-item>
            </text:list>
          </table:table-cell>
          <table:table-cell table:style-name="表格69.A5" office:value-type="string">
            <text:list xml:id="list17491678818724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788187453" text:continue-numbering="true" text:style-name="WW8Num2">
              <text:list-item>
                <text:p text:style-name="P894"><text:s/></text:p>
              </text:list-item>
            </text:list>
          </table:table-cell>
          <table:table-cell table:style-name="表格69.A5" office:value-type="string">
            <text:list xml:id="list174916788190654" text:continue-numbering="true" text:style-name="WW8Num2">
              <text:list-item>
                <text:p text:style-name="P894">36</text:p>
              </text:list-item>
            </text:list>
          </table:table-cell>
          <table:table-cell table:style-name="表格69.A5" office:value-type="string">
            <text:list xml:id="list174916788193842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788187868" text:continue-numbering="true" text:style-name="WW8Num2">
              <text:list-item>
                <text:p text:style-name="P894">PK / UUID</text:p>
              </text:list-item>
            </text:list>
          </table:table-cell>
          <table:table-cell table:style-name="表格69.A5" office:value-type="string">
            <text:list xml:id="list174916788183800" text:continue-numbering="true" text:style-name="WW8Num2">
              <text:list-item>
                <text:p text:style-name="P894">Default java UUID</text:p>
              </text:list-item>
            </text:list>
          </table:table-cell>
          <table:table-cell table:style-name="表格69.J5" table:number-columns-spanned="3" office:value-type="string">
            <text:list xml:id="list174916788180935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4">FTP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6"/>
          </table:table-cell>
          <table:table-cell table:style-name="表格69.A8" office:value-type="string">
            <text:p text:style-name="P486"/>
          </table:table-cell>
          <table:table-cell table:style-name="表格69.J5" table:number-columns-spanned="3" office:value-type="string">
            <text:list xml:id="list174916788199334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7">TRAN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6"/>
          </table:table-cell>
          <table:table-cell table:style-name="表格69.A8" office:value-type="string">
            <text:p text:style-name="P486"/>
          </table:table-cell>
          <table:table-cell table:style-name="表格69.J5" table:number-columns-spanned="3" office:value-type="string">
            <text:list xml:id="list17491678817180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NAME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310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9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74916804180419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22">BEGIN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9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74916804202027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END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9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74916804174189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804182058" text:continue-numbering="true" text:style-name="WW8Num2">
              <text:list-item>
                <text:p text:style-name="P894">CUSERID</text:p>
              </text:list-item>
            </text:list>
          </table:table-cell>
          <table:table-cell table:style-name="表格69.A5" office:value-type="string">
            <text:list xml:id="list174916804197529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69.A5" office:value-type="string">
            <text:list xml:id="list17491680418784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85479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9798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97788" text:continue-numbering="true" text:style-name="WW8Num2">
              <text:list-item>
                <text:p text:style-name="P894">24</text:p>
              </text:list-item>
            </text:list>
          </table:table-cell>
          <table:table-cell table:style-name="表格69.A5" office:value-type="string">
            <text:list xml:id="list174916804171522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90269" text:continue-numbering="true" text:style-name="WW8Num2">
              <text:list-item>
                <text:p text:style-name="P894">Create data user</text:p>
              </text:list-item>
            </text:list>
          </table:table-cell>
          <table:table-cell table:style-name="表格69.A5" office:value-type="string">
            <text:list xml:id="list174916804195387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J5" table:number-columns-spanned="3" office:value-type="string">
            <text:list xml:id="list17491680417213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804179432" text:continue-numbering="true" text:style-name="WW8Num2">
              <text:list-item>
                <text:p text:style-name="P894">CDATE</text:p>
              </text:list-item>
            </text:list>
          </table:table-cell>
          <table:table-cell table:style-name="表格69.A5" office:value-type="string">
            <text:list xml:id="list174916804193804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69.A5" office:value-type="string">
            <text:list xml:id="list17491680418394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9548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8287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20195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17376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04203451" text:continue-numbering="true" text:style-name="WW8Num2">
              <text:list-item>
                <text:p text:style-name="P894">Create time</text:p>
              </text:list-item>
            </text:list>
          </table:table-cell>
          <table:table-cell table:style-name="表格69.A5" office:value-type="string">
            <text:list xml:id="list17491680419854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J5" table:number-columns-spanned="3" office:value-type="string">
            <text:list xml:id="list17491680418601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804203220" text:continue-numbering="true" text:style-name="WW8Num2">
              <text:list-item>
                <text:p text:style-name="P894">UUSERID</text:p>
              </text:list-item>
            </text:list>
          </table:table-cell>
          <table:table-cell table:style-name="表格69.A5" office:value-type="string">
            <text:list xml:id="list174916804175176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69.A5" office:value-type="string">
            <text:list xml:id="list17491681918661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95984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83247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78432" text:continue-numbering="true" text:style-name="WW8Num2">
              <text:list-item>
                <text:p text:style-name="P894">24</text:p>
              </text:list-item>
            </text:list>
          </table:table-cell>
          <table:table-cell table:style-name="表格69.A5" office:value-type="string">
            <text:list xml:id="list174916819197901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69.A5" office:value-type="string">
            <text:list xml:id="list174916819185273" text:continue-numbering="true" text:style-name="WW8Num2">
              <text:list-item>
                <text:p text:style-name="P894">Update date user</text:p>
              </text:list-item>
            </text:list>
          </table:table-cell>
          <table:table-cell table:style-name="表格69.A5" office:value-type="string">
            <text:list xml:id="list174916819181809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J5" table:number-columns-spanned="3" office:value-type="string">
            <text:list xml:id="list174916819175747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74916819189649" text:continue-numbering="true" text:style-name="WW8Num2">
              <text:list-item>
                <text:p text:style-name="P894">UDATE</text:p>
              </text:list-item>
            </text:list>
          </table:table-cell>
          <table:table-cell table:style-name="表格69.A5" office:value-type="string">
            <text:list xml:id="list174916819174278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69.A5" office:value-type="string">
            <text:list xml:id="list17491681918284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9459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9075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8472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A5" office:value-type="string">
            <text:list xml:id="list174916819172690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69.A5" office:value-type="string">
            <text:list xml:id="list174916819203236" text:continue-numbering="true" text:style-name="WW8Num2">
              <text:list-item>
                <text:p text:style-name="P894">Update time</text:p>
              </text:list-item>
            </text:list>
          </table:table-cell>
          <table:table-cell table:style-name="表格69.A5" office:value-type="string">
            <text:list xml:id="list17491681920317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69.J5" table:number-columns-spanned="3" office:value-type="string">
            <text:list xml:id="list174916819179192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74916819178226" text:continue-numbering="true" text:style-name="WW8Num2">
        <text:list-item>
          <text:h text:style-name="P624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74916819197120" text:continue-numbering="true" text:style-name="WW8Num2">
              <text:list-item>
                <text:p text:style-name="P708">Project</text:p>
              </text:list-item>
            </text:list>
          </table:table-cell>
          <table:table-cell table:style-name="表格71.A1" table:number-columns-spanned="6" office:value-type="string">
            <text:list xml:id="list174916819192661" text:continue-numbering="true" text:style-name="WW8Num2">
              <text:list-item>
                <text:p text:style-name="P7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74916819191113" text:continue-numbering="true" text:style-name="WW8Num2">
              <text:list-item>
                <text:p text:style-name="P708">Ver</text:p>
              </text:list-item>
            </text:list>
          </table:table-cell>
          <table:table-cell table:style-name="表格71.A1" office:value-type="string">
            <text:list xml:id="list174916819192131" text:continue-numbering="true" text:style-name="WW8Num2">
              <text:list-item>
                <text:p text:style-name="P760">0.5</text:p>
              </text:list-item>
            </text:list>
          </table:table-cell>
          <table:table-cell table:style-name="表格71.J1" office:value-type="string">
            <text:list xml:id="list174916819197705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1917825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19191738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74916819199360" text:continue-numbering="true" text:style-name="WW8Num2">
              <text:list-item>
                <text:p text:style-name="P708">Maintain</text:p>
              </text:list-item>
            </text:list>
          </table:table-cell>
          <table:table-cell table:style-name="表格71.A2" table:number-columns-spanned="6" office:value-type="string">
            <text:list xml:id="list174916835177175" text:continue-numbering="true" text:style-name="WW8Num2">
              <text:list-item>
                <text:p text:style-name="P7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74916835183689" text:continue-numbering="true" text:style-name="WW8Num2">
              <text:list-item>
                <text:p text:style-name="P708">Date</text:p>
              </text:list-item>
            </text:list>
          </table:table-cell>
          <table:table-cell table:style-name="表格71.A2" office:value-type="string">
            <text:list xml:id="list174916835174208" text:continue-numbering="true" text:style-name="WW8Num2">
              <text:list-item>
                <text:p text:style-name="P760">201<text:span text:style-name="T120">5</text:span>/<text:span text:style-name="T120">05/20</text:span></text:p>
              </text:list-item>
            </text:list>
          </table:table-cell>
          <table:table-cell table:style-name="表格71.J1" office:value-type="string">
            <text:list xml:id="list17491683517475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200789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191328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74916835197764" text:continue-numbering="true" text:style-name="WW8Num2">
              <text:list-item>
                <text:p text:style-name="P708">Table</text:p>
              </text:list-item>
            </text:list>
          </table:table-cell>
          <table:table-cell table:style-name="表格71.A2" table:number-columns-spanned="6" office:value-type="string">
            <text:list xml:id="list174916835200253" text:continue-numbering="true" text:style-name="WW8Num2">
              <text:list-item>
                <text:p text:style-name="P835">tb_sys_<text:span text:style-name="T129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74916835177624" text:continue-numbering="true" text:style-name="WW8Num2">
              <text:list-item>
                <text:p text:style-name="P708">DataBase</text:p>
              </text:list-item>
            </text:list>
          </table:table-cell>
          <table:table-cell table:style-name="表格71.A2" office:value-type="string">
            <text:list xml:id="list174916835189476" text:continue-numbering="true" text:style-name="WW8Num2">
              <text:list-item>
                <text:p text:style-name="P760">bbcore</text:p>
              </text:list-item>
            </text:list>
          </table:table-cell>
          <table:table-cell table:style-name="表格71.J1" office:value-type="string">
            <text:list xml:id="list17491683518421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17846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199663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74916835191410" text:continue-numbering="true" text:style-name="WW8Num2">
              <text:list-item>
                <text:p text:style-name="P708">Descript</text:p>
              </text:list-item>
            </text:list>
          </table:table-cell>
          <table:table-cell table:style-name="表格71.A4" table:number-columns-spanned="8" office:value-type="string">
            <text:list xml:id="list174916835192688" text:continue-numbering="true" text:style-name="WW8Num2">
              <text:list-item>
                <text:p text:style-name="P811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7491683517582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17183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174916835186106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74916835178319" text:continue-numbering="true" text:style-name="WW8Num2">
              <text:list-item>
                <text:p text:style-name="P6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7491683518388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35171714" text:continue-numbering="true" text:style-name="WW8Num2">
              <text:list-item>
                <text:p text:style-name="P734">Field</text:p>
              </text:list-item>
            </text:list>
          </table:table-cell>
          <table:table-cell table:style-name="表格71.A5" office:value-type="string">
            <text:list xml:id="list174916835193727" text:continue-numbering="true" text:style-name="WW8Num2">
              <text:list-item>
                <text:p text:style-name="P734">Datatype</text:p>
              </text:list-item>
            </text:list>
          </table:table-cell>
          <table:table-cell table:style-name="表格71.A5" office:value-type="string">
            <text:list xml:id="list174916835190335" text:continue-numbering="true" text:style-name="WW8Num2">
              <text:list-item>
                <text:p text:style-name="P734">PK</text:p>
              </text:list-item>
            </text:list>
          </table:table-cell>
          <table:table-cell table:style-name="表格71.A5" office:value-type="string">
            <text:list xml:id="list174916835200968" text:continue-numbering="true" text:style-name="WW8Num2">
              <text:list-item>
                <text:p text:style-name="P734">UK</text:p>
              </text:list-item>
            </text:list>
          </table:table-cell>
          <table:table-cell table:style-name="表格71.A5" office:value-type="string">
            <text:list xml:id="list174916835175934" text:continue-numbering="true" text:style-name="WW8Num2">
              <text:list-item>
                <text:p text:style-name="P734">IDX</text:p>
              </text:list-item>
            </text:list>
          </table:table-cell>
          <table:table-cell table:style-name="表格71.A5" office:value-type="string">
            <text:list xml:id="list174916835189336" text:continue-numbering="true" text:style-name="WW8Num2">
              <text:list-item>
                <text:p text:style-name="P681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74916835179013" text:continue-numbering="true" text:style-name="WW8Num2">
              <text:list-item>
                <text:p text:style-name="P681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74916835176383" text:continue-numbering="true" text:style-name="WW8Num2">
              <text:list-item>
                <text:p text:style-name="P734">Description</text:p>
              </text:list-item>
            </text:list>
          </table:table-cell>
          <table:table-cell table:style-name="表格71.A5" office:value-type="string">
            <text:list xml:id="list174916835198843" text:continue-numbering="true" text:style-name="WW8Num2">
              <text:list-item>
                <text:p text:style-name="P734">Remarks</text:p>
              </text:list-item>
            </text:list>
          </table:table-cell>
          <table:table-cell table:style-name="表格71.J5" table:number-columns-spanned="3" office:value-type="string">
            <text:list xml:id="list174916835198971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35203092" text:continue-numbering="true" text:style-name="WW8Num2">
              <text:list-item>
                <text:p text:style-name="P895">OID</text:p>
              </text:list-item>
            </text:list>
          </table:table-cell>
          <table:table-cell table:style-name="表格71.A5" office:value-type="string">
            <text:list xml:id="list174916835195117" text:continue-numbering="true" text:style-name="WW8Num2">
              <text:list-item>
                <text:p text:style-name="P895">CHAR</text:p>
              </text:list-item>
            </text:list>
          </table:table-cell>
          <table:table-cell table:style-name="表格71.A5" office:value-type="string">
            <text:list xml:id="list174916835201313" text:continue-numbering="true" text:style-name="WW8Num2">
              <text:list-item>
                <text:p text:style-name="P895">Y</text:p>
              </text:list-item>
            </text:list>
          </table:table-cell>
          <table:table-cell table:style-name="表格71.A5" office:value-type="string">
            <text:list xml:id="list17491683520044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35174401" text:continue-numbering="true" text:style-name="WW8Num2">
              <text:list-item>
                <text:p text:style-name="P895"><text:s/></text:p>
              </text:list-item>
            </text:list>
          </table:table-cell>
          <table:table-cell table:style-name="表格71.A5" office:value-type="string">
            <text:list xml:id="list174916835183075" text:continue-numbering="true" text:style-name="WW8Num2">
              <text:list-item>
                <text:p text:style-name="P895">36</text:p>
              </text:list-item>
            </text:list>
          </table:table-cell>
          <table:table-cell table:style-name="表格71.A5" office:value-type="string">
            <text:list xml:id="list17491683519265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35198542" text:continue-numbering="true" text:style-name="WW8Num2">
              <text:list-item>
                <text:p text:style-name="P895">PK / UUID</text:p>
              </text:list-item>
            </text:list>
          </table:table-cell>
          <table:table-cell table:style-name="表格71.A5" office:value-type="string">
            <text:list xml:id="list174916835193399" text:continue-numbering="true" text:style-name="WW8Num2">
              <text:list-item>
                <text:p text:style-name="P895">Default java UUID</text:p>
              </text:list-item>
            </text:list>
          </table:table-cell>
          <table:table-cell table:style-name="表格71.J5" table:number-columns-spanned="3" office:value-type="string">
            <text:list xml:id="list17491683519889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35178472" text:continue-numbering="true" text:style-name="WW8Num2">
              <text:list-item>
                <text:p text:style-name="P953">TRAN_ID</text:p>
              </text:list-item>
            </text:list>
          </table:table-cell>
          <table:table-cell table:style-name="表格71.A8" office:value-type="string">
            <text:list xml:id="list174916835172564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1.A8" office:value-type="string">
            <text:list xml:id="list17491683518641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35199228" text:continue-numbering="true" text:style-name="WW8Num2">
              <text:list-item>
                <text:p text:style-name="P954">Y</text:p>
              </text:list-item>
            </text:list>
          </table:table-cell>
          <table:table-cell table:style-name="表格71.A8" office:value-type="string">
            <text:list xml:id="list17491685118078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200277" text:continue-numbering="true" text:style-name="WW8Num2">
              <text:list-item>
                <text:p text:style-name="P955">10</text:p>
              </text:list-item>
            </text:list>
          </table:table-cell>
          <table:table-cell table:style-name="表格71.A8" office:value-type="string">
            <text:list xml:id="list17491685119317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79653" text:continue-numbering="true" text:style-name="WW8Num2">
              <text:list-item>
                <text:p text:style-name="P1084"/>
              </text:list-item>
            </text:list>
          </table:table-cell>
          <table:table-cell table:style-name="表格71.A8" office:value-type="string">
            <text:list xml:id="list174916851179867" text:continue-numbering="true" text:style-name="WW8Num2">
              <text:list-item>
                <text:p text:style-name="P1084"/>
              </text:list-item>
            </text:list>
          </table:table-cell>
          <table:table-cell table:style-name="表格71.J5" table:number-columns-spanned="3" office:value-type="string">
            <text:list xml:id="list17491685119412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51179284" text:continue-numbering="true" text:style-name="WW8Num2">
              <text:list-item>
                <text:p text:style-name="P956">SEGM_MODE</text:p>
              </text:list-item>
            </text:list>
          </table:table-cell>
          <table:table-cell table:style-name="表格71.A8" office:value-type="string">
            <text:list xml:id="list174916851200676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71.A8" office:value-type="string">
            <text:list xml:id="list17491685117135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76352" text:continue-numbering="true" text:style-name="WW8Num2">
              <text:list-item>
                <text:p text:style-name="P957"/>
              </text:list-item>
            </text:list>
          </table:table-cell>
          <table:table-cell table:style-name="表格71.A8" office:value-type="string">
            <text:list xml:id="list17491685119794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85221" text:continue-numbering="true" text:style-name="WW8Num2">
              <text:list-item>
                <text:p text:style-name="P958">10</text:p>
              </text:list-item>
            </text:list>
          </table:table-cell>
          <table:table-cell table:style-name="表格71.A8" office:value-type="string">
            <text:list xml:id="list17491685118810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201208" text:continue-numbering="true" text:style-name="WW8Num2">
              <text:list-item>
                <text:p text:style-name="P1070">BYTE ( 轉成byte 在切割) </text:p>
              </text:list-item>
              <text:list-item>
                <text:p text:style-name="P1070">TXT ( 直接用字串切割 )</text:p>
              </text:list-item>
              <text:list-item>
                <text:p text:style-name="P1071">SYMBOL (用,或;符號分割)</text:p>
              </text:list-item>
            </text:list>
          </table:table-cell>
          <table:table-cell table:style-name="表格71.A8" office:value-type="string">
            <text:list xml:id="list174916851201514" text:continue-numbering="true" text:style-name="WW8Num2">
              <text:list-item>
                <text:p text:style-name="P1119"/>
              </text:list-item>
            </text:list>
          </table:table-cell>
          <table:table-cell table:style-name="表格71.J5" table:number-columns-spanned="3" office:value-type="string">
            <text:list xml:id="list17491685117670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51185365" text:continue-numbering="true" text:style-name="WW8Num2">
              <text:list-item>
                <text:p text:style-name="P959">SEGM_SYMBOL</text:p>
              </text:list-item>
            </text:list>
          </table:table-cell>
          <table:table-cell table:style-name="表格71.A8" office:value-type="string">
            <text:list xml:id="list174916851195506"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71.A8" office:value-type="string">
            <text:list xml:id="list17491685119618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90419" text:continue-numbering="true" text:style-name="WW8Num2">
              <text:list-item>
                <text:p text:style-name="P957"/>
              </text:list-item>
            </text:list>
          </table:table-cell>
          <table:table-cell table:style-name="表格71.A8" office:value-type="string">
            <text:list xml:id="list17491685119590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201963" text:continue-numbering="true" text:style-name="WW8Num2">
              <text:list-item>
                <text:p text:style-name="P959">1</text:p>
              </text:list-item>
            </text:list>
          </table:table-cell>
          <table:table-cell table:style-name="表格71.A8" office:value-type="string">
            <text:list xml:id="list174916851171460" text:continue-numbering="true" text:style-name="WW8Num2">
              <text:list-item>
                <text:p text:style-name="P862">,</text:p>
              </text:list-item>
            </text:list>
          </table:table-cell>
          <table:table-cell table:style-name="表格71.A8" office:value-type="string">
            <text:p text:style-name="P478">SEGM_MODE='SYMBOL' 時用來分成array的符號</text:p>
          </table:table-cell>
          <table:table-cell table:style-name="表格71.A8" office:value-type="string">
            <text:list xml:id="list174916851183452" text:continue-numbering="true" text:style-name="WW8Num2">
              <text:list-item>
                <text:p text:style-name="P1119"/>
              </text:list-item>
            </text:list>
          </table:table-cell>
          <table:table-cell table:style-name="表格71.J5" table:number-columns-spanned="3" office:value-type="string">
            <text:list xml:id="list174916851194841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51182532" text:continue-numbering="true" text:style-name="WW8Num2">
              <text:list-item>
                <text:p text:style-name="P956">ENCODING</text:p>
              </text:list-item>
            </text:list>
          </table:table-cell>
          <table:table-cell table:style-name="表格71.A8" office:value-type="string">
            <text:list xml:id="list174916851202706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71.A8" office:value-type="string">
            <text:list xml:id="list17491685119344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79095" text:continue-numbering="true" text:style-name="WW8Num2">
              <text:list-item>
                <text:p text:style-name="P957"/>
              </text:list-item>
            </text:list>
          </table:table-cell>
          <table:table-cell table:style-name="表格71.A8" office:value-type="string">
            <text:list xml:id="list17491685119376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91324" text:continue-numbering="true" text:style-name="WW8Num2">
              <text:list-item>
                <text:p text:style-name="P958">10</text:p>
              </text:list-item>
            </text:list>
          </table:table-cell>
          <table:table-cell table:style-name="表格71.A8" office:value-type="string">
            <text:list xml:id="list17491685118835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51196206" text:continue-numbering="true" text:style-name="WW8Num2">
              <text:list-item>
                <text:p text:style-name="P1072">BIG5 , utf-8 .. 等等</text:p>
              </text:list-item>
            </text:list>
          </table:table-cell>
          <table:table-cell table:style-name="表格71.A8" office:value-type="string">
            <text:list xml:id="list174916851189762" text:continue-numbering="true" text:style-name="WW8Num2">
              <text:list-item>
                <text:p text:style-name="P1119"/>
              </text:list-item>
            </text:list>
          </table:table-cell>
          <table:table-cell table:style-name="表格71.J5" table:number-columns-spanned="3" office:value-type="string">
            <text:list xml:id="list17491685119784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66201682" text:continue-numbering="true" text:style-name="WW8Num2">
              <text:list-item>
                <text:p text:style-name="P960">EXPR_TYPE</text:p>
              </text:list-item>
            </text:list>
          </table:table-cell>
          <table:table-cell table:style-name="表格71.A8" office:value-type="string">
            <text:list xml:id="list174916866172004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1.A8" office:value-type="string">
            <text:list xml:id="list17491686619919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77103" text:continue-numbering="true" text:style-name="WW8Num2">
              <text:list-item>
                <text:p text:style-name="P957"/>
              </text:list-item>
            </text:list>
          </table:table-cell>
          <table:table-cell table:style-name="表格71.A8" office:value-type="string">
            <text:list xml:id="list17491686619727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89409" text:continue-numbering="true" text:style-name="WW8Num2">
              <text:list-item>
                <text:p text:style-name="P961">10</text:p>
              </text:list-item>
            </text:list>
          </table:table-cell>
          <table:table-cell table:style-name="表格71.A8" office:value-type="string">
            <text:list xml:id="list17491686619751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201870" text:continue-numbering="true" text:style-name="WW8Num2">
              <text:list-item>
                <text:p text:style-name="P1073">PYTHON , GROOVY, BSH</text:p>
              </text:list-item>
            </text:list>
          </table:table-cell>
          <table:table-cell table:style-name="表格71.A8" office:value-type="string">
            <text:list xml:id="list174916866172400" text:continue-numbering="true" text:style-name="WW8Num2">
              <text:list-item>
                <text:p text:style-name="P1119"/>
              </text:list-item>
            </text:list>
          </table:table-cell>
          <table:table-cell table:style-name="表格71.J5" table:number-columns-spanned="3" office:value-type="string">
            <text:list xml:id="list174916866183110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66191421" text:continue-numbering="true" text:style-name="WW8Num2">
              <text:list-item>
                <text:p text:style-name="P962">HELP_EXPRESSION</text:p>
              </text:list-item>
            </text:list>
          </table:table-cell>
          <table:table-cell table:style-name="表格71.A8" office:value-type="string">
            <text:list xml:id="list174916866180767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71.A8" office:value-type="string">
            <text:list xml:id="list17491686617269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9392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9717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89559" text:continue-numbering="true" text:style-name="WW8Num2">
              <text:list-item>
                <text:p text:style-name="P962">8000</text:p>
              </text:list-item>
            </text:list>
          </table:table-cell>
          <table:table-cell table:style-name="表格71.A8" office:value-type="string">
            <text:list xml:id="list174916866203386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80317" text:continue-numbering="true" text:style-name="WW8Num2">
              <text:list-item>
                <text:p text:style-name="P1074">輔助處理轉完後的資料 <text:span text:style-name="T127">map / json </text:span></text:p>
              </text:list-item>
            </text:list>
          </table:table-cell>
          <table:table-cell table:style-name="表格71.A8" office:value-type="string">
            <text:list xml:id="list17491686620387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66192241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32">BEGIN_LEN</text:p>
          </table:table-cell>
          <table:table-cell table:style-name="表格71.A8" office:value-type="string">
            <text:p text:style-name="P123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32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72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17491686620181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74916866203294" text:continue-numbering="true" text:style-name="WW8Num2">
              <text:list-item>
                <text:p text:style-name="P963">DESCRIPTION</text:p>
              </text:list-item>
            </text:list>
          </table:table-cell>
          <table:table-cell table:style-name="表格71.A8" office:value-type="string">
            <text:list xml:id="list174916866196426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1.A8" office:value-type="string">
            <text:list xml:id="list17491686617279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8693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7863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98304" text:continue-numbering="true" text:style-name="WW8Num2">
              <text:list-item>
                <text:p text:style-name="P963">500</text:p>
              </text:list-item>
            </text:list>
          </table:table-cell>
          <table:table-cell table:style-name="表格71.A8" office:value-type="string">
            <text:list xml:id="list17491686617486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8" office:value-type="string">
            <text:list xml:id="list174916866193527" text:continue-numbering="true" text:style-name="WW8Num2">
              <text:list-item>
                <text:p text:style-name="P1119"/>
              </text:list-item>
            </text:list>
          </table:table-cell>
          <table:table-cell table:style-name="表格71.A8" office:value-type="string">
            <text:list xml:id="list17491686617659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6617945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66188902" text:continue-numbering="true" text:style-name="WW8Num2">
              <text:list-item>
                <text:p text:style-name="P895">CUSERID</text:p>
              </text:list-item>
            </text:list>
          </table:table-cell>
          <table:table-cell table:style-name="表格71.A5" office:value-type="string">
            <text:list xml:id="list174916866172484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71.A5" office:value-type="string">
            <text:list xml:id="list17491686620089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6618265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6620324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5773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71.A5" office:value-type="string">
            <text:list xml:id="list17491688219774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5934" text:continue-numbering="true" text:style-name="WW8Num2">
              <text:list-item>
                <text:p text:style-name="P895">Create data user</text:p>
              </text:list-item>
            </text:list>
          </table:table-cell>
          <table:table-cell table:style-name="表格71.A5" office:value-type="string">
            <text:list xml:id="list17491688219479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8219265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82176992" text:continue-numbering="true" text:style-name="WW8Num2">
              <text:list-item>
                <text:p text:style-name="P895">CDATE</text:p>
              </text:list-item>
            </text:list>
          </table:table-cell>
          <table:table-cell table:style-name="表格71.A5" office:value-type="string">
            <text:list xml:id="list174916882185584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71.A5" office:value-type="string">
            <text:list xml:id="list17491688217921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182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026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107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94576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75337" text:continue-numbering="true" text:style-name="WW8Num2">
              <text:list-item>
                <text:p text:style-name="P895">Create time</text:p>
              </text:list-item>
            </text:list>
          </table:table-cell>
          <table:table-cell table:style-name="表格71.A5" office:value-type="string">
            <text:list xml:id="list17491688217494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8218596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82174512" text:continue-numbering="true" text:style-name="WW8Num2">
              <text:list-item>
                <text:p text:style-name="P895">UUSERID</text:p>
              </text:list-item>
            </text:list>
          </table:table-cell>
          <table:table-cell table:style-name="表格71.A5" office:value-type="string">
            <text:list xml:id="list174916882203678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71.A5" office:value-type="string">
            <text:list xml:id="list17491688219859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7559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7468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203871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71.A5" office:value-type="string">
            <text:list xml:id="list174916882177267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71.A5" office:value-type="string">
            <text:list xml:id="list174916882193869" text:continue-numbering="true" text:style-name="WW8Num2">
              <text:list-item>
                <text:p text:style-name="P895">Update date user</text:p>
              </text:list-item>
            </text:list>
          </table:table-cell>
          <table:table-cell table:style-name="表格71.A5" office:value-type="string">
            <text:list xml:id="list17491688218769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8220202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74916882201087" text:continue-numbering="true" text:style-name="WW8Num2">
              <text:list-item>
                <text:p text:style-name="P895">UDATE</text:p>
              </text:list-item>
            </text:list>
          </table:table-cell>
          <table:table-cell table:style-name="表格71.A5" office:value-type="string">
            <text:list xml:id="list174916882202268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71.A5" office:value-type="string">
            <text:list xml:id="list174916882174116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7520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913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18827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A5" office:value-type="string">
            <text:list xml:id="list174916882200071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71.A5" office:value-type="string">
            <text:list xml:id="list174916882183411" text:continue-numbering="true" text:style-name="WW8Num2">
              <text:list-item>
                <text:p text:style-name="P895">Update time</text:p>
              </text:list-item>
            </text:list>
          </table:table-cell>
          <table:table-cell table:style-name="表格71.A5" office:value-type="string">
            <text:list xml:id="list17491688218565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1.J5" table:number-columns-spanned="3" office:value-type="string">
            <text:list xml:id="list17491688218193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list xml:id="list174916882194985" text:continue-numbering="true" text:style-name="WW8Num2">
        <text:list-item>
          <text:p text:style-name="P591"/>
        </text:list-item>
        <text:list-item>
          <text:h text:style-name="P624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74916882199348" text:continue-numbering="true" text:style-name="WW8Num2">
              <text:list-item>
                <text:p text:style-name="P708">Project</text:p>
              </text:list-item>
            </text:list>
          </table:table-cell>
          <table:table-cell table:style-name="表格70.A1" table:number-columns-spanned="6" office:value-type="string">
            <text:list xml:id="list174916882186813" text:continue-numbering="true" text:style-name="WW8Num2">
              <text:list-item>
                <text:p text:style-name="P7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74916897173464" text:continue-numbering="true" text:style-name="WW8Num2">
              <text:list-item>
                <text:p text:style-name="P708">Ver</text:p>
              </text:list-item>
            </text:list>
          </table:table-cell>
          <table:table-cell table:style-name="表格70.A1" office:value-type="string">
            <text:list xml:id="list174916897202968" text:continue-numbering="true" text:style-name="WW8Num2">
              <text:list-item>
                <text:p text:style-name="P760">0.5</text:p>
              </text:list-item>
            </text:list>
          </table:table-cell>
          <table:table-cell table:style-name="表格70.J1" office:value-type="string">
            <text:list xml:id="list17491689719393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8308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203149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74916897182670" text:continue-numbering="true" text:style-name="WW8Num2">
              <text:list-item>
                <text:p text:style-name="P708">Maintain</text:p>
              </text:list-item>
            </text:list>
          </table:table-cell>
          <table:table-cell table:style-name="表格70.A2" table:number-columns-spanned="6" office:value-type="string">
            <text:list xml:id="list174916897200169" text:continue-numbering="true" text:style-name="WW8Num2">
              <text:list-item>
                <text:p text:style-name="P7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74916897201199" text:continue-numbering="true" text:style-name="WW8Num2">
              <text:list-item>
                <text:p text:style-name="P708">Date</text:p>
              </text:list-item>
            </text:list>
          </table:table-cell>
          <table:table-cell table:style-name="表格70.A2" office:value-type="string">
            <text:list xml:id="list174916897190472" text:continue-numbering="true" text:style-name="WW8Num2">
              <text:list-item>
                <text:p text:style-name="P760">201<text:span text:style-name="T120">5</text:span>/<text:span text:style-name="T120">05/20</text:span></text:p>
              </text:list-item>
            </text:list>
          </table:table-cell>
          <table:table-cell table:style-name="表格70.J1" office:value-type="string">
            <text:list xml:id="list174916897196329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9243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78744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74916897199784" text:continue-numbering="true" text:style-name="WW8Num2">
              <text:list-item>
                <text:p text:style-name="P708">Table</text:p>
              </text:list-item>
            </text:list>
          </table:table-cell>
          <table:table-cell table:style-name="表格70.A2" table:number-columns-spanned="6" office:value-type="string">
            <text:list xml:id="list174916897173915" text:continue-numbering="true" text:style-name="WW8Num2">
              <text:list-item>
                <text:p text:style-name="P835">tb_sys_<text:span text:style-name="T129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74916897191979" text:continue-numbering="true" text:style-name="WW8Num2">
              <text:list-item>
                <text:p text:style-name="P708">DataBase</text:p>
              </text:list-item>
            </text:list>
          </table:table-cell>
          <table:table-cell table:style-name="表格70.A2" office:value-type="string">
            <text:list xml:id="list174916897176177" text:continue-numbering="true" text:style-name="WW8Num2">
              <text:list-item>
                <text:p text:style-name="P760">bbcore</text:p>
              </text:list-item>
            </text:list>
          </table:table-cell>
          <table:table-cell table:style-name="表格70.J1" office:value-type="string">
            <text:list xml:id="list17491689718507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91395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73474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74916897202403" text:continue-numbering="true" text:style-name="WW8Num2">
              <text:list-item>
                <text:p text:style-name="P708">Descript</text:p>
              </text:list-item>
            </text:list>
          </table:table-cell>
          <table:table-cell table:style-name="表格70.A4" table:number-columns-spanned="8" office:value-type="string">
            <text:list xml:id="list174916897173336" text:continue-numbering="true" text:style-name="WW8Num2">
              <text:list-item>
                <text:p text:style-name="P811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7491689718687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8341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174916897191433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74916897191227" text:continue-numbering="true" text:style-name="WW8Num2">
              <text:list-item>
                <text:p text:style-name="P6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7491689718472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897179758" text:continue-numbering="true" text:style-name="WW8Num2">
              <text:list-item>
                <text:p text:style-name="P734">Field</text:p>
              </text:list-item>
            </text:list>
          </table:table-cell>
          <table:table-cell table:style-name="表格70.A5" office:value-type="string">
            <text:list xml:id="list174916897192610" text:continue-numbering="true" text:style-name="WW8Num2">
              <text:list-item>
                <text:p text:style-name="P734">Datatype</text:p>
              </text:list-item>
            </text:list>
          </table:table-cell>
          <table:table-cell table:style-name="表格70.A5" office:value-type="string">
            <text:list xml:id="list174916897173614" text:continue-numbering="true" text:style-name="WW8Num2">
              <text:list-item>
                <text:p text:style-name="P734">PK</text:p>
              </text:list-item>
            </text:list>
          </table:table-cell>
          <table:table-cell table:style-name="表格70.A5" office:value-type="string">
            <text:list xml:id="list174916897180799" text:continue-numbering="true" text:style-name="WW8Num2">
              <text:list-item>
                <text:p text:style-name="P734">UK</text:p>
              </text:list-item>
            </text:list>
          </table:table-cell>
          <table:table-cell table:style-name="表格70.A5" office:value-type="string">
            <text:list xml:id="list174916897200092" text:continue-numbering="true" text:style-name="WW8Num2">
              <text:list-item>
                <text:p text:style-name="P734">IDX</text:p>
              </text:list-item>
            </text:list>
          </table:table-cell>
          <table:table-cell table:style-name="表格70.A5" office:value-type="string">
            <text:list xml:id="list174916897197893" text:continue-numbering="true" text:style-name="WW8Num2">
              <text:list-item>
                <text:p text:style-name="P681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74916897174525" text:continue-numbering="true" text:style-name="WW8Num2">
              <text:list-item>
                <text:p text:style-name="P681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74916897201837" text:continue-numbering="true" text:style-name="WW8Num2">
              <text:list-item>
                <text:p text:style-name="P734">Description</text:p>
              </text:list-item>
            </text:list>
          </table:table-cell>
          <table:table-cell table:style-name="表格70.A5" office:value-type="string">
            <text:list xml:id="list174916897171205" text:continue-numbering="true" text:style-name="WW8Num2">
              <text:list-item>
                <text:p text:style-name="P734">Remarks</text:p>
              </text:list-item>
            </text:list>
          </table:table-cell>
          <table:table-cell table:style-name="表格70.J5" table:number-columns-spanned="3" office:value-type="string">
            <text:list xml:id="list17491689719294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897201582" text:continue-numbering="true" text:style-name="WW8Num2">
              <text:list-item>
                <text:p text:style-name="P895">OID</text:p>
              </text:list-item>
            </text:list>
          </table:table-cell>
          <table:table-cell table:style-name="表格70.A5" office:value-type="string">
            <text:list xml:id="list174916897183642" text:continue-numbering="true" text:style-name="WW8Num2">
              <text:list-item>
                <text:p text:style-name="P895">CHAR</text:p>
              </text:list-item>
            </text:list>
          </table:table-cell>
          <table:table-cell table:style-name="表格70.A5" office:value-type="string">
            <text:list xml:id="list174916897196674" text:continue-numbering="true" text:style-name="WW8Num2">
              <text:list-item>
                <text:p text:style-name="P895">Y</text:p>
              </text:list-item>
            </text:list>
          </table:table-cell>
          <table:table-cell table:style-name="表格70.A5" office:value-type="string">
            <text:list xml:id="list17491689718322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897191046" text:continue-numbering="true" text:style-name="WW8Num2">
              <text:list-item>
                <text:p text:style-name="P895"><text:s/></text:p>
              </text:list-item>
            </text:list>
          </table:table-cell>
          <table:table-cell table:style-name="表格70.A5" office:value-type="string">
            <text:list xml:id="list174916897181124" text:continue-numbering="true" text:style-name="WW8Num2">
              <text:list-item>
                <text:p text:style-name="P895">36</text:p>
              </text:list-item>
            </text:list>
          </table:table-cell>
          <table:table-cell table:style-name="表格70.A5" office:value-type="string">
            <text:list xml:id="list17491689717661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897191901" text:continue-numbering="true" text:style-name="WW8Num2">
              <text:list-item>
                <text:p text:style-name="P895">PK / UUID</text:p>
              </text:list-item>
            </text:list>
          </table:table-cell>
          <table:table-cell table:style-name="表格70.A5" office:value-type="string">
            <text:list xml:id="list174916897198223" text:continue-numbering="true" text:style-name="WW8Num2">
              <text:list-item>
                <text:p text:style-name="P895">Default java UUID</text:p>
              </text:list-item>
            </text:list>
          </table:table-cell>
          <table:table-cell table:style-name="表格70.J5" table:number-columns-spanned="3" office:value-type="string">
            <text:list xml:id="list17491691319440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8">TRAN_ID</text:p>
          </table:table-cell>
          <table:table-cell table:style-name="表格70.A8" office:value-type="string">
            <text:p text:style-name="P122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297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88">TB_SYS_UPLOAD_TRAN.TRAN_ID</text:p>
          </table:table-cell>
          <table:table-cell table:style-name="表格70.A8" office:value-type="string">
            <text:p text:style-name="P487"/>
          </table:table-cell>
          <table:table-cell table:style-name="表格70.J5" table:number-columns-spanned="3" office:value-type="string">
            <text:list xml:id="list174916913186017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NAME</text:p>
          </table:table-cell>
          <table:table-cell table:style-name="表格70.A8" office:value-type="string">
            <text:p text:style-name="P119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313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40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7491691317758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23">BEGIN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40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74916913173465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END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40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7491691318952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913203684" text:continue-numbering="true" text:style-name="WW8Num2">
              <text:list-item>
                <text:p text:style-name="P895">CUSERID</text:p>
              </text:list-item>
            </text:list>
          </table:table-cell>
          <table:table-cell table:style-name="表格70.A5" office:value-type="string">
            <text:list xml:id="list174916913196195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70.A5" office:value-type="string">
            <text:list xml:id="list17491691318495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1318786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1319219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13197960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70.A5" office:value-type="string">
            <text:list xml:id="list17491691319639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13183543" text:continue-numbering="true" text:style-name="WW8Num2">
              <text:list-item>
                <text:p text:style-name="P895">Create data user</text:p>
              </text:list-item>
            </text:list>
          </table:table-cell>
          <table:table-cell table:style-name="表格70.A5" office:value-type="string">
            <text:list xml:id="list17491691320227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J5" table:number-columns-spanned="3" office:value-type="string">
            <text:list xml:id="list174916913177167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929195165" text:continue-numbering="true" text:style-name="WW8Num2">
              <text:list-item>
                <text:p text:style-name="P895">CDATE</text:p>
              </text:list-item>
            </text:list>
          </table:table-cell>
          <table:table-cell table:style-name="表格70.A5" office:value-type="string">
            <text:list xml:id="list174916929188945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70.A5" office:value-type="string">
            <text:list xml:id="list17491692919125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9657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7239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20037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7924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85074" text:continue-numbering="true" text:style-name="WW8Num2">
              <text:list-item>
                <text:p text:style-name="P895">Create time</text:p>
              </text:list-item>
            </text:list>
          </table:table-cell>
          <table:table-cell table:style-name="表格70.A5" office:value-type="string">
            <text:list xml:id="list17491692919340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J5" table:number-columns-spanned="3" office:value-type="string">
            <text:list xml:id="list17491692918735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929203452" text:continue-numbering="true" text:style-name="WW8Num2">
              <text:list-item>
                <text:p text:style-name="P895">UUSERID</text:p>
              </text:list-item>
            </text:list>
          </table:table-cell>
          <table:table-cell table:style-name="表格70.A5" office:value-type="string">
            <text:list xml:id="list174916929177240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70.A5" office:value-type="string">
            <text:list xml:id="list17491692919101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9261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20261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72573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70.A5" office:value-type="string">
            <text:list xml:id="list174916929178983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70.A5" office:value-type="string">
            <text:list xml:id="list174916929187352" text:continue-numbering="true" text:style-name="WW8Num2">
              <text:list-item>
                <text:p text:style-name="P895">Update date user</text:p>
              </text:list-item>
            </text:list>
          </table:table-cell>
          <table:table-cell table:style-name="表格70.A5" office:value-type="string">
            <text:list xml:id="list17491692917671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J5" table:number-columns-spanned="3" office:value-type="string">
            <text:list xml:id="list17491692918472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74916929190281" text:continue-numbering="true" text:style-name="WW8Num2">
              <text:list-item>
                <text:p text:style-name="P895">UDATE</text:p>
              </text:list-item>
            </text:list>
          </table:table-cell>
          <table:table-cell table:style-name="表格70.A5" office:value-type="string">
            <text:list xml:id="list174916929194855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70.A5" office:value-type="string">
            <text:list xml:id="list17491692919698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8275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78904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9611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A5" office:value-type="string">
            <text:list xml:id="list174916929185372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70.A5" office:value-type="string">
            <text:list xml:id="list174916929199929" text:continue-numbering="true" text:style-name="WW8Num2">
              <text:list-item>
                <text:p text:style-name="P895">Update time</text:p>
              </text:list-item>
            </text:list>
          </table:table-cell>
          <table:table-cell table:style-name="表格70.A5" office:value-type="string">
            <text:list xml:id="list17491692917280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0.J5" table:number-columns-spanned="3" office:value-type="string">
            <text:list xml:id="list174916929199320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list xml:id="list174916929185254" text:continue-numbering="true" text:style-name="WW8Num2">
        <text:list-item>
          <text:h text:style-name="P626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74916929180843" text:continue-numbering="true" text:style-name="WW8Num2">
              <text:list-item>
                <text:p text:style-name="P709">Project</text:p>
              </text:list-item>
            </text:list>
          </table:table-cell>
          <table:table-cell table:style-name="表格77.A1" table:number-columns-spanned="6" office:value-type="string">
            <text:list xml:id="list174916929195775" text:continue-numbering="true" text:style-name="WW8Num2">
              <text:list-item>
                <text:p text:style-name="P76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74916929183429" text:continue-numbering="true" text:style-name="WW8Num2">
              <text:list-item>
                <text:p text:style-name="P709">Ver</text:p>
              </text:list-item>
            </text:list>
          </table:table-cell>
          <table:table-cell table:style-name="表格77.A1" office:value-type="string">
            <text:list xml:id="list174916929190689" text:continue-numbering="true" text:style-name="WW8Num2">
              <text:list-item>
                <text:p text:style-name="P761">0.<text:span text:style-name="T134">6</text:span></text:p>
              </text:list-item>
            </text:list>
          </table:table-cell>
          <table:table-cell table:style-name="表格77.J1" office:value-type="string">
            <text:list xml:id="list174916929203001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29180383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29199567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74916929190468" text:continue-numbering="true" text:style-name="WW8Num2">
              <text:list-item>
                <text:p text:style-name="P709">Maintain</text:p>
              </text:list-item>
            </text:list>
          </table:table-cell>
          <table:table-cell table:style-name="表格77.A2" table:number-columns-spanned="6" office:value-type="string">
            <text:list xml:id="list174916929184840" text:continue-numbering="true" text:style-name="WW8Num2">
              <text:list-item>
                <text:p text:style-name="P7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74916929176194" text:continue-numbering="true" text:style-name="WW8Num2">
              <text:list-item>
                <text:p text:style-name="P709">Date</text:p>
              </text:list-item>
            </text:list>
          </table:table-cell>
          <table:table-cell table:style-name="表格77.A2" office:value-type="string">
            <text:list xml:id="list174916929176503" text:continue-numbering="true" text:style-name="WW8Num2">
              <text:list-item>
                <text:p text:style-name="P761">201<text:span text:style-name="T118">5</text:span>/<text:span text:style-name="T118">09</text:span>/<text:span text:style-name="T133">13</text:span></text:p>
              </text:list-item>
            </text:list>
          </table:table-cell>
          <table:table-cell table:style-name="表格77.J1" office:value-type="string">
            <text:list xml:id="list174916944182302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174977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190656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74916944172673" text:continue-numbering="true" text:style-name="WW8Num2">
              <text:list-item>
                <text:p text:style-name="P709">Table</text:p>
              </text:list-item>
            </text:list>
          </table:table-cell>
          <table:table-cell table:style-name="表格77.A2" table:number-columns-spanned="6" office:value-type="string">
            <text:list xml:id="list174916944190902" text:continue-numbering="true" text:style-name="WW8Num2">
              <text:list-item>
                <text:p text:style-name="P836"><text:span text:style-name="T136">t</text:span>b_<text:span text:style-name="T136">sys</text:span>_<text:span text:style-name="T136">bpmn</text:span>_<text:span text:style-name="T136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74916944203743" text:continue-numbering="true" text:style-name="WW8Num2">
              <text:list-item>
                <text:p text:style-name="P709">DataBase</text:p>
              </text:list-item>
            </text:list>
          </table:table-cell>
          <table:table-cell table:style-name="表格77.A2" office:value-type="string">
            <text:list xml:id="list174916944196215" text:continue-numbering="true" text:style-name="WW8Num2">
              <text:list-item>
                <text:p text:style-name="P761">bbcore</text:p>
              </text:list-item>
            </text:list>
          </table:table-cell>
          <table:table-cell table:style-name="表格77.J1" office:value-type="string">
            <text:list xml:id="list174916944195109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176302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201863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74916944198155" text:continue-numbering="true" text:style-name="WW8Num2">
              <text:list-item>
                <text:p text:style-name="P709">Descript</text:p>
              </text:list-item>
            </text:list>
          </table:table-cell>
          <table:table-cell table:style-name="表格77.A4" table:number-columns-spanned="8" office:value-type="string">
            <text:list xml:id="list174916944196615" text:continue-numbering="true" text:style-name="WW8Num2">
              <text:list-item>
                <text:p text:style-name="P8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74916944193902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179800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174916944175787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74916944190761" text:continue-numbering="true" text:style-name="WW8Num2">
              <text:list-item>
                <text:p text:style-name="P6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74916944201022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74916944189572" text:continue-numbering="true" text:style-name="WW8Num2">
              <text:list-item>
                <text:p text:style-name="P735">Field</text:p>
              </text:list-item>
            </text:list>
          </table:table-cell>
          <table:table-cell table:style-name="表格77.A5" office:value-type="string">
            <text:list xml:id="list174916944184726" text:continue-numbering="true" text:style-name="WW8Num2">
              <text:list-item>
                <text:p text:style-name="P735">Datatype</text:p>
              </text:list-item>
            </text:list>
          </table:table-cell>
          <table:table-cell table:style-name="表格77.A5" office:value-type="string">
            <text:list xml:id="list174916944178527" text:continue-numbering="true" text:style-name="WW8Num2">
              <text:list-item>
                <text:p text:style-name="P735">PK</text:p>
              </text:list-item>
            </text:list>
          </table:table-cell>
          <table:table-cell table:style-name="表格77.A5" office:value-type="string">
            <text:list xml:id="list174916944199154" text:continue-numbering="true" text:style-name="WW8Num2">
              <text:list-item>
                <text:p text:style-name="P735">UK</text:p>
              </text:list-item>
            </text:list>
          </table:table-cell>
          <table:table-cell table:style-name="表格77.A5" office:value-type="string">
            <text:list xml:id="list174916944197022" text:continue-numbering="true" text:style-name="WW8Num2">
              <text:list-item>
                <text:p text:style-name="P735">IDX</text:p>
              </text:list-item>
            </text:list>
          </table:table-cell>
          <table:table-cell table:style-name="表格77.A5" office:value-type="string">
            <text:list xml:id="list174916944203486" text:continue-numbering="true" text:style-name="WW8Num2">
              <text:list-item>
                <text:p text:style-name="P682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74916944186628" text:continue-numbering="true" text:style-name="WW8Num2">
              <text:list-item>
                <text:p text:style-name="P682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74916944172237" text:continue-numbering="true" text:style-name="WW8Num2">
              <text:list-item>
                <text:p text:style-name="P735">Description</text:p>
              </text:list-item>
            </text:list>
          </table:table-cell>
          <table:table-cell table:style-name="表格77.A5" office:value-type="string">
            <text:list xml:id="list174916944172788" text:continue-numbering="true" text:style-name="WW8Num2">
              <text:list-item>
                <text:p text:style-name="P735">Remarks</text:p>
              </text:list-item>
            </text:list>
          </table:table-cell>
          <table:table-cell table:style-name="表格77.J5" table:number-columns-spanned="3" office:value-type="string">
            <text:list xml:id="list174916944175980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74916944176876" text:continue-numbering="true" text:style-name="WW8Num2">
              <text:list-item>
                <text:p text:style-name="P896">OID</text:p>
              </text:list-item>
            </text:list>
          </table:table-cell>
          <table:table-cell table:style-name="表格77.A5" office:value-type="string">
            <text:list xml:id="list174916944182432" text:continue-numbering="true" text:style-name="WW8Num2">
              <text:list-item>
                <text:p text:style-name="P896">CHAR</text:p>
              </text:list-item>
            </text:list>
          </table:table-cell>
          <table:table-cell table:style-name="表格77.A5" office:value-type="string">
            <text:list xml:id="list174916944202270" text:continue-numbering="true" text:style-name="WW8Num2">
              <text:list-item>
                <text:p text:style-name="P896">Y</text:p>
              </text:list-item>
            </text:list>
          </table:table-cell>
          <table:table-cell table:style-name="表格77.A5" office:value-type="string">
            <text:list xml:id="list17491694419360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44192153" text:continue-numbering="true" text:style-name="WW8Num2">
              <text:list-item>
                <text:p text:style-name="P896"><text:s/></text:p>
              </text:list-item>
            </text:list>
          </table:table-cell>
          <table:table-cell table:style-name="表格77.A5" office:value-type="string">
            <text:list xml:id="list174916944182066" text:continue-numbering="true" text:style-name="WW8Num2">
              <text:list-item>
                <text:p text:style-name="P896">36</text:p>
              </text:list-item>
            </text:list>
          </table:table-cell>
          <table:table-cell table:style-name="表格77.A5" office:value-type="string">
            <text:list xml:id="list17491694420194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44187148" text:continue-numbering="true" text:style-name="WW8Num2">
              <text:list-item>
                <text:p text:style-name="P896">PK / UUID</text:p>
              </text:list-item>
            </text:list>
          </table:table-cell>
          <table:table-cell table:style-name="表格77.A5" office:value-type="string">
            <text:list xml:id="list174916944203442" text:continue-numbering="true" text:style-name="WW8Num2">
              <text:list-item>
                <text:p text:style-name="P896">Default java UUID</text:p>
              </text:list-item>
            </text:list>
          </table:table-cell>
          <table:table-cell table:style-name="表格77.J5" table:number-columns-spanned="3" office:value-type="string">
            <text:list xml:id="list17491694419811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44189196" text:continue-numbering="true" text:style-name="WW8Num2">
              <text:list-item>
                <text:p text:style-name="P964">ID</text:p>
              </text:list-item>
            </text:list>
          </table:table-cell>
          <table:table-cell table:style-name="表格77.A8" office:value-type="string">
            <text:list xml:id="list174916944186311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77.A8" office:value-type="string">
            <text:list xml:id="list174916944187312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74916960185749" text:continue-numbering="true" text:style-name="WW8Num2">
              <text:list-item>
                <text:p text:style-name="P965">Y</text:p>
              </text:list-item>
            </text:list>
          </table:table-cell>
          <table:table-cell table:style-name="表格77.A8" office:value-type="string">
            <text:list xml:id="list174916960201523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74916960189414" text:continue-numbering="true" text:style-name="WW8Num2">
              <text:list-item>
                <text:p text:style-name="P972">100</text:p>
              </text:list-item>
            </text:list>
          </table:table-cell>
          <table:table-cell table:style-name="表格77.A8" office:value-type="string">
            <text:list xml:id="list17491696019324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60174532" text:continue-numbering="true" text:style-name="WW8Num2">
              <text:list-item>
                <text:p text:style-name="P1075">須與部署資源檔.<text:span text:style-name="T137">bpmn文件中的id相同</text:span></text:p>
              </text:list-item>
            </text:list>
          </table:table-cell>
          <table:table-cell table:style-name="表格77.A8" office:value-type="string">
            <text:list xml:id="list174916960189662" text:continue-numbering="true" text:style-name="WW8Num2">
              <text:list-item>
                <text:p text:style-name="P1120"/>
              </text:list-item>
            </text:list>
          </table:table-cell>
          <table:table-cell table:style-name="表格77.J5" table:number-columns-spanned="3" office:value-type="string">
            <text:list xml:id="list17491696017676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60176501" text:continue-numbering="true" text:style-name="WW8Num2">
              <text:list-item>
                <text:p text:style-name="P974">DEPLOYMENT_ID</text:p>
              </text:list-item>
            </text:list>
          </table:table-cell>
          <table:table-cell table:style-name="表格77.A8" office:value-type="string">
            <text:list xml:id="list174916960200436" text:continue-numbering="true" text:style-name="WW8Num2">
              <text:list-item>
                <text:p text:style-name="P969">VARCHAR</text:p>
              </text:list-item>
            </text:list>
          </table:table-cell>
          <table:table-cell table:style-name="表格77.A8" office:value-type="string">
            <text:list xml:id="list174916960192912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74916960195041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7.A8" office:value-type="string">
            <text:list xml:id="list174916960175157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74916960188501" text:continue-numbering="true" text:style-name="WW8Num2">
              <text:list-item>
                <text:p text:style-name="P974">64</text:p>
              </text:list-item>
            </text:list>
          </table:table-cell>
          <table:table-cell table:style-name="表格77.A8" office:value-type="string">
            <text:list xml:id="list174916960203727" text:continue-numbering="true" text:style-name="WW8Num2">
              <text:list-item>
                <text:p text:style-name="P1085">null</text:p>
              </text:list-item>
            </text:list>
          </table:table-cell>
          <table:table-cell table:style-name="表格77.A8" office:value-type="string">
            <text:list xml:id="list174916960194114" text:continue-numbering="true" text:style-name="WW8Num2">
              <text:list-item>
                <text:p text:style-name="P1075"/>
              </text:list-item>
            </text:list>
          </table:table-cell>
          <table:table-cell table:style-name="表格77.A8" office:value-type="string">
            <text:list xml:id="list174916960180983" text:continue-numbering="true" text:style-name="WW8Num2">
              <text:list-item>
                <text:p text:style-name="P1120"/>
              </text:list-item>
            </text:list>
          </table:table-cell>
          <table:table-cell table:style-name="表格77.J5" table:number-columns-spanned="3" office:value-type="string">
            <text:list xml:id="list17491696019676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60193658" text:continue-numbering="true" text:style-name="WW8Num2">
              <text:list-item>
                <text:p text:style-name="P964">NAME</text:p>
              </text:list-item>
            </text:list>
          </table:table-cell>
          <table:table-cell table:style-name="表格77.A8" office:value-type="string">
            <text:list xml:id="list174916960199127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77.A8" office:value-type="string">
            <text:list xml:id="list174916960184497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74916960203331" text:continue-numbering="true" text:style-name="WW8Num2">
              <text:list-item>
                <text:p text:style-name="P976"/>
              </text:list-item>
            </text:list>
          </table:table-cell>
          <table:table-cell table:style-name="表格77.A8" office:value-type="string">
            <text:list xml:id="list174916960199261" text:continue-numbering="true" text:style-name="WW8Num2">
              <text:list-item>
                <text:p text:style-name="P974"/>
              </text:list-item>
            </text:list>
          </table:table-cell>
          <table:table-cell table:style-name="表格77.A8" office:value-type="string">
            <text:list xml:id="list174916960171535" text:continue-numbering="true" text:style-name="WW8Num2">
              <text:list-item>
                <text:p text:style-name="P964">255</text:p>
              </text:list-item>
            </text:list>
          </table:table-cell>
          <table:table-cell table:style-name="表格77.A8" office:value-type="string">
            <text:list xml:id="list174916960202665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7.A8" office:value-type="string">
            <text:list xml:id="list174916960174782" text:continue-numbering="true" text:style-name="WW8Num2">
              <text:list-item>
                <text:p text:style-name="P1075"/>
              </text:list-item>
            </text:list>
          </table:table-cell>
          <table:table-cell table:style-name="表格77.A8" office:value-type="string">
            <text:list xml:id="list174916960186371" text:continue-numbering="true" text:style-name="WW8Num2">
              <text:list-item>
                <text:p text:style-name="P1120"/>
              </text:list-item>
            </text:list>
          </table:table-cell>
          <table:table-cell table:style-name="表格77.J5" table:number-columns-spanned="3" office:value-type="string">
            <text:list xml:id="list174916960174615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60179685" text:continue-numbering="true" text:style-name="WW8Num2">
              <text:list-item>
                <text:p text:style-name="P964">CONTENT</text:p>
              </text:list-item>
            </text:list>
          </table:table-cell>
          <table:table-cell table:style-name="表格77.A8" office:value-type="string">
            <text:list xml:id="list174916960187725" text:continue-numbering="true" text:style-name="WW8Num2">
              <text:list-item>
                <text:p text:style-name="P794">MEDIUMBLOB</text:p>
              </text:list-item>
            </text:list>
          </table:table-cell>
          <table:table-cell table:style-name="表格77.A8" office:value-type="string">
            <text:list xml:id="list17491696018119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60197280" text:continue-numbering="true" text:style-name="WW8Num2">
              <text:list-item>
                <text:p text:style-name="P977"/>
              </text:list-item>
            </text:list>
          </table:table-cell>
          <table:table-cell table:style-name="表格77.A8" office:value-type="string">
            <text:list xml:id="list174916960191971" text:continue-numbering="true" text:style-name="WW8Num2">
              <text:list-item>
                <text:p text:style-name="P978"/>
              </text:list-item>
            </text:list>
          </table:table-cell>
          <table:table-cell table:style-name="表格77.A8" office:value-type="string">
            <text:list xml:id="list174916960194759" text:continue-numbering="true" text:style-name="WW8Num2">
              <text:list-item>
                <text:p text:style-name="P979"/>
              </text:list-item>
            </text:list>
          </table:table-cell>
          <table:table-cell table:style-name="表格77.A8" office:value-type="string">
            <text:list xml:id="list174916960190014" text:continue-numbering="true" text:style-name="WW8Num2">
              <text:list-item>
                <text:p text:style-name="P965">null</text:p>
              </text:list-item>
            </text:list>
          </table:table-cell>
          <table:table-cell table:style-name="表格77.A8" office:value-type="string">
            <text:list xml:id="list174916960186082" text:continue-numbering="true" text:style-name="WW8Num2">
              <text:list-item>
                <text:p text:style-name="P1077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74916960192395" text:continue-numbering="true" text:style-name="WW8Num2">
              <text:list-item>
                <text:p text:style-name="P1120"/>
              </text:list-item>
            </text:list>
          </table:table-cell>
          <table:table-cell table:style-name="表格77.J5" table:number-columns-spanned="3" office:value-type="string">
            <text:list xml:id="list17491696018963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60199328" text:continue-numbering="true" text:style-name="WW8Num2">
              <text:list-item>
                <text:p text:style-name="P964">DESCRIPTION</text:p>
              </text:list-item>
            </text:list>
          </table:table-cell>
          <table:table-cell table:style-name="表格77.A8" office:value-type="string">
            <text:list xml:id="list174916960196320" text:continue-numbering="true" text:style-name="WW8Num2">
              <text:list-item>
                <text:p text:style-name="P970">VARCHAR</text:p>
              </text:list-item>
            </text:list>
          </table:table-cell>
          <table:table-cell table:style-name="表格77.A8" office:value-type="string">
            <text:list xml:id="list174916960183650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60199176" text:continue-numbering="true" text:style-name="WW8Num2">
              <text:list-item>
                <text:p text:style-name="P980"/>
              </text:list-item>
            </text:list>
          </table:table-cell>
          <table:table-cell table:style-name="表格77.A8" office:value-type="string">
            <text:list xml:id="list174916975171461" text:continue-numbering="true" text:style-name="WW8Num2">
              <text:list-item>
                <text:p text:style-name="P981"/>
              </text:list-item>
            </text:list>
          </table:table-cell>
          <table:table-cell table:style-name="表格77.A8" office:value-type="string">
            <text:list xml:id="list174916975196334" text:continue-numbering="true" text:style-name="WW8Num2">
              <text:list-item>
                <text:p text:style-name="P982">500</text:p>
              </text:list-item>
            </text:list>
          </table:table-cell>
          <table:table-cell table:style-name="表格77.A8" office:value-type="string">
            <text:list xml:id="list174916975186880" text:continue-numbering="true" text:style-name="WW8Num2">
              <text:list-item>
                <text:p text:style-name="P983">null</text:p>
              </text:list-item>
            </text:list>
          </table:table-cell>
          <table:table-cell table:style-name="表格77.A8" office:value-type="string">
            <text:list xml:id="list174916975201237" text:continue-numbering="true" text:style-name="WW8Num2">
              <text:list-item>
                <text:p text:style-name="P1078"/>
              </text:list-item>
            </text:list>
          </table:table-cell>
          <table:table-cell table:style-name="表格77.A8" office:value-type="string">
            <text:list xml:id="list174916975196391" text:continue-numbering="true" text:style-name="WW8Num2">
              <text:list-item>
                <text:p text:style-name="P1120"/>
              </text:list-item>
            </text:list>
          </table:table-cell>
          <table:table-cell table:style-name="表格77.J5" table:number-columns-spanned="3" office:value-type="string">
            <text:list xml:id="list17491697518955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74916975174532" text:continue-numbering="true" text:style-name="WW8Num2">
              <text:list-item>
                <text:p text:style-name="P896">CUSERID</text:p>
              </text:list-item>
            </text:list>
          </table:table-cell>
          <table:table-cell table:style-name="表格77.A8" office:value-type="string">
            <text:list xml:id="list174916975182818" text:continue-numbering="true" text:style-name="WW8Num2">
              <text:list-item>
                <text:p text:style-name="P896">VARCHAR</text:p>
              </text:list-item>
            </text:list>
          </table:table-cell>
          <table:table-cell table:style-name="表格77.A8" office:value-type="string">
            <text:list xml:id="list17491697519051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7518839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7518554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75175414" text:continue-numbering="true" text:style-name="WW8Num2">
              <text:list-item>
                <text:p text:style-name="P896">24</text:p>
              </text:list-item>
            </text:list>
          </table:table-cell>
          <table:table-cell table:style-name="表格77.A8" office:value-type="string">
            <text:list xml:id="list17491697518788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8" office:value-type="string">
            <text:list xml:id="list174916975180263" text:continue-numbering="true" text:style-name="WW8Num2">
              <text:list-item>
                <text:p text:style-name="P896">Create data user</text:p>
              </text:list-item>
            </text:list>
          </table:table-cell>
          <table:table-cell table:style-name="表格77.A8" office:value-type="string">
            <text:list xml:id="list17491697520199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J5" table:number-columns-spanned="3" office:value-type="string">
            <text:list xml:id="list17491697518676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74916975188588" text:continue-numbering="true" text:style-name="WW8Num2">
              <text:list-item>
                <text:p text:style-name="P896">CDATE</text:p>
              </text:list-item>
            </text:list>
          </table:table-cell>
          <table:table-cell table:style-name="表格77.A5" office:value-type="string">
            <text:list xml:id="list174916975176873" text:continue-numbering="true" text:style-name="WW8Num2">
              <text:list-item>
                <text:p text:style-name="P896">DATETIME</text:p>
              </text:list-item>
            </text:list>
          </table:table-cell>
          <table:table-cell table:style-name="表格77.A5" office:value-type="string">
            <text:list xml:id="list17491697520198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9384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8387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92136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9715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81771" text:continue-numbering="true" text:style-name="WW8Num2">
              <text:list-item>
                <text:p text:style-name="P896">Create time</text:p>
              </text:list-item>
            </text:list>
          </table:table-cell>
          <table:table-cell table:style-name="表格77.A5" office:value-type="string">
            <text:list xml:id="list17491697517467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J5" table:number-columns-spanned="3" office:value-type="string">
            <text:list xml:id="list17491697517434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74916975178175" text:continue-numbering="true" text:style-name="WW8Num2">
              <text:list-item>
                <text:p text:style-name="P896">UUSERID</text:p>
              </text:list-item>
            </text:list>
          </table:table-cell>
          <table:table-cell table:style-name="表格77.A5" office:value-type="string">
            <text:list xml:id="list174916975196796" text:continue-numbering="true" text:style-name="WW8Num2">
              <text:list-item>
                <text:p text:style-name="P896">VARCHAR</text:p>
              </text:list-item>
            </text:list>
          </table:table-cell>
          <table:table-cell table:style-name="表格77.A5" office:value-type="string">
            <text:list xml:id="list17491697518042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19669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20258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75201536" text:continue-numbering="true" text:style-name="WW8Num2">
              <text:list-item>
                <text:p text:style-name="P896">24</text:p>
              </text:list-item>
            </text:list>
          </table:table-cell>
          <table:table-cell table:style-name="表格77.A5" office:value-type="string">
            <text:list xml:id="list174916975186061" text:continue-numbering="true" text:style-name="WW8Num2">
              <text:list-item>
                <text:p text:style-name="P896">null</text:p>
              </text:list-item>
            </text:list>
          </table:table-cell>
          <table:table-cell table:style-name="表格77.A5" office:value-type="string">
            <text:list xml:id="list174916975178119" text:continue-numbering="true" text:style-name="WW8Num2">
              <text:list-item>
                <text:p text:style-name="P896">Update date user</text:p>
              </text:list-item>
            </text:list>
          </table:table-cell>
          <table:table-cell table:style-name="表格77.A5" office:value-type="string">
            <text:list xml:id="list17491697518781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J5" table:number-columns-spanned="3" office:value-type="string">
            <text:list xml:id="list17491697519212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74916975187853" text:continue-numbering="true" text:style-name="WW8Num2">
              <text:list-item>
                <text:p text:style-name="P896">UDATE</text:p>
              </text:list-item>
            </text:list>
          </table:table-cell>
          <table:table-cell table:style-name="表格77.A5" office:value-type="string">
            <text:list xml:id="list174916991192245" text:continue-numbering="true" text:style-name="WW8Num2">
              <text:list-item>
                <text:p text:style-name="P896">DATETIME</text:p>
              </text:list-item>
            </text:list>
          </table:table-cell>
          <table:table-cell table:style-name="表格77.A5" office:value-type="string">
            <text:list xml:id="list17491699120091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91201499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9118759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9117757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A5" office:value-type="string">
            <text:list xml:id="list174916991185107" text:continue-numbering="true" text:style-name="WW8Num2">
              <text:list-item>
                <text:p text:style-name="P896">null</text:p>
              </text:list-item>
            </text:list>
          </table:table-cell>
          <table:table-cell table:style-name="表格77.A5" office:value-type="string">
            <text:list xml:id="list174916991189889" text:continue-numbering="true" text:style-name="WW8Num2">
              <text:list-item>
                <text:p text:style-name="P896">Update time</text:p>
              </text:list-item>
            </text:list>
          </table:table-cell>
          <table:table-cell table:style-name="表格77.A5" office:value-type="string">
            <text:list xml:id="list17491699119762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7.J5" table:number-columns-spanned="3" office:value-type="string">
            <text:list xml:id="list17491699117230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</table:table>
      <text:h text:style-name="P597" text:outline-level="1"/>
      <text:p text:style-name="P28"/>
      <text:list xml:id="list174916991176943" text:continue-numbering="true" text:style-name="WW8Num2">
        <text:list-item>
          <text:h text:style-name="P627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74916991200289" text:continue-numbering="true" text:style-name="WW8Num2">
              <text:list-item>
                <text:p text:style-name="P710">Project</text:p>
              </text:list-item>
            </text:list>
          </table:table-cell>
          <table:table-cell table:style-name="表格78.A1" table:number-columns-spanned="6" office:value-type="string">
            <text:list xml:id="list174916991171643" text:continue-numbering="true" text:style-name="WW8Num2">
              <text:list-item>
                <text:p text:style-name="P76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74916991181899" text:continue-numbering="true" text:style-name="WW8Num2">
              <text:list-item>
                <text:p text:style-name="P710">Ver</text:p>
              </text:list-item>
            </text:list>
          </table:table-cell>
          <table:table-cell table:style-name="表格78.A1" office:value-type="string">
            <text:list xml:id="list174916991183538" text:continue-numbering="true" text:style-name="WW8Num2">
              <text:list-item>
                <text:p text:style-name="P762">0.<text:span text:style-name="T134">6</text:span></text:p>
              </text:list-item>
            </text:list>
          </table:table-cell>
          <table:table-cell table:style-name="表格78.J1" office:value-type="string">
            <text:list xml:id="list174916991190187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86018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79977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74916991183775" text:continue-numbering="true" text:style-name="WW8Num2">
              <text:list-item>
                <text:p text:style-name="P710">Maintain</text:p>
              </text:list-item>
            </text:list>
          </table:table-cell>
          <table:table-cell table:style-name="表格78.A2" table:number-columns-spanned="6" office:value-type="string">
            <text:list xml:id="list174916991179499" text:continue-numbering="true" text:style-name="WW8Num2">
              <text:list-item>
                <text:p text:style-name="P7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74916991196628" text:continue-numbering="true" text:style-name="WW8Num2">
              <text:list-item>
                <text:p text:style-name="P710">Date</text:p>
              </text:list-item>
            </text:list>
          </table:table-cell>
          <table:table-cell table:style-name="表格78.A2" office:value-type="string">
            <text:list xml:id="list174916991202846" text:continue-numbering="true" text:style-name="WW8Num2">
              <text:list-item>
                <text:p text:style-name="P762">201<text:span text:style-name="T118">5</text:span>/<text:span text:style-name="T118">09</text:span>/<text:span text:style-name="T133">15</text:span></text:p>
              </text:list-item>
            </text:list>
          </table:table-cell>
          <table:table-cell table:style-name="表格78.J1" office:value-type="string">
            <text:list xml:id="list174916991176672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91470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87514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74916991186207" text:continue-numbering="true" text:style-name="WW8Num2">
              <text:list-item>
                <text:p text:style-name="P710">Table</text:p>
              </text:list-item>
            </text:list>
          </table:table-cell>
          <table:table-cell table:style-name="表格78.A2" table:number-columns-spanned="6" office:value-type="string">
            <text:list xml:id="list174916991183743" text:continue-numbering="true" text:style-name="WW8Num2">
              <text:list-item>
                <text:p text:style-name="P847"><text:span text:style-name="T136">t</text:span>b_<text:span text:style-name="T136">sys</text:span>_<text:span text:style-name="T136">bpmn</text:span>_<text:span text:style-name="T136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74916991200550" text:continue-numbering="true" text:style-name="WW8Num2">
              <text:list-item>
                <text:p text:style-name="P710">DataBase</text:p>
              </text:list-item>
            </text:list>
          </table:table-cell>
          <table:table-cell table:style-name="表格78.A2" office:value-type="string">
            <text:list xml:id="list174916991200269" text:continue-numbering="true" text:style-name="WW8Num2">
              <text:list-item>
                <text:p text:style-name="P762">bbcore</text:p>
              </text:list-item>
            </text:list>
          </table:table-cell>
          <table:table-cell table:style-name="表格78.J1" office:value-type="string">
            <text:list xml:id="list174916991192372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94073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86575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74916991175593" text:continue-numbering="true" text:style-name="WW8Num2">
              <text:list-item>
                <text:p text:style-name="P710">Descript</text:p>
              </text:list-item>
            </text:list>
          </table:table-cell>
          <table:table-cell table:style-name="表格78.A4" table:number-columns-spanned="8" office:value-type="string">
            <text:list xml:id="list174916991185174" text:continue-numbering="true" text:style-name="WW8Num2">
              <text:list-item>
                <text:p text:style-name="P8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74916991188304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81587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174916991177380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74916991197398" text:continue-numbering="true" text:style-name="WW8Num2">
              <text:list-item>
                <text:p text:style-name="P6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7491700719750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74917007179243" text:continue-numbering="true" text:style-name="WW8Num2">
              <text:list-item>
                <text:p text:style-name="P736">Field</text:p>
              </text:list-item>
            </text:list>
          </table:table-cell>
          <table:table-cell table:style-name="表格78.A5" office:value-type="string">
            <text:list xml:id="list174917007177053" text:continue-numbering="true" text:style-name="WW8Num2">
              <text:list-item>
                <text:p text:style-name="P736">Datatype</text:p>
              </text:list-item>
            </text:list>
          </table:table-cell>
          <table:table-cell table:style-name="表格78.A5" office:value-type="string">
            <text:list xml:id="list174917007179042" text:continue-numbering="true" text:style-name="WW8Num2">
              <text:list-item>
                <text:p text:style-name="P736">PK</text:p>
              </text:list-item>
            </text:list>
          </table:table-cell>
          <table:table-cell table:style-name="表格78.A5" office:value-type="string">
            <text:list xml:id="list174917007172662" text:continue-numbering="true" text:style-name="WW8Num2">
              <text:list-item>
                <text:p text:style-name="P736">UK</text:p>
              </text:list-item>
            </text:list>
          </table:table-cell>
          <table:table-cell table:style-name="表格78.A5" office:value-type="string">
            <text:list xml:id="list174917007186376" text:continue-numbering="true" text:style-name="WW8Num2">
              <text:list-item>
                <text:p text:style-name="P736">IDX</text:p>
              </text:list-item>
            </text:list>
          </table:table-cell>
          <table:table-cell table:style-name="表格78.A5" office:value-type="string">
            <text:list xml:id="list174917007197912" text:continue-numbering="true" text:style-name="WW8Num2">
              <text:list-item>
                <text:p text:style-name="P683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74917007174596" text:continue-numbering="true" text:style-name="WW8Num2">
              <text:list-item>
                <text:p text:style-name="P683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74917007177820" text:continue-numbering="true" text:style-name="WW8Num2">
              <text:list-item>
                <text:p text:style-name="P736">Description</text:p>
              </text:list-item>
            </text:list>
          </table:table-cell>
          <table:table-cell table:style-name="表格78.A5" office:value-type="string">
            <text:list xml:id="list174917007188337" text:continue-numbering="true" text:style-name="WW8Num2">
              <text:list-item>
                <text:p text:style-name="P736">Remarks</text:p>
              </text:list-item>
            </text:list>
          </table:table-cell>
          <table:table-cell table:style-name="表格78.J5" table:number-columns-spanned="3" office:value-type="string">
            <text:list xml:id="list17491700719380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74917007183211" text:continue-numbering="true" text:style-name="WW8Num2">
              <text:list-item>
                <text:p text:style-name="P897">OID</text:p>
              </text:list-item>
            </text:list>
          </table:table-cell>
          <table:table-cell table:style-name="表格78.A5" office:value-type="string">
            <text:list xml:id="list174917007191095" text:continue-numbering="true" text:style-name="WW8Num2">
              <text:list-item>
                <text:p text:style-name="P897">CHAR</text:p>
              </text:list-item>
            </text:list>
          </table:table-cell>
          <table:table-cell table:style-name="表格78.A5" office:value-type="string">
            <text:list xml:id="list174917007176621" text:continue-numbering="true" text:style-name="WW8Num2">
              <text:list-item>
                <text:p text:style-name="P897">Y</text:p>
              </text:list-item>
            </text:list>
          </table:table-cell>
          <table:table-cell table:style-name="表格78.A5" office:value-type="string">
            <text:list xml:id="list17491700719972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07186094" text:continue-numbering="true" text:style-name="WW8Num2">
              <text:list-item>
                <text:p text:style-name="P897"><text:s/></text:p>
              </text:list-item>
            </text:list>
          </table:table-cell>
          <table:table-cell table:style-name="表格78.A5" office:value-type="string">
            <text:list xml:id="list174917007190420" text:continue-numbering="true" text:style-name="WW8Num2">
              <text:list-item>
                <text:p text:style-name="P897">36</text:p>
              </text:list-item>
            </text:list>
          </table:table-cell>
          <table:table-cell table:style-name="表格78.A5" office:value-type="string">
            <text:list xml:id="list17491700717424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07194274" text:continue-numbering="true" text:style-name="WW8Num2">
              <text:list-item>
                <text:p text:style-name="P897">PK / UUID</text:p>
              </text:list-item>
            </text:list>
          </table:table-cell>
          <table:table-cell table:style-name="表格78.A5" office:value-type="string">
            <text:list xml:id="list174917007186510" text:continue-numbering="true" text:style-name="WW8Num2">
              <text:list-item>
                <text:p text:style-name="P897">Default java UUID</text:p>
              </text:list-item>
            </text:list>
          </table:table-cell>
          <table:table-cell table:style-name="表格78.J5" table:number-columns-spanned="3" office:value-type="string">
            <text:list xml:id="list17491700720147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74917007177984" text:continue-numbering="true" text:style-name="WW8Num2">
              <text:list-item>
                <text:p text:style-name="P967">ID</text:p>
              </text:list-item>
            </text:list>
          </table:table-cell>
          <table:table-cell table:style-name="表格78.A8" office:value-type="string">
            <text:list xml:id="list174917007178672" text:continue-numbering="true" text:style-name="WW8Num2">
              <text:list-item>
                <text:p text:style-name="P971">VARCHAR</text:p>
              </text:list-item>
            </text:list>
          </table:table-cell>
          <table:table-cell table:style-name="表格78.A8" office:value-type="string">
            <text:list xml:id="list174917007189691" text:continue-numbering="true" text:style-name="WW8Num2">
              <text:list-item>
                <text:p text:style-name="P897"/>
              </text:list-item>
            </text:list>
          </table:table-cell>
          <table:table-cell table:style-name="表格78.A8" office:value-type="string">
            <text:list xml:id="list174917007198199" text:continue-numbering="true" text:style-name="WW8Num2">
              <text:list-item>
                <text:p text:style-name="P966">Y</text:p>
              </text:list-item>
            </text:list>
          </table:table-cell>
          <table:table-cell table:style-name="表格78.A8" office:value-type="string">
            <text:list xml:id="list174917007182361" text:continue-numbering="true" text:style-name="WW8Num2">
              <text:list-item>
                <text:p text:style-name="P897"/>
              </text:list-item>
            </text:list>
          </table:table-cell>
          <table:table-cell table:style-name="表格78.A8" office:value-type="string">
            <text:list xml:id="list174917007174501" text:continue-numbering="true" text:style-name="WW8Num2">
              <text:list-item>
                <text:p text:style-name="P973">100</text:p>
              </text:list-item>
            </text:list>
          </table:table-cell>
          <table:table-cell table:style-name="表格78.A8" office:value-type="string">
            <text:list xml:id="list17491700719740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8" office:value-type="string">
            <text:list xml:id="list174917007188767" text:continue-numbering="true" text:style-name="WW8Num2">
              <text:list-item>
                <text:p text:style-name="P1079">TB_SYS_BPMN_RESOURCE.ID</text:p>
              </text:list-item>
            </text:list>
          </table:table-cell>
          <table:table-cell table:style-name="表格78.A8" office:value-type="string">
            <text:list xml:id="list174917007171666" text:continue-numbering="true" text:style-name="WW8Num2">
              <text:list-item>
                <text:p text:style-name="P1121"/>
              </text:list-item>
            </text:list>
          </table:table-cell>
          <table:table-cell table:style-name="表格78.J5" table:number-columns-spanned="3" office:value-type="string">
            <text:list xml:id="list17491700718615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33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174917007177222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74917007180726" text:continue-numbering="true" text:style-name="WW8Num2">
              <text:list-item>
                <text:p text:style-name="P984">TASK_NAME</text:p>
              </text:list-item>
            </text:list>
          </table:table-cell>
          <table:table-cell table:style-name="表格78.A8" office:value-type="string">
            <text:list xml:id="list174917007179390" text:continue-numbering="true" text:style-name="WW8Num2">
              <text:list-item>
                <text:p text:style-name="P971">VARCHAR</text:p>
              </text:list-item>
            </text:list>
          </table:table-cell>
          <table:table-cell table:style-name="表格78.A8" office:value-type="string">
            <text:list xml:id="list174917007190479" text:continue-numbering="true" text:style-name="WW8Num2">
              <text:list-item>
                <text:p text:style-name="P897"/>
              </text:list-item>
            </text:list>
          </table:table-cell>
          <table:table-cell table:style-name="表格78.A8" office:value-type="string">
            <text:list xml:id="list174917007179605" text:continue-numbering="true" text:style-name="WW8Num2">
              <text:list-item>
                <text:p text:style-name="P985">Y</text:p>
              </text:list-item>
            </text:list>
          </table:table-cell>
          <table:table-cell table:style-name="表格78.A8" office:value-type="string">
            <text:list xml:id="list174917022194377" text:continue-numbering="true" text:style-name="WW8Num2">
              <text:list-item>
                <text:p text:style-name="P975"/>
              </text:list-item>
            </text:list>
          </table:table-cell>
          <table:table-cell table:style-name="表格78.A8" office:value-type="string">
            <text:list xml:id="list174917022203079" text:continue-numbering="true" text:style-name="WW8Num2">
              <text:list-item>
                <text:p text:style-name="P986">100</text:p>
              </text:list-item>
            </text:list>
          </table:table-cell>
          <table:table-cell table:style-name="表格78.A8" office:value-type="string">
            <text:list xml:id="list174917022199722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8.A8" office:value-type="string">
            <text:list xml:id="list174917022202332" text:continue-numbering="true" text:style-name="WW8Num2">
              <text:list-item>
                <text:p text:style-name="P1076"/>
              </text:list-item>
            </text:list>
          </table:table-cell>
          <table:table-cell table:style-name="表格78.A8" office:value-type="string">
            <text:list xml:id="list174917022181991" text:continue-numbering="true" text:style-name="WW8Num2">
              <text:list-item>
                <text:p text:style-name="P1121"/>
              </text:list-item>
            </text:list>
          </table:table-cell>
          <table:table-cell table:style-name="表格78.J5" table:number-columns-spanned="3" office:value-type="string">
            <text:list xml:id="list174917022172240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74917022198050" text:continue-numbering="true" text:style-name="WW8Num2">
              <text:list-item>
                <text:p text:style-name="P897">CUSERID</text:p>
              </text:list-item>
            </text:list>
          </table:table-cell>
          <table:table-cell table:style-name="表格78.A8" office:value-type="string">
            <text:list xml:id="list174917022172021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78.A8" office:value-type="string">
            <text:list xml:id="list17491702218568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8" office:value-type="string">
            <text:list xml:id="list17491702218332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8" office:value-type="string">
            <text:list xml:id="list17491702219437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8" office:value-type="string">
            <text:list xml:id="list174917022199359" text:continue-numbering="true" text:style-name="WW8Num2">
              <text:list-item>
                <text:p text:style-name="P897">24</text:p>
              </text:list-item>
            </text:list>
          </table:table-cell>
          <table:table-cell table:style-name="表格78.A8" office:value-type="string">
            <text:list xml:id="list17491702219840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8" office:value-type="string">
            <text:list xml:id="list174917022183588" text:continue-numbering="true" text:style-name="WW8Num2">
              <text:list-item>
                <text:p text:style-name="P897">Create data user</text:p>
              </text:list-item>
            </text:list>
          </table:table-cell>
          <table:table-cell table:style-name="表格78.A8" office:value-type="string">
            <text:list xml:id="list17491702219178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J5" table:number-columns-spanned="3" office:value-type="string">
            <text:list xml:id="list17491702219978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74917022191872" text:continue-numbering="true" text:style-name="WW8Num2">
              <text:list-item>
                <text:p text:style-name="P897">CDATE</text:p>
              </text:list-item>
            </text:list>
          </table:table-cell>
          <table:table-cell table:style-name="表格78.A5" office:value-type="string">
            <text:list xml:id="list174917022202647" text:continue-numbering="true" text:style-name="WW8Num2">
              <text:list-item>
                <text:p text:style-name="P897">DATETIME</text:p>
              </text:list-item>
            </text:list>
          </table:table-cell>
          <table:table-cell table:style-name="表格78.A5" office:value-type="string">
            <text:list xml:id="list174917022185179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8314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20196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8236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8410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73003" text:continue-numbering="true" text:style-name="WW8Num2">
              <text:list-item>
                <text:p text:style-name="P897">Create time</text:p>
              </text:list-item>
            </text:list>
          </table:table-cell>
          <table:table-cell table:style-name="表格78.A5" office:value-type="string">
            <text:list xml:id="list17491702218167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J5" table:number-columns-spanned="3" office:value-type="string">
            <text:list xml:id="list17491702217628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74917022175681" text:continue-numbering="true" text:style-name="WW8Num2">
              <text:list-item>
                <text:p text:style-name="P897">UUSERID</text:p>
              </text:list-item>
            </text:list>
          </table:table-cell>
          <table:table-cell table:style-name="表格78.A5" office:value-type="string">
            <text:list xml:id="list174917022174395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78.A5" office:value-type="string">
            <text:list xml:id="list17491702220028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859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8852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9222" text:continue-numbering="true" text:style-name="WW8Num2">
              <text:list-item>
                <text:p text:style-name="P897">24</text:p>
              </text:list-item>
            </text:list>
          </table:table-cell>
          <table:table-cell table:style-name="表格78.A5" office:value-type="string">
            <text:list xml:id="list174917022174610" text:continue-numbering="true" text:style-name="WW8Num2">
              <text:list-item>
                <text:p text:style-name="P897">null</text:p>
              </text:list-item>
            </text:list>
          </table:table-cell>
          <table:table-cell table:style-name="表格78.A5" office:value-type="string">
            <text:list xml:id="list174917022198887" text:continue-numbering="true" text:style-name="WW8Num2">
              <text:list-item>
                <text:p text:style-name="P897">Update date user</text:p>
              </text:list-item>
            </text:list>
          </table:table-cell>
          <table:table-cell table:style-name="表格78.A5" office:value-type="string">
            <text:list xml:id="list174917022175961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J5" table:number-columns-spanned="3" office:value-type="string">
            <text:list xml:id="list17491702217833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74917022202429" text:continue-numbering="true" text:style-name="WW8Num2">
              <text:list-item>
                <text:p text:style-name="P897">UDATE</text:p>
              </text:list-item>
            </text:list>
          </table:table-cell>
          <table:table-cell table:style-name="表格78.A5" office:value-type="string">
            <text:list xml:id="list174917022196498" text:continue-numbering="true" text:style-name="WW8Num2">
              <text:list-item>
                <text:p text:style-name="P897">DATETIME</text:p>
              </text:list-item>
            </text:list>
          </table:table-cell>
          <table:table-cell table:style-name="表格78.A5" office:value-type="string">
            <text:list xml:id="list174917022174230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5439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248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852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A5" office:value-type="string">
            <text:list xml:id="list174917022192009" text:continue-numbering="true" text:style-name="WW8Num2">
              <text:list-item>
                <text:p text:style-name="P897">null</text:p>
              </text:list-item>
            </text:list>
          </table:table-cell>
          <table:table-cell table:style-name="表格78.A5" office:value-type="string">
            <text:list xml:id="list174917038183770" text:continue-numbering="true" text:style-name="WW8Num2">
              <text:list-item>
                <text:p text:style-name="P897">Update time</text:p>
              </text:list-item>
            </text:list>
          </table:table-cell>
          <table:table-cell table:style-name="表格78.A5" office:value-type="string">
            <text:list xml:id="list174917038188825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8.J5" table:number-columns-spanned="3" office:value-type="string">
            <text:list xml:id="list174917038197562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</table:table>
      <text:list xml:id="list174917038188528" text:continue-numbering="true" text:style-name="WW8Num2">
        <text:list-item>
          <text:h text:style-name="P628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74917038175986" text:continue-numbering="true" text:style-name="WW8Num2">
              <text:list-item>
                <text:p text:style-name="P711">Project</text:p>
              </text:list-item>
            </text:list>
          </table:table-cell>
          <table:table-cell table:style-name="表格79.A1" table:number-columns-spanned="6" office:value-type="string">
            <text:list xml:id="list174917038182187" text:continue-numbering="true" text:style-name="WW8Num2">
              <text:list-item>
                <text:p text:style-name="P7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74917038201010" text:continue-numbering="true" text:style-name="WW8Num2">
              <text:list-item>
                <text:p text:style-name="P711">Ver</text:p>
              </text:list-item>
            </text:list>
          </table:table-cell>
          <table:table-cell table:style-name="表格79.A1" office:value-type="string">
            <text:list xml:id="list174917038186425" text:continue-numbering="true" text:style-name="WW8Num2">
              <text:list-item>
                <text:p text:style-name="P763">0.<text:span text:style-name="T134">6</text:span></text:p>
              </text:list-item>
            </text:list>
          </table:table-cell>
          <table:table-cell table:style-name="表格79.J1" office:value-type="string">
            <text:list xml:id="list174917038182717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83580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94606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74917038188567" text:continue-numbering="true" text:style-name="WW8Num2">
              <text:list-item>
                <text:p text:style-name="P711">Maintain</text:p>
              </text:list-item>
            </text:list>
          </table:table-cell>
          <table:table-cell table:style-name="表格79.A2" table:number-columns-spanned="6" office:value-type="string">
            <text:list xml:id="list174917038200432" text:continue-numbering="true" text:style-name="WW8Num2">
              <text:list-item>
                <text:p text:style-name="P7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74917038171989" text:continue-numbering="true" text:style-name="WW8Num2">
              <text:list-item>
                <text:p text:style-name="P711">Date</text:p>
              </text:list-item>
            </text:list>
          </table:table-cell>
          <table:table-cell table:style-name="表格79.A2" office:value-type="string">
            <text:list xml:id="list174917038188739" text:continue-numbering="true" text:style-name="WW8Num2">
              <text:list-item>
                <text:p text:style-name="P763">201<text:span text:style-name="T118">5</text:span>/<text:span text:style-name="T118">09</text:span>/<text:span text:style-name="T138">24</text:span></text:p>
              </text:list-item>
            </text:list>
          </table:table-cell>
          <table:table-cell table:style-name="表格79.J1" office:value-type="string">
            <text:list xml:id="list174917038174293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77661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99833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74917038184698" text:continue-numbering="true" text:style-name="WW8Num2">
              <text:list-item>
                <text:p text:style-name="P711">Table</text:p>
              </text:list-item>
            </text:list>
          </table:table-cell>
          <table:table-cell table:style-name="表格79.A2" table:number-columns-spanned="6" office:value-type="string">
            <text:list xml:id="list174917038172011" text:continue-numbering="true" text:style-name="WW8Num2">
              <text:list-item>
                <text:p text:style-name="P848"><text:span text:style-name="T136">t</text:span>b_<text:span text:style-name="T136">sys</text:span>_<text:span text:style-name="T138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74917038178125" text:continue-numbering="true" text:style-name="WW8Num2">
              <text:list-item>
                <text:p text:style-name="P711">DataBase</text:p>
              </text:list-item>
            </text:list>
          </table:table-cell>
          <table:table-cell table:style-name="表格79.A2" office:value-type="string">
            <text:list xml:id="list174917038202552" text:continue-numbering="true" text:style-name="WW8Num2">
              <text:list-item>
                <text:p text:style-name="P763">bbcore</text:p>
              </text:list-item>
            </text:list>
          </table:table-cell>
          <table:table-cell table:style-name="表格79.J1" office:value-type="string">
            <text:list xml:id="list174917038176561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92079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76586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74917038189189" text:continue-numbering="true" text:style-name="WW8Num2">
              <text:list-item>
                <text:p text:style-name="P711">Descript</text:p>
              </text:list-item>
            </text:list>
          </table:table-cell>
          <table:table-cell table:style-name="表格79.A4" table:number-columns-spanned="8" office:value-type="string">
            <text:list xml:id="list174917038189757" text:continue-numbering="true" text:style-name="WW8Num2">
              <text:list-item>
                <text:p text:style-name="P8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74917038180749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84737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174917038196489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74917038177108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74917038172314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74917038175686" text:continue-numbering="true" text:style-name="WW8Num2">
              <text:list-item>
                <text:p text:style-name="P737">Field</text:p>
              </text:list-item>
            </text:list>
          </table:table-cell>
          <table:table-cell table:style-name="表格79.A5" office:value-type="string">
            <text:list xml:id="list174917038191865" text:continue-numbering="true" text:style-name="WW8Num2">
              <text:list-item>
                <text:p text:style-name="P737">Datatype</text:p>
              </text:list-item>
            </text:list>
          </table:table-cell>
          <table:table-cell table:style-name="表格79.A5" office:value-type="string">
            <text:list xml:id="list174917038199339" text:continue-numbering="true" text:style-name="WW8Num2">
              <text:list-item>
                <text:p text:style-name="P737">PK</text:p>
              </text:list-item>
            </text:list>
          </table:table-cell>
          <table:table-cell table:style-name="表格79.A5" office:value-type="string">
            <text:list xml:id="list174917038177637" text:continue-numbering="true" text:style-name="WW8Num2">
              <text:list-item>
                <text:p text:style-name="P737">UK</text:p>
              </text:list-item>
            </text:list>
          </table:table-cell>
          <table:table-cell table:style-name="表格79.A5" office:value-type="string">
            <text:list xml:id="list174917038176696" text:continue-numbering="true" text:style-name="WW8Num2">
              <text:list-item>
                <text:p text:style-name="P737">IDX</text:p>
              </text:list-item>
            </text:list>
          </table:table-cell>
          <table:table-cell table:style-name="表格79.A5" office:value-type="string">
            <text:list xml:id="list174917038192486" text:continue-numbering="true" text:style-name="WW8Num2">
              <text:list-item>
                <text:p text:style-name="P684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74917038186587" text:continue-numbering="true" text:style-name="WW8Num2">
              <text:list-item>
                <text:p text:style-name="P684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74917038182832" text:continue-numbering="true" text:style-name="WW8Num2">
              <text:list-item>
                <text:p text:style-name="P737">Description</text:p>
              </text:list-item>
            </text:list>
          </table:table-cell>
          <table:table-cell table:style-name="表格79.A5" office:value-type="string">
            <text:list xml:id="list174917038195334" text:continue-numbering="true" text:style-name="WW8Num2">
              <text:list-item>
                <text:p text:style-name="P737">Remarks</text:p>
              </text:list-item>
            </text:list>
          </table:table-cell>
          <table:table-cell table:style-name="表格79.J5" table:number-columns-spanned="3" office:value-type="string">
            <text:list xml:id="list174917038196020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74917053199433" text:continue-numbering="true" text:style-name="WW8Num2">
              <text:list-item>
                <text:p text:style-name="P898">OID</text:p>
              </text:list-item>
            </text:list>
          </table:table-cell>
          <table:table-cell table:style-name="表格79.A5" office:value-type="string">
            <text:list xml:id="list174917053189470" text:continue-numbering="true" text:style-name="WW8Num2">
              <text:list-item>
                <text:p text:style-name="P898">CHAR</text:p>
              </text:list-item>
            </text:list>
          </table:table-cell>
          <table:table-cell table:style-name="表格79.A5" office:value-type="string">
            <text:list xml:id="list174917053184850" text:continue-numbering="true" text:style-name="WW8Num2">
              <text:list-item>
                <text:p text:style-name="P898">Y</text:p>
              </text:list-item>
            </text:list>
          </table:table-cell>
          <table:table-cell table:style-name="表格79.A5" office:value-type="string">
            <text:list xml:id="list17491705319028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53191046" text:continue-numbering="true" text:style-name="WW8Num2">
              <text:list-item>
                <text:p text:style-name="P898"><text:s/></text:p>
              </text:list-item>
            </text:list>
          </table:table-cell>
          <table:table-cell table:style-name="表格79.A5" office:value-type="string">
            <text:list xml:id="list174917053178573" text:continue-numbering="true" text:style-name="WW8Num2">
              <text:list-item>
                <text:p text:style-name="P898">36</text:p>
              </text:list-item>
            </text:list>
          </table:table-cell>
          <table:table-cell table:style-name="表格79.A5" office:value-type="string">
            <text:list xml:id="list174917053172693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53197782" text:continue-numbering="true" text:style-name="WW8Num2">
              <text:list-item>
                <text:p text:style-name="P898">PK / UUID</text:p>
              </text:list-item>
            </text:list>
          </table:table-cell>
          <table:table-cell table:style-name="表格79.A5" office:value-type="string">
            <text:list xml:id="list174917053188980" text:continue-numbering="true" text:style-name="WW8Num2">
              <text:list-item>
                <text:p text:style-name="P898">Default java UUID</text:p>
              </text:list-item>
            </text:list>
          </table:table-cell>
          <table:table-cell table:style-name="表格79.J5" table:number-columns-spanned="3" office:value-type="string">
            <text:list xml:id="list174917053191909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9">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203">Y</text:p>
          </table:table-cell>
          <table:table-cell table:style-name="表格79.A8" office:value-type="string">
            <text:p text:style-name="P516"/>
          </table:table-cell>
          <table:table-cell table:style-name="表格79.A8" office:value-type="string">
            <text:p text:style-name="P199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25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403"/>
          </table:table-cell>
          <table:table-cell table:style-name="表格79.J5" table:number-columns-spanned="3" office:value-type="string">
            <text:list xml:id="list17491705320093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7">SYSTEM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34">Y</text:p>
          </table:table-cell>
          <table:table-cell table:style-name="表格79.A8" office:value-type="string">
            <text:p text:style-name="P515"/>
          </table:table-cell>
          <table:table-cell table:style-name="表格79.A8" office:value-type="string">
            <text:p text:style-name="P217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34">如 <text:span text:style-name="T41">CORE, BSC</text:span></text:p>
          </table:table-cell>
          <table:table-cell table:style-name="表格79.A8" office:value-type="string">
            <text:p text:style-name="P402"/>
          </table:table-cell>
          <table:table-cell table:style-name="表格79.J5" table:number-columns-spanned="3" office:value-type="string">
            <text:list xml:id="list17491705319638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BEAN_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31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43">Spring bean id</text:p>
          </table:table-cell>
          <table:table-cell table:style-name="表格79.A8" office:value-type="string">
            <text:p text:style-name="P403"/>
          </table:table-cell>
          <table:table-cell table:style-name="表格79.J5" table:number-columns-spanned="3" office:value-type="string">
            <text:list xml:id="list174917053193130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<text:span text:style-name="T139">WSDL</text:span>_ADDRESS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6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5"/>
          </table:table-cell>
          <table:table-cell table:style-name="表格79.A8" office:value-type="string">
            <text:p text:style-name="P403"/>
          </table:table-cell>
          <table:table-cell table:style-name="表格79.J5" table:number-columns-spanned="3" office:value-type="string">
            <text:list xml:id="list174917069183473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7">DESCRIPTION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6"/>
          </table:table-cell>
          <table:table-cell table:style-name="表格79.A8" office:value-type="string">
            <text:p text:style-name="P227">500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5"/>
          </table:table-cell>
          <table:table-cell table:style-name="表格79.A8" office:value-type="string">
            <text:p text:style-name="P403"/>
          </table:table-cell>
          <table:table-cell table:style-name="表格79.J5" table:number-columns-spanned="3" office:value-type="string">
            <text:list xml:id="list17491706920248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74917069199847" text:continue-numbering="true" text:style-name="WW8Num2">
              <text:list-item>
                <text:p text:style-name="P898">CUSERID</text:p>
              </text:list-item>
            </text:list>
          </table:table-cell>
          <table:table-cell table:style-name="表格79.A8" office:value-type="string">
            <text:list xml:id="list174917069184090" text:continue-numbering="true" text:style-name="WW8Num2">
              <text:list-item>
                <text:p text:style-name="P898">VARCHAR</text:p>
              </text:list-item>
            </text:list>
          </table:table-cell>
          <table:table-cell table:style-name="表格79.A8" office:value-type="string">
            <text:list xml:id="list17491706919511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8" office:value-type="string">
            <text:list xml:id="list174917069182804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8" office:value-type="string">
            <text:list xml:id="list174917069175534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8" office:value-type="string">
            <text:list xml:id="list174917069193777" text:continue-numbering="true" text:style-name="WW8Num2">
              <text:list-item>
                <text:p text:style-name="P898">24</text:p>
              </text:list-item>
            </text:list>
          </table:table-cell>
          <table:table-cell table:style-name="表格79.A8" office:value-type="string">
            <text:list xml:id="list17491706918153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8" office:value-type="string">
            <text:list xml:id="list174917069175627" text:continue-numbering="true" text:style-name="WW8Num2">
              <text:list-item>
                <text:p text:style-name="P898">Create data user</text:p>
              </text:list-item>
            </text:list>
          </table:table-cell>
          <table:table-cell table:style-name="表格79.A8" office:value-type="string">
            <text:list xml:id="list17491706918139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J5" table:number-columns-spanned="3" office:value-type="string">
            <text:list xml:id="list17491706917721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74917069202416" text:continue-numbering="true" text:style-name="WW8Num2">
              <text:list-item>
                <text:p text:style-name="P898">CDATE</text:p>
              </text:list-item>
            </text:list>
          </table:table-cell>
          <table:table-cell table:style-name="表格79.A5" office:value-type="string">
            <text:list xml:id="list174917069178496" text:continue-numbering="true" text:style-name="WW8Num2">
              <text:list-item>
                <text:p text:style-name="P898">DATETIME</text:p>
              </text:list-item>
            </text:list>
          </table:table-cell>
          <table:table-cell table:style-name="表格79.A5" office:value-type="string">
            <text:list xml:id="list174917069202906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94392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7584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92075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203162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82330" text:continue-numbering="true" text:style-name="WW8Num2">
              <text:list-item>
                <text:p text:style-name="P898">Create time</text:p>
              </text:list-item>
            </text:list>
          </table:table-cell>
          <table:table-cell table:style-name="表格79.A5" office:value-type="string">
            <text:list xml:id="list17491706917302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J5" table:number-columns-spanned="3" office:value-type="string">
            <text:list xml:id="list174917069175800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74917069194424" text:continue-numbering="true" text:style-name="WW8Num2">
              <text:list-item>
                <text:p text:style-name="P898">UUSERID</text:p>
              </text:list-item>
            </text:list>
          </table:table-cell>
          <table:table-cell table:style-name="表格79.A5" office:value-type="string">
            <text:list xml:id="list174917069186736" text:continue-numbering="true" text:style-name="WW8Num2">
              <text:list-item>
                <text:p text:style-name="P898">VARCHAR</text:p>
              </text:list-item>
            </text:list>
          </table:table-cell>
          <table:table-cell table:style-name="表格79.A5" office:value-type="string">
            <text:list xml:id="list17491706918612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7485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8898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202294" text:continue-numbering="true" text:style-name="WW8Num2">
              <text:list-item>
                <text:p text:style-name="P898">24</text:p>
              </text:list-item>
            </text:list>
          </table:table-cell>
          <table:table-cell table:style-name="表格79.A5" office:value-type="string">
            <text:list xml:id="list174917069185545" text:continue-numbering="true" text:style-name="WW8Num2">
              <text:list-item>
                <text:p text:style-name="P898">null</text:p>
              </text:list-item>
            </text:list>
          </table:table-cell>
          <table:table-cell table:style-name="表格79.A5" office:value-type="string">
            <text:list xml:id="list174917069201727" text:continue-numbering="true" text:style-name="WW8Num2">
              <text:list-item>
                <text:p text:style-name="P898">Update date user</text:p>
              </text:list-item>
            </text:list>
          </table:table-cell>
          <table:table-cell table:style-name="表格79.A5" office:value-type="string">
            <text:list xml:id="list174917069198202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J5" table:number-columns-spanned="3" office:value-type="string">
            <text:list xml:id="list17491706919606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74917069184874" text:continue-numbering="true" text:style-name="WW8Num2">
              <text:list-item>
                <text:p text:style-name="P898">UDATE</text:p>
              </text:list-item>
            </text:list>
          </table:table-cell>
          <table:table-cell table:style-name="表格79.A5" office:value-type="string">
            <text:list xml:id="list174917069192790" text:continue-numbering="true" text:style-name="WW8Num2">
              <text:list-item>
                <text:p text:style-name="P898">DATETIME</text:p>
              </text:list-item>
            </text:list>
          </table:table-cell>
          <table:table-cell table:style-name="表格79.A5" office:value-type="string">
            <text:list xml:id="list17491706920289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8392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6917949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85180303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A5" office:value-type="string">
            <text:list xml:id="list174917085198585" text:continue-numbering="true" text:style-name="WW8Num2">
              <text:list-item>
                <text:p text:style-name="P898">null</text:p>
              </text:list-item>
            </text:list>
          </table:table-cell>
          <table:table-cell table:style-name="表格79.A5" office:value-type="string">
            <text:list xml:id="list174917085180890" text:continue-numbering="true" text:style-name="WW8Num2">
              <text:list-item>
                <text:p text:style-name="P898">Update time</text:p>
              </text:list-item>
            </text:list>
          </table:table-cell>
          <table:table-cell table:style-name="表格79.A5" office:value-type="string">
            <text:list xml:id="list174917085201418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9.J5" table:number-columns-spanned="3" office:value-type="string">
            <text:list xml:id="list174917085181042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</table:table>
      <text:h text:style-name="P598" text:outline-level="1"/>
      <text:list xml:id="list174917085173246" text:continue-numbering="true" text:style-name="WW8Num2">
        <text:list-item>
          <text:h text:style-name="P629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74917085190144" text:continue-numbering="true" text:style-name="WW8Num2">
              <text:list-item>
                <text:p text:style-name="P712">Project</text:p>
              </text:list-item>
            </text:list>
          </table:table-cell>
          <table:table-cell table:style-name="表格80.A1" table:number-columns-spanned="6" office:value-type="string">
            <text:list xml:id="list174917085192502" text:continue-numbering="true" text:style-name="WW8Num2">
              <text:list-item>
                <text:p text:style-name="P7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74917085171282" text:continue-numbering="true" text:style-name="WW8Num2">
              <text:list-item>
                <text:p text:style-name="P712">Ver</text:p>
              </text:list-item>
            </text:list>
          </table:table-cell>
          <table:table-cell table:style-name="表格80.A1" office:value-type="string">
            <text:list xml:id="list174917085186416" text:continue-numbering="true" text:style-name="WW8Num2">
              <text:list-item>
                <text:p text:style-name="P764">0.<text:span text:style-name="T134">6</text:span></text:p>
              </text:list-item>
            </text:list>
          </table:table-cell>
          <table:table-cell table:style-name="表格80.J1" office:value-type="string">
            <text:list xml:id="list174917085182642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200715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73715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4917085178102" text:continue-numbering="true" text:style-name="WW8Num2">
              <text:list-item>
                <text:p text:style-name="P712">Maintain</text:p>
              </text:list-item>
            </text:list>
          </table:table-cell>
          <table:table-cell table:style-name="表格80.A2" table:number-columns-spanned="6" office:value-type="string">
            <text:list xml:id="list174917085199433" text:continue-numbering="true" text:style-name="WW8Num2">
              <text:list-item>
                <text:p text:style-name="P7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4917085175632" text:continue-numbering="true" text:style-name="WW8Num2">
              <text:list-item>
                <text:p text:style-name="P712">Date</text:p>
              </text:list-item>
            </text:list>
          </table:table-cell>
          <table:table-cell table:style-name="表格80.A2" office:value-type="string">
            <text:list xml:id="list174917085203370" text:continue-numbering="true" text:style-name="WW8Num2">
              <text:list-item>
                <text:p text:style-name="P764">201<text:span text:style-name="T118">5</text:span>/<text:span text:style-name="T140">10</text:span>/<text:span text:style-name="T140">03</text:span></text:p>
              </text:list-item>
            </text:list>
          </table:table-cell>
          <table:table-cell table:style-name="表格80.J1" office:value-type="string">
            <text:list xml:id="list174917085200638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200840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95591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4917085196452" text:continue-numbering="true" text:style-name="WW8Num2">
              <text:list-item>
                <text:p text:style-name="P712">Table</text:p>
              </text:list-item>
            </text:list>
          </table:table-cell>
          <table:table-cell table:style-name="表格80.A2" table:number-columns-spanned="6" office:value-type="string">
            <text:list xml:id="list174917085177522" text:continue-numbering="true" text:style-name="WW8Num2">
              <text:list-item>
                <text:p text:style-name="P849"><text:span text:style-name="T136">t</text:span>b_<text:span text:style-name="T136">sys</text:span>_<text:span text:style-name="T140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4917085187847" text:continue-numbering="true" text:style-name="WW8Num2">
              <text:list-item>
                <text:p text:style-name="P712">DataBase</text:p>
              </text:list-item>
            </text:list>
          </table:table-cell>
          <table:table-cell table:style-name="表格80.A2" office:value-type="string">
            <text:list xml:id="list174917085173181" text:continue-numbering="true" text:style-name="WW8Num2">
              <text:list-item>
                <text:p text:style-name="P764">bbcore</text:p>
              </text:list-item>
            </text:list>
          </table:table-cell>
          <table:table-cell table:style-name="表格80.J1" office:value-type="string">
            <text:list xml:id="list174917085193450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77383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87089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74917085199264" text:continue-numbering="true" text:style-name="WW8Num2">
              <text:list-item>
                <text:p text:style-name="P712">Descript</text:p>
              </text:list-item>
            </text:list>
          </table:table-cell>
          <table:table-cell table:style-name="表格80.A4" table:number-columns-spanned="8" office:value-type="string">
            <text:list xml:id="list174917085179523" text:continue-numbering="true" text:style-name="WW8Num2">
              <text:list-item>
                <text:p text:style-name="P809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7491708517602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9879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174917085178961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74917085181210" text:continue-numbering="true" text:style-name="WW8Num2">
              <text:list-item>
                <text:p text:style-name="P6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74917085196372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4917085190613" text:continue-numbering="true" text:style-name="WW8Num2">
              <text:list-item>
                <text:p text:style-name="P738">Field</text:p>
              </text:list-item>
            </text:list>
          </table:table-cell>
          <table:table-cell table:style-name="表格80.A5" office:value-type="string">
            <text:list xml:id="list174917085181946" text:continue-numbering="true" text:style-name="WW8Num2">
              <text:list-item>
                <text:p text:style-name="P738">Datatype</text:p>
              </text:list-item>
            </text:list>
          </table:table-cell>
          <table:table-cell table:style-name="表格80.A5" office:value-type="string">
            <text:list xml:id="list174917085186306" text:continue-numbering="true" text:style-name="WW8Num2">
              <text:list-item>
                <text:p text:style-name="P738">PK</text:p>
              </text:list-item>
            </text:list>
          </table:table-cell>
          <table:table-cell table:style-name="表格80.A5" office:value-type="string">
            <text:list xml:id="list174917085192499" text:continue-numbering="true" text:style-name="WW8Num2">
              <text:list-item>
                <text:p text:style-name="P738">UK</text:p>
              </text:list-item>
            </text:list>
          </table:table-cell>
          <table:table-cell table:style-name="表格80.A5" office:value-type="string">
            <text:list xml:id="list174917085171124" text:continue-numbering="true" text:style-name="WW8Num2">
              <text:list-item>
                <text:p text:style-name="P738">IDX</text:p>
              </text:list-item>
            </text:list>
          </table:table-cell>
          <table:table-cell table:style-name="表格80.A5" office:value-type="string">
            <text:list xml:id="list174917085193250" text:continue-numbering="true" text:style-name="WW8Num2">
              <text:list-item>
                <text:p text:style-name="P685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74917085191031" text:continue-numbering="true" text:style-name="WW8Num2">
              <text:list-item>
                <text:p text:style-name="P685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74917100174350" text:continue-numbering="true" text:style-name="WW8Num2">
              <text:list-item>
                <text:p text:style-name="P738">Description</text:p>
              </text:list-item>
            </text:list>
          </table:table-cell>
          <table:table-cell table:style-name="表格80.A5" office:value-type="string">
            <text:list xml:id="list174917100196593" text:continue-numbering="true" text:style-name="WW8Num2">
              <text:list-item>
                <text:p text:style-name="P738">Remarks</text:p>
              </text:list-item>
            </text:list>
          </table:table-cell>
          <table:table-cell table:style-name="表格80.J5" table:number-columns-spanned="3" office:value-type="string">
            <text:list xml:id="list17491710019539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4917100203495" text:continue-numbering="true" text:style-name="WW8Num2">
              <text:list-item>
                <text:p text:style-name="P899">OID</text:p>
              </text:list-item>
            </text:list>
          </table:table-cell>
          <table:table-cell table:style-name="表格80.A5" office:value-type="string">
            <text:list xml:id="list174917100201456" text:continue-numbering="true" text:style-name="WW8Num2">
              <text:list-item>
                <text:p text:style-name="P899">CHAR</text:p>
              </text:list-item>
            </text:list>
          </table:table-cell>
          <table:table-cell table:style-name="表格80.A5" office:value-type="string">
            <text:list xml:id="list174917100180925" text:continue-numbering="true" text:style-name="WW8Num2">
              <text:list-item>
                <text:p text:style-name="P899">Y</text:p>
              </text:list-item>
            </text:list>
          </table:table-cell>
          <table:table-cell table:style-name="表格80.A5" office:value-type="string">
            <text:list xml:id="list17491710018554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00179889" text:continue-numbering="true" text:style-name="WW8Num2">
              <text:list-item>
                <text:p text:style-name="P899"><text:s/></text:p>
              </text:list-item>
            </text:list>
          </table:table-cell>
          <table:table-cell table:style-name="表格80.A5" office:value-type="string">
            <text:list xml:id="list174917100185223" text:continue-numbering="true" text:style-name="WW8Num2">
              <text:list-item>
                <text:p text:style-name="P899">36</text:p>
              </text:list-item>
            </text:list>
          </table:table-cell>
          <table:table-cell table:style-name="表格80.A5" office:value-type="string">
            <text:list xml:id="list17491710018159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00173849" text:continue-numbering="true" text:style-name="WW8Num2">
              <text:list-item>
                <text:p text:style-name="P899">PK / UUID</text:p>
              </text:list-item>
            </text:list>
          </table:table-cell>
          <table:table-cell table:style-name="表格80.A5" office:value-type="string">
            <text:list xml:id="list174917100181164" text:continue-numbering="true" text:style-name="WW8Num2">
              <text:list-item>
                <text:p text:style-name="P899">Default java UUID</text:p>
              </text:list-item>
            </text:list>
          </table:table-cell>
          <table:table-cell table:style-name="表格80.J5" table:number-columns-spanned="3" office:value-type="string">
            <text:list xml:id="list174917100176671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8">SYSTEM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539">Y</text:p>
          </table:table-cell>
          <table:table-cell table:style-name="表格80.A8" office:value-type="string">
            <text:p text:style-name="P218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41">如 <text:span text:style-name="T41">CORE, BSC</text:span></text:p>
          </table:table-cell>
          <table:table-cell table:style-name="表格80.A8" office:value-type="string">
            <text:p text:style-name="P411"/>
          </table:table-cell>
          <table:table-cell table:style-name="表格80.J5" table:number-columns-spanned="3" office:value-type="string">
            <text:list xml:id="list17491710017950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2">PROG_ID</text:p>
          </table:table-cell>
          <table:table-cell table:style-name="表格80.A8" office:value-type="string">
            <text:p text:style-name="P82">VARCHAR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133">Y</text:p>
          </table:table-cell>
          <table:table-cell table:style-name="表格80.A8" office:value-type="string">
            <text:p text:style-name="P82">50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J5" table:number-columns-spanned="3" office:value-type="string">
            <text:list xml:id="list17491710019248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METHO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3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41"/>
          </table:table-cell>
          <table:table-cell table:style-name="表格80.A8" office:value-type="string">
            <text:p text:style-name="P411"/>
          </table:table-cell>
          <table:table-cell table:style-name="表格80.J5" table:number-columns-spanned="3" office:value-type="string">
            <text:list xml:id="list174917100202347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3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41"/>
          </table:table-cell>
          <table:table-cell table:style-name="表格80.A8" office:value-type="string">
            <text:p text:style-name="P411"/>
          </table:table-cell>
          <table:table-cell table:style-name="表格80.J5" table:number-columns-spanned="3" office:value-type="string">
            <text:list xml:id="list17491711619445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VALU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3"/>
          </table:table-cell>
          <table:table-cell table:style-name="表格80.A8" office:value-type="string">
            <text:p text:style-name="P336">500</text:p>
          </table:table-cell>
          <table:table-cell table:style-name="表格80.A8" office:value-type="string">
            <text:p text:style-name="P337">null</text:p>
          </table:table-cell>
          <table:table-cell table:style-name="表格80.A8" office:value-type="string">
            <text:p text:style-name="P441"/>
          </table:table-cell>
          <table:table-cell table:style-name="表格80.A8" office:value-type="string">
            <text:p text:style-name="P411"/>
          </table:table-cell>
          <table:table-cell table:style-name="表格80.J5" table:number-columns-spanned="3" office:value-type="string">
            <text:list xml:id="list174917116189453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QUERY_USER_ID</text:p>
          </table:table-cell>
          <table:table-cell table:style-name="表格80.A8" office:value-type="string">
            <text:list xml:id="list174917116197883" text:continue-numbering="true" text:style-name="WW8Num2">
              <text:list-item>
                <text:p text:style-name="P900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32">Y</text:p>
          </table:table-cell>
          <table:table-cell table:style-name="表格80.A8" office:value-type="string">
            <text:p text:style-name="P336">24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79">Query user account</text:p>
          </table:table-cell>
          <table:table-cell table:style-name="表格80.A8" office:value-type="string">
            <text:p text:style-name="P411"/>
          </table:table-cell>
          <table:table-cell table:style-name="表格80.J5" table:number-columns-spanned="3" office:value-type="string">
            <text:list xml:id="list17491711619161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74917116171704" text:continue-numbering="true" text:style-name="WW8Num2">
              <text:list-item>
                <text:p text:style-name="P899">CUSERID</text:p>
              </text:list-item>
            </text:list>
          </table:table-cell>
          <table:table-cell table:style-name="表格80.A8" office:value-type="string">
            <text:list xml:id="list174917116177836" text:continue-numbering="true" text:style-name="WW8Num2">
              <text:list-item>
                <text:p text:style-name="P899">VARCHAR</text:p>
              </text:list-item>
            </text:list>
          </table:table-cell>
          <table:table-cell table:style-name="表格80.A8" office:value-type="string">
            <text:list xml:id="list17491711619049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8" office:value-type="string">
            <text:list xml:id="list17491711620281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8" office:value-type="string">
            <text:list xml:id="list17491711619075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8" office:value-type="string">
            <text:list xml:id="list174917116198314" text:continue-numbering="true" text:style-name="WW8Num2">
              <text:list-item>
                <text:p text:style-name="P899">24</text:p>
              </text:list-item>
            </text:list>
          </table:table-cell>
          <table:table-cell table:style-name="表格80.A8" office:value-type="string">
            <text:list xml:id="list17491711617244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8" office:value-type="string">
            <text:list xml:id="list174917116182723" text:continue-numbering="true" text:style-name="WW8Num2">
              <text:list-item>
                <text:p text:style-name="P899">Create data user</text:p>
              </text:list-item>
            </text:list>
          </table:table-cell>
          <table:table-cell table:style-name="表格80.A8" office:value-type="string">
            <text:list xml:id="list17491711617512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J5" table:number-columns-spanned="3" office:value-type="string">
            <text:list xml:id="list17491711618934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4917116201881" text:continue-numbering="true" text:style-name="WW8Num2">
              <text:list-item>
                <text:p text:style-name="P899">CDATE</text:p>
              </text:list-item>
            </text:list>
          </table:table-cell>
          <table:table-cell table:style-name="表格80.A5" office:value-type="string">
            <text:list xml:id="list174917116188726" text:continue-numbering="true" text:style-name="WW8Num2">
              <text:list-item>
                <text:p text:style-name="P899">DATETIME</text:p>
              </text:list-item>
            </text:list>
          </table:table-cell>
          <table:table-cell table:style-name="表格80.A5" office:value-type="string">
            <text:list xml:id="list17491711619087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1617193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1619716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1617774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1619921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16193184" text:continue-numbering="true" text:style-name="WW8Num2">
              <text:list-item>
                <text:p text:style-name="P899">Create time</text:p>
              </text:list-item>
            </text:list>
          </table:table-cell>
          <table:table-cell table:style-name="表格80.A5" office:value-type="string">
            <text:list xml:id="list17491711617567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J5" table:number-columns-spanned="3" office:value-type="string">
            <text:list xml:id="list17491713119483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4917131182843" text:continue-numbering="true" text:style-name="WW8Num2">
              <text:list-item>
                <text:p text:style-name="P899">UUSERID</text:p>
              </text:list-item>
            </text:list>
          </table:table-cell>
          <table:table-cell table:style-name="表格80.A5" office:value-type="string">
            <text:list xml:id="list174917131197030" text:continue-numbering="true" text:style-name="WW8Num2">
              <text:list-item>
                <text:p text:style-name="P899">VARCHAR</text:p>
              </text:list-item>
            </text:list>
          </table:table-cell>
          <table:table-cell table:style-name="表格80.A5" office:value-type="string">
            <text:list xml:id="list174917131187119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20068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7617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83482" text:continue-numbering="true" text:style-name="WW8Num2">
              <text:list-item>
                <text:p text:style-name="P899">24</text:p>
              </text:list-item>
            </text:list>
          </table:table-cell>
          <table:table-cell table:style-name="表格80.A5" office:value-type="string">
            <text:list xml:id="list174917131200247" text:continue-numbering="true" text:style-name="WW8Num2">
              <text:list-item>
                <text:p text:style-name="P899">null</text:p>
              </text:list-item>
            </text:list>
          </table:table-cell>
          <table:table-cell table:style-name="表格80.A5" office:value-type="string">
            <text:list xml:id="list174917131202442" text:continue-numbering="true" text:style-name="WW8Num2">
              <text:list-item>
                <text:p text:style-name="P899">Update date user</text:p>
              </text:list-item>
            </text:list>
          </table:table-cell>
          <table:table-cell table:style-name="表格80.A5" office:value-type="string">
            <text:list xml:id="list17491713117168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J5" table:number-columns-spanned="3" office:value-type="string">
            <text:list xml:id="list174917131182362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4917131185764" text:continue-numbering="true" text:style-name="WW8Num2">
              <text:list-item>
                <text:p text:style-name="P899">UDATE</text:p>
              </text:list-item>
            </text:list>
          </table:table-cell>
          <table:table-cell table:style-name="表格80.A5" office:value-type="string">
            <text:list xml:id="list174917131189395" text:continue-numbering="true" text:style-name="WW8Num2">
              <text:list-item>
                <text:p text:style-name="P899">DATETIME</text:p>
              </text:list-item>
            </text:list>
          </table:table-cell>
          <table:table-cell table:style-name="表格80.A5" office:value-type="string">
            <text:list xml:id="list17491713118606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7360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95709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7741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A5" office:value-type="string">
            <text:list xml:id="list174917131196438" text:continue-numbering="true" text:style-name="WW8Num2">
              <text:list-item>
                <text:p text:style-name="P899">null</text:p>
              </text:list-item>
            </text:list>
          </table:table-cell>
          <table:table-cell table:style-name="表格80.A5" office:value-type="string">
            <text:list xml:id="list174917131200867" text:continue-numbering="true" text:style-name="WW8Num2">
              <text:list-item>
                <text:p text:style-name="P899">Update time</text:p>
              </text:list-item>
            </text:list>
          </table:table-cell>
          <table:table-cell table:style-name="表格80.A5" office:value-type="string">
            <text:list xml:id="list17491713119048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74917131191294" text:continue-numbering="true" text:style-name="WW8Num2">
        <text:list-item>
          <text:h text:style-name="P625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74917131197385" text:continue-numbering="true" text:style-name="WW8Num2">
              <text:list-item>
                <text:p text:style-name="P713">Project</text:p>
              </text:list-item>
            </text:list>
          </table:table-cell>
          <table:table-cell table:style-name="Table3.A1" table:number-columns-spanned="6" office:value-type="string">
            <text:list xml:id="list174917131188057" text:continue-numbering="true" text:style-name="WW8Num2">
              <text:list-item>
                <text:p text:style-name="P76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74917131200262" text:continue-numbering="true" text:style-name="WW8Num2">
              <text:list-item>
                <text:p text:style-name="P713">Ver</text:p>
              </text:list-item>
            </text:list>
          </table:table-cell>
          <table:table-cell table:style-name="Table3.A1" office:value-type="string">
            <text:list xml:id="list174917131194199" text:continue-numbering="true" text:style-name="WW8Num2">
              <text:list-item>
                <text:p text:style-name="P765">0.<text:span text:style-name="T146">7</text:span></text:p>
              </text:list-item>
            </text:list>
          </table:table-cell>
          <table:table-cell table:style-name="Table3.J1" office:value-type="string">
            <text:list xml:id="list174917131187463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31196926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31178810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4917131186320" text:continue-numbering="true" text:style-name="WW8Num2">
              <text:list-item>
                <text:p text:style-name="P713">Maintain</text:p>
              </text:list-item>
            </text:list>
          </table:table-cell>
          <table:table-cell table:style-name="Table3.A2" table:number-columns-spanned="6" office:value-type="string">
            <text:list xml:id="list174917131172126" text:continue-numbering="true" text:style-name="WW8Num2">
              <text:list-item>
                <text:p text:style-name="P7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4917131176632" text:continue-numbering="true" text:style-name="WW8Num2">
              <text:list-item>
                <text:p text:style-name="P713">Date</text:p>
              </text:list-item>
            </text:list>
          </table:table-cell>
          <table:table-cell table:style-name="Table3.A2" office:value-type="string">
            <text:list xml:id="list174917131201867" text:continue-numbering="true" text:style-name="WW8Num2">
              <text:list-item>
                <text:p text:style-name="P765">201<text:span text:style-name="T144">6</text:span>/<text:span text:style-name="T147">10/02</text:span></text:p>
              </text:list-item>
            </text:list>
          </table:table-cell>
          <table:table-cell table:style-name="Table3.J1" office:value-type="string">
            <text:list xml:id="list174917131187162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31188226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31172859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4917131171568" text:continue-numbering="true" text:style-name="WW8Num2">
              <text:list-item>
                <text:p text:style-name="P713">Table</text:p>
              </text:list-item>
            </text:list>
          </table:table-cell>
          <table:table-cell table:style-name="Table3.A2" table:number-columns-spanned="6" office:value-type="string">
            <text:list xml:id="list174917131192547" text:continue-numbering="true" text:style-name="WW8Num2">
              <text:list-item>
                <text:p text:style-name="P837"><text:span text:style-name="T145">t</text:span>b_<text:span text:style-name="T14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4917131174979" text:continue-numbering="true" text:style-name="WW8Num2">
              <text:list-item>
                <text:p text:style-name="P713">DataBase</text:p>
              </text:list-item>
            </text:list>
          </table:table-cell>
          <table:table-cell table:style-name="Table3.A2" office:value-type="string">
            <text:list xml:id="list174917131178346" text:continue-numbering="true" text:style-name="WW8Num2">
              <text:list-item>
                <text:p text:style-name="P765">bbcore</text:p>
              </text:list-item>
            </text:list>
          </table:table-cell>
          <table:table-cell table:style-name="Table3.J1" office:value-type="string">
            <text:list xml:id="list174917131203404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31181071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47188029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74917147199296" text:continue-numbering="true" text:style-name="WW8Num2">
              <text:list-item>
                <text:p text:style-name="P713">Descript</text:p>
              </text:list-item>
            </text:list>
          </table:table-cell>
          <table:table-cell table:style-name="Table3.A4" table:number-columns-spanned="8" office:value-type="string">
            <text:list xml:id="list174917147201731" text:continue-numbering="true" text:style-name="WW8Num2">
              <text:list-item>
                <text:p text:style-name="P812"><text:span text:style-name="T14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74917147195653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47191695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174917147178223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74917147193611" text:continue-numbering="true" text:style-name="WW8Num2">
              <text:list-item>
                <text:p text:style-name="P6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74917147181678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4917147188174" text:continue-numbering="true" text:style-name="WW8Num2">
              <text:list-item>
                <text:p text:style-name="P739">Field</text:p>
              </text:list-item>
            </text:list>
          </table:table-cell>
          <table:table-cell table:style-name="Table3.A5" office:value-type="string">
            <text:list xml:id="list174917147183879" text:continue-numbering="true" text:style-name="WW8Num2">
              <text:list-item>
                <text:p text:style-name="P739">Datatype</text:p>
              </text:list-item>
            </text:list>
          </table:table-cell>
          <table:table-cell table:style-name="Table3.A5" office:value-type="string">
            <text:list xml:id="list174917147189126" text:continue-numbering="true" text:style-name="WW8Num2">
              <text:list-item>
                <text:p text:style-name="P739">PK</text:p>
              </text:list-item>
            </text:list>
          </table:table-cell>
          <table:table-cell table:style-name="Table3.A5" office:value-type="string">
            <text:list xml:id="list174917147197177" text:continue-numbering="true" text:style-name="WW8Num2">
              <text:list-item>
                <text:p text:style-name="P739">UK</text:p>
              </text:list-item>
            </text:list>
          </table:table-cell>
          <table:table-cell table:style-name="Table3.A5" office:value-type="string">
            <text:list xml:id="list174917147180922" text:continue-numbering="true" text:style-name="WW8Num2">
              <text:list-item>
                <text:p text:style-name="P739">IDX</text:p>
              </text:list-item>
            </text:list>
          </table:table-cell>
          <table:table-cell table:style-name="Table3.A5" office:value-type="string">
            <text:list xml:id="list174917147181144" text:continue-numbering="true" text:style-name="WW8Num2">
              <text:list-item>
                <text:p text:style-name="P686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74917147187663" text:continue-numbering="true" text:style-name="WW8Num2">
              <text:list-item>
                <text:p text:style-name="P686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74917147185059" text:continue-numbering="true" text:style-name="WW8Num2">
              <text:list-item>
                <text:p text:style-name="P739">Description</text:p>
              </text:list-item>
            </text:list>
          </table:table-cell>
          <table:table-cell table:style-name="Table3.A5" office:value-type="string">
            <text:list xml:id="list174917147173936" text:continue-numbering="true" text:style-name="WW8Num2">
              <text:list-item>
                <text:p text:style-name="P739">Remarks</text:p>
              </text:list-item>
            </text:list>
          </table:table-cell>
          <table:table-cell table:style-name="Table3.J5" table:number-columns-spanned="3" office:value-type="string">
            <text:list xml:id="list17491714718473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4917147179667" text:continue-numbering="true" text:style-name="WW8Num2">
              <text:list-item>
                <text:p text:style-name="P901">OID</text:p>
              </text:list-item>
            </text:list>
          </table:table-cell>
          <table:table-cell table:style-name="Table3.A5" office:value-type="string">
            <text:list xml:id="list174917147184949" text:continue-numbering="true" text:style-name="WW8Num2">
              <text:list-item>
                <text:p text:style-name="P901">CHAR</text:p>
              </text:list-item>
            </text:list>
          </table:table-cell>
          <table:table-cell table:style-name="Table3.A5" office:value-type="string">
            <text:list xml:id="list174917147195682" text:continue-numbering="true" text:style-name="WW8Num2">
              <text:list-item>
                <text:p text:style-name="P901">Y</text:p>
              </text:list-item>
            </text:list>
          </table:table-cell>
          <table:table-cell table:style-name="Table3.A5" office:value-type="string">
            <text:list xml:id="list174917147175118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147173538" text:continue-numbering="true" text:style-name="WW8Num2">
              <text:list-item>
                <text:p text:style-name="P901"><text:s/></text:p>
              </text:list-item>
            </text:list>
          </table:table-cell>
          <table:table-cell table:style-name="Table3.A5" office:value-type="string">
            <text:list xml:id="list174917147174670" text:continue-numbering="true" text:style-name="WW8Num2">
              <text:list-item>
                <text:p text:style-name="P901">36</text:p>
              </text:list-item>
            </text:list>
          </table:table-cell>
          <table:table-cell table:style-name="Table3.A5" office:value-type="string">
            <text:list xml:id="list174917147188933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147187359" text:continue-numbering="true" text:style-name="WW8Num2">
              <text:list-item>
                <text:p text:style-name="P901">PK / UUID</text:p>
              </text:list-item>
            </text:list>
          </table:table-cell>
          <table:table-cell table:style-name="Table3.A5" office:value-type="string">
            <text:list xml:id="list174917147195461" text:continue-numbering="true" text:style-name="WW8Num2">
              <text:list-item>
                <text:p text:style-name="P901">Default java UUID</text:p>
              </text:list-item>
            </text:list>
          </table:table-cell>
          <table:table-cell table:style-name="Table3.J5" table:number-columns-spanned="3" office:value-type="string">
            <text:list xml:id="list174917147189538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4917147181257" text:continue-numbering="true" text:style-name="WW8Num2">
              <text:list-item>
                <text:p text:style-name="P987">SYS<text:span text:style-name="T148">TEM</text:span></text:p>
              </text:list-item>
            </text:list>
          </table:table-cell>
          <table:table-cell table:style-name="Table3.A8" office:value-type="string">
            <text:list xml:id="list174917147180555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8" office:value-type="string">
            <text:list xml:id="list174917147193555" text:continue-numbering="true" text:style-name="WW8Num2">
              <text:list-item>
                <text:p text:style-name="P901"/>
              </text:list-item>
            </text:list>
          </table:table-cell>
          <table:table-cell table:style-name="Table3.A8" office:value-type="string">
            <text:list xml:id="list174917147171651" text:continue-numbering="true" text:style-name="WW8Num2">
              <text:list-item>
                <text:p text:style-name="P988"/>
              </text:list-item>
            </text:list>
          </table:table-cell>
          <table:table-cell table:style-name="Table3.A8" office:value-type="string">
            <text:list xml:id="list174917147184206" text:continue-numbering="true" text:style-name="WW8Num2">
              <text:list-item>
                <text:p text:style-name="P990">Y</text:p>
              </text:list-item>
            </text:list>
          </table:table-cell>
          <table:table-cell table:style-name="Table3.A8" office:value-type="string">
            <text:list xml:id="list174917147196935" text:continue-numbering="true" text:style-name="WW8Num2">
              <text:list-item>
                <text:p text:style-name="P987">10</text:p>
              </text:list-item>
            </text:list>
          </table:table-cell>
          <table:table-cell table:style-name="Table3.A8" office:value-type="string">
            <text:list xml:id="list174917147187327" text:continue-numbering="true" text:style-name="WW8Num2">
              <text:list-item>
                <text:p text:style-name="P991"/>
              </text:list-item>
            </text:list>
          </table:table-cell>
          <table:table-cell table:style-name="Table3.A8" office:value-type="string">
            <text:list xml:id="list174917147197344" text:continue-numbering="true" text:style-name="WW8Num2">
              <text:list-item>
                <text:p text:style-name="P987">tb_sys.sys_id</text:p>
              </text:list-item>
            </text:list>
          </table:table-cell>
          <table:table-cell table:style-name="Table3.A8" office:value-type="string">
            <text:list xml:id="list174917147203157" text:continue-numbering="true" text:style-name="WW8Num2">
              <text:list-item>
                <text:p text:style-name="P901"/>
              </text:list-item>
            </text:list>
          </table:table-cell>
          <table:table-cell table:style-name="Table3.J5" table:number-columns-spanned="3" office:value-type="string">
            <text:list xml:id="list17491714718895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4917147200628" text:continue-numbering="true" text:style-name="WW8Num2">
              <text:list-item>
                <text:p text:style-name="P992">ID</text:p>
              </text:list-item>
            </text:list>
          </table:table-cell>
          <table:table-cell table:style-name="Table3.A8" office:value-type="string">
            <text:list xml:id="list174917147174539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>Y</text:p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53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74917163199092" text:continue-numbering="true" text:style-name="WW8Num2">
              <text:list-item>
                <text:p text:style-name="P1086"/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6318722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4917163188004" text:continue-numbering="true" text:style-name="WW8Num2">
              <text:list-item>
                <text:p text:style-name="P989">NAME</text:p>
              </text:list-item>
            </text:list>
          </table:table-cell>
          <table:table-cell table:style-name="Table3.A8" office:value-type="string">
            <text:list xml:id="list174917163182463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/>
          </table:table-cell>
          <table:table-cell table:style-name="Table3.A8" office:value-type="string">
            <text:p text:style-name="P542">Y</text:p>
          </table:table-cell>
          <table:table-cell table:style-name="Table3.A8" office:value-type="string">
            <text:p text:style-name="P342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74917163187663" text:continue-numbering="true" text:style-name="WW8Num2">
              <text:list-item>
                <text:p text:style-name="P1086"/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63187628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ACTIVE</text:p>
          </table:table-cell>
          <table:table-cell table:style-name="Table3.A8" office:value-type="string">
            <text:list xml:id="list174917163180764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40">Y</text:p>
          </table:table-cell>
          <table:table-cell table:style-name="Table3.A8" office:value-type="string">
            <text:p text:style-name="P343">1</text:p>
          </table:table-cell>
          <table:table-cell table:style-name="Table3.A8" office:value-type="string">
            <text:p text:style-name="P345">Y</text:p>
          </table:table-cell>
          <table:table-cell table:style-name="Table3.A8" office:value-type="string">
            <text:list xml:id="list174917163184993" text:continue-numbering="true" text:style-name="WW8Num2">
              <text:list-item>
                <text:p text:style-name="P1087">Y / N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6318573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4917163201085" text:continue-numbering="true" text:style-name="WW8Num2">
              <text:list-item>
                <text:p text:style-name="P999">DESCRIPTION</text:p>
              </text:list-item>
            </text:list>
          </table:table-cell>
          <table:table-cell table:style-name="Table3.A8" office:value-type="string">
            <text:list xml:id="list174917163174556" text:continue-numbering="true" text:style-name="WW8Num2">
              <text:list-item>
                <text:p text:style-name="P902">VARCHAR</text:p>
              </text:list-item>
            </text:list>
          </table:table-cell>
          <table:table-cell table:style-name="Table3.A8" office:value-type="string">
            <text:list xml:id="list174917163191814" text:continue-numbering="true" text:style-name="WW8Num2">
              <text:list-item>
                <text:p text:style-name="P902"/>
              </text:list-item>
            </text:list>
          </table:table-cell>
          <table:table-cell table:style-name="Table3.A8" office:value-type="string">
            <text:list xml:id="list174917163190756" text:continue-numbering="true" text:style-name="WW8Num2">
              <text:list-item>
                <text:p text:style-name="P1003"/>
              </text:list-item>
            </text:list>
          </table:table-cell>
          <table:table-cell table:style-name="Table3.A8" office:value-type="string">
            <text:list xml:id="list174917163172074" text:continue-numbering="true" text:style-name="WW8Num2">
              <text:list-item>
                <text:p text:style-name="P902"/>
              </text:list-item>
            </text:list>
          </table:table-cell>
          <table:table-cell table:style-name="Table3.A8" office:value-type="string">
            <text:list xml:id="list174917163181351" text:continue-numbering="true" text:style-name="WW8Num2">
              <text:list-item>
                <text:p text:style-name="P999">500</text:p>
              </text:list-item>
            </text:list>
          </table:table-cell>
          <table:table-cell table:style-name="Table3.A8" office:value-type="string">
            <text:list xml:id="list174917163188470" text:continue-numbering="true" text:style-name="WW8Num2">
              <text:list-item>
                <text:p text:style-name="P1000">null</text:p>
              </text:list-item>
            </text:list>
          </table:table-cell>
          <table:table-cell table:style-name="Table3.A8" office:value-type="string">
            <text:list xml:id="list174917163198122" text:continue-numbering="true" text:style-name="WW8Num2">
              <text:list-item>
                <text:p text:style-name="P1010"/>
              </text:list-item>
            </text:list>
          </table:table-cell>
          <table:table-cell table:style-name="Table3.A8" office:value-type="string">
            <text:list xml:id="list174917163176473" text:continue-numbering="true" text:style-name="WW8Num2">
              <text:list-item>
                <text:p text:style-name="P902"/>
              </text:list-item>
            </text:list>
          </table:table-cell>
          <table:table-cell table:style-name="Table3.J5" table:number-columns-spanned="3" office:value-type="string">
            <text:list xml:id="list174917163197014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<text:span text:style-name="T149">RUN_</text:span>STATUS</text:p>
          </table:table-cell>
          <table:table-cell table:style-name="Table3.A8" office:value-type="string">
            <text:list xml:id="list174917163188591" text:continue-numbering="true" text:style-name="WW8Num2">
              <text:list-item>
                <text:p text:style-name="P903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62">1</text:p>
          </table:table-cell>
          <table:table-cell table:style-name="Table3.A8" office:value-type="string">
            <text:p text:style-name="P367">Y</text:p>
          </table:table-cell>
          <table:table-cell table:style-name="Table3.A8" office:value-type="string">
            <text:list xml:id="list174917163179623" text:continue-numbering="true" text:style-name="WW8Num2">
              <text:list-item>
                <text:p text:style-name="P1092">R/<text:span text:style-name="T157">Y</text:span>/F</text:p>
              </text:list-item>
              <text:list-item>
                <text:p text:style-name="P1092">R-執行中</text:p>
              </text:list-item>
              <text:list-item>
                <text:p text:style-name="P1092"><text:span text:style-name="T157">Y</text:span>-結束 (預設)</text:p>
              </text:list-item>
              <text:list-item>
                <text:p text:style-name="P1092">F-錯誤</text:p>
              </text:list-item>
            </text:list>
          </table:table-cell>
          <table:table-cell table:style-name="Table3.A8" office:value-type="string">
            <text:p text:style-name="P412">如果當前<text:span text:style-name="T150">RUN_STATUS='R' 還在執行中, 工作就不處理了</text:span></text:p>
          </table:table-cell>
          <table:table-cell table:style-name="Table3.J5" table:number-columns-spanned="3" office:value-type="string">
            <text:list xml:id="list17491717817891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CHECK_FAULT</text:p>
          </table:table-cell>
          <table:table-cell table:style-name="Table3.A8" office:value-type="string">
            <text:list xml:id="list174917178179697" text:continue-numbering="true" text:style-name="WW8Num2">
              <text:list-item>
                <text:p text:style-name="P904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63">1</text:p>
          </table:table-cell>
          <table:table-cell table:style-name="Table3.A8" office:value-type="string">
            <text:p text:style-name="P364">N</text:p>
          </table:table-cell>
          <table:table-cell table:style-name="Table3.A8" office:value-type="string">
            <text:list xml:id="list174917178188141" text:continue-numbering="true" text:style-name="WW8Num2">
              <text:list-item>
                <text:p text:style-name="P1093">Y-<text:span text:style-name="T149">當</text:span><text:span text:style-name="T8">RUN_</text:span><text:span text:style-name="T7">STATUS</text:span>='F'不執行</text:p>
              </text:list-item>
              <text:list-item>
                <text:p text:style-name="P1093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78192060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0"><text:span text:style-name="T87">EXPR</text:span>_ID</text:p>
          </table:table-cell>
          <table:table-cell table:style-name="Table3.A8" office:value-type="string">
            <text:p text:style-name="P92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204"/>
          </table:table-cell>
          <table:table-cell table:style-name="Table3.A8" office:value-type="string">
            <text:p text:style-name="P541">Y</text:p>
          </table:table-cell>
          <table:table-cell table:style-name="Table3.A8" office:value-type="string">
            <text:p text:style-name="P229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80">TB_SYS_EXPRESSION.EXPR_ID</text:p>
          </table:table-cell>
          <table:table-cell table:style-name="Table3.A8" office:value-type="string">
            <text:p text:style-name="P404"/>
          </table:table-cell>
          <table:table-cell table:style-name="Table3.J5" table:number-columns-spanned="3" office:value-type="string">
            <text:list xml:id="list17491717818623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DAY_<text:span text:style-name="T151">OF_WEEK</text:span></text:p>
          </table:table-cell>
          <table:table-cell table:style-name="Table3.A8" office:value-type="string">
            <text:list xml:id="list174917178183424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66">1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74917178178345" text:continue-numbering="true" text:style-name="WW8Num2">
              <text:list-item>
                <text:p text:style-name="P1094">*,<text:span text:style-name="T152">1,2,3,4,5,6,7</text:span></text:p>
              </text:list-item>
              <text:list-item>
                <text:p text:style-name="P1094">*<text:span text:style-name="T152">=每天</text:span></text:p>
              </text:list-item>
              <text:list-item>
                <text:p text:style-name="P1095"><text:span text:style-name="T153">7</text:span>=<text:span text:style-name="T153">星期</text:span>日,<text:span text:style-name="T153">1=星期一</text:span>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7817870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HOUR</text:p>
          </table:table-cell>
          <table:table-cell table:style-name="Table3.A8" office:value-type="string">
            <text:list xml:id="list174917178175417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74917178185055" text:continue-numbering="true" text:style-name="WW8Num2">
              <text:list-item>
                <text:p text:style-name="P1087">*,<text:span text:style-name="T154">0~23</text:span></text:p>
              </text:list-item>
              <text:list-item>
                <text:p text:style-name="P1087">*<text:span text:style-name="T155">=每小時</text:span>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78193760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MINUTE</text:p>
          </table:table-cell>
          <table:table-cell table:style-name="Table3.A8" office:value-type="string">
            <text:list xml:id="list174917178189618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74917194173998" text:continue-numbering="true" text:style-name="WW8Num2">
              <text:list-item>
                <text:p text:style-name="P1087">*,<text:span text:style-name="T156">0~59</text:span></text:p>
              </text:list-item>
              <text:list-item>
                <text:p text:style-name="P1087">*<text:span text:style-name="T156">=每分鐘</text:span>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9417499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_MODE</text:p>
          </table:table-cell>
          <table:table-cell table:style-name="Table3.A8" office:value-type="string">
            <text:list xml:id="list174917194191701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70">1</text:p>
          </table:table-cell>
          <table:table-cell table:style-name="Table3.A8" office:value-type="string">
            <text:p text:style-name="P372">'0'</text:p>
          </table:table-cell>
          <table:table-cell table:style-name="Table3.A8" office:value-type="string">
            <text:list xml:id="list174917194190448" text:continue-numbering="true" text:style-name="WW8Num2">
              <text:list-item>
                <text:p text:style-name="P1096">'0' 不通知</text:p>
              </text:list-item>
              <text:list-item>
                <text:p text:style-name="P1096">'1' 只有失敗fault時通知</text:p>
              </text:list-item>
              <text:list-item>
                <text:p text:style-name="P1096">'2' 只有成功通知</text:p>
              </text:list-item>
              <text:list-item>
                <text:p text:style-name="P1096">'3' 成功/失敗都通知</text:p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9419887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</text:p>
          </table:table-cell>
          <table:table-cell table:style-name="Table3.A8" office:value-type="string">
            <text:list xml:id="list174917194180886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3"/>
          </table:table-cell>
          <table:table-cell table:style-name="Table3.A8" office:value-type="string">
            <text:p text:style-name="P370">500</text:p>
          </table:table-cell>
          <table:table-cell table:style-name="Table3.A8" office:value-type="string">
            <text:p text:style-name="P371">null</text:p>
          </table:table-cell>
          <table:table-cell table:style-name="Table3.A8" office:value-type="string">
            <text:list xml:id="list174917194198233" text:continue-numbering="true" text:style-name="WW8Num2">
              <text:list-item>
                <text:p text:style-name="P1087"/>
              </text:list-item>
            </text:list>
          </table:table-cell>
          <table:table-cell table:style-name="Table3.A8" office:value-type="string">
            <text:p text:style-name="P412"/>
          </table:table-cell>
          <table:table-cell table:style-name="Table3.J5" table:number-columns-spanned="3" office:value-type="string">
            <text:list xml:id="list17491719418557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4917194202156" text:continue-numbering="true" text:style-name="WW8Num2">
              <text:list-item>
                <text:p text:style-name="P901">CUSERID</text:p>
              </text:list-item>
            </text:list>
          </table:table-cell>
          <table:table-cell table:style-name="Table3.A8" office:value-type="string">
            <text:list xml:id="list174917194172096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8" office:value-type="string">
            <text:list xml:id="list174917194189258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8" office:value-type="string">
            <text:list xml:id="list174917194185740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8" office:value-type="string">
            <text:list xml:id="list174917194188820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8" office:value-type="string">
            <text:list xml:id="list174917194202306" text:continue-numbering="true" text:style-name="WW8Num2">
              <text:list-item>
                <text:p text:style-name="P901">24</text:p>
              </text:list-item>
            </text:list>
          </table:table-cell>
          <table:table-cell table:style-name="Table3.A8" office:value-type="string">
            <text:list xml:id="list174917194174682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8" office:value-type="string">
            <text:list xml:id="list174917194189018" text:continue-numbering="true" text:style-name="WW8Num2">
              <text:list-item>
                <text:p text:style-name="P901">Create data user</text:p>
              </text:list-item>
            </text:list>
          </table:table-cell>
          <table:table-cell table:style-name="Table3.A8" office:value-type="string">
            <text:list xml:id="list174917194195955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J5" table:number-columns-spanned="3" office:value-type="string">
            <text:list xml:id="list174917194181002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4917194183569" text:continue-numbering="true" text:style-name="WW8Num2">
              <text:list-item>
                <text:p text:style-name="P901">CDATE</text:p>
              </text:list-item>
            </text:list>
          </table:table-cell>
          <table:table-cell table:style-name="Table3.A5" office:value-type="string">
            <text:list xml:id="list174917194196677" text:continue-numbering="true" text:style-name="WW8Num2">
              <text:list-item>
                <text:p text:style-name="P901">DATETIME</text:p>
              </text:list-item>
            </text:list>
          </table:table-cell>
          <table:table-cell table:style-name="Table3.A5" office:value-type="string">
            <text:list xml:id="list174917194200124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194188241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194192278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194203504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99639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99152" text:continue-numbering="true" text:style-name="WW8Num2">
              <text:list-item>
                <text:p text:style-name="P901">Create time</text:p>
              </text:list-item>
            </text:list>
          </table:table-cell>
          <table:table-cell table:style-name="Table3.A5" office:value-type="string">
            <text:list xml:id="list174917209185002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J5" table:number-columns-spanned="3" office:value-type="string">
            <text:list xml:id="list17491720918409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4917209177860" text:continue-numbering="true" text:style-name="WW8Num2">
              <text:list-item>
                <text:p text:style-name="P901">UUSERID</text:p>
              </text:list-item>
            </text:list>
          </table:table-cell>
          <table:table-cell table:style-name="Table3.A5" office:value-type="string">
            <text:list xml:id="list174917209198133" text:continue-numbering="true" text:style-name="WW8Num2">
              <text:list-item>
                <text:p text:style-name="P901">VARCHAR</text:p>
              </text:list-item>
            </text:list>
          </table:table-cell>
          <table:table-cell table:style-name="Table3.A5" office:value-type="string">
            <text:list xml:id="list174917209192117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78543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94306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71766" text:continue-numbering="true" text:style-name="WW8Num2">
              <text:list-item>
                <text:p text:style-name="P901">24</text:p>
              </text:list-item>
            </text:list>
          </table:table-cell>
          <table:table-cell table:style-name="Table3.A5" office:value-type="string">
            <text:list xml:id="list174917209200837" text:continue-numbering="true" text:style-name="WW8Num2">
              <text:list-item>
                <text:p text:style-name="P901">null</text:p>
              </text:list-item>
            </text:list>
          </table:table-cell>
          <table:table-cell table:style-name="Table3.A5" office:value-type="string">
            <text:list xml:id="list174917209171333" text:continue-numbering="true" text:style-name="WW8Num2">
              <text:list-item>
                <text:p text:style-name="P901">Update date user</text:p>
              </text:list-item>
            </text:list>
          </table:table-cell>
          <table:table-cell table:style-name="Table3.A5" office:value-type="string">
            <text:list xml:id="list174917209178607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J5" table:number-columns-spanned="3" office:value-type="string">
            <text:list xml:id="list17491720917398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4917209176788" text:continue-numbering="true" text:style-name="WW8Num2">
              <text:list-item>
                <text:p text:style-name="P901">UDATE</text:p>
              </text:list-item>
            </text:list>
          </table:table-cell>
          <table:table-cell table:style-name="Table3.A5" office:value-type="string">
            <text:list xml:id="list174917209194564" text:continue-numbering="true" text:style-name="WW8Num2">
              <text:list-item>
                <text:p text:style-name="P901">DATETIME</text:p>
              </text:list-item>
            </text:list>
          </table:table-cell>
          <table:table-cell table:style-name="Table3.A5" office:value-type="string">
            <text:list xml:id="list174917209198384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81925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89321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85475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A5" office:value-type="string">
            <text:list xml:id="list174917209186259" text:continue-numbering="true" text:style-name="WW8Num2">
              <text:list-item>
                <text:p text:style-name="P901">null</text:p>
              </text:list-item>
            </text:list>
          </table:table-cell>
          <table:table-cell table:style-name="Table3.A5" office:value-type="string">
            <text:list xml:id="list174917209198044" text:continue-numbering="true" text:style-name="WW8Num2">
              <text:list-item>
                <text:p text:style-name="P901">Update time</text:p>
              </text:list-item>
            </text:list>
          </table:table-cell>
          <table:table-cell table:style-name="Table3.A5" office:value-type="string">
            <text:list xml:id="list174917209191042" text:continue-numbering="true" text:style-name="WW8Num2">
              <text:list-item>
                <text:p text:style-name="P867"/>
              </text:list-item>
            </text:list>
          </table:table-cell>
          <table:table-cell table:style-name="Table3.J5" table:number-columns-spanned="3" office:value-type="string">
            <text:list xml:id="list174917209193214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</table:table>
      <text:h text:style-name="P604" text:outline-level="1"/>
      <text:p text:style-name="P46"/>
      <text:p text:style-name="P46"/>
      <text:p text:style-name="P46"/>
      <text:p text:style-name="P46"/>
      <text:p text:style-name="P46"/>
      <text:p text:style-name="P46"/>
      <text:list xml:id="list174917209191987" text:continue-numbering="true" text:style-name="WW8Num2">
        <text:list-item>
          <text:h text:style-name="P630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74917209185994" text:continue-numbering="true" text:style-name="WW8Num2">
              <text:list-item>
                <text:p text:style-name="P714">Project</text:p>
              </text:list-item>
            </text:list>
          </table:table-cell>
          <table:table-cell table:style-name="Table4.A1" table:number-columns-spanned="6" office:value-type="string">
            <text:list xml:id="list174917209198033" text:continue-numbering="true" text:style-name="WW8Num2">
              <text:list-item>
                <text:p text:style-name="P7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74917209202699" text:continue-numbering="true" text:style-name="WW8Num2">
              <text:list-item>
                <text:p text:style-name="P714">Ver</text:p>
              </text:list-item>
            </text:list>
          </table:table-cell>
          <table:table-cell table:style-name="Table4.A1" office:value-type="string">
            <text:list xml:id="list174917209177692" text:continue-numbering="true" text:style-name="WW8Num2">
              <text:list-item>
                <text:p text:style-name="P766">0.<text:span text:style-name="T146">7</text:span></text:p>
              </text:list-item>
            </text:list>
          </table:table-cell>
          <table:table-cell table:style-name="Table4.J1" office:value-type="string">
            <text:list xml:id="list174917209197465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09191876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09203280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4917209192816" text:continue-numbering="true" text:style-name="WW8Num2">
              <text:list-item>
                <text:p text:style-name="P714">Maintain</text:p>
              </text:list-item>
            </text:list>
          </table:table-cell>
          <table:table-cell table:style-name="Table4.A2" table:number-columns-spanned="6" office:value-type="string">
            <text:list xml:id="list174917209179125" text:continue-numbering="true" text:style-name="WW8Num2">
              <text:list-item>
                <text:p text:style-name="P7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4917209195050" text:continue-numbering="true" text:style-name="WW8Num2">
              <text:list-item>
                <text:p text:style-name="P714">Date</text:p>
              </text:list-item>
            </text:list>
          </table:table-cell>
          <table:table-cell table:style-name="Table4.A2" office:value-type="string">
            <text:list xml:id="list174917209196020" text:continue-numbering="true" text:style-name="WW8Num2">
              <text:list-item>
                <text:p text:style-name="P766">201<text:span text:style-name="T144">6</text:span>/<text:span text:style-name="T147">10/02</text:span></text:p>
              </text:list-item>
            </text:list>
          </table:table-cell>
          <table:table-cell table:style-name="Table4.J1" office:value-type="string">
            <text:list xml:id="list174917209176138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09177437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25201234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4917225177491" text:continue-numbering="true" text:style-name="WW8Num2">
              <text:list-item>
                <text:p text:style-name="P714">Table</text:p>
              </text:list-item>
            </text:list>
          </table:table-cell>
          <table:table-cell table:style-name="Table4.A2" table:number-columns-spanned="6" office:value-type="string">
            <text:list xml:id="list174917225188704" text:continue-numbering="true" text:style-name="WW8Num2">
              <text:list-item>
                <text:p text:style-name="P838"><text:span text:style-name="T145">t</text:span>b_<text:span text:style-name="T14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4917225201018" text:continue-numbering="true" text:style-name="WW8Num2">
              <text:list-item>
                <text:p text:style-name="P714">DataBase</text:p>
              </text:list-item>
            </text:list>
          </table:table-cell>
          <table:table-cell table:style-name="Table4.A2" office:value-type="string">
            <text:list xml:id="list174917225182742" text:continue-numbering="true" text:style-name="WW8Num2">
              <text:list-item>
                <text:p text:style-name="P766">bbcore</text:p>
              </text:list-item>
            </text:list>
          </table:table-cell>
          <table:table-cell table:style-name="Table4.J1" office:value-type="string">
            <text:list xml:id="list174917225187126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25193966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25196208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74917225184280" text:continue-numbering="true" text:style-name="WW8Num2">
              <text:list-item>
                <text:p text:style-name="P714">Descript</text:p>
              </text:list-item>
            </text:list>
          </table:table-cell>
          <table:table-cell table:style-name="Table4.A4" table:number-columns-spanned="8" office:value-type="string">
            <text:list xml:id="list174917225193858" text:continue-numbering="true" text:style-name="WW8Num2">
              <text:list-item>
                <text:p text:style-name="P813"><text:span text:style-name="T14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74917225188945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25181940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174917225200972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74917225171247" text:continue-numbering="true" text:style-name="WW8Num2">
              <text:list-item>
                <text:p text:style-name="P6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74917225195952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4917225180381" text:continue-numbering="true" text:style-name="WW8Num2">
              <text:list-item>
                <text:p text:style-name="P740">Field</text:p>
              </text:list-item>
            </text:list>
          </table:table-cell>
          <table:table-cell table:style-name="Table4.A5" office:value-type="string">
            <text:list xml:id="list174917225177527" text:continue-numbering="true" text:style-name="WW8Num2">
              <text:list-item>
                <text:p text:style-name="P740">Datatype</text:p>
              </text:list-item>
            </text:list>
          </table:table-cell>
          <table:table-cell table:style-name="Table4.A5" office:value-type="string">
            <text:list xml:id="list174917225202364" text:continue-numbering="true" text:style-name="WW8Num2">
              <text:list-item>
                <text:p text:style-name="P740">PK</text:p>
              </text:list-item>
            </text:list>
          </table:table-cell>
          <table:table-cell table:style-name="Table4.A5" office:value-type="string">
            <text:list xml:id="list174917225197794" text:continue-numbering="true" text:style-name="WW8Num2">
              <text:list-item>
                <text:p text:style-name="P740">UK</text:p>
              </text:list-item>
            </text:list>
          </table:table-cell>
          <table:table-cell table:style-name="Table4.A5" office:value-type="string">
            <text:list xml:id="list174917225186045" text:continue-numbering="true" text:style-name="WW8Num2">
              <text:list-item>
                <text:p text:style-name="P740">IDX</text:p>
              </text:list-item>
            </text:list>
          </table:table-cell>
          <table:table-cell table:style-name="Table4.A5" office:value-type="string">
            <text:list xml:id="list174917225186934" text:continue-numbering="true" text:style-name="WW8Num2">
              <text:list-item>
                <text:p text:style-name="P687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74917225177185" text:continue-numbering="true" text:style-name="WW8Num2">
              <text:list-item>
                <text:p text:style-name="P687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74917225181324" text:continue-numbering="true" text:style-name="WW8Num2">
              <text:list-item>
                <text:p text:style-name="P740">Description</text:p>
              </text:list-item>
            </text:list>
          </table:table-cell>
          <table:table-cell table:style-name="Table4.A5" office:value-type="string">
            <text:list xml:id="list174917225203057" text:continue-numbering="true" text:style-name="WW8Num2">
              <text:list-item>
                <text:p text:style-name="P740">Remarks</text:p>
              </text:list-item>
            </text:list>
          </table:table-cell>
          <table:table-cell table:style-name="Table4.J5" table:number-columns-spanned="3" office:value-type="string">
            <text:list xml:id="list17491722517529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4917225201734" text:continue-numbering="true" text:style-name="WW8Num2">
              <text:list-item>
                <text:p text:style-name="P905">OID</text:p>
              </text:list-item>
            </text:list>
          </table:table-cell>
          <table:table-cell table:style-name="Table4.A5" office:value-type="string">
            <text:list xml:id="list174917225175690" text:continue-numbering="true" text:style-name="WW8Num2">
              <text:list-item>
                <text:p text:style-name="P905">CHAR</text:p>
              </text:list-item>
            </text:list>
          </table:table-cell>
          <table:table-cell table:style-name="Table4.A5" office:value-type="string">
            <text:list xml:id="list174917225200055" text:continue-numbering="true" text:style-name="WW8Num2">
              <text:list-item>
                <text:p text:style-name="P905">Y</text:p>
              </text:list-item>
            </text:list>
          </table:table-cell>
          <table:table-cell table:style-name="Table4.A5" office:value-type="string">
            <text:list xml:id="list17491722518315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25200370" text:continue-numbering="true" text:style-name="WW8Num2">
              <text:list-item>
                <text:p text:style-name="P905"><text:s/></text:p>
              </text:list-item>
            </text:list>
          </table:table-cell>
          <table:table-cell table:style-name="Table4.A5" office:value-type="string">
            <text:list xml:id="list174917225187985" text:continue-numbering="true" text:style-name="WW8Num2">
              <text:list-item>
                <text:p text:style-name="P905">36</text:p>
              </text:list-item>
            </text:list>
          </table:table-cell>
          <table:table-cell table:style-name="Table4.A5" office:value-type="string">
            <text:list xml:id="list174917225176256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25200512" text:continue-numbering="true" text:style-name="WW8Num2">
              <text:list-item>
                <text:p text:style-name="P905">PK / UUID</text:p>
              </text:list-item>
            </text:list>
          </table:table-cell>
          <table:table-cell table:style-name="Table4.A5" office:value-type="string">
            <text:list xml:id="list174917225190918" text:continue-numbering="true" text:style-name="WW8Num2">
              <text:list-item>
                <text:p text:style-name="P905">Default java UUID</text:p>
              </text:list-item>
            </text:list>
          </table:table-cell>
          <table:table-cell table:style-name="Table4.J5" table:number-columns-spanned="3" office:value-type="string">
            <text:list xml:id="list174917225184786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4917225188166" text:continue-numbering="true" text:style-name="WW8Num2">
              <text:list-item>
                <text:p text:style-name="P993">ID</text:p>
              </text:list-item>
            </text:list>
          </table:table-cell>
          <table:table-cell table:style-name="Table4.A8" office:value-type="string">
            <text:list xml:id="list174917225172753" text:continue-numbering="true" text:style-name="WW8Num2">
              <text:list-item>
                <text:p text:style-name="P905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52"/>
          </table:table-cell>
          <table:table-cell table:style-name="Table4.A8" office:value-type="string">
            <text:p text:style-name="P545">Y</text:p>
          </table:table-cell>
          <table:table-cell table:style-name="Table4.A8" office:value-type="string">
            <text:p text:style-name="P354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174917225172779" text:continue-numbering="true" text:style-name="WW8Num2">
              <text:list-item>
                <text:p text:style-name="P1097">tb_sys_expr_job.ID</text:p>
              </text:list-item>
            </text:list>
          </table:table-cell>
          <table:table-cell table:style-name="Table4.A8" office:value-type="string">
            <text:p text:style-name="P413"/>
          </table:table-cell>
          <table:table-cell table:style-name="Table4.J5" table:number-columns-spanned="3" office:value-type="string">
            <text:list xml:id="list174917241186145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8"><text:span text:style-name="T159">LOG_</text:span>STATUS</text:p>
          </table:table-cell>
          <table:table-cell table:style-name="Table4.A8" office:value-type="string">
            <text:list xml:id="list174917241202784" text:continue-numbering="true" text:style-name="WW8Num2">
              <text:list-item>
                <text:p text:style-name="P903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43">Y</text:p>
          </table:table-cell>
          <table:table-cell table:style-name="Table4.A8" office:value-type="string">
            <text:p text:style-name="P362">1</text:p>
          </table:table-cell>
          <table:table-cell table:style-name="Table4.A8" office:value-type="string">
            <text:p text:style-name="P369">N</text:p>
          </table:table-cell>
          <table:table-cell table:style-name="Table4.A8" office:value-type="string">
            <text:list xml:id="list174917241199344" text:continue-numbering="true" text:style-name="WW8Num2">
              <text:list-item>
                <text:p text:style-name="P1098">Y/F/N</text:p>
              </text:list-item>
              <text:list-item>
                <text:p text:style-name="P1099"><text:span text:style-name="T157">Y</text:span> = 成功</text:p>
              </text:list-item>
              <text:list-item>
                <text:p text:style-name="P1099"><text:span text:style-name="T160">F</text:span> = 失敗</text:p>
              </text:list-item>
              <text:list-item>
                <text:p text:style-name="P1100">N = 沒有執行<text:span text:style-name="T161">expr</text:span></text:p>
              </text:list-item>
            </text:list>
          </table:table-cell>
          <table:table-cell table:style-name="Table4.A8" office:value-type="string">
            <text:p text:style-name="P412"/>
          </table:table-cell>
          <table:table-cell table:style-name="Table4.J5" table:number-columns-spanned="3" office:value-type="string">
            <text:list xml:id="list17491724119021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1">BEGIN_DATETIME</text:p>
          </table:table-cell>
          <table:table-cell table:style-name="Table4.A8" office:value-type="string">
            <text:list xml:id="list174917241194518" text:continue-numbering="true" text:style-name="WW8Num2">
              <text:list-item>
                <text:p text:style-name="P906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43">Y</text:p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346"/>
          </table:table-cell>
          <table:table-cell table:style-name="Table4.A8" office:value-type="string">
            <text:list xml:id="list174917241183828" text:continue-numbering="true" text:style-name="WW8Num2">
              <text:list-item>
                <text:p text:style-name="P1088"/>
              </text:list-item>
            </text:list>
          </table:table-cell>
          <table:table-cell table:style-name="Table4.A8" office:value-type="string">
            <text:p text:style-name="P413"/>
          </table:table-cell>
          <table:table-cell table:style-name="Table4.J5" table:number-columns-spanned="3" office:value-type="string">
            <text:list xml:id="list17491724119733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4917241199098" text:continue-numbering="true" text:style-name="WW8Num2">
              <text:list-item>
                <text:p text:style-name="P1012">END_DATETIME</text:p>
              </text:list-item>
            </text:list>
          </table:table-cell>
          <table:table-cell table:style-name="Table4.A8" office:value-type="string">
            <text:list xml:id="list174917241189044" text:continue-numbering="true" text:style-name="WW8Num2">
              <text:list-item>
                <text:p text:style-name="P1012">DATETIME</text:p>
              </text:list-item>
            </text:list>
          </table:table-cell>
          <table:table-cell table:style-name="Table4.A8" office:value-type="string">
            <text:list xml:id="list174917241178540" text:continue-numbering="true" text:style-name="WW8Num2">
              <text:list-item>
                <text:p text:style-name="P905"/>
              </text:list-item>
            </text:list>
          </table:table-cell>
          <table:table-cell table:style-name="Table4.A8" office:value-type="string">
            <text:list xml:id="list174917241185728" text:continue-numbering="true" text:style-name="WW8Num2">
              <text:list-item>
                <text:p text:style-name="P1004"/>
              </text:list-item>
            </text:list>
          </table:table-cell>
          <table:table-cell table:style-name="Table4.A8" office:value-type="string">
            <text:list xml:id="list174917241200958" text:continue-numbering="true" text:style-name="WW8Num2">
              <text:list-item>
                <text:p text:style-name="P905"/>
              </text:list-item>
            </text:list>
          </table:table-cell>
          <table:table-cell table:style-name="Table4.A8" office:value-type="string">
            <text:list xml:id="list174917241202568" text:continue-numbering="true" text:style-name="WW8Num2">
              <text:list-item>
                <text:p text:style-name="P1002"/>
              </text:list-item>
            </text:list>
          </table:table-cell>
          <table:table-cell table:style-name="Table4.A8" office:value-type="string">
            <text:list xml:id="list174917241189004" text:continue-numbering="true" text:style-name="WW8Num2">
              <text:list-item>
                <text:p text:style-name="P1001"/>
              </text:list-item>
            </text:list>
          </table:table-cell>
          <table:table-cell table:style-name="Table4.A8" office:value-type="string">
            <text:list xml:id="list174917241200456" text:continue-numbering="true" text:style-name="WW8Num2">
              <text:list-item>
                <text:p text:style-name="P1011"/>
              </text:list-item>
            </text:list>
          </table:table-cell>
          <table:table-cell table:style-name="Table4.A8" office:value-type="string">
            <text:list xml:id="list174917241174384" text:continue-numbering="true" text:style-name="WW8Num2">
              <text:list-item>
                <text:p text:style-name="P905"/>
              </text:list-item>
            </text:list>
          </table:table-cell>
          <table:table-cell table:style-name="Table4.J5" table:number-columns-spanned="3" office:value-type="string">
            <text:list xml:id="list174917241187540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4917241185346" text:continue-numbering="true" text:style-name="WW8Num2">
              <text:list-item>
                <text:p text:style-name="P1026"><text:span text:style-name="T158">F</text:span>AULT_MSG</text:p>
              </text:list-item>
            </text:list>
          </table:table-cell>
          <table:table-cell table:style-name="Table4.A8" office:value-type="string">
            <text:list xml:id="list174917241176981" text:continue-numbering="true" text:style-name="WW8Num2">
              <text:list-item>
                <text:p text:style-name="P1013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34"/>
          </table:table-cell>
          <table:table-cell table:style-name="Table4.A8" office:value-type="string">
            <text:p text:style-name="P368">2000</text:p>
          </table:table-cell>
          <table:table-cell table:style-name="Table4.A8" office:value-type="string">
            <text:list xml:id="list174917241202040" text:continue-numbering="true" text:style-name="WW8Num2">
              <text:list-item>
                <text:p text:style-name="P1014">null</text:p>
              </text:list-item>
            </text:list>
          </table:table-cell>
          <table:table-cell table:style-name="Table4.A8" office:value-type="string">
            <text:list xml:id="list174917241179693" text:continue-numbering="true" text:style-name="WW8Num2">
              <text:list-item>
                <text:p text:style-name="P1103"><text:span text:style-name="T9">LOG_</text:span><text:span text:style-name="T7">STATUS</text:span>!='Y'</text:p>
              </text:list-item>
              <text:list-item>
                <text:p text:style-name="P1100">Error, exception message</text:p>
              </text:list-item>
            </text:list>
          </table:table-cell>
          <table:table-cell table:style-name="Table4.A8" office:value-type="string">
            <text:p text:style-name="P413"/>
          </table:table-cell>
          <table:table-cell table:style-name="Table4.J5" table:number-columns-spanned="3" office:value-type="string">
            <text:list xml:id="list174917241175839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4917241186440" text:continue-numbering="true" text:style-name="WW8Num2">
              <text:list-item>
                <text:p text:style-name="P905">CUSERID</text:p>
              </text:list-item>
            </text:list>
          </table:table-cell>
          <table:table-cell table:style-name="Table4.A8" office:value-type="string">
            <text:list xml:id="list174917241192259" text:continue-numbering="true" text:style-name="WW8Num2">
              <text:list-item>
                <text:p text:style-name="P905">VARCHAR</text:p>
              </text:list-item>
            </text:list>
          </table:table-cell>
          <table:table-cell table:style-name="Table4.A8" office:value-type="string">
            <text:list xml:id="list174917256203490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8" office:value-type="string">
            <text:list xml:id="list174917256199749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8" office:value-type="string">
            <text:list xml:id="list174917256182662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8" office:value-type="string">
            <text:list xml:id="list174917256183344" text:continue-numbering="true" text:style-name="WW8Num2">
              <text:list-item>
                <text:p text:style-name="P905">24</text:p>
              </text:list-item>
            </text:list>
          </table:table-cell>
          <table:table-cell table:style-name="Table4.A8" office:value-type="string">
            <text:list xml:id="list174917256198878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8" office:value-type="string">
            <text:list xml:id="list174917256190722" text:continue-numbering="true" text:style-name="WW8Num2">
              <text:list-item>
                <text:p text:style-name="P905">Create data user</text:p>
              </text:list-item>
            </text:list>
          </table:table-cell>
          <table:table-cell table:style-name="Table4.A8" office:value-type="string">
            <text:list xml:id="list174917256203132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J5" table:number-columns-spanned="3" office:value-type="string">
            <text:list xml:id="list174917256203532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4917256199760" text:continue-numbering="true" text:style-name="WW8Num2">
              <text:list-item>
                <text:p text:style-name="P905">CDATE</text:p>
              </text:list-item>
            </text:list>
          </table:table-cell>
          <table:table-cell table:style-name="Table4.A5" office:value-type="string">
            <text:list xml:id="list174917256199132" text:continue-numbering="true" text:style-name="WW8Num2">
              <text:list-item>
                <text:p text:style-name="P905">DATETIME</text:p>
              </text:list-item>
            </text:list>
          </table:table-cell>
          <table:table-cell table:style-name="Table4.A5" office:value-type="string">
            <text:list xml:id="list17491725618115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8323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91752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200301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8124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203210" text:continue-numbering="true" text:style-name="WW8Num2">
              <text:list-item>
                <text:p text:style-name="P905">Create time</text:p>
              </text:list-item>
            </text:list>
          </table:table-cell>
          <table:table-cell table:style-name="Table4.A5" office:value-type="string">
            <text:list xml:id="list174917256174564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J5" table:number-columns-spanned="3" office:value-type="string">
            <text:list xml:id="list17491725617361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4917256182245" text:continue-numbering="true" text:style-name="WW8Num2">
              <text:list-item>
                <text:p text:style-name="P905">UUSERID</text:p>
              </text:list-item>
            </text:list>
          </table:table-cell>
          <table:table-cell table:style-name="Table4.A5" office:value-type="string">
            <text:list xml:id="list174917256199082" text:continue-numbering="true" text:style-name="WW8Num2">
              <text:list-item>
                <text:p text:style-name="P905">VARCHAR</text:p>
              </text:list-item>
            </text:list>
          </table:table-cell>
          <table:table-cell table:style-name="Table4.A5" office:value-type="string">
            <text:list xml:id="list174917256184237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203742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87407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92222" text:continue-numbering="true" text:style-name="WW8Num2">
              <text:list-item>
                <text:p text:style-name="P905">24</text:p>
              </text:list-item>
            </text:list>
          </table:table-cell>
          <table:table-cell table:style-name="Table4.A5" office:value-type="string">
            <text:list xml:id="list174917256177980" text:continue-numbering="true" text:style-name="WW8Num2">
              <text:list-item>
                <text:p text:style-name="P905">null</text:p>
              </text:list-item>
            </text:list>
          </table:table-cell>
          <table:table-cell table:style-name="Table4.A5" office:value-type="string">
            <text:list xml:id="list174917256174836" text:continue-numbering="true" text:style-name="WW8Num2">
              <text:list-item>
                <text:p text:style-name="P905">Update date user</text:p>
              </text:list-item>
            </text:list>
          </table:table-cell>
          <table:table-cell table:style-name="Table4.A5" office:value-type="string">
            <text:list xml:id="list174917256179142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J5" table:number-columns-spanned="3" office:value-type="string">
            <text:list xml:id="list174917256200208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4917256192225" text:continue-numbering="true" text:style-name="WW8Num2">
              <text:list-item>
                <text:p text:style-name="P905">UDATE</text:p>
              </text:list-item>
            </text:list>
          </table:table-cell>
          <table:table-cell table:style-name="Table4.A5" office:value-type="string">
            <text:list xml:id="list174917256185236" text:continue-numbering="true" text:style-name="WW8Num2">
              <text:list-item>
                <text:p text:style-name="P905">DATETIME</text:p>
              </text:list-item>
            </text:list>
          </table:table-cell>
          <table:table-cell table:style-name="Table4.A5" office:value-type="string">
            <text:list xml:id="list174917256173430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7601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85093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72181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A5" office:value-type="string">
            <text:list xml:id="list174917256186477" text:continue-numbering="true" text:style-name="WW8Num2">
              <text:list-item>
                <text:p text:style-name="P905">null</text:p>
              </text:list-item>
            </text:list>
          </table:table-cell>
          <table:table-cell table:style-name="Table4.A5" office:value-type="string">
            <text:list xml:id="list174917256177657" text:continue-numbering="true" text:style-name="WW8Num2">
              <text:list-item>
                <text:p text:style-name="P905">Update time</text:p>
              </text:list-item>
            </text:list>
          </table:table-cell>
          <table:table-cell table:style-name="Table4.A5" office:value-type="string">
            <text:list xml:id="list174917256203277" text:continue-numbering="true" text:style-name="WW8Num2">
              <text:list-item>
                <text:p text:style-name="P868"/>
              </text:list-item>
            </text:list>
          </table:table-cell>
          <table:table-cell table:style-name="Table4.J5" table:number-columns-spanned="3" office:value-type="string">
            <text:list xml:id="list174917256201685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</table:table>
      <text:h text:style-name="P605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74917272172001" text:continue-numbering="true" text:style-name="WW8Num2">
        <text:list-item>
          <text:h text:style-name="P631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74917272200002" text:continue-numbering="true" text:style-name="WW8Num2">
              <text:list-item>
                <text:p text:style-name="P715">Project</text:p>
              </text:list-item>
            </text:list>
          </table:table-cell>
          <table:table-cell table:style-name="表格12.A1" table:number-columns-spanned="6" office:value-type="string">
            <text:list xml:id="list174917272186242" text:continue-numbering="true" text:style-name="WW8Num2">
              <text:list-item>
                <text:p text:style-name="P7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74917272175309" text:continue-numbering="true" text:style-name="WW8Num2">
              <text:list-item>
                <text:p text:style-name="P715">Ver</text:p>
              </text:list-item>
            </text:list>
          </table:table-cell>
          <table:table-cell table:style-name="表格12.A1" office:value-type="string">
            <text:list xml:id="list174917272200501" text:continue-numbering="true" text:style-name="WW8Num2">
              <text:list-item>
                <text:p text:style-name="P767">0.<text:span text:style-name="T169">1</text:span></text:p>
              </text:list-item>
            </text:list>
          </table:table-cell>
          <table:table-cell table:style-name="表格12.J1" office:value-type="string">
            <text:list xml:id="list174917272198098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78799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79561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74917272185208" text:continue-numbering="true" text:style-name="WW8Num2">
              <text:list-item>
                <text:p text:style-name="P715">Maintain</text:p>
              </text:list-item>
            </text:list>
          </table:table-cell>
          <table:table-cell table:style-name="表格12.A2" table:number-columns-spanned="6" office:value-type="string">
            <text:list xml:id="list174917272192521" text:continue-numbering="true" text:style-name="WW8Num2">
              <text:list-item>
                <text:p text:style-name="P7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74917272199435" text:continue-numbering="true" text:style-name="WW8Num2">
              <text:list-item>
                <text:p text:style-name="P715">Date</text:p>
              </text:list-item>
            </text:list>
          </table:table-cell>
          <table:table-cell table:style-name="表格12.A2" office:value-type="string">
            <text:list xml:id="list174917272196886" text:continue-numbering="true" text:style-name="WW8Num2">
              <text:list-item>
                <text:p text:style-name="P767">201<text:span text:style-name="T169">7</text:span>/<text:span text:style-name="T147">11/06</text:span></text:p>
              </text:list-item>
            </text:list>
          </table:table-cell>
          <table:table-cell table:style-name="表格12.J1" office:value-type="string">
            <text:list xml:id="list174917272179759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99658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75000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74917272174620" text:continue-numbering="true" text:style-name="WW8Num2">
              <text:list-item>
                <text:p text:style-name="P715">Table</text:p>
              </text:list-item>
            </text:list>
          </table:table-cell>
          <table:table-cell table:style-name="表格12.A2" table:number-columns-spanned="6" office:value-type="string">
            <text:list xml:id="list174917272191828" text:continue-numbering="true" text:style-name="WW8Num2">
              <text:list-item>
                <text:p text:style-name="P839">zl_p<text:span text:style-name="T172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74917272172308" text:continue-numbering="true" text:style-name="WW8Num2">
              <text:list-item>
                <text:p text:style-name="P715">DataBase</text:p>
              </text:list-item>
            </text:list>
          </table:table-cell>
          <table:table-cell table:style-name="表格12.A2" office:value-type="string">
            <text:list xml:id="list174917272172171" text:continue-numbering="true" text:style-name="WW8Num2">
              <text:list-item>
                <text:p text:style-name="P775">zenfile</text:p>
              </text:list-item>
            </text:list>
          </table:table-cell>
          <table:table-cell table:style-name="表格12.J1" office:value-type="string">
            <text:list xml:id="list17491727218667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7731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85076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74917272189421" text:continue-numbering="true" text:style-name="WW8Num2">
              <text:list-item>
                <text:p text:style-name="P715">Descript</text:p>
              </text:list-item>
            </text:list>
          </table:table-cell>
          <table:table-cell table:style-name="表格12.A4" table:number-columns-spanned="8" office:value-type="string">
            <text:list xml:id="list174917272176959" text:continue-numbering="true" text:style-name="WW8Num2">
              <text:list-item>
                <text:p text:style-name="P814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74917272175107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97946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174917272198657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74917272199064" text:continue-numbering="true" text:style-name="WW8Num2">
              <text:list-item>
                <text:p text:style-name="P6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7491727219852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74917272189577" text:continue-numbering="true" text:style-name="WW8Num2">
              <text:list-item>
                <text:p text:style-name="P741">Field</text:p>
              </text:list-item>
            </text:list>
          </table:table-cell>
          <table:table-cell table:style-name="表格12.A5" office:value-type="string">
            <text:list xml:id="list174917272191783" text:continue-numbering="true" text:style-name="WW8Num2">
              <text:list-item>
                <text:p text:style-name="P741">Datatype</text:p>
              </text:list-item>
            </text:list>
          </table:table-cell>
          <table:table-cell table:style-name="表格12.A5" office:value-type="string">
            <text:list xml:id="list174917272182312" text:continue-numbering="true" text:style-name="WW8Num2">
              <text:list-item>
                <text:p text:style-name="P741">PK</text:p>
              </text:list-item>
            </text:list>
          </table:table-cell>
          <table:table-cell table:style-name="表格12.A5" office:value-type="string">
            <text:list xml:id="list174917272203784" text:continue-numbering="true" text:style-name="WW8Num2">
              <text:list-item>
                <text:p text:style-name="P741">UK</text:p>
              </text:list-item>
            </text:list>
          </table:table-cell>
          <table:table-cell table:style-name="表格12.A5" office:value-type="string">
            <text:list xml:id="list174917272190323" text:continue-numbering="true" text:style-name="WW8Num2">
              <text:list-item>
                <text:p text:style-name="P741">IDX</text:p>
              </text:list-item>
            </text:list>
          </table:table-cell>
          <table:table-cell table:style-name="表格12.A5" office:value-type="string">
            <text:list xml:id="list174917272200448" text:continue-numbering="true" text:style-name="WW8Num2">
              <text:list-item>
                <text:p text:style-name="P688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74917287171547" text:continue-numbering="true" text:style-name="WW8Num2">
              <text:list-item>
                <text:p text:style-name="P688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74917287177651" text:continue-numbering="true" text:style-name="WW8Num2">
              <text:list-item>
                <text:p text:style-name="P741">Description</text:p>
              </text:list-item>
            </text:list>
          </table:table-cell>
          <table:table-cell table:style-name="表格12.A5" office:value-type="string">
            <text:list xml:id="list174917287187300" text:continue-numbering="true" text:style-name="WW8Num2">
              <text:list-item>
                <text:p text:style-name="P741">Remarks</text:p>
              </text:list-item>
            </text:list>
          </table:table-cell>
          <table:table-cell table:style-name="表格12.J5" table:number-columns-spanned="3" office:value-type="string">
            <text:list xml:id="list17491728717531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74917287201902" text:continue-numbering="true" text:style-name="WW8Num2">
              <text:list-item>
                <text:p text:style-name="P907">OID</text:p>
              </text:list-item>
            </text:list>
          </table:table-cell>
          <table:table-cell table:style-name="表格12.A5" office:value-type="string">
            <text:list xml:id="list174917287173144" text:continue-numbering="true" text:style-name="WW8Num2">
              <text:list-item>
                <text:p text:style-name="P907">CHAR</text:p>
              </text:list-item>
            </text:list>
          </table:table-cell>
          <table:table-cell table:style-name="表格12.A5" office:value-type="string">
            <text:list xml:id="list174917287185181" text:continue-numbering="true" text:style-name="WW8Num2">
              <text:list-item>
                <text:p text:style-name="P907">Y</text:p>
              </text:list-item>
            </text:list>
          </table:table-cell>
          <table:table-cell table:style-name="表格12.A5" office:value-type="string">
            <text:list xml:id="list174917287184624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287198721" text:continue-numbering="true" text:style-name="WW8Num2">
              <text:list-item>
                <text:p text:style-name="P907"><text:s/></text:p>
              </text:list-item>
            </text:list>
          </table:table-cell>
          <table:table-cell table:style-name="表格12.A5" office:value-type="string">
            <text:list xml:id="list174917287171493" text:continue-numbering="true" text:style-name="WW8Num2">
              <text:list-item>
                <text:p text:style-name="P907">36</text:p>
              </text:list-item>
            </text:list>
          </table:table-cell>
          <table:table-cell table:style-name="表格12.A5" office:value-type="string">
            <text:list xml:id="list17491728719843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287195795" text:continue-numbering="true" text:style-name="WW8Num2">
              <text:list-item>
                <text:p text:style-name="P907">PK / UUID</text:p>
              </text:list-item>
            </text:list>
          </table:table-cell>
          <table:table-cell table:style-name="表格12.A5" office:value-type="string">
            <text:list xml:id="list174917287178093" text:continue-numbering="true" text:style-name="WW8Num2">
              <text:list-item>
                <text:p text:style-name="P907">Default java UUID</text:p>
              </text:list-item>
            </text:list>
          </table:table-cell>
          <table:table-cell table:style-name="表格12.J5" table:number-columns-spanned="3" office:value-type="string">
            <text:list xml:id="list174917287189150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287196539" text:continue-numbering="true" text:style-name="WW8Num2">
              <text:list-item>
                <text:p text:style-name="P994">ID</text:p>
              </text:list-item>
            </text:list>
          </table:table-cell>
          <table:table-cell table:style-name="表格12.A8" office:value-type="string">
            <text:list xml:id="list174917287194762" text:continue-numbering="true" text:style-name="WW8Num2">
              <text:list-item>
                <text:p text:style-name="P907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77">Y</text:p>
          </table:table-cell>
          <table:table-cell table:style-name="表格12.A8" office:value-type="string">
            <text:p text:style-name="P546">Y</text:p>
          </table:table-cell>
          <table:table-cell table:style-name="表格12.A8" office:value-type="string">
            <text:p text:style-name="P355">2<text:span text:style-name="T171">4</text:span></text:p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list xml:id="list174917287187865" text:continue-numbering="true" text:style-name="WW8Num2">
              <text:list-item>
                <text:p text:style-name="P1104">身份證A123456789</text:p>
              </text:list-item>
            </text:list>
          </table:table-cell>
          <table:table-cell table:style-name="表格12.A8" office:value-type="string">
            <text:p text:style-name="P414"/>
          </table:table-cell>
          <table:table-cell table:style-name="表格12.J5" table:number-columns-spanned="3" office:value-type="string">
            <text:list xml:id="list17491728718032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66">VARCHAR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255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57"/>
          </table:table-cell>
          <table:table-cell table:style-name="表格12.J5" table:number-columns-spanned="3" office:value-type="string">
            <text:list xml:id="list17491728720385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73">NAME</text:p>
          </table:table-cell>
          <table:table-cell table:style-name="表格12.A8" office:value-type="string">
            <text:list xml:id="list174917287201691" text:continue-numbering="true" text:style-name="WW8Num2">
              <text:list-item>
                <text:p text:style-name="P908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44">Y</text:p>
          </table:table-cell>
          <table:table-cell table:style-name="表格12.A8" office:value-type="string">
            <text:p text:style-name="P373">100</text:p>
          </table:table-cell>
          <table:table-cell table:style-name="表格12.A8" office:value-type="string">
            <text:p text:style-name="P347"/>
          </table:table-cell>
          <table:table-cell table:style-name="表格12.A8" office:value-type="string">
            <text:list xml:id="list174917287199048" text:continue-numbering="true" text:style-name="WW8Num2">
              <text:list-item>
                <text:p text:style-name="P1089"/>
              </text:list-item>
            </text:list>
          </table:table-cell>
          <table:table-cell table:style-name="表格12.A8" office:value-type="string">
            <text:p text:style-name="P414"/>
          </table:table-cell>
          <table:table-cell table:style-name="表格12.J5" table:number-columns-spanned="3" office:value-type="string">
            <text:list xml:id="list174917287186616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287182512" text:continue-numbering="true" text:style-name="WW8Num2">
              <text:list-item>
                <text:p text:style-name="P1027">PHONE</text:p>
              </text:list-item>
            </text:list>
          </table:table-cell>
          <table:table-cell table:style-name="表格12.A8" office:value-type="string">
            <text:list xml:id="list174917287184096" text:continue-numbering="true" text:style-name="WW8Num2">
              <text:list-item>
                <text:p text:style-name="P1015">VARCHAR</text:p>
              </text:list-item>
            </text:list>
          </table:table-cell>
          <table:table-cell table:style-name="表格12.A8" office:value-type="string">
            <text:list xml:id="list174917287173941" text:continue-numbering="true" text:style-name="WW8Num2">
              <text:list-item>
                <text:p text:style-name="P907"/>
              </text:list-item>
            </text:list>
          </table:table-cell>
          <table:table-cell table:style-name="表格12.A8" office:value-type="string">
            <text:list xml:id="list174917287185915" text:continue-numbering="true" text:style-name="WW8Num2">
              <text:list-item>
                <text:p text:style-name="P1005"/>
              </text:list-item>
            </text:list>
          </table:table-cell>
          <table:table-cell table:style-name="表格12.A8" office:value-type="string">
            <text:list xml:id="list174917303194889" text:continue-numbering="true" text:style-name="WW8Num2">
              <text:list-item>
                <text:p text:style-name="P907"/>
              </text:list-item>
            </text:list>
          </table:table-cell>
          <table:table-cell table:style-name="表格12.A8" office:value-type="string">
            <text:list xml:id="list174917303179700" text:continue-numbering="true" text:style-name="WW8Num2">
              <text:list-item>
                <text:p text:style-name="P1027">10</text:p>
              </text:list-item>
            </text:list>
          </table:table-cell>
          <table:table-cell table:style-name="表格12.A8" office:value-type="string">
            <text:list xml:id="list174917303193186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12.A8" office:value-type="string">
            <text:list xml:id="list174917303190455" text:continue-numbering="true" text:style-name="WW8Num2">
              <text:list-item>
                <text:p text:style-name="P1027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7491730317908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12.J5" table:number-columns-spanned="3" office:value-type="string">
            <text:list xml:id="list17491730317128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303179949" text:continue-numbering="true" text:style-name="WW8Num2">
              <text:list-item>
                <text:p text:style-name="P1037">TEL</text:p>
              </text:list-item>
            </text:list>
          </table:table-cell>
          <table:table-cell table:style-name="表格12.A8" office:value-type="string">
            <text:list xml:id="list174917303177251" text:continue-numbering="true" text:style-name="WW8Num2">
              <text:list-item>
                <text:p text:style-name="P1016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5"/>
          </table:table-cell>
          <table:table-cell table:style-name="表格12.A8" office:value-type="string">
            <text:p text:style-name="P374">15</text:p>
          </table:table-cell>
          <table:table-cell table:style-name="表格12.A8" office:value-type="string">
            <text:list xml:id="list174917303194463" text:continue-numbering="true" text:style-name="WW8Num2">
              <text:list-item>
                <text:p text:style-name="P1029">NULL</text:p>
              </text:list-item>
            </text:list>
          </table:table-cell>
          <table:table-cell table:style-name="表格12.A8" office:value-type="string">
            <text:list xml:id="list174917303189692" text:continue-numbering="true" text:style-name="WW8Num2">
              <text:list-item>
                <text:p text:style-name="P1101">市話</text:p>
              </text:list-item>
            </text:list>
          </table:table-cell>
          <table:table-cell table:style-name="表格12.A8" office:value-type="string">
            <text:p text:style-name="P414"/>
          </table:table-cell>
          <table:table-cell table:style-name="表格12.J5" table:number-columns-spanned="3" office:value-type="string">
            <text:list xml:id="list17491730318480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303171427" text:continue-numbering="true" text:style-name="WW8Num2">
              <text:list-item>
                <text:p text:style-name="P1038">MAIL</text:p>
              </text:list-item>
            </text:list>
          </table:table-cell>
          <table:table-cell table:style-name="表格12.A8" office:value-type="string">
            <text:list xml:id="list174917303175792" text:continue-numbering="true" text:style-name="WW8Num2">
              <text:list-item>
                <text:p text:style-name="P1017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5"/>
          </table:table-cell>
          <table:table-cell table:style-name="表格12.A8" office:value-type="string">
            <text:p text:style-name="P375">200</text:p>
          </table:table-cell>
          <table:table-cell table:style-name="表格12.A8" office:value-type="string">
            <text:list xml:id="list174917303187290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12.A8" office:value-type="string">
            <text:list xml:id="list174917303179674" text:continue-numbering="true" text:style-name="WW8Num2">
              <text:list-item>
                <text:p text:style-name="P1105">root@localhost</text:p>
              </text:list-item>
            </text:list>
          </table:table-cell>
          <table:table-cell table:style-name="表格12.A8" office:value-type="string">
            <text:p text:style-name="P442">中老年人由管理者後端幫</text:p>
            <text:p text:style-name="P442">他們建立帳戶,前台建帳戶必填寫</text:p>
          </table:table-cell>
          <table:table-cell table:style-name="表格12.J5" table:number-columns-spanned="3" office:value-type="string">
            <text:list xml:id="list174917303196751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303184002" text:continue-numbering="true" text:style-name="WW8Num2">
              <text:list-item>
                <text:p text:style-name="P1039">VALID_FLAG</text:p>
              </text:list-item>
            </text:list>
          </table:table-cell>
          <table:table-cell table:style-name="表格12.A8" office:value-type="string">
            <text:list xml:id="list174917303190756" text:continue-numbering="true" text:style-name="WW8Num2">
              <text:list-item>
                <text:p text:style-name="P1018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5"/>
          </table:table-cell>
          <table:table-cell table:style-name="表格12.A8" office:value-type="string">
            <text:p text:style-name="P376">1</text:p>
          </table:table-cell>
          <table:table-cell table:style-name="表格12.A8" office:value-type="string">
            <text:list xml:id="list174917303193339" text:continue-numbering="true" text:style-name="WW8Num2">
              <text:list-item>
                <text:p text:style-name="P1040">Y</text:p>
              </text:list-item>
            </text:list>
          </table:table-cell>
          <table:table-cell table:style-name="表格12.A8" office:value-type="string">
            <text:list xml:id="list174917303184501" text:continue-numbering="true" text:style-name="WW8Num2">
              <text:list-item>
                <text:p text:style-name="P1101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414"/>
          </table:table-cell>
          <table:table-cell table:style-name="表格12.J5" table:number-columns-spanned="3" office:value-type="string">
            <text:list xml:id="list17491730319218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74917303177218" text:continue-numbering="true" text:style-name="WW8Num2">
              <text:list-item>
                <text:p text:style-name="P907">CUSERID</text:p>
              </text:list-item>
            </text:list>
          </table:table-cell>
          <table:table-cell table:style-name="表格12.A8" office:value-type="string">
            <text:list xml:id="list174917303195612" text:continue-numbering="true" text:style-name="WW8Num2">
              <text:list-item>
                <text:p text:style-name="P907">VARCHAR</text:p>
              </text:list-item>
            </text:list>
          </table:table-cell>
          <table:table-cell table:style-name="表格12.A8" office:value-type="string">
            <text:list xml:id="list17491730317756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8" office:value-type="string">
            <text:list xml:id="list17491730319827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8" office:value-type="string">
            <text:list xml:id="list174917303182641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8" office:value-type="string">
            <text:list xml:id="list174917303202262" text:continue-numbering="true" text:style-name="WW8Num2">
              <text:list-item>
                <text:p text:style-name="P907">24</text:p>
              </text:list-item>
            </text:list>
          </table:table-cell>
          <table:table-cell table:style-name="表格12.A8" office:value-type="string">
            <text:list xml:id="list17491730320002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8" office:value-type="string">
            <text:list xml:id="list174917303194457" text:continue-numbering="true" text:style-name="WW8Num2">
              <text:list-item>
                <text:p text:style-name="P907">Create data user</text:p>
              </text:list-item>
            </text:list>
          </table:table-cell>
          <table:table-cell table:style-name="表格12.A8" office:value-type="string">
            <text:list xml:id="list174917303184744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J5" table:number-columns-spanned="3" office:value-type="string">
            <text:list xml:id="list17491731917160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74917319194610" text:continue-numbering="true" text:style-name="WW8Num2">
              <text:list-item>
                <text:p text:style-name="P907">CDATE</text:p>
              </text:list-item>
            </text:list>
          </table:table-cell>
          <table:table-cell table:style-name="表格12.A5" office:value-type="string">
            <text:list xml:id="list174917319194975" text:continue-numbering="true" text:style-name="WW8Num2">
              <text:list-item>
                <text:p text:style-name="P907">DATETIME</text:p>
              </text:list-item>
            </text:list>
          </table:table-cell>
          <table:table-cell table:style-name="表格12.A5" office:value-type="string">
            <text:list xml:id="list17491731920383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9761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8476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80074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9660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77259" text:continue-numbering="true" text:style-name="WW8Num2">
              <text:list-item>
                <text:p text:style-name="P907">Create time</text:p>
              </text:list-item>
            </text:list>
          </table:table-cell>
          <table:table-cell table:style-name="表格12.A5" office:value-type="string">
            <text:list xml:id="list17491731917895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J5" table:number-columns-spanned="3" office:value-type="string">
            <text:list xml:id="list17491731919050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74917319186290" text:continue-numbering="true" text:style-name="WW8Num2">
              <text:list-item>
                <text:p text:style-name="P907">UUSERID</text:p>
              </text:list-item>
            </text:list>
          </table:table-cell>
          <table:table-cell table:style-name="表格12.A5" office:value-type="string">
            <text:list xml:id="list174917319177844" text:continue-numbering="true" text:style-name="WW8Num2">
              <text:list-item>
                <text:p text:style-name="P907">VARCHAR</text:p>
              </text:list-item>
            </text:list>
          </table:table-cell>
          <table:table-cell table:style-name="表格12.A5" office:value-type="string">
            <text:list xml:id="list17491731920336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20093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7141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90474" text:continue-numbering="true" text:style-name="WW8Num2">
              <text:list-item>
                <text:p text:style-name="P907">24</text:p>
              </text:list-item>
            </text:list>
          </table:table-cell>
          <table:table-cell table:style-name="表格12.A5" office:value-type="string">
            <text:list xml:id="list174917319177077" text:continue-numbering="true" text:style-name="WW8Num2">
              <text:list-item>
                <text:p text:style-name="P907">null</text:p>
              </text:list-item>
            </text:list>
          </table:table-cell>
          <table:table-cell table:style-name="表格12.A5" office:value-type="string">
            <text:list xml:id="list174917319203307" text:continue-numbering="true" text:style-name="WW8Num2">
              <text:list-item>
                <text:p text:style-name="P907">Update date user</text:p>
              </text:list-item>
            </text:list>
          </table:table-cell>
          <table:table-cell table:style-name="表格12.A5" office:value-type="string">
            <text:list xml:id="list17491731919106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J5" table:number-columns-spanned="3" office:value-type="string">
            <text:list xml:id="list17491731920055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74917319179938" text:continue-numbering="true" text:style-name="WW8Num2">
              <text:list-item>
                <text:p text:style-name="P907">UDATE</text:p>
              </text:list-item>
            </text:list>
          </table:table-cell>
          <table:table-cell table:style-name="表格12.A5" office:value-type="string">
            <text:list xml:id="list174917319194040" text:continue-numbering="true" text:style-name="WW8Num2">
              <text:list-item>
                <text:p text:style-name="P907">DATETIME</text:p>
              </text:list-item>
            </text:list>
          </table:table-cell>
          <table:table-cell table:style-name="表格12.A5" office:value-type="string">
            <text:list xml:id="list17491731918719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7897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7174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20121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A5" office:value-type="string">
            <text:list xml:id="list174917319172920" text:continue-numbering="true" text:style-name="WW8Num2">
              <text:list-item>
                <text:p text:style-name="P907">null</text:p>
              </text:list-item>
            </text:list>
          </table:table-cell>
          <table:table-cell table:style-name="表格12.A5" office:value-type="string">
            <text:list xml:id="list174917319171154" text:continue-numbering="true" text:style-name="WW8Num2">
              <text:list-item>
                <text:p text:style-name="P907">Update time</text:p>
              </text:list-item>
            </text:list>
          </table:table-cell>
          <table:table-cell table:style-name="表格12.A5" office:value-type="string">
            <text:list xml:id="list17491731917157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12.J5" table:number-columns-spanned="3" office:value-type="string">
            <text:list xml:id="list17491731917666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</table:table>
      <text:h text:style-name="P606" text:outline-level="1"/>
      <text:p text:style-name="P48"/>
      <text:p text:style-name="P47"/>
      <text:p text:style-name="P47"/>
      <text:p text:style-name="P47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4917334183522" text:continue-numbering="true" text:style-name="WW8Num2">
        <text:list-item>
          <text:h text:style-name="P632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74917334185951" text:continue-numbering="true" text:style-name="WW8Num2">
              <text:list-item>
                <text:p text:style-name="P716">Project</text:p>
              </text:list-item>
            </text:list>
          </table:table-cell>
          <table:table-cell table:style-name="表格13.A1" table:number-columns-spanned="6" office:value-type="string">
            <text:list xml:id="list174917334185578" text:continue-numbering="true" text:style-name="WW8Num2">
              <text:list-item>
                <text:p text:style-name="P7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74917334184052" text:continue-numbering="true" text:style-name="WW8Num2">
              <text:list-item>
                <text:p text:style-name="P716">Ver</text:p>
              </text:list-item>
            </text:list>
          </table:table-cell>
          <table:table-cell table:style-name="表格13.A1" office:value-type="string">
            <text:list xml:id="list174917334191430" text:continue-numbering="true" text:style-name="WW8Num2">
              <text:list-item>
                <text:p text:style-name="P768">0.<text:span text:style-name="T169">1</text:span></text:p>
              </text:list-item>
            </text:list>
          </table:table-cell>
          <table:table-cell table:style-name="表格13.J1" office:value-type="string">
            <text:list xml:id="list174917334192685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20360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83551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74917334182802" text:continue-numbering="true" text:style-name="WW8Num2">
              <text:list-item>
                <text:p text:style-name="P716">Maintain</text:p>
              </text:list-item>
            </text:list>
          </table:table-cell>
          <table:table-cell table:style-name="表格13.A2" table:number-columns-spanned="6" office:value-type="string">
            <text:list xml:id="list174917334190399" text:continue-numbering="true" text:style-name="WW8Num2">
              <text:list-item>
                <text:p text:style-name="P7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74917334175739" text:continue-numbering="true" text:style-name="WW8Num2">
              <text:list-item>
                <text:p text:style-name="P716">Date</text:p>
              </text:list-item>
            </text:list>
          </table:table-cell>
          <table:table-cell table:style-name="表格13.A2" office:value-type="string">
            <text:list xml:id="list174917334171953" text:continue-numbering="true" text:style-name="WW8Num2">
              <text:list-item>
                <text:p text:style-name="P768">201<text:span text:style-name="T169">7</text:span>/<text:span text:style-name="T147">11/06</text:span></text:p>
              </text:list-item>
            </text:list>
          </table:table-cell>
          <table:table-cell table:style-name="表格13.J1" office:value-type="string">
            <text:list xml:id="list17491733418374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9885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90876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74917334175344" text:continue-numbering="true" text:style-name="WW8Num2">
              <text:list-item>
                <text:p text:style-name="P716">Table</text:p>
              </text:list-item>
            </text:list>
          </table:table-cell>
          <table:table-cell table:style-name="表格13.A2" table:number-columns-spanned="6" office:value-type="string">
            <text:list xml:id="list174917334171616" text:continue-numbering="true" text:style-name="WW8Num2">
              <text:list-item>
                <text:p text:style-name="P840">zl_p<text:span text:style-name="T172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74917334200953" text:continue-numbering="true" text:style-name="WW8Num2">
              <text:list-item>
                <text:p text:style-name="P716">DataBase</text:p>
              </text:list-item>
            </text:list>
          </table:table-cell>
          <table:table-cell table:style-name="表格13.A2" office:value-type="string">
            <text:list xml:id="list174917334178400" text:continue-numbering="true" text:style-name="WW8Num2">
              <text:list-item>
                <text:p text:style-name="P776">zenfile</text:p>
              </text:list-item>
            </text:list>
          </table:table-cell>
          <table:table-cell table:style-name="表格13.J1" office:value-type="string">
            <text:list xml:id="list174917334197831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83851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80967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74917334174444" text:continue-numbering="true" text:style-name="WW8Num2">
              <text:list-item>
                <text:p text:style-name="P716">Descript</text:p>
              </text:list-item>
            </text:list>
          </table:table-cell>
          <table:table-cell table:style-name="表格13.A4" table:number-columns-spanned="8" office:value-type="string">
            <text:list xml:id="list174917334180574" text:continue-numbering="true" text:style-name="WW8Num2">
              <text:list-item>
                <text:p text:style-name="P815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74917334199159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8996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174917334178845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74917334172842" text:continue-numbering="true" text:style-name="WW8Num2">
              <text:list-item>
                <text:p text:style-name="P6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7491733420191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74917334189603" text:continue-numbering="true" text:style-name="WW8Num2">
              <text:list-item>
                <text:p text:style-name="P742">Field</text:p>
              </text:list-item>
            </text:list>
          </table:table-cell>
          <table:table-cell table:style-name="表格13.A5" office:value-type="string">
            <text:list xml:id="list174917334185489" text:continue-numbering="true" text:style-name="WW8Num2">
              <text:list-item>
                <text:p text:style-name="P742">Datatype</text:p>
              </text:list-item>
            </text:list>
          </table:table-cell>
          <table:table-cell table:style-name="表格13.A5" office:value-type="string">
            <text:list xml:id="list174917334179553" text:continue-numbering="true" text:style-name="WW8Num2">
              <text:list-item>
                <text:p text:style-name="P742">PK</text:p>
              </text:list-item>
            </text:list>
          </table:table-cell>
          <table:table-cell table:style-name="表格13.A5" office:value-type="string">
            <text:list xml:id="list174917334201238" text:continue-numbering="true" text:style-name="WW8Num2">
              <text:list-item>
                <text:p text:style-name="P742">UK</text:p>
              </text:list-item>
            </text:list>
          </table:table-cell>
          <table:table-cell table:style-name="表格13.A5" office:value-type="string">
            <text:list xml:id="list174917334195516" text:continue-numbering="true" text:style-name="WW8Num2">
              <text:list-item>
                <text:p text:style-name="P742">IDX</text:p>
              </text:list-item>
            </text:list>
          </table:table-cell>
          <table:table-cell table:style-name="表格13.A5" office:value-type="string">
            <text:list xml:id="list174917334198634" text:continue-numbering="true" text:style-name="WW8Num2">
              <text:list-item>
                <text:p text:style-name="P689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74917334181937" text:continue-numbering="true" text:style-name="WW8Num2">
              <text:list-item>
                <text:p text:style-name="P689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74917334189531" text:continue-numbering="true" text:style-name="WW8Num2">
              <text:list-item>
                <text:p text:style-name="P742">Description</text:p>
              </text:list-item>
            </text:list>
          </table:table-cell>
          <table:table-cell table:style-name="表格13.A5" office:value-type="string">
            <text:list xml:id="list174917334176526" text:continue-numbering="true" text:style-name="WW8Num2">
              <text:list-item>
                <text:p text:style-name="P742">Remarks</text:p>
              </text:list-item>
            </text:list>
          </table:table-cell>
          <table:table-cell table:style-name="表格13.J5" table:number-columns-spanned="3" office:value-type="string">
            <text:list xml:id="list17491733419527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74917334188977" text:continue-numbering="true" text:style-name="WW8Num2">
              <text:list-item>
                <text:p text:style-name="P909">OID</text:p>
              </text:list-item>
            </text:list>
          </table:table-cell>
          <table:table-cell table:style-name="表格13.A5" office:value-type="string">
            <text:list xml:id="list174917334172432" text:continue-numbering="true" text:style-name="WW8Num2">
              <text:list-item>
                <text:p text:style-name="P909">CHAR</text:p>
              </text:list-item>
            </text:list>
          </table:table-cell>
          <table:table-cell table:style-name="表格13.A5" office:value-type="string">
            <text:list xml:id="list174917350198158" text:continue-numbering="true" text:style-name="WW8Num2">
              <text:list-item>
                <text:p text:style-name="P909">Y</text:p>
              </text:list-item>
            </text:list>
          </table:table-cell>
          <table:table-cell table:style-name="表格13.A5" office:value-type="string">
            <text:list xml:id="list174917350173874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50193688" text:continue-numbering="true" text:style-name="WW8Num2">
              <text:list-item>
                <text:p text:style-name="P909"><text:s/></text:p>
              </text:list-item>
            </text:list>
          </table:table-cell>
          <table:table-cell table:style-name="表格13.A5" office:value-type="string">
            <text:list xml:id="list174917350189411" text:continue-numbering="true" text:style-name="WW8Num2">
              <text:list-item>
                <text:p text:style-name="P909">36</text:p>
              </text:list-item>
            </text:list>
          </table:table-cell>
          <table:table-cell table:style-name="表格13.A5" office:value-type="string">
            <text:list xml:id="list17491735020115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50183897" text:continue-numbering="true" text:style-name="WW8Num2">
              <text:list-item>
                <text:p text:style-name="P909">PK / UUID</text:p>
              </text:list-item>
            </text:list>
          </table:table-cell>
          <table:table-cell table:style-name="表格13.A5" office:value-type="string">
            <text:list xml:id="list174917350186797" text:continue-numbering="true" text:style-name="WW8Num2">
              <text:list-item>
                <text:p text:style-name="P909">Default java UUID</text:p>
              </text:list-item>
            </text:list>
          </table:table-cell>
          <table:table-cell table:style-name="表格13.J5" table:number-columns-spanned="3" office:value-type="string">
            <text:list xml:id="list174917350194892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50198350" text:continue-numbering="true" text:style-name="WW8Num2">
              <text:list-item>
                <text:p text:style-name="P995">ID</text:p>
              </text:list-item>
            </text:list>
          </table:table-cell>
          <table:table-cell table:style-name="表格13.A8" office:value-type="string">
            <text:list xml:id="list174917350181655" text:continue-numbering="true" text:style-name="WW8Num2">
              <text:list-item>
                <text:p text:style-name="P909">VARCHAR</text:p>
              </text:list-item>
            </text:list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p text:style-name="P377">Y</text:p>
          </table:table-cell>
          <table:table-cell table:style-name="表格13.A8" office:value-type="string">
            <text:p text:style-name="P547">Y</text:p>
          </table:table-cell>
          <table:table-cell table:style-name="表格13.A8" office:value-type="string">
            <text:p text:style-name="P356">2<text:span text:style-name="T171">4</text:span></text:p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list xml:id="list174917350200190" text:continue-numbering="true" text:style-name="WW8Num2">
              <text:list-item>
                <text:p text:style-name="P1106">ZL_PERSON.ID</text:p>
              </text:list-item>
            </text:list>
          </table:table-cell>
          <table:table-cell table:style-name="表格13.A8" office:value-type="string">
            <text:p text:style-name="P415"/>
          </table:table-cell>
          <table:table-cell table:style-name="表格13.J5" table:number-columns-spanned="3" office:value-type="string">
            <text:list xml:id="list174917350177776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50182359" text:continue-numbering="true" text:style-name="WW8Num2">
              <text:list-item>
                <text:p text:style-name="P1041">BIRTHDAY_YEAR</text:p>
              </text:list-item>
            </text:list>
          </table:table-cell>
          <table:table-cell table:style-name="表格13.A8" office:value-type="string">
            <text:list xml:id="list174917350196699" text:continue-numbering="true" text:style-name="WW8Num2">
              <text:list-item>
                <text:p text:style-name="P1019">VARCHAR</text:p>
              </text:list-item>
            </text:list>
          </table:table-cell>
          <table:table-cell table:style-name="表格13.A8" office:value-type="string">
            <text:list xml:id="list17491735017224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50192710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13.A8" office:value-type="string">
            <text:list xml:id="list174917350199689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50195437" text:continue-numbering="true" text:style-name="WW8Num2">
              <text:list-item>
                <text:p text:style-name="P1041">4</text:p>
              </text:list-item>
            </text:list>
          </table:table-cell>
          <table:table-cell table:style-name="表格13.A8" office:value-type="string">
            <text:list xml:id="list174917350197224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13.A8" office:value-type="string">
            <text:list xml:id="list174917350189432" text:continue-numbering="true" text:style-name="WW8Num2">
              <text:list-item>
                <text:p text:style-name="P1044">2001</text:p>
              </text:list-item>
            </text:list>
          </table:table-cell>
          <table:table-cell table:style-name="表格13.A8" office:value-type="string">
            <text:list xml:id="list174917350178674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J5" table:number-columns-spanned="3" office:value-type="string">
            <text:list xml:id="list17491735019185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50197200" text:continue-numbering="true" text:style-name="WW8Num2">
              <text:list-item>
                <text:p text:style-name="P1041">BIRTHDAY_MONTH</text:p>
              </text:list-item>
            </text:list>
          </table:table-cell>
          <table:table-cell table:style-name="表格13.A8" office:value-type="string">
            <text:list xml:id="list174917350198284" text:continue-numbering="true" text:style-name="WW8Num2">
              <text:list-item>
                <text:p text:style-name="P1019">VARCHAR</text:p>
              </text:list-item>
            </text:list>
          </table:table-cell>
          <table:table-cell table:style-name="表格13.A8" office:value-type="string">
            <text:list xml:id="list174917350196243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50188602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13.A8" office:value-type="string">
            <text:list xml:id="list174917350201276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50201155" text:continue-numbering="true" text:style-name="WW8Num2">
              <text:list-item>
                <text:p text:style-name="P1041">2</text:p>
              </text:list-item>
            </text:list>
          </table:table-cell>
          <table:table-cell table:style-name="表格13.A8" office:value-type="string">
            <text:list xml:id="list174917350181047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13.A8" office:value-type="string">
            <text:list xml:id="list174917350203315" text:continue-numbering="true" text:style-name="WW8Num2">
              <text:list-item>
                <text:p text:style-name="P1044">10</text:p>
              </text:list-item>
            </text:list>
          </table:table-cell>
          <table:table-cell table:style-name="表格13.A8" office:value-type="string">
            <text:list xml:id="list174917350172263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J5" table:number-columns-spanned="3" office:value-type="string">
            <text:list xml:id="list17491735018041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50196739" text:continue-numbering="true" text:style-name="WW8Num2">
              <text:list-item>
                <text:p text:style-name="P1041">BIRTHDAY_DAY</text:p>
              </text:list-item>
            </text:list>
          </table:table-cell>
          <table:table-cell table:style-name="表格13.A8" office:value-type="string">
            <text:list xml:id="list174917350192956" text:continue-numbering="true" text:style-name="WW8Num2">
              <text:list-item>
                <text:p text:style-name="P1019">VARCHAR</text:p>
              </text:list-item>
            </text:list>
          </table:table-cell>
          <table:table-cell table:style-name="表格13.A8" office:value-type="string">
            <text:list xml:id="list174917350172359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50199407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13.A8" office:value-type="string">
            <text:list xml:id="list174917365171853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65196513" text:continue-numbering="true" text:style-name="WW8Num2">
              <text:list-item>
                <text:p text:style-name="P1041">2</text:p>
              </text:list-item>
            </text:list>
          </table:table-cell>
          <table:table-cell table:style-name="表格13.A8" office:value-type="string">
            <text:list xml:id="list174917365201224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13.A8" office:value-type="string">
            <text:list xml:id="list174917365187806" text:continue-numbering="true" text:style-name="WW8Num2">
              <text:list-item>
                <text:p text:style-name="P1047">05</text:p>
              </text:list-item>
            </text:list>
          </table:table-cell>
          <table:table-cell table:style-name="表格13.A8" office:value-type="string">
            <text:list xml:id="list174917365187314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J5" table:number-columns-spanned="3" office:value-type="string">
            <text:list xml:id="list17491736518109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65203064" text:continue-numbering="true" text:style-name="WW8Num2">
              <text:list-item>
                <text:p text:style-name="P1048">HEIGHT</text:p>
              </text:list-item>
            </text:list>
          </table:table-cell>
          <table:table-cell table:style-name="表格13.A8" office:value-type="string">
            <text:list xml:id="list174917365202989" text:continue-numbering="true" text:style-name="WW8Num2">
              <text:list-item>
                <text:p text:style-name="P1020">VARCHAR</text:p>
              </text:list-item>
            </text:list>
          </table:table-cell>
          <table:table-cell table:style-name="表格13.A8" office:value-type="string">
            <text:list xml:id="list174917365188002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65174008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13.A8" office:value-type="string">
            <text:list xml:id="list174917365198724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65185324" text:continue-numbering="true" text:style-name="WW8Num2">
              <text:list-item>
                <text:p text:style-name="P1048">3</text:p>
              </text:list-item>
            </text:list>
          </table:table-cell>
          <table:table-cell table:style-name="表格13.A8" office:value-type="string">
            <text:list xml:id="list174917365196671" text:continue-numbering="true" text:style-name="WW8Num2">
              <text:list-item>
                <text:p text:style-name="P1032">NULL</text:p>
              </text:list-item>
            </text:list>
          </table:table-cell>
          <table:table-cell table:style-name="表格13.A8" office:value-type="string">
            <text:list xml:id="list174917365198610" text:continue-numbering="true" text:style-name="WW8Num2">
              <text:list-item>
                <text:p text:style-name="P1047"/>
              </text:list-item>
            </text:list>
          </table:table-cell>
          <table:table-cell table:style-name="表格13.A8" office:value-type="string">
            <text:list xml:id="list174917365187427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J5" table:number-columns-spanned="3" office:value-type="string">
            <text:list xml:id="list17491736517510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65191527" text:continue-numbering="true" text:style-name="WW8Num2">
              <text:list-item>
                <text:p text:style-name="P1048">WEIGHT</text:p>
              </text:list-item>
            </text:list>
          </table:table-cell>
          <table:table-cell table:style-name="表格13.A8" office:value-type="string">
            <text:list xml:id="list174917365203236" text:continue-numbering="true" text:style-name="WW8Num2">
              <text:list-item>
                <text:p text:style-name="P1020">VARCHAR</text:p>
              </text:list-item>
            </text:list>
          </table:table-cell>
          <table:table-cell table:style-name="表格13.A8" office:value-type="string">
            <text:list xml:id="list17491736520014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65172939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13.A8" office:value-type="string">
            <text:list xml:id="list17491736520148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65189155" text:continue-numbering="true" text:style-name="WW8Num2">
              <text:list-item>
                <text:p text:style-name="P1048">3</text:p>
              </text:list-item>
            </text:list>
          </table:table-cell>
          <table:table-cell table:style-name="表格13.A8" office:value-type="string">
            <text:list xml:id="list174917365182015" text:continue-numbering="true" text:style-name="WW8Num2">
              <text:list-item>
                <text:p text:style-name="P1032">NULL</text:p>
              </text:list-item>
            </text:list>
          </table:table-cell>
          <table:table-cell table:style-name="表格13.A8" office:value-type="string">
            <text:list xml:id="list174917365185286" text:continue-numbering="true" text:style-name="WW8Num2">
              <text:list-item>
                <text:p text:style-name="P1047"/>
              </text:list-item>
            </text:list>
          </table:table-cell>
          <table:table-cell table:style-name="表格13.A8" office:value-type="string">
            <text:list xml:id="list174917365173647" text:continue-numbering="true" text:style-name="WW8Num2">
              <text:list-item>
                <text:p text:style-name="P1048"/>
              </text:list-item>
            </text:list>
          </table:table-cell>
          <table:table-cell table:style-name="表格13.J5" table:number-columns-spanned="3" office:value-type="string">
            <text:list xml:id="list17491736520263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65184073" text:continue-numbering="true" text:style-name="WW8Num2">
              <text:list-item>
                <text:p text:style-name="P909">GENDER</text:p>
              </text:list-item>
            </text:list>
          </table:table-cell>
          <table:table-cell table:style-name="表格13.A8" office:value-type="string">
            <text:list xml:id="list174917365194031" text:continue-numbering="true" text:style-name="WW8Num2">
              <text:list-item>
                <text:p text:style-name="P1021">VARCHAR</text:p>
              </text:list-item>
            </text:list>
          </table:table-cell>
          <table:table-cell table:style-name="表格13.A8" office:value-type="string">
            <text:list xml:id="list17491736519974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20035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81288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98568" text:continue-numbering="true" text:style-name="WW8Num2">
              <text:list-item>
                <text:p text:style-name="P909">2</text:p>
              </text:list-item>
            </text:list>
          </table:table-cell>
          <table:table-cell table:style-name="表格13.A8" office:value-type="string">
            <text:list xml:id="list17491736519739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74205" text:continue-numbering="true" text:style-name="WW8Num2">
              <text:list-item>
                <text:p text:style-name="P909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17491736519376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6520034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65189900" text:continue-numbering="true" text:style-name="WW8Num2">
              <text:list-item>
                <text:p text:style-name="P909">ADDRESS</text:p>
              </text:list-item>
            </text:list>
          </table:table-cell>
          <table:table-cell table:style-name="表格13.A8" office:value-type="string">
            <text:list xml:id="list174917365184267" text:continue-numbering="true" text:style-name="WW8Num2">
              <text:list-item>
                <text:p text:style-name="P1021">VARCHAR</text:p>
              </text:list-item>
            </text:list>
          </table:table-cell>
          <table:table-cell table:style-name="表格13.A8" office:value-type="string">
            <text:list xml:id="list17491736519196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8007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8219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65194442" text:continue-numbering="true" text:style-name="WW8Num2">
              <text:list-item>
                <text:p text:style-name="P909">500</text:p>
              </text:list-item>
            </text:list>
          </table:table-cell>
          <table:table-cell table:style-name="表格13.A8" office:value-type="string">
            <text:list xml:id="list174917365200594" text:continue-numbering="true" text:style-name="WW8Num2">
              <text:list-item>
                <text:p text:style-name="P1033">NULL</text:p>
              </text:list-item>
            </text:list>
          </table:table-cell>
          <table:table-cell table:style-name="表格13.A8" office:value-type="string">
            <text:list xml:id="list174917381199602" text:continue-numbering="true" text:style-name="WW8Num2">
              <text:list-item>
                <text:p text:style-name="P909"/>
              </text:list-item>
            </text:list>
          </table:table-cell>
          <table:table-cell table:style-name="表格13.A8" office:value-type="string">
            <text:list xml:id="list17491738118683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8117877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74917381180419" text:continue-numbering="true" text:style-name="WW8Num2">
              <text:list-item>
                <text:p text:style-name="P909">CUSERID</text:p>
              </text:list-item>
            </text:list>
          </table:table-cell>
          <table:table-cell table:style-name="表格13.A8" office:value-type="string">
            <text:list xml:id="list174917381187291" text:continue-numbering="true" text:style-name="WW8Num2">
              <text:list-item>
                <text:p text:style-name="P909">VARCHAR</text:p>
              </text:list-item>
            </text:list>
          </table:table-cell>
          <table:table-cell table:style-name="表格13.A8" office:value-type="string">
            <text:list xml:id="list17491738118404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8119633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81200908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81194140" text:continue-numbering="true" text:style-name="WW8Num2">
              <text:list-item>
                <text:p text:style-name="P909">24</text:p>
              </text:list-item>
            </text:list>
          </table:table-cell>
          <table:table-cell table:style-name="表格13.A8" office:value-type="string">
            <text:list xml:id="list17491738117646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8" office:value-type="string">
            <text:list xml:id="list174917381181740" text:continue-numbering="true" text:style-name="WW8Num2">
              <text:list-item>
                <text:p text:style-name="P909">Create data user</text:p>
              </text:list-item>
            </text:list>
          </table:table-cell>
          <table:table-cell table:style-name="表格13.A8" office:value-type="string">
            <text:list xml:id="list17491738118800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8118794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74917381188287" text:continue-numbering="true" text:style-name="WW8Num2">
              <text:list-item>
                <text:p text:style-name="P909">CDATE</text:p>
              </text:list-item>
            </text:list>
          </table:table-cell>
          <table:table-cell table:style-name="表格13.A5" office:value-type="string">
            <text:list xml:id="list174917381197849" text:continue-numbering="true" text:style-name="WW8Num2">
              <text:list-item>
                <text:p text:style-name="P909">DATETIME</text:p>
              </text:list-item>
            </text:list>
          </table:table-cell>
          <table:table-cell table:style-name="表格13.A5" office:value-type="string">
            <text:list xml:id="list17491738118598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289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266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674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8832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93237" text:continue-numbering="true" text:style-name="WW8Num2">
              <text:list-item>
                <text:p text:style-name="P909">Create time</text:p>
              </text:list-item>
            </text:list>
          </table:table-cell>
          <table:table-cell table:style-name="表格13.A5" office:value-type="string">
            <text:list xml:id="list17491738120140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81190452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74917381181560" text:continue-numbering="true" text:style-name="WW8Num2">
              <text:list-item>
                <text:p text:style-name="P909">UUSERID</text:p>
              </text:list-item>
            </text:list>
          </table:table-cell>
          <table:table-cell table:style-name="表格13.A5" office:value-type="string">
            <text:list xml:id="list174917381189330" text:continue-numbering="true" text:style-name="WW8Num2">
              <text:list-item>
                <text:p text:style-name="P909">VARCHAR</text:p>
              </text:list-item>
            </text:list>
          </table:table-cell>
          <table:table-cell table:style-name="表格13.A5" office:value-type="string">
            <text:list xml:id="list17491738118003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928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800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82186" text:continue-numbering="true" text:style-name="WW8Num2">
              <text:list-item>
                <text:p text:style-name="P909">24</text:p>
              </text:list-item>
            </text:list>
          </table:table-cell>
          <table:table-cell table:style-name="表格13.A5" office:value-type="string">
            <text:list xml:id="list174917381183020" text:continue-numbering="true" text:style-name="WW8Num2">
              <text:list-item>
                <text:p text:style-name="P909">null</text:p>
              </text:list-item>
            </text:list>
          </table:table-cell>
          <table:table-cell table:style-name="表格13.A5" office:value-type="string">
            <text:list xml:id="list174917381179161" text:continue-numbering="true" text:style-name="WW8Num2">
              <text:list-item>
                <text:p text:style-name="P909">Update date user</text:p>
              </text:list-item>
            </text:list>
          </table:table-cell>
          <table:table-cell table:style-name="表格13.A5" office:value-type="string">
            <text:list xml:id="list17491738119319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8119772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74917381193524" text:continue-numbering="true" text:style-name="WW8Num2">
              <text:list-item>
                <text:p text:style-name="P909">UDATE</text:p>
              </text:list-item>
            </text:list>
          </table:table-cell>
          <table:table-cell table:style-name="表格13.A5" office:value-type="string">
            <text:list xml:id="list174917381172417" text:continue-numbering="true" text:style-name="WW8Num2">
              <text:list-item>
                <text:p text:style-name="P909">DATETIME</text:p>
              </text:list-item>
            </text:list>
          </table:table-cell>
          <table:table-cell table:style-name="表格13.A5" office:value-type="string">
            <text:list xml:id="list174917381173232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755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865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7755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A5" office:value-type="string">
            <text:list xml:id="list174917381188457" text:continue-numbering="true" text:style-name="WW8Num2">
              <text:list-item>
                <text:p text:style-name="P909">null</text:p>
              </text:list-item>
            </text:list>
          </table:table-cell>
          <table:table-cell table:style-name="表格13.A5" office:value-type="string">
            <text:list xml:id="list174917381172104" text:continue-numbering="true" text:style-name="WW8Num2">
              <text:list-item>
                <text:p text:style-name="P909">Update time</text:p>
              </text:list-item>
            </text:list>
          </table:table-cell>
          <table:table-cell table:style-name="表格13.A5" office:value-type="string">
            <text:list xml:id="list17491738120212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13.J5" table:number-columns-spanned="3" office:value-type="string">
            <text:list xml:id="list17491738119388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</table:table>
      <text:h text:style-name="P607" text:outline-level="1"/>
      <text:list xml:id="list174917397177609" text:continue-numbering="true" text:style-name="WW8Num2">
        <text:list-item>
          <text:h text:style-name="P633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74917397178364" text:continue-numbering="true" text:style-name="WW8Num2">
              <text:list-item>
                <text:p text:style-name="P717">Project</text:p>
              </text:list-item>
            </text:list>
          </table:table-cell>
          <table:table-cell table:style-name="表格28.A1" table:number-columns-spanned="6" office:value-type="string">
            <text:list xml:id="list174917397194414" text:continue-numbering="true" text:style-name="WW8Num2">
              <text:list-item>
                <text:p text:style-name="P7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74917397190506" text:continue-numbering="true" text:style-name="WW8Num2">
              <text:list-item>
                <text:p text:style-name="P717">Ver</text:p>
              </text:list-item>
            </text:list>
          </table:table-cell>
          <table:table-cell table:style-name="表格28.A1" office:value-type="string">
            <text:list xml:id="list174917397181552" text:continue-numbering="true" text:style-name="WW8Num2">
              <text:list-item>
                <text:p text:style-name="P769">0.<text:span text:style-name="T169">1</text:span></text:p>
              </text:list-item>
            </text:list>
          </table:table-cell>
          <table:table-cell table:style-name="表格28.J1" office:value-type="string">
            <text:list xml:id="list174917397180060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96683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81655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74917397186908" text:continue-numbering="true" text:style-name="WW8Num2">
              <text:list-item>
                <text:p text:style-name="P717">Maintain</text:p>
              </text:list-item>
            </text:list>
          </table:table-cell>
          <table:table-cell table:style-name="表格28.A2" table:number-columns-spanned="6" office:value-type="string">
            <text:list xml:id="list174917397178496" text:continue-numbering="true" text:style-name="WW8Num2">
              <text:list-item>
                <text:p text:style-name="P7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74917397174061" text:continue-numbering="true" text:style-name="WW8Num2">
              <text:list-item>
                <text:p text:style-name="P717">Date</text:p>
              </text:list-item>
            </text:list>
          </table:table-cell>
          <table:table-cell table:style-name="表格28.A2" office:value-type="string">
            <text:list xml:id="list174917397184591" text:continue-numbering="true" text:style-name="WW8Num2">
              <text:list-item>
                <text:p text:style-name="P769">201<text:span text:style-name="T169">7</text:span>/<text:span text:style-name="T147">11/06</text:span></text:p>
              </text:list-item>
            </text:list>
          </table:table-cell>
          <table:table-cell table:style-name="表格28.J1" office:value-type="string">
            <text:list xml:id="list174917397190941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82213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81828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74917397200335" text:continue-numbering="true" text:style-name="WW8Num2">
              <text:list-item>
                <text:p text:style-name="P717">Table</text:p>
              </text:list-item>
            </text:list>
          </table:table-cell>
          <table:table-cell table:style-name="表格28.A2" table:number-columns-spanned="6" office:value-type="string">
            <text:list xml:id="list174917397197897" text:continue-numbering="true" text:style-name="WW8Num2">
              <text:list-item>
                <text:p text:style-name="P841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74917397172923" text:continue-numbering="true" text:style-name="WW8Num2">
              <text:list-item>
                <text:p text:style-name="P717">DataBase</text:p>
              </text:list-item>
            </text:list>
          </table:table-cell>
          <table:table-cell table:style-name="表格28.A2" office:value-type="string">
            <text:list xml:id="list174917397176826" text:continue-numbering="true" text:style-name="WW8Num2">
              <text:list-item>
                <text:p text:style-name="P777">zenfile</text:p>
              </text:list-item>
            </text:list>
          </table:table-cell>
          <table:table-cell table:style-name="表格28.J1" office:value-type="string">
            <text:list xml:id="list174917397177325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201072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79774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74917397191939" text:continue-numbering="true" text:style-name="WW8Num2">
              <text:list-item>
                <text:p text:style-name="P717">Descript</text:p>
              </text:list-item>
            </text:list>
          </table:table-cell>
          <table:table-cell table:style-name="表格28.A4" table:number-columns-spanned="8" office:value-type="string">
            <text:list xml:id="list174917397196570" text:continue-numbering="true" text:style-name="WW8Num2">
              <text:list-item>
                <text:p text:style-name="P821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74917397188498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84482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174917397198837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74917397183012" text:continue-numbering="true" text:style-name="WW8Num2">
              <text:list-item>
                <text:p text:style-name="P6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7491739719374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74917397186005" text:continue-numbering="true" text:style-name="WW8Num2">
              <text:list-item>
                <text:p text:style-name="P743">Field</text:p>
              </text:list-item>
            </text:list>
          </table:table-cell>
          <table:table-cell table:style-name="表格28.A5" office:value-type="string">
            <text:list xml:id="list174917397180187" text:continue-numbering="true" text:style-name="WW8Num2">
              <text:list-item>
                <text:p text:style-name="P743">Datatype</text:p>
              </text:list-item>
            </text:list>
          </table:table-cell>
          <table:table-cell table:style-name="表格28.A5" office:value-type="string">
            <text:list xml:id="list174917397200895" text:continue-numbering="true" text:style-name="WW8Num2">
              <text:list-item>
                <text:p text:style-name="P743">PK</text:p>
              </text:list-item>
            </text:list>
          </table:table-cell>
          <table:table-cell table:style-name="表格28.A5" office:value-type="string">
            <text:list xml:id="list174917397200353" text:continue-numbering="true" text:style-name="WW8Num2">
              <text:list-item>
                <text:p text:style-name="P743">UK</text:p>
              </text:list-item>
            </text:list>
          </table:table-cell>
          <table:table-cell table:style-name="表格28.A5" office:value-type="string">
            <text:list xml:id="list174917397180031" text:continue-numbering="true" text:style-name="WW8Num2">
              <text:list-item>
                <text:p text:style-name="P743">IDX</text:p>
              </text:list-item>
            </text:list>
          </table:table-cell>
          <table:table-cell table:style-name="表格28.A5" office:value-type="string">
            <text:list xml:id="list174917397195268" text:continue-numbering="true" text:style-name="WW8Num2">
              <text:list-item>
                <text:p text:style-name="P690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74917397179076" text:continue-numbering="true" text:style-name="WW8Num2">
              <text:list-item>
                <text:p text:style-name="P690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74917397183558" text:continue-numbering="true" text:style-name="WW8Num2">
              <text:list-item>
                <text:p text:style-name="P743">Description</text:p>
              </text:list-item>
            </text:list>
          </table:table-cell>
          <table:table-cell table:style-name="表格28.A5" office:value-type="string">
            <text:list xml:id="list174917397185389" text:continue-numbering="true" text:style-name="WW8Num2">
              <text:list-item>
                <text:p text:style-name="P743">Remarks</text:p>
              </text:list-item>
            </text:list>
          </table:table-cell>
          <table:table-cell table:style-name="表格28.J5" table:number-columns-spanned="3" office:value-type="string">
            <text:list xml:id="list17491739717379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74917397189626" text:continue-numbering="true" text:style-name="WW8Num2">
              <text:list-item>
                <text:p text:style-name="P910">OID</text:p>
              </text:list-item>
            </text:list>
          </table:table-cell>
          <table:table-cell table:style-name="表格28.A5" office:value-type="string">
            <text:list xml:id="list174917397196096" text:continue-numbering="true" text:style-name="WW8Num2">
              <text:list-item>
                <text:p text:style-name="P910">CHAR</text:p>
              </text:list-item>
            </text:list>
          </table:table-cell>
          <table:table-cell table:style-name="表格28.A5" office:value-type="string">
            <text:list xml:id="list174917397203695" text:continue-numbering="true" text:style-name="WW8Num2">
              <text:list-item>
                <text:p text:style-name="P910">Y</text:p>
              </text:list-item>
            </text:list>
          </table:table-cell>
          <table:table-cell table:style-name="表格28.A5" office:value-type="string">
            <text:list xml:id="list17491741217211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12191189" text:continue-numbering="true" text:style-name="WW8Num2">
              <text:list-item>
                <text:p text:style-name="P910"><text:s/></text:p>
              </text:list-item>
            </text:list>
          </table:table-cell>
          <table:table-cell table:style-name="表格28.A5" office:value-type="string">
            <text:list xml:id="list174917412191936" text:continue-numbering="true" text:style-name="WW8Num2">
              <text:list-item>
                <text:p text:style-name="P910">36</text:p>
              </text:list-item>
            </text:list>
          </table:table-cell>
          <table:table-cell table:style-name="表格28.A5" office:value-type="string">
            <text:list xml:id="list17491741217881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12171250" text:continue-numbering="true" text:style-name="WW8Num2">
              <text:list-item>
                <text:p text:style-name="P910">PK / UUID</text:p>
              </text:list-item>
            </text:list>
          </table:table-cell>
          <table:table-cell table:style-name="表格28.A5" office:value-type="string">
            <text:list xml:id="list174917412196604" text:continue-numbering="true" text:style-name="WW8Num2">
              <text:list-item>
                <text:p text:style-name="P910">Default java UUID</text:p>
              </text:list-item>
            </text:list>
          </table:table-cell>
          <table:table-cell table:style-name="表格28.J5" table:number-columns-spanned="3" office:value-type="string">
            <text:list xml:id="list17491741218287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74917412202914" text:continue-numbering="true" text:style-name="WW8Num2">
              <text:list-item>
                <text:p text:style-name="P996">ID</text:p>
              </text:list-item>
            </text:list>
          </table:table-cell>
          <table:table-cell table:style-name="表格28.A8" office:value-type="string">
            <text:list xml:id="list174917412183747" text:continue-numbering="true" text:style-name="WW8Num2">
              <text:list-item>
                <text:p text:style-name="P910">VARCHAR</text:p>
              </text:list-item>
            </text:list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p text:style-name="P380">Y</text:p>
          </table:table-cell>
          <table:table-cell table:style-name="表格28.A8" office:value-type="string">
            <text:p text:style-name="P550">Y</text:p>
          </table:table-cell>
          <table:table-cell table:style-name="表格28.A8" office:value-type="string">
            <text:p text:style-name="P359">10</text:p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list xml:id="list174917412202255" text:continue-numbering="true" text:style-name="WW8Num2">
              <text:list-item>
                <text:p text:style-name="P1107"/>
              </text:list-item>
            </text:list>
          </table:table-cell>
          <table:table-cell table:style-name="表格28.A8" office:value-type="string">
            <text:p text:style-name="P418"/>
          </table:table-cell>
          <table:table-cell table:style-name="表格28.J5" table:number-columns-spanned="3" office:value-type="string">
            <text:list xml:id="list17491741219246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74917412183699" text:continue-numbering="true" text:style-name="WW8Num2">
              <text:list-item>
                <text:p text:style-name="P1042">NAME</text:p>
              </text:list-item>
            </text:list>
          </table:table-cell>
          <table:table-cell table:style-name="表格28.A8" office:value-type="string">
            <text:list xml:id="list174917412174699" text:continue-numbering="true" text:style-name="WW8Num2">
              <text:list-item>
                <text:p text:style-name="P1022">VARCHAR</text:p>
              </text:list-item>
            </text:list>
          </table:table-cell>
          <table:table-cell table:style-name="表格28.A8" office:value-type="string">
            <text:list xml:id="list17491741218327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28.A8" office:value-type="string">
            <text:list xml:id="list174917412176146" text:continue-numbering="true" text:style-name="WW8Num2">
              <text:list-item>
                <text:p text:style-name="P1007"/>
              </text:list-item>
            </text:list>
          </table:table-cell>
          <table:table-cell table:style-name="表格28.A8" office:value-type="string">
            <text:list xml:id="list174917412202655" text:continue-numbering="true" text:style-name="WW8Num2">
              <text:list-item>
                <text:p text:style-name="P910">Y</text:p>
              </text:list-item>
            </text:list>
          </table:table-cell>
          <table:table-cell table:style-name="表格28.A8" office:value-type="string">
            <text:list xml:id="list174917412203536" text:continue-numbering="true" text:style-name="WW8Num2">
              <text:list-item>
                <text:p text:style-name="P1042">200</text:p>
              </text:list-item>
            </text:list>
          </table:table-cell>
          <table:table-cell table:style-name="表格28.A8" office:value-type="string">
            <text:list xml:id="list174917412180194" text:continue-numbering="true" text:style-name="WW8Num2">
              <text:list-item>
                <text:p text:style-name="P1034"/>
              </text:list-item>
            </text:list>
          </table:table-cell>
          <table:table-cell table:style-name="表格28.A8" office:value-type="string">
            <text:list xml:id="list174917412191401" text:continue-numbering="true" text:style-name="WW8Num2">
              <text:list-item>
                <text:p text:style-name="P1045"/>
              </text:list-item>
            </text:list>
          </table:table-cell>
          <table:table-cell table:style-name="表格28.A8" office:value-type="string">
            <text:list xml:id="list174917412189067" text:continue-numbering="true" text:style-name="WW8Num2">
              <text:list-item>
                <text:p text:style-name="P910"/>
              </text:list-item>
            </text:list>
          </table:table-cell>
          <table:table-cell table:style-name="表格28.J5" table:number-columns-spanned="3" office:value-type="string">
            <text:list xml:id="list174917412193647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74917412191384" text:continue-numbering="true" text:style-name="WW8Num2">
              <text:list-item>
                <text:p text:style-name="P1042">DESCRIPTION</text:p>
              </text:list-item>
            </text:list>
          </table:table-cell>
          <table:table-cell table:style-name="表格28.A8" office:value-type="string">
            <text:list xml:id="list174917412200272" text:continue-numbering="true" text:style-name="WW8Num2">
              <text:list-item>
                <text:p text:style-name="P1022">VARCHAR</text:p>
              </text:list-item>
            </text:list>
          </table:table-cell>
          <table:table-cell table:style-name="表格28.A8" office:value-type="string">
            <text:list xml:id="list17491741217241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28.A8" office:value-type="string">
            <text:list xml:id="list174917412195115" text:continue-numbering="true" text:style-name="WW8Num2">
              <text:list-item>
                <text:p text:style-name="P1007"/>
              </text:list-item>
            </text:list>
          </table:table-cell>
          <table:table-cell table:style-name="表格28.A8" office:value-type="string">
            <text:list xml:id="list174917412191728" text:continue-numbering="true" text:style-name="WW8Num2">
              <text:list-item>
                <text:p text:style-name="P910"/>
              </text:list-item>
            </text:list>
          </table:table-cell>
          <table:table-cell table:style-name="表格28.A8" office:value-type="string">
            <text:list xml:id="list174917412181224" text:continue-numbering="true" text:style-name="WW8Num2">
              <text:list-item>
                <text:p text:style-name="P1042">500</text:p>
              </text:list-item>
            </text:list>
          </table:table-cell>
          <table:table-cell table:style-name="表格28.A8" office:value-type="string">
            <text:list xml:id="list174917412196634" text:continue-numbering="true" text:style-name="WW8Num2">
              <text:list-item>
                <text:p text:style-name="P1034"/>
              </text:list-item>
            </text:list>
          </table:table-cell>
          <table:table-cell table:style-name="表格28.A8" office:value-type="string">
            <text:list xml:id="list174917412187236" text:continue-numbering="true" text:style-name="WW8Num2">
              <text:list-item>
                <text:p text:style-name="P1045"/>
              </text:list-item>
            </text:list>
          </table:table-cell>
          <table:table-cell table:style-name="表格28.A8" office:value-type="string">
            <text:list xml:id="list17491741218850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28.J5" table:number-columns-spanned="3" office:value-type="string">
            <text:list xml:id="list174917412194997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74917412175851" text:continue-numbering="true" text:style-name="WW8Num2">
              <text:list-item>
                <text:p text:style-name="P910">CUSERID</text:p>
              </text:list-item>
            </text:list>
          </table:table-cell>
          <table:table-cell table:style-name="表格28.A8" office:value-type="string">
            <text:list xml:id="list174917412187788" text:continue-numbering="true" text:style-name="WW8Num2">
              <text:list-item>
                <text:p text:style-name="P910">VARCHAR</text:p>
              </text:list-item>
            </text:list>
          </table:table-cell>
          <table:table-cell table:style-name="表格28.A8" office:value-type="string">
            <text:list xml:id="list17491741217620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8" office:value-type="string">
            <text:list xml:id="list174917412196553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8" office:value-type="string">
            <text:list xml:id="list17491741218406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8" office:value-type="string">
            <text:list xml:id="list174917412174454" text:continue-numbering="true" text:style-name="WW8Num2">
              <text:list-item>
                <text:p text:style-name="P910">24</text:p>
              </text:list-item>
            </text:list>
          </table:table-cell>
          <table:table-cell table:style-name="表格28.A8" office:value-type="string">
            <text:list xml:id="list174917428196133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8" office:value-type="string">
            <text:list xml:id="list174917428188096" text:continue-numbering="true" text:style-name="WW8Num2">
              <text:list-item>
                <text:p text:style-name="P910">Create data user</text:p>
              </text:list-item>
            </text:list>
          </table:table-cell>
          <table:table-cell table:style-name="表格28.A8" office:value-type="string">
            <text:list xml:id="list174917428180457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J5" table:number-columns-spanned="3" office:value-type="string">
            <text:list xml:id="list174917428192176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74917428198662" text:continue-numbering="true" text:style-name="WW8Num2">
              <text:list-item>
                <text:p text:style-name="P910">CDATE</text:p>
              </text:list-item>
            </text:list>
          </table:table-cell>
          <table:table-cell table:style-name="表格28.A5" office:value-type="string">
            <text:list xml:id="list174917428177582" text:continue-numbering="true" text:style-name="WW8Num2">
              <text:list-item>
                <text:p text:style-name="P910">DATETIME</text:p>
              </text:list-item>
            </text:list>
          </table:table-cell>
          <table:table-cell table:style-name="表格28.A5" office:value-type="string">
            <text:list xml:id="list17491742818704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84595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7618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7723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8260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85496" text:continue-numbering="true" text:style-name="WW8Num2">
              <text:list-item>
                <text:p text:style-name="P910">Create time</text:p>
              </text:list-item>
            </text:list>
          </table:table-cell>
          <table:table-cell table:style-name="表格28.A5" office:value-type="string">
            <text:list xml:id="list17491742819906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J5" table:number-columns-spanned="3" office:value-type="string">
            <text:list xml:id="list174917428198045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74917428172404" text:continue-numbering="true" text:style-name="WW8Num2">
              <text:list-item>
                <text:p text:style-name="P910">UUSERID</text:p>
              </text:list-item>
            </text:list>
          </table:table-cell>
          <table:table-cell table:style-name="表格28.A5" office:value-type="string">
            <text:list xml:id="list174917428179054" text:continue-numbering="true" text:style-name="WW8Num2">
              <text:list-item>
                <text:p text:style-name="P910">VARCHAR</text:p>
              </text:list-item>
            </text:list>
          </table:table-cell>
          <table:table-cell table:style-name="表格28.A5" office:value-type="string">
            <text:list xml:id="list174917428200051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7977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8924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99241" text:continue-numbering="true" text:style-name="WW8Num2">
              <text:list-item>
                <text:p text:style-name="P910">24</text:p>
              </text:list-item>
            </text:list>
          </table:table-cell>
          <table:table-cell table:style-name="表格28.A5" office:value-type="string">
            <text:list xml:id="list174917428188020" text:continue-numbering="true" text:style-name="WW8Num2">
              <text:list-item>
                <text:p text:style-name="P910">null</text:p>
              </text:list-item>
            </text:list>
          </table:table-cell>
          <table:table-cell table:style-name="表格28.A5" office:value-type="string">
            <text:list xml:id="list174917428172990" text:continue-numbering="true" text:style-name="WW8Num2">
              <text:list-item>
                <text:p text:style-name="P910">Update date user</text:p>
              </text:list-item>
            </text:list>
          </table:table-cell>
          <table:table-cell table:style-name="表格28.A5" office:value-type="string">
            <text:list xml:id="list17491742819389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J5" table:number-columns-spanned="3" office:value-type="string">
            <text:list xml:id="list174917428173820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74917428179447" text:continue-numbering="true" text:style-name="WW8Num2">
              <text:list-item>
                <text:p text:style-name="P910">UDATE</text:p>
              </text:list-item>
            </text:list>
          </table:table-cell>
          <table:table-cell table:style-name="表格28.A5" office:value-type="string">
            <text:list xml:id="list174917428188323" text:continue-numbering="true" text:style-name="WW8Num2">
              <text:list-item>
                <text:p text:style-name="P910">DATETIME</text:p>
              </text:list-item>
            </text:list>
          </table:table-cell>
          <table:table-cell table:style-name="表格28.A5" office:value-type="string">
            <text:list xml:id="list17491742818732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8157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20083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9324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A5" office:value-type="string">
            <text:list xml:id="list174917428175265" text:continue-numbering="true" text:style-name="WW8Num2">
              <text:list-item>
                <text:p text:style-name="P910">null</text:p>
              </text:list-item>
            </text:list>
          </table:table-cell>
          <table:table-cell table:style-name="表格28.A5" office:value-type="string">
            <text:list xml:id="list174917428202233" text:continue-numbering="true" text:style-name="WW8Num2">
              <text:list-item>
                <text:p text:style-name="P910">Update time</text:p>
              </text:list-item>
            </text:list>
          </table:table-cell>
          <table:table-cell table:style-name="表格28.A5" office:value-type="string">
            <text:list xml:id="list17491742817473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8.J5" table:number-columns-spanned="3" office:value-type="string">
            <text:list xml:id="list174917428195989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</table:table>
      <text:list xml:id="list174917428199190" text:continue-numbering="true" text:style-name="WW8Num2">
        <text:list-item>
          <text:h text:style-name="P634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74917428191529" text:continue-numbering="true" text:style-name="WW8Num2">
              <text:list-item>
                <text:p text:style-name="P718">Project</text:p>
              </text:list-item>
            </text:list>
          </table:table-cell>
          <table:table-cell table:style-name="表格26.A1" table:number-columns-spanned="6" office:value-type="string">
            <text:list xml:id="list174917428173723" text:continue-numbering="true" text:style-name="WW8Num2">
              <text:list-item>
                <text:p text:style-name="P7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74917428175861" text:continue-numbering="true" text:style-name="WW8Num2">
              <text:list-item>
                <text:p text:style-name="P718">Ver</text:p>
              </text:list-item>
            </text:list>
          </table:table-cell>
          <table:table-cell table:style-name="表格26.A1" office:value-type="string">
            <text:list xml:id="list174917428172486" text:continue-numbering="true" text:style-name="WW8Num2">
              <text:list-item>
                <text:p text:style-name="P770">0.<text:span text:style-name="T169">1</text:span></text:p>
              </text:list-item>
            </text:list>
          </table:table-cell>
          <table:table-cell table:style-name="表格26.J1" office:value-type="string">
            <text:list xml:id="list174917428183524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2819949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28192903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74917443194674" text:continue-numbering="true" text:style-name="WW8Num2">
              <text:list-item>
                <text:p text:style-name="P718">Maintain</text:p>
              </text:list-item>
            </text:list>
          </table:table-cell>
          <table:table-cell table:style-name="表格26.A2" table:number-columns-spanned="6" office:value-type="string">
            <text:list xml:id="list174917443171254" text:continue-numbering="true" text:style-name="WW8Num2">
              <text:list-item>
                <text:p text:style-name="P7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74917443200973" text:continue-numbering="true" text:style-name="WW8Num2">
              <text:list-item>
                <text:p text:style-name="P718">Date</text:p>
              </text:list-item>
            </text:list>
          </table:table-cell>
          <table:table-cell table:style-name="表格26.A2" office:value-type="string">
            <text:list xml:id="list174917443173970" text:continue-numbering="true" text:style-name="WW8Num2">
              <text:list-item>
                <text:p text:style-name="P770">201<text:span text:style-name="T169">7</text:span>/<text:span text:style-name="T147">11/06</text:span></text:p>
              </text:list-item>
            </text:list>
          </table:table-cell>
          <table:table-cell table:style-name="表格26.J1" office:value-type="string">
            <text:list xml:id="list174917443197782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88671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76597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74917443199635" text:continue-numbering="true" text:style-name="WW8Num2">
              <text:list-item>
                <text:p text:style-name="P718">Table</text:p>
              </text:list-item>
            </text:list>
          </table:table-cell>
          <table:table-cell table:style-name="表格26.A2" table:number-columns-spanned="6" office:value-type="string">
            <text:list xml:id="list174917443187466" text:continue-numbering="true" text:style-name="WW8Num2">
              <text:list-item>
                <text:p text:style-name="P842">zl_p<text:span text:style-name="T172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74917443181190" text:continue-numbering="true" text:style-name="WW8Num2">
              <text:list-item>
                <text:p text:style-name="P718">DataBase</text:p>
              </text:list-item>
            </text:list>
          </table:table-cell>
          <table:table-cell table:style-name="表格26.A2" office:value-type="string">
            <text:list xml:id="list174917443189979" text:continue-numbering="true" text:style-name="WW8Num2">
              <text:list-item>
                <text:p text:style-name="P778">zenfile</text:p>
              </text:list-item>
            </text:list>
          </table:table-cell>
          <table:table-cell table:style-name="表格26.J1" office:value-type="string">
            <text:list xml:id="list17491744319928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95174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86064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74917443176929" text:continue-numbering="true" text:style-name="WW8Num2">
              <text:list-item>
                <text:p text:style-name="P718">Descript</text:p>
              </text:list-item>
            </text:list>
          </table:table-cell>
          <table:table-cell table:style-name="表格26.A4" table:number-columns-spanned="8" office:value-type="string">
            <text:list xml:id="list174917443173618" text:continue-numbering="true" text:style-name="WW8Num2">
              <text:list-item>
                <text:p text:style-name="P816">zenlife <text:span text:style-name="T170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7491744318813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8053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174917443192122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74917443179694" text:continue-numbering="true" text:style-name="WW8Num2">
              <text:list-item>
                <text:p text:style-name="P6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7491744320034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74917443184483" text:continue-numbering="true" text:style-name="WW8Num2">
              <text:list-item>
                <text:p text:style-name="P744">Field</text:p>
              </text:list-item>
            </text:list>
          </table:table-cell>
          <table:table-cell table:style-name="表格26.A5" office:value-type="string">
            <text:list xml:id="list174917443187084" text:continue-numbering="true" text:style-name="WW8Num2">
              <text:list-item>
                <text:p text:style-name="P744">Datatype</text:p>
              </text:list-item>
            </text:list>
          </table:table-cell>
          <table:table-cell table:style-name="表格26.A5" office:value-type="string">
            <text:list xml:id="list174917443181828" text:continue-numbering="true" text:style-name="WW8Num2">
              <text:list-item>
                <text:p text:style-name="P744">PK</text:p>
              </text:list-item>
            </text:list>
          </table:table-cell>
          <table:table-cell table:style-name="表格26.A5" office:value-type="string">
            <text:list xml:id="list174917443177650" text:continue-numbering="true" text:style-name="WW8Num2">
              <text:list-item>
                <text:p text:style-name="P744">UK</text:p>
              </text:list-item>
            </text:list>
          </table:table-cell>
          <table:table-cell table:style-name="表格26.A5" office:value-type="string">
            <text:list xml:id="list174917443172245" text:continue-numbering="true" text:style-name="WW8Num2">
              <text:list-item>
                <text:p text:style-name="P744">IDX</text:p>
              </text:list-item>
            </text:list>
          </table:table-cell>
          <table:table-cell table:style-name="表格26.A5" office:value-type="string">
            <text:list xml:id="list174917443197077" text:continue-numbering="true" text:style-name="WW8Num2">
              <text:list-item>
                <text:p text:style-name="P691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74917443183180" text:continue-numbering="true" text:style-name="WW8Num2">
              <text:list-item>
                <text:p text:style-name="P691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74917443193331" text:continue-numbering="true" text:style-name="WW8Num2">
              <text:list-item>
                <text:p text:style-name="P744">Description</text:p>
              </text:list-item>
            </text:list>
          </table:table-cell>
          <table:table-cell table:style-name="表格26.A5" office:value-type="string">
            <text:list xml:id="list174917443183558" text:continue-numbering="true" text:style-name="WW8Num2">
              <text:list-item>
                <text:p text:style-name="P744">Remarks</text:p>
              </text:list-item>
            </text:list>
          </table:table-cell>
          <table:table-cell table:style-name="表格26.J5" table:number-columns-spanned="3" office:value-type="string">
            <text:list xml:id="list17491744319242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74917443184334" text:continue-numbering="true" text:style-name="WW8Num2">
              <text:list-item>
                <text:p text:style-name="P911">OID</text:p>
              </text:list-item>
            </text:list>
          </table:table-cell>
          <table:table-cell table:style-name="表格26.A5" office:value-type="string">
            <text:list xml:id="list174917443199641" text:continue-numbering="true" text:style-name="WW8Num2">
              <text:list-item>
                <text:p text:style-name="P911">CHAR</text:p>
              </text:list-item>
            </text:list>
          </table:table-cell>
          <table:table-cell table:style-name="表格26.A5" office:value-type="string">
            <text:list xml:id="list174917443188370" text:continue-numbering="true" text:style-name="WW8Num2">
              <text:list-item>
                <text:p text:style-name="P911">Y</text:p>
              </text:list-item>
            </text:list>
          </table:table-cell>
          <table:table-cell table:style-name="表格26.A5" office:value-type="string">
            <text:list xml:id="list174917443176969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43186993" text:continue-numbering="true" text:style-name="WW8Num2">
              <text:list-item>
                <text:p text:style-name="P911"><text:s/></text:p>
              </text:list-item>
            </text:list>
          </table:table-cell>
          <table:table-cell table:style-name="表格26.A5" office:value-type="string">
            <text:list xml:id="list174917443201019" text:continue-numbering="true" text:style-name="WW8Num2">
              <text:list-item>
                <text:p text:style-name="P911">36</text:p>
              </text:list-item>
            </text:list>
          </table:table-cell>
          <table:table-cell table:style-name="表格26.A5" office:value-type="string">
            <text:list xml:id="list174917443193867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43182344" text:continue-numbering="true" text:style-name="WW8Num2">
              <text:list-item>
                <text:p text:style-name="P911">PK / UUID</text:p>
              </text:list-item>
            </text:list>
          </table:table-cell>
          <table:table-cell table:style-name="表格26.A5" office:value-type="string">
            <text:list xml:id="list174917443182391" text:continue-numbering="true" text:style-name="WW8Num2">
              <text:list-item>
                <text:p text:style-name="P911">Default java UUID</text:p>
              </text:list-item>
            </text:list>
          </table:table-cell>
          <table:table-cell table:style-name="表格26.J5" table:number-columns-spanned="3" office:value-type="string">
            <text:list xml:id="list17491744317828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74917443181067" text:continue-numbering="true" text:style-name="WW8Num2">
              <text:list-item>
                <text:p text:style-name="P997">ID</text:p>
              </text:list-item>
            </text:list>
          </table:table-cell>
          <table:table-cell table:style-name="表格26.A8" office:value-type="string">
            <text:list xml:id="list174917443183786" text:continue-numbering="true" text:style-name="WW8Num2">
              <text:list-item>
                <text:p text:style-name="P911">VARCHAR</text:p>
              </text:list-item>
            </text:list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p text:style-name="P378"/>
          </table:table-cell>
          <table:table-cell table:style-name="表格26.A8" office:value-type="string">
            <text:p text:style-name="P548">Y</text:p>
          </table:table-cell>
          <table:table-cell table:style-name="表格26.A8" office:value-type="string">
            <text:p text:style-name="P357">2<text:span text:style-name="T171">4</text:span></text:p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list xml:id="list174917459178663" text:continue-numbering="true" text:style-name="WW8Num2">
              <text:list-item>
                <text:p text:style-name="P1108">ZL_PERSON.ID</text:p>
              </text:list-item>
            </text:list>
          </table:table-cell>
          <table:table-cell table:style-name="表格26.A8" office:value-type="string">
            <text:p text:style-name="P416"/>
          </table:table-cell>
          <table:table-cell table:style-name="表格26.J5" table:number-columns-spanned="3" office:value-type="string">
            <text:list xml:id="list17491745919080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74917459195593" text:continue-numbering="true" text:style-name="WW8Num2">
              <text:list-item>
                <text:p text:style-name="P1043">CID</text:p>
              </text:list-item>
            </text:list>
          </table:table-cell>
          <table:table-cell table:style-name="表格26.A8" office:value-type="string">
            <text:list xml:id="list174917459175965" text:continue-numbering="true" text:style-name="WW8Num2">
              <text:list-item>
                <text:p text:style-name="P1023">VARCHAR</text:p>
              </text:list-item>
            </text:list>
          </table:table-cell>
          <table:table-cell table:style-name="表格26.A8" office:value-type="string">
            <text:list xml:id="list174917459174026" text:continue-numbering="true" text:style-name="WW8Num2">
              <text:list-item>
                <text:p text:style-name="P911"/>
              </text:list-item>
            </text:list>
          </table:table-cell>
          <table:table-cell table:style-name="表格26.A8" office:value-type="string">
            <text:list xml:id="list174917459182588" text:continue-numbering="true" text:style-name="WW8Num2">
              <text:list-item>
                <text:p text:style-name="P1008"/>
              </text:list-item>
            </text:list>
          </table:table-cell>
          <table:table-cell table:style-name="表格26.A8" office:value-type="string">
            <text:list xml:id="list174917459179947" text:continue-numbering="true" text:style-name="WW8Num2">
              <text:list-item>
                <text:p text:style-name="P911">Y</text:p>
              </text:list-item>
            </text:list>
          </table:table-cell>
          <table:table-cell table:style-name="表格26.A8" office:value-type="string">
            <text:list xml:id="list174917459172349" text:continue-numbering="true" text:style-name="WW8Num2">
              <text:list-item>
                <text:p text:style-name="P1043">10</text:p>
              </text:list-item>
            </text:list>
          </table:table-cell>
          <table:table-cell table:style-name="表格26.A8" office:value-type="string">
            <text:list xml:id="list174917459195545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26.A8" office:value-type="string">
            <text:list xml:id="list174917459181308" text:continue-numbering="true" text:style-name="WW8Num2">
              <text:list-item>
                <text:p text:style-name="P1046">ZL_CHRONIC.ID</text:p>
              </text:list-item>
            </text:list>
          </table:table-cell>
          <table:table-cell table:style-name="表格26.A8" office:value-type="string">
            <text:list xml:id="list174917459199579" text:continue-numbering="true" text:style-name="WW8Num2">
              <text:list-item>
                <text:p text:style-name="P911"/>
              </text:list-item>
            </text:list>
          </table:table-cell>
          <table:table-cell table:style-name="表格26.J5" table:number-columns-spanned="3" office:value-type="string">
            <text:list xml:id="list174917459202842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74917459179255" text:continue-numbering="true" text:style-name="WW8Num2">
              <text:list-item>
                <text:p text:style-name="P911">CUSERID</text:p>
              </text:list-item>
            </text:list>
          </table:table-cell>
          <table:table-cell table:style-name="表格26.A8" office:value-type="string">
            <text:list xml:id="list174917459186949" text:continue-numbering="true" text:style-name="WW8Num2">
              <text:list-item>
                <text:p text:style-name="P911">VARCHAR</text:p>
              </text:list-item>
            </text:list>
          </table:table-cell>
          <table:table-cell table:style-name="表格26.A8" office:value-type="string">
            <text:list xml:id="list17491745919132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8" office:value-type="string">
            <text:list xml:id="list17491745917145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8" office:value-type="string">
            <text:list xml:id="list17491745917186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8" office:value-type="string">
            <text:list xml:id="list174917459176952" text:continue-numbering="true" text:style-name="WW8Num2">
              <text:list-item>
                <text:p text:style-name="P911">24</text:p>
              </text:list-item>
            </text:list>
          </table:table-cell>
          <table:table-cell table:style-name="表格26.A8" office:value-type="string">
            <text:list xml:id="list17491745918140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8" office:value-type="string">
            <text:list xml:id="list174917459173028" text:continue-numbering="true" text:style-name="WW8Num2">
              <text:list-item>
                <text:p text:style-name="P911">Create data user</text:p>
              </text:list-item>
            </text:list>
          </table:table-cell>
          <table:table-cell table:style-name="表格26.A8" office:value-type="string">
            <text:list xml:id="list174917459203857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J5" table:number-columns-spanned="3" office:value-type="string">
            <text:list xml:id="list174917459179785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74917459199890" text:continue-numbering="true" text:style-name="WW8Num2">
              <text:list-item>
                <text:p text:style-name="P911">CDATE</text:p>
              </text:list-item>
            </text:list>
          </table:table-cell>
          <table:table-cell table:style-name="表格26.A5" office:value-type="string">
            <text:list xml:id="list174917459180565" text:continue-numbering="true" text:style-name="WW8Num2">
              <text:list-item>
                <text:p text:style-name="P911">DATETIME</text:p>
              </text:list-item>
            </text:list>
          </table:table-cell>
          <table:table-cell table:style-name="表格26.A5" office:value-type="string">
            <text:list xml:id="list17491745918307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8858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83417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93619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7448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94402" text:continue-numbering="true" text:style-name="WW8Num2">
              <text:list-item>
                <text:p text:style-name="P911">Create time</text:p>
              </text:list-item>
            </text:list>
          </table:table-cell>
          <table:table-cell table:style-name="表格26.A5" office:value-type="string">
            <text:list xml:id="list17491745917446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J5" table:number-columns-spanned="3" office:value-type="string">
            <text:list xml:id="list174917459185323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74917459202761" text:continue-numbering="true" text:style-name="WW8Num2">
              <text:list-item>
                <text:p text:style-name="P911">UUSERID</text:p>
              </text:list-item>
            </text:list>
          </table:table-cell>
          <table:table-cell table:style-name="表格26.A5" office:value-type="string">
            <text:list xml:id="list174917459176258" text:continue-numbering="true" text:style-name="WW8Num2">
              <text:list-item>
                <text:p text:style-name="P911">VARCHAR</text:p>
              </text:list-item>
            </text:list>
          </table:table-cell>
          <table:table-cell table:style-name="表格26.A5" office:value-type="string">
            <text:list xml:id="list17491745919143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5918488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7275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96475" text:continue-numbering="true" text:style-name="WW8Num2">
              <text:list-item>
                <text:p text:style-name="P911">24</text:p>
              </text:list-item>
            </text:list>
          </table:table-cell>
          <table:table-cell table:style-name="表格26.A5" office:value-type="string">
            <text:list xml:id="list174917475176158" text:continue-numbering="true" text:style-name="WW8Num2">
              <text:list-item>
                <text:p text:style-name="P911">null</text:p>
              </text:list-item>
            </text:list>
          </table:table-cell>
          <table:table-cell table:style-name="表格26.A5" office:value-type="string">
            <text:list xml:id="list174917475193491" text:continue-numbering="true" text:style-name="WW8Num2">
              <text:list-item>
                <text:p text:style-name="P911">Update date user</text:p>
              </text:list-item>
            </text:list>
          </table:table-cell>
          <table:table-cell table:style-name="表格26.A5" office:value-type="string">
            <text:list xml:id="list174917475191371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J5" table:number-columns-spanned="3" office:value-type="string">
            <text:list xml:id="list17491747517633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74917475179466" text:continue-numbering="true" text:style-name="WW8Num2">
              <text:list-item>
                <text:p text:style-name="P911">UDATE</text:p>
              </text:list-item>
            </text:list>
          </table:table-cell>
          <table:table-cell table:style-name="表格26.A5" office:value-type="string">
            <text:list xml:id="list174917475172228" text:continue-numbering="true" text:style-name="WW8Num2">
              <text:list-item>
                <text:p text:style-name="P911">DATETIME</text:p>
              </text:list-item>
            </text:list>
          </table:table-cell>
          <table:table-cell table:style-name="表格26.A5" office:value-type="string">
            <text:list xml:id="list17491747518197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88631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75720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9311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A5" office:value-type="string">
            <text:list xml:id="list174917475189003" text:continue-numbering="true" text:style-name="WW8Num2">
              <text:list-item>
                <text:p text:style-name="P911">null</text:p>
              </text:list-item>
            </text:list>
          </table:table-cell>
          <table:table-cell table:style-name="表格26.A5" office:value-type="string">
            <text:list xml:id="list174917475186908" text:continue-numbering="true" text:style-name="WW8Num2">
              <text:list-item>
                <text:p text:style-name="P911">Update time</text:p>
              </text:list-item>
            </text:list>
          </table:table-cell>
          <table:table-cell table:style-name="表格26.A5" office:value-type="string">
            <text:list xml:id="list17491747519119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6.J5" table:number-columns-spanned="3" office:value-type="string">
            <text:list xml:id="list17491747517266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</table:table>
      <text:h text:style-name="P608" text:outline-level="1"/>
      <text:p text:style-name="P31"/>
      <text:p text:style-name="P29"/>
      <text:list xml:id="list174917475198330" text:continue-numbering="true" text:style-name="WW8Num2">
        <text:list-item>
          <text:h text:style-name="P635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74917475171658" text:continue-numbering="true" text:style-name="WW8Num2">
              <text:list-item>
                <text:p text:style-name="P719">Project</text:p>
              </text:list-item>
            </text:list>
          </table:table-cell>
          <table:table-cell table:style-name="表格27.A1" table:number-columns-spanned="6" office:value-type="string">
            <text:list xml:id="list174917475202657" text:continue-numbering="true" text:style-name="WW8Num2">
              <text:list-item>
                <text:p text:style-name="P7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74917475196664" text:continue-numbering="true" text:style-name="WW8Num2">
              <text:list-item>
                <text:p text:style-name="P719">Ver</text:p>
              </text:list-item>
            </text:list>
          </table:table-cell>
          <table:table-cell table:style-name="表格27.A1" office:value-type="string">
            <text:list xml:id="list174917475182927" text:continue-numbering="true" text:style-name="WW8Num2">
              <text:list-item>
                <text:p text:style-name="P771">0.<text:span text:style-name="T169">1</text:span></text:p>
              </text:list-item>
            </text:list>
          </table:table-cell>
          <table:table-cell table:style-name="表格27.J1" office:value-type="string">
            <text:list xml:id="list174917475172072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196274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200063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74917475182412" text:continue-numbering="true" text:style-name="WW8Num2">
              <text:list-item>
                <text:p text:style-name="P719">Maintain</text:p>
              </text:list-item>
            </text:list>
          </table:table-cell>
          <table:table-cell table:style-name="表格27.A2" table:number-columns-spanned="6" office:value-type="string">
            <text:list xml:id="list174917475191742" text:continue-numbering="true" text:style-name="WW8Num2">
              <text:list-item>
                <text:p text:style-name="P7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74917475203532" text:continue-numbering="true" text:style-name="WW8Num2">
              <text:list-item>
                <text:p text:style-name="P719">Date</text:p>
              </text:list-item>
            </text:list>
          </table:table-cell>
          <table:table-cell table:style-name="表格27.A2" office:value-type="string">
            <text:list xml:id="list174917475174629" text:continue-numbering="true" text:style-name="WW8Num2">
              <text:list-item>
                <text:p text:style-name="P771">201<text:span text:style-name="T169">7</text:span>/<text:span text:style-name="T147">11/06</text:span></text:p>
              </text:list-item>
            </text:list>
          </table:table-cell>
          <table:table-cell table:style-name="表格27.J1" office:value-type="string">
            <text:list xml:id="list174917475175807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184881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180040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74917475192556" text:continue-numbering="true" text:style-name="WW8Num2">
              <text:list-item>
                <text:p text:style-name="P719">Table</text:p>
              </text:list-item>
            </text:list>
          </table:table-cell>
          <table:table-cell table:style-name="表格27.A2" table:number-columns-spanned="6" office:value-type="string">
            <text:list xml:id="list174917475178613" text:continue-numbering="true" text:style-name="WW8Num2">
              <text:list-item>
                <text:p text:style-name="P843">zl_p<text:span text:style-name="T172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74917475178799" text:continue-numbering="true" text:style-name="WW8Num2">
              <text:list-item>
                <text:p text:style-name="P719">DataBase</text:p>
              </text:list-item>
            </text:list>
          </table:table-cell>
          <table:table-cell table:style-name="表格27.A2" office:value-type="string">
            <text:list xml:id="list174917475199282" text:continue-numbering="true" text:style-name="WW8Num2">
              <text:list-item>
                <text:p text:style-name="P779">zenfile</text:p>
              </text:list-item>
            </text:list>
          </table:table-cell>
          <table:table-cell table:style-name="表格27.J1" office:value-type="string">
            <text:list xml:id="list174917475173381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192491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75183181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74917475171799" text:continue-numbering="true" text:style-name="WW8Num2">
              <text:list-item>
                <text:p text:style-name="P719">Descript</text:p>
              </text:list-item>
            </text:list>
          </table:table-cell>
          <table:table-cell table:style-name="表格27.A4" table:number-columns-spanned="8" office:value-type="string">
            <text:list xml:id="list174917490189843" text:continue-numbering="true" text:style-name="WW8Num2">
              <text:list-item>
                <text:p text:style-name="P817">zenlife <text:span text:style-name="T170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74917490176517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90198511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174917490184479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74917490191410" text:continue-numbering="true" text:style-name="WW8Num2">
              <text:list-item>
                <text:p text:style-name="P6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74917490192578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74917490193577" text:continue-numbering="true" text:style-name="WW8Num2">
              <text:list-item>
                <text:p text:style-name="P745">Field</text:p>
              </text:list-item>
            </text:list>
          </table:table-cell>
          <table:table-cell table:style-name="表格27.A5" office:value-type="string">
            <text:list xml:id="list174917490178909" text:continue-numbering="true" text:style-name="WW8Num2">
              <text:list-item>
                <text:p text:style-name="P745">Datatype</text:p>
              </text:list-item>
            </text:list>
          </table:table-cell>
          <table:table-cell table:style-name="表格27.A5" office:value-type="string">
            <text:list xml:id="list174917490203256" text:continue-numbering="true" text:style-name="WW8Num2">
              <text:list-item>
                <text:p text:style-name="P745">PK</text:p>
              </text:list-item>
            </text:list>
          </table:table-cell>
          <table:table-cell table:style-name="表格27.A5" office:value-type="string">
            <text:list xml:id="list174917490172976" text:continue-numbering="true" text:style-name="WW8Num2">
              <text:list-item>
                <text:p text:style-name="P745">UK</text:p>
              </text:list-item>
            </text:list>
          </table:table-cell>
          <table:table-cell table:style-name="表格27.A5" office:value-type="string">
            <text:list xml:id="list174917490200547" text:continue-numbering="true" text:style-name="WW8Num2">
              <text:list-item>
                <text:p text:style-name="P745">IDX</text:p>
              </text:list-item>
            </text:list>
          </table:table-cell>
          <table:table-cell table:style-name="表格27.A5" office:value-type="string">
            <text:list xml:id="list174917490194533" text:continue-numbering="true" text:style-name="WW8Num2">
              <text:list-item>
                <text:p text:style-name="P692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74917490174330" text:continue-numbering="true" text:style-name="WW8Num2">
              <text:list-item>
                <text:p text:style-name="P692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74917490183708" text:continue-numbering="true" text:style-name="WW8Num2">
              <text:list-item>
                <text:p text:style-name="P745">Description</text:p>
              </text:list-item>
            </text:list>
          </table:table-cell>
          <table:table-cell table:style-name="表格27.A5" office:value-type="string">
            <text:list xml:id="list174917490200962" text:continue-numbering="true" text:style-name="WW8Num2">
              <text:list-item>
                <text:p text:style-name="P745">Remarks</text:p>
              </text:list-item>
            </text:list>
          </table:table-cell>
          <table:table-cell table:style-name="表格27.J5" table:number-columns-spanned="3" office:value-type="string">
            <text:list xml:id="list17491749019049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74917490171858" text:continue-numbering="true" text:style-name="WW8Num2">
              <text:list-item>
                <text:p text:style-name="P912">OID</text:p>
              </text:list-item>
            </text:list>
          </table:table-cell>
          <table:table-cell table:style-name="表格27.A5" office:value-type="string">
            <text:list xml:id="list174917490172749" text:continue-numbering="true" text:style-name="WW8Num2">
              <text:list-item>
                <text:p text:style-name="P912">CHAR</text:p>
              </text:list-item>
            </text:list>
          </table:table-cell>
          <table:table-cell table:style-name="表格27.A5" office:value-type="string">
            <text:list xml:id="list174917490180485" text:continue-numbering="true" text:style-name="WW8Num2">
              <text:list-item>
                <text:p text:style-name="P912">Y</text:p>
              </text:list-item>
            </text:list>
          </table:table-cell>
          <table:table-cell table:style-name="表格27.A5" office:value-type="string">
            <text:list xml:id="list174917490180376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490194208" text:continue-numbering="true" text:style-name="WW8Num2">
              <text:list-item>
                <text:p text:style-name="P912"><text:s/></text:p>
              </text:list-item>
            </text:list>
          </table:table-cell>
          <table:table-cell table:style-name="表格27.A5" office:value-type="string">
            <text:list xml:id="list174917490175090" text:continue-numbering="true" text:style-name="WW8Num2">
              <text:list-item>
                <text:p text:style-name="P912">36</text:p>
              </text:list-item>
            </text:list>
          </table:table-cell>
          <table:table-cell table:style-name="表格27.A5" office:value-type="string">
            <text:list xml:id="list17491749018961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490185247" text:continue-numbering="true" text:style-name="WW8Num2">
              <text:list-item>
                <text:p text:style-name="P912">PK / UUID</text:p>
              </text:list-item>
            </text:list>
          </table:table-cell>
          <table:table-cell table:style-name="表格27.A5" office:value-type="string">
            <text:list xml:id="list174917490201167" text:continue-numbering="true" text:style-name="WW8Num2">
              <text:list-item>
                <text:p text:style-name="P912">Default java UUID</text:p>
              </text:list-item>
            </text:list>
          </table:table-cell>
          <table:table-cell table:style-name="表格27.J5" table:number-columns-spanned="3" office:value-type="string">
            <text:list xml:id="list17491749019324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74917490198368" text:continue-numbering="true" text:style-name="WW8Num2">
              <text:list-item>
                <text:p text:style-name="P998">ID</text:p>
              </text:list-item>
            </text:list>
          </table:table-cell>
          <table:table-cell table:style-name="表格27.A8" office:value-type="string">
            <text:list xml:id="list174917490182160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p text:style-name="P379"/>
          </table:table-cell>
          <table:table-cell table:style-name="表格27.A8" office:value-type="string">
            <text:p text:style-name="P549">Y</text:p>
          </table:table-cell>
          <table:table-cell table:style-name="表格27.A8" office:value-type="string">
            <text:p text:style-name="P358">2<text:span text:style-name="T171">4</text:span></text:p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list xml:id="list174917490190618" text:continue-numbering="true" text:style-name="WW8Num2">
              <text:list-item>
                <text:p text:style-name="P1109">ZL_PERSON.ID</text:p>
              </text:list-item>
            </text:list>
          </table:table-cell>
          <table:table-cell table:style-name="表格27.A8" office:value-type="string">
            <text:p text:style-name="P417"/>
          </table:table-cell>
          <table:table-cell table:style-name="表格27.J5" table:number-columns-spanned="3" office:value-type="string">
            <text:list xml:id="list17491749020067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3">NAME</text:p>
          </table:table-cell>
          <table:table-cell table:style-name="表格27.A8" office:value-type="string">
            <text:list xml:id="list174917490171983" text:continue-numbering="true" text:style-name="WW8Num2">
              <text:list-item>
                <text:p text:style-name="P908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44"/>
          </table:table-cell>
          <table:table-cell table:style-name="表格27.A8" office:value-type="string">
            <text:p text:style-name="P373">100</text:p>
          </table:table-cell>
          <table:table-cell table:style-name="表格27.A8" office:value-type="string">
            <text:p text:style-name="P347"/>
          </table:table-cell>
          <table:table-cell table:style-name="表格27.A8" office:value-type="string">
            <text:list xml:id="list174917490176107" text:continue-numbering="true" text:style-name="WW8Num2">
              <text:list-item>
                <text:p text:style-name="P1089">王小明</text:p>
              </text:list-item>
            </text:list>
          </table:table-cell>
          <table:table-cell table:style-name="表格27.A8" office:value-type="string">
            <text:p text:style-name="P414"/>
          </table:table-cell>
          <table:table-cell table:style-name="表格27.J5" table:number-columns-spanned="3" office:value-type="string">
            <text:list xml:id="list174917506199758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74917506175025" text:continue-numbering="true" text:style-name="WW8Num2">
              <text:list-item>
                <text:p text:style-name="P1027">PHONE</text:p>
              </text:list-item>
            </text:list>
          </table:table-cell>
          <table:table-cell table:style-name="表格27.A8" office:value-type="string">
            <text:list xml:id="list174917506188375" text:continue-numbering="true" text:style-name="WW8Num2">
              <text:list-item>
                <text:p text:style-name="P1015">VARCHAR</text:p>
              </text:list-item>
            </text:list>
          </table:table-cell>
          <table:table-cell table:style-name="表格27.A8" office:value-type="string">
            <text:list xml:id="list17491750617937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27.A8" office:value-type="string">
            <text:list xml:id="list174917506190929" text:continue-numbering="true" text:style-name="WW8Num2">
              <text:list-item>
                <text:p text:style-name="P1005"/>
              </text:list-item>
            </text:list>
          </table:table-cell>
          <table:table-cell table:style-name="表格27.A8" office:value-type="string">
            <text:list xml:id="list17491750618257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27.A8" office:value-type="string">
            <text:list xml:id="list174917506172453" text:continue-numbering="true" text:style-name="WW8Num2">
              <text:list-item>
                <text:p text:style-name="P1027">10</text:p>
              </text:list-item>
            </text:list>
          </table:table-cell>
          <table:table-cell table:style-name="表格27.A8" office:value-type="string">
            <text:list xml:id="list174917506193489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7.A8" office:value-type="string">
            <text:list xml:id="list174917506191715" text:continue-numbering="true" text:style-name="WW8Num2">
              <text:list-item>
                <text:p text:style-name="P1027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74917506191386" text:continue-numbering="true" text:style-name="WW8Num2">
              <text:list-item>
                <text:p text:style-name="P907"/>
              </text:list-item>
            </text:list>
          </table:table-cell>
          <table:table-cell table:style-name="表格27.J5" table:number-columns-spanned="3" office:value-type="string">
            <text:list xml:id="list17491750618217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74917506174407" text:continue-numbering="true" text:style-name="WW8Num2">
              <text:list-item>
                <text:p text:style-name="P1037">TEL</text:p>
              </text:list-item>
            </text:list>
          </table:table-cell>
          <table:table-cell table:style-name="表格27.A8" office:value-type="string">
            <text:list xml:id="list174917506190628" text:continue-numbering="true" text:style-name="WW8Num2">
              <text:list-item>
                <text:p text:style-name="P1016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35"/>
          </table:table-cell>
          <table:table-cell table:style-name="表格27.A8" office:value-type="string">
            <text:p text:style-name="P374">15</text:p>
          </table:table-cell>
          <table:table-cell table:style-name="表格27.A8" office:value-type="string">
            <text:list xml:id="list174917506191796" text:continue-numbering="true" text:style-name="WW8Num2">
              <text:list-item>
                <text:p text:style-name="P1029">NULL</text:p>
              </text:list-item>
            </text:list>
          </table:table-cell>
          <table:table-cell table:style-name="表格27.A8" office:value-type="string">
            <text:list xml:id="list174917506198781" text:continue-numbering="true" text:style-name="WW8Num2">
              <text:list-item>
                <text:p text:style-name="P1101">市話</text:p>
              </text:list-item>
            </text:list>
          </table:table-cell>
          <table:table-cell table:style-name="表格27.A8" office:value-type="string">
            <text:p text:style-name="P414"/>
          </table:table-cell>
          <table:table-cell table:style-name="表格27.J5" table:number-columns-spanned="3" office:value-type="string">
            <text:list xml:id="list174917506174308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74917506190806" text:continue-numbering="true" text:style-name="WW8Num2">
              <text:list-item>
                <text:p text:style-name="P911">CUSERID</text:p>
              </text:list-item>
            </text:list>
          </table:table-cell>
          <table:table-cell table:style-name="表格27.A5" office:value-type="string">
            <text:list xml:id="list174917506203197" text:continue-numbering="true" text:style-name="WW8Num2">
              <text:list-item>
                <text:p text:style-name="P911">VARCHAR</text:p>
              </text:list-item>
            </text:list>
          </table:table-cell>
          <table:table-cell table:style-name="表格27.A5" office:value-type="string">
            <text:list xml:id="list17491750619231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7.A5" office:value-type="string">
            <text:list xml:id="list17491750618196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7.A5" office:value-type="string">
            <text:list xml:id="list174917506185189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7.A5" office:value-type="string">
            <text:list xml:id="list174917506188808" text:continue-numbering="true" text:style-name="WW8Num2">
              <text:list-item>
                <text:p text:style-name="P911">24</text:p>
              </text:list-item>
            </text:list>
          </table:table-cell>
          <table:table-cell table:style-name="表格27.A5" office:value-type="string">
            <text:list xml:id="list174917506201276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7.A5" office:value-type="string">
            <text:list xml:id="list174917506182778" text:continue-numbering="true" text:style-name="WW8Num2">
              <text:list-item>
                <text:p text:style-name="P911">Create data user</text:p>
              </text:list-item>
            </text:list>
          </table:table-cell>
          <table:table-cell table:style-name="表格27.A5" office:value-type="string">
            <text:list xml:id="list17491750619344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7.J5" table:number-columns-spanned="3" office:value-type="string">
            <text:list xml:id="list17491750617834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74917506181654" text:continue-numbering="true" text:style-name="WW8Num2">
              <text:list-item>
                <text:p text:style-name="P912">CDATE</text:p>
              </text:list-item>
            </text:list>
          </table:table-cell>
          <table:table-cell table:style-name="表格27.A8" office:value-type="string">
            <text:list xml:id="list174917506189727" text:continue-numbering="true" text:style-name="WW8Num2">
              <text:list-item>
                <text:p text:style-name="P912">DATETIME</text:p>
              </text:list-item>
            </text:list>
          </table:table-cell>
          <table:table-cell table:style-name="表格27.A8" office:value-type="string">
            <text:list xml:id="list174917506189658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8" office:value-type="string">
            <text:list xml:id="list17491750619413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8" office:value-type="string">
            <text:list xml:id="list174917506183510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8" office:value-type="string">
            <text:list xml:id="list17491750617655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8" office:value-type="string">
            <text:list xml:id="list17491750619212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8" office:value-type="string">
            <text:list xml:id="list174917506182463" text:continue-numbering="true" text:style-name="WW8Num2">
              <text:list-item>
                <text:p text:style-name="P912">Create time</text:p>
              </text:list-item>
            </text:list>
          </table:table-cell>
          <table:table-cell table:style-name="表格27.A8" office:value-type="string">
            <text:list xml:id="list17491750618427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J5" table:number-columns-spanned="3" office:value-type="string">
            <text:list xml:id="list17491750618872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74917506180413" text:continue-numbering="true" text:style-name="WW8Num2">
              <text:list-item>
                <text:p text:style-name="P912">UUSERID</text:p>
              </text:list-item>
            </text:list>
          </table:table-cell>
          <table:table-cell table:style-name="表格27.A5" office:value-type="string">
            <text:list xml:id="list174917506200937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27.A5" office:value-type="string">
            <text:list xml:id="list17491752120245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20297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7658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78914" text:continue-numbering="true" text:style-name="WW8Num2">
              <text:list-item>
                <text:p text:style-name="P912">24</text:p>
              </text:list-item>
            </text:list>
          </table:table-cell>
          <table:table-cell table:style-name="表格27.A5" office:value-type="string">
            <text:list xml:id="list174917521184833" text:continue-numbering="true" text:style-name="WW8Num2">
              <text:list-item>
                <text:p text:style-name="P912">null</text:p>
              </text:list-item>
            </text:list>
          </table:table-cell>
          <table:table-cell table:style-name="表格27.A5" office:value-type="string">
            <text:list xml:id="list174917521174958" text:continue-numbering="true" text:style-name="WW8Num2">
              <text:list-item>
                <text:p text:style-name="P912">Update date user</text:p>
              </text:list-item>
            </text:list>
          </table:table-cell>
          <table:table-cell table:style-name="表格27.A5" office:value-type="string">
            <text:list xml:id="list17491752118847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J5" table:number-columns-spanned="3" office:value-type="string">
            <text:list xml:id="list17491752119001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74917521192483" text:continue-numbering="true" text:style-name="WW8Num2">
              <text:list-item>
                <text:p text:style-name="P912">UDATE</text:p>
              </text:list-item>
            </text:list>
          </table:table-cell>
          <table:table-cell table:style-name="表格27.A5" office:value-type="string">
            <text:list xml:id="list174917521173357" text:continue-numbering="true" text:style-name="WW8Num2">
              <text:list-item>
                <text:p text:style-name="P912">DATETIME</text:p>
              </text:list-item>
            </text:list>
          </table:table-cell>
          <table:table-cell table:style-name="表格27.A5" office:value-type="string">
            <text:list xml:id="list17491752118817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93220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8213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8798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A5" office:value-type="string">
            <text:list xml:id="list174917521183931" text:continue-numbering="true" text:style-name="WW8Num2">
              <text:list-item>
                <text:p text:style-name="P912">null</text:p>
              </text:list-item>
            </text:list>
          </table:table-cell>
          <table:table-cell table:style-name="表格27.A5" office:value-type="string">
            <text:list xml:id="list174917521181611" text:continue-numbering="true" text:style-name="WW8Num2">
              <text:list-item>
                <text:p text:style-name="P912">Update time</text:p>
              </text:list-item>
            </text:list>
          </table:table-cell>
          <table:table-cell table:style-name="表格27.A5" office:value-type="string">
            <text:list xml:id="list17491752120304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7.J5" table:number-columns-spanned="3" office:value-type="string">
            <text:list xml:id="list174917521198529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</table:table>
      <text:list xml:id="list174917521198196" text:continue-numbering="true" text:style-name="WW8Num2">
        <text:list-item>
          <text:h text:style-name="P636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174917521186754" text:continue-numbering="true" text:style-name="WW8Num2">
              <text:list-item>
                <text:p text:style-name="P720">Project</text:p>
              </text:list-item>
            </text:list>
          </table:table-cell>
          <table:table-cell table:style-name="表格16.A1" table:number-columns-spanned="6" office:value-type="string">
            <text:list xml:id="list174917521174936" text:continue-numbering="true" text:style-name="WW8Num2">
              <text:list-item>
                <text:p text:style-name="P7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174917521189640" text:continue-numbering="true" text:style-name="WW8Num2">
              <text:list-item>
                <text:p text:style-name="P720">Ver</text:p>
              </text:list-item>
            </text:list>
          </table:table-cell>
          <table:table-cell table:style-name="表格16.A1" office:value-type="string">
            <text:list xml:id="list174917521177421" text:continue-numbering="true" text:style-name="WW8Num2">
              <text:list-item>
                <text:p text:style-name="P772">0.<text:span text:style-name="T169">1</text:span></text:p>
              </text:list-item>
            </text:list>
          </table:table-cell>
          <table:table-cell table:style-name="表格16.J1" office:value-type="string">
            <text:list xml:id="list174917521193070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198124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174726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74917521203177" text:continue-numbering="true" text:style-name="WW8Num2">
              <text:list-item>
                <text:p text:style-name="P720">Maintain</text:p>
              </text:list-item>
            </text:list>
          </table:table-cell>
          <table:table-cell table:style-name="表格16.A2" table:number-columns-spanned="6" office:value-type="string">
            <text:list xml:id="list174917521196633" text:continue-numbering="true" text:style-name="WW8Num2">
              <text:list-item>
                <text:p text:style-name="P7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74917521201010" text:continue-numbering="true" text:style-name="WW8Num2">
              <text:list-item>
                <text:p text:style-name="P720">Date</text:p>
              </text:list-item>
            </text:list>
          </table:table-cell>
          <table:table-cell table:style-name="表格16.A2" office:value-type="string">
            <text:list xml:id="list174917521176345" text:continue-numbering="true" text:style-name="WW8Num2">
              <text:list-item>
                <text:p text:style-name="P772">201<text:span text:style-name="T169">7</text:span>/<text:span text:style-name="T147">11/13</text:span></text:p>
              </text:list-item>
            </text:list>
          </table:table-cell>
          <table:table-cell table:style-name="表格16.J1" office:value-type="string">
            <text:list xml:id="list174917521178303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200553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203789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74917521192810" text:continue-numbering="true" text:style-name="WW8Num2">
              <text:list-item>
                <text:p text:style-name="P720">Table</text:p>
              </text:list-item>
            </text:list>
          </table:table-cell>
          <table:table-cell table:style-name="表格16.A2" table:number-columns-spanned="6" office:value-type="string">
            <text:list xml:id="list174917521176932" text:continue-numbering="true" text:style-name="WW8Num2">
              <text:list-item>
                <text:p text:style-name="P844">zl_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74917521184815" text:continue-numbering="true" text:style-name="WW8Num2">
              <text:list-item>
                <text:p text:style-name="P720">DataBase</text:p>
              </text:list-item>
            </text:list>
          </table:table-cell>
          <table:table-cell table:style-name="表格16.A2" office:value-type="string">
            <text:list xml:id="list174917521200021" text:continue-numbering="true" text:style-name="WW8Num2">
              <text:list-item>
                <text:p text:style-name="P780">zenfile</text:p>
              </text:list-item>
            </text:list>
          </table:table-cell>
          <table:table-cell table:style-name="表格16.J1" office:value-type="string">
            <text:list xml:id="list174917521197123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173261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21203169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174917521181370" text:continue-numbering="true" text:style-name="WW8Num2">
              <text:list-item>
                <text:p text:style-name="P720">Descript</text:p>
              </text:list-item>
            </text:list>
          </table:table-cell>
          <table:table-cell table:style-name="表格16.A4" table:number-columns-spanned="8" office:value-type="string">
            <text:list xml:id="list174917521197920" text:continue-numbering="true" text:style-name="WW8Num2">
              <text:list-item>
                <text:p text:style-name="P818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174917537174096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37186187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174917537191850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174917537179144" text:continue-numbering="true" text:style-name="WW8Num2">
              <text:list-item>
                <text:p text:style-name="P6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174917537190954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74917537192897" text:continue-numbering="true" text:style-name="WW8Num2">
              <text:list-item>
                <text:p text:style-name="P746">Field</text:p>
              </text:list-item>
            </text:list>
          </table:table-cell>
          <table:table-cell table:style-name="表格16.A5" office:value-type="string">
            <text:list xml:id="list174917537183221" text:continue-numbering="true" text:style-name="WW8Num2">
              <text:list-item>
                <text:p text:style-name="P746">Datatype</text:p>
              </text:list-item>
            </text:list>
          </table:table-cell>
          <table:table-cell table:style-name="表格16.A5" office:value-type="string">
            <text:list xml:id="list174917537177502" text:continue-numbering="true" text:style-name="WW8Num2">
              <text:list-item>
                <text:p text:style-name="P746">PK</text:p>
              </text:list-item>
            </text:list>
          </table:table-cell>
          <table:table-cell table:style-name="表格16.A5" office:value-type="string">
            <text:list xml:id="list174917537192006" text:continue-numbering="true" text:style-name="WW8Num2">
              <text:list-item>
                <text:p text:style-name="P746">UK</text:p>
              </text:list-item>
            </text:list>
          </table:table-cell>
          <table:table-cell table:style-name="表格16.A5" office:value-type="string">
            <text:list xml:id="list174917537198616" text:continue-numbering="true" text:style-name="WW8Num2">
              <text:list-item>
                <text:p text:style-name="P746">IDX</text:p>
              </text:list-item>
            </text:list>
          </table:table-cell>
          <table:table-cell table:style-name="表格16.A5" office:value-type="string">
            <text:list xml:id="list174917537180463" text:continue-numbering="true" text:style-name="WW8Num2">
              <text:list-item>
                <text:p text:style-name="P693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174917537183347" text:continue-numbering="true" text:style-name="WW8Num2">
              <text:list-item>
                <text:p text:style-name="P693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174917537190524" text:continue-numbering="true" text:style-name="WW8Num2">
              <text:list-item>
                <text:p text:style-name="P746">Description</text:p>
              </text:list-item>
            </text:list>
          </table:table-cell>
          <table:table-cell table:style-name="表格16.A5" office:value-type="string">
            <text:list xml:id="list174917537194134" text:continue-numbering="true" text:style-name="WW8Num2">
              <text:list-item>
                <text:p text:style-name="P746">Remarks</text:p>
              </text:list-item>
            </text:list>
          </table:table-cell>
          <table:table-cell table:style-name="表格16.J5" table:number-columns-spanned="3" office:value-type="string">
            <text:list xml:id="list174917537201303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74917537189598" text:continue-numbering="true" text:style-name="WW8Num2">
              <text:list-item>
                <text:p text:style-name="P913">OID</text:p>
              </text:list-item>
            </text:list>
          </table:table-cell>
          <table:table-cell table:style-name="表格16.A5" office:value-type="string">
            <text:list xml:id="list174917537184153" text:continue-numbering="true" text:style-name="WW8Num2">
              <text:list-item>
                <text:p text:style-name="P913">CHAR</text:p>
              </text:list-item>
            </text:list>
          </table:table-cell>
          <table:table-cell table:style-name="表格16.A5" office:value-type="string">
            <text:list xml:id="list174917537175398" text:continue-numbering="true" text:style-name="WW8Num2">
              <text:list-item>
                <text:p text:style-name="P913">Y</text:p>
              </text:list-item>
            </text:list>
          </table:table-cell>
          <table:table-cell table:style-name="表格16.A5" office:value-type="string">
            <text:list xml:id="list17491753717656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37172623" text:continue-numbering="true" text:style-name="WW8Num2">
              <text:list-item>
                <text:p text:style-name="P913"><text:s/></text:p>
              </text:list-item>
            </text:list>
          </table:table-cell>
          <table:table-cell table:style-name="表格16.A5" office:value-type="string">
            <text:list xml:id="list174917537199966" text:continue-numbering="true" text:style-name="WW8Num2">
              <text:list-item>
                <text:p text:style-name="P913">36</text:p>
              </text:list-item>
            </text:list>
          </table:table-cell>
          <table:table-cell table:style-name="表格16.A5" office:value-type="string">
            <text:list xml:id="list17491753717627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37200073" text:continue-numbering="true" text:style-name="WW8Num2">
              <text:list-item>
                <text:p text:style-name="P913">PK / UUID</text:p>
              </text:list-item>
            </text:list>
          </table:table-cell>
          <table:table-cell table:style-name="表格16.A5" office:value-type="string">
            <text:list xml:id="list174917537198624" text:continue-numbering="true" text:style-name="WW8Num2">
              <text:list-item>
                <text:p text:style-name="P913">Default java UUID</text:p>
              </text:list-item>
            </text:list>
          </table:table-cell>
          <table:table-cell table:style-name="表格16.J5" table:number-columns-spanned="3" office:value-type="string">
            <text:list xml:id="list174917537192395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74917537185641" text:continue-numbering="true" text:style-name="WW8Num2">
              <text:list-item>
                <text:p text:style-name="P1049">ID</text:p>
              </text:list-item>
            </text:list>
          </table:table-cell>
          <table:table-cell table:style-name="表格16.A8" office:value-type="string">
            <text:list xml:id="list174917537175201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p text:style-name="P381">Y</text:p>
          </table:table-cell>
          <table:table-cell table:style-name="表格16.A8" office:value-type="string">
            <text:p text:style-name="P549">Y</text:p>
          </table:table-cell>
          <table:table-cell table:style-name="表格16.A8" office:value-type="string">
            <text:p text:style-name="P358">2<text:span text:style-name="T174">0</text:span></text:p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list xml:id="list174917537177325" text:continue-numbering="true" text:style-name="WW8Num2">
              <text:list-item>
                <text:p text:style-name="P1110"/>
              </text:list-item>
            </text:list>
          </table:table-cell>
          <table:table-cell table:style-name="表格16.A8" office:value-type="string">
            <text:p text:style-name="P419"/>
          </table:table-cell>
          <table:table-cell table:style-name="表格16.J5" table:number-columns-spanned="3" office:value-type="string">
            <text:list xml:id="list174917537180061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383">TITLE</text:p>
          </table:table-cell>
          <table:table-cell table:style-name="表格16.A8" office:value-type="string">
            <text:list xml:id="list174917537199751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53">Y</text:p>
          </table:table-cell>
          <table:table-cell table:style-name="表格16.A8" office:value-type="string">
            <text:p text:style-name="P383">100</text:p>
          </table:table-cell>
          <table:table-cell table:style-name="表格16.A8" office:value-type="string">
            <text:p text:style-name="P348"/>
          </table:table-cell>
          <table:table-cell table:style-name="表格16.A8" office:value-type="string">
            <text:list xml:id="list174917537202635" text:continue-numbering="true" text:style-name="WW8Num2">
              <text:list-item>
                <text:p text:style-name="P1090"/>
              </text:list-item>
            </text:list>
          </table:table-cell>
          <table:table-cell table:style-name="表格16.A8" office:value-type="string">
            <text:p text:style-name="P419"/>
          </table:table-cell>
          <table:table-cell table:style-name="表格16.J5" table:number-columns-spanned="3" office:value-type="string">
            <text:list xml:id="list174917537177382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74917553171989" text:continue-numbering="true" text:style-name="WW8Num2">
              <text:list-item>
                <text:p text:style-name="P1052">CONTENT</text:p>
              </text:list-item>
            </text:list>
          </table:table-cell>
          <table:table-cell table:style-name="表格16.A8" office:value-type="string">
            <text:list xml:id="list174917553185528" text:continue-numbering="true" text:style-name="WW8Num2">
              <text:list-item>
                <text:p text:style-name="P1053">TEXT</text:p>
              </text:list-item>
            </text:list>
          </table:table-cell>
          <table:table-cell table:style-name="表格16.A8" office:value-type="string">
            <text:list xml:id="list174917553186604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A8" office:value-type="string">
            <text:list xml:id="list174917553202722" text:continue-numbering="true" text:style-name="WW8Num2">
              <text:list-item>
                <text:p text:style-name="P1009"/>
              </text:list-item>
            </text:list>
          </table:table-cell>
          <table:table-cell table:style-name="表格16.A8" office:value-type="string">
            <text:list xml:id="list174917553203707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A8" office:value-type="string">
            <text:list xml:id="list174917553172980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16.A8" office:value-type="string">
            <text:list xml:id="list174917553200752" text:continue-numbering="true" text:style-name="WW8Num2">
              <text:list-item>
                <text:p text:style-name="P1036"/>
              </text:list-item>
            </text:list>
          </table:table-cell>
          <table:table-cell table:style-name="表格16.A8" office:value-type="string">
            <text:list xml:id="list174917553180406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16.A8" office:value-type="string">
            <text:list xml:id="list174917553197539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J5" table:number-columns-spanned="3" office:value-type="string">
            <text:list xml:id="list174917553186895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74917553189220" text:continue-numbering="true" text:style-name="WW8Num2">
              <text:list-item>
                <text:p text:style-name="P1054">DESCRIPTION</text:p>
              </text:list-item>
            </text:list>
          </table:table-cell>
          <table:table-cell table:style-name="表格16.A8" office:value-type="string">
            <text:list xml:id="list174917553173319" text:continue-numbering="true" text:style-name="WW8Num2">
              <text:list-item>
                <text:p text:style-name="P1024">VARCHAR</text:p>
              </text:list-item>
            </text:list>
          </table:table-cell>
          <table:table-cell table:style-name="表格16.A8" office:value-type="string">
            <text:list xml:id="list174917553196975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A8" office:value-type="string">
            <text:list xml:id="list174917553203187" text:continue-numbering="true" text:style-name="WW8Num2">
              <text:list-item>
                <text:p text:style-name="P1009"/>
              </text:list-item>
            </text:list>
          </table:table-cell>
          <table:table-cell table:style-name="表格16.A8" office:value-type="string">
            <text:list xml:id="list174917553183647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A8" office:value-type="string">
            <text:list xml:id="list174917553192028" text:continue-numbering="true" text:style-name="WW8Num2">
              <text:list-item>
                <text:p text:style-name="P1054">500</text:p>
              </text:list-item>
            </text:list>
          </table:table-cell>
          <table:table-cell table:style-name="表格16.A8" office:value-type="string">
            <text:list xml:id="list174917553197909" text:continue-numbering="true" text:style-name="WW8Num2">
              <text:list-item>
                <text:p text:style-name="P1036"/>
              </text:list-item>
            </text:list>
          </table:table-cell>
          <table:table-cell table:style-name="表格16.A8" office:value-type="string">
            <text:list xml:id="list174917553200526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16.A8" office:value-type="string">
            <text:list xml:id="list174917553201512" text:continue-numbering="true" text:style-name="WW8Num2">
              <text:list-item>
                <text:p text:style-name="P913"/>
              </text:list-item>
            </text:list>
          </table:table-cell>
          <table:table-cell table:style-name="表格16.J5" table:number-columns-spanned="3" office:value-type="string">
            <text:list xml:id="list174917553176183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74917553192162" text:continue-numbering="true" text:style-name="WW8Num2">
              <text:list-item>
                <text:p text:style-name="P1055">SHOW_FLAG</text:p>
              </text:list-item>
            </text:list>
          </table:table-cell>
          <table:table-cell table:style-name="表格16.A8" office:value-type="string">
            <text:list xml:id="list174917553197704" text:continue-numbering="true" text:style-name="WW8Num2">
              <text:list-item>
                <text:p text:style-name="P1025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55">Y</text:p>
          </table:table-cell>
          <table:table-cell table:style-name="表格16.A8" office:value-type="string">
            <text:p text:style-name="P384">1</text:p>
          </table:table-cell>
          <table:table-cell table:style-name="表格16.A8" office:value-type="string">
            <text:list xml:id="list174917553187284" text:continue-numbering="true" text:style-name="WW8Num2">
              <text:list-item>
                <text:p text:style-name="P1056">Y</text:p>
              </text:list-item>
            </text:list>
          </table:table-cell>
          <table:table-cell table:style-name="表格16.A8" office:value-type="string">
            <text:list xml:id="list174917553175142" text:continue-numbering="true" text:style-name="WW8Num2">
              <text:list-item>
                <text:p text:style-name="P1102"/>
              </text:list-item>
            </text:list>
          </table:table-cell>
          <table:table-cell table:style-name="表格16.A8" office:value-type="string">
            <text:p text:style-name="P419"/>
          </table:table-cell>
          <table:table-cell table:style-name="表格16.J5" table:number-columns-spanned="3" office:value-type="string">
            <text:list xml:id="list174917553203135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74917553183544" text:continue-numbering="true" text:style-name="WW8Num2">
              <text:list-item>
                <text:p text:style-name="P913">CUSERID</text:p>
              </text:list-item>
            </text:list>
          </table:table-cell>
          <table:table-cell table:style-name="表格16.A5" office:value-type="string">
            <text:list xml:id="list174917553177647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16.A5" office:value-type="string">
            <text:list xml:id="list17491755318408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5317534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5319023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53200285" text:continue-numbering="true" text:style-name="WW8Num2">
              <text:list-item>
                <text:p text:style-name="P913">24</text:p>
              </text:list-item>
            </text:list>
          </table:table-cell>
          <table:table-cell table:style-name="表格16.A5" office:value-type="string">
            <text:list xml:id="list174917553189606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53185834" text:continue-numbering="true" text:style-name="WW8Num2">
              <text:list-item>
                <text:p text:style-name="P913">Create data user</text:p>
              </text:list-item>
            </text:list>
          </table:table-cell>
          <table:table-cell table:style-name="表格16.A5" office:value-type="string">
            <text:list xml:id="list17491755318750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J5" table:number-columns-spanned="3" office:value-type="string">
            <text:list xml:id="list174917553185793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74917553175940" text:continue-numbering="true" text:style-name="WW8Num2">
              <text:list-item>
                <text:p text:style-name="P913">CDATE</text:p>
              </text:list-item>
            </text:list>
          </table:table-cell>
          <table:table-cell table:style-name="表格16.A8" office:value-type="string">
            <text:list xml:id="list174917553183797" text:continue-numbering="true" text:style-name="WW8Num2">
              <text:list-item>
                <text:p text:style-name="P913">DATETIME</text:p>
              </text:list-item>
            </text:list>
          </table:table-cell>
          <table:table-cell table:style-name="表格16.A8" office:value-type="string">
            <text:list xml:id="list17491755317969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8" office:value-type="string">
            <text:list xml:id="list17491755318863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8" office:value-type="string">
            <text:list xml:id="list17491756818706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8" office:value-type="string">
            <text:list xml:id="list174917568185233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8" office:value-type="string">
            <text:list xml:id="list17491756818292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8" office:value-type="string">
            <text:list xml:id="list174917568180925" text:continue-numbering="true" text:style-name="WW8Num2">
              <text:list-item>
                <text:p text:style-name="P913">Create time</text:p>
              </text:list-item>
            </text:list>
          </table:table-cell>
          <table:table-cell table:style-name="表格16.A8" office:value-type="string">
            <text:list xml:id="list17491756819582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J5" table:number-columns-spanned="3" office:value-type="string">
            <text:list xml:id="list174917568194476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74917568202543" text:continue-numbering="true" text:style-name="WW8Num2">
              <text:list-item>
                <text:p text:style-name="P913">UUSERID</text:p>
              </text:list-item>
            </text:list>
          </table:table-cell>
          <table:table-cell table:style-name="表格16.A5" office:value-type="string">
            <text:list xml:id="list174917568173646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16.A5" office:value-type="string">
            <text:list xml:id="list17491756820304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8954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8277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91313" text:continue-numbering="true" text:style-name="WW8Num2">
              <text:list-item>
                <text:p text:style-name="P913">24</text:p>
              </text:list-item>
            </text:list>
          </table:table-cell>
          <table:table-cell table:style-name="表格16.A5" office:value-type="string">
            <text:list xml:id="list174917568186684" text:continue-numbering="true" text:style-name="WW8Num2">
              <text:list-item>
                <text:p text:style-name="P913">null</text:p>
              </text:list-item>
            </text:list>
          </table:table-cell>
          <table:table-cell table:style-name="表格16.A5" office:value-type="string">
            <text:list xml:id="list174917568196884" text:continue-numbering="true" text:style-name="WW8Num2">
              <text:list-item>
                <text:p text:style-name="P913">Update date user</text:p>
              </text:list-item>
            </text:list>
          </table:table-cell>
          <table:table-cell table:style-name="表格16.A5" office:value-type="string">
            <text:list xml:id="list17491756817983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J5" table:number-columns-spanned="3" office:value-type="string">
            <text:list xml:id="list174917568199287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74917568192804" text:continue-numbering="true" text:style-name="WW8Num2">
              <text:list-item>
                <text:p text:style-name="P913">UDATE</text:p>
              </text:list-item>
            </text:list>
          </table:table-cell>
          <table:table-cell table:style-name="表格16.A5" office:value-type="string">
            <text:list xml:id="list174917568202634" text:continue-numbering="true" text:style-name="WW8Num2">
              <text:list-item>
                <text:p text:style-name="P913">DATETIME</text:p>
              </text:list-item>
            </text:list>
          </table:table-cell>
          <table:table-cell table:style-name="表格16.A5" office:value-type="string">
            <text:list xml:id="list17491756817350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9782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8864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8805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A5" office:value-type="string">
            <text:list xml:id="list174917568194297" text:continue-numbering="true" text:style-name="WW8Num2">
              <text:list-item>
                <text:p text:style-name="P913">null</text:p>
              </text:list-item>
            </text:list>
          </table:table-cell>
          <table:table-cell table:style-name="表格16.A5" office:value-type="string">
            <text:list xml:id="list174917568188986" text:continue-numbering="true" text:style-name="WW8Num2">
              <text:list-item>
                <text:p text:style-name="P913">Update time</text:p>
              </text:list-item>
            </text:list>
          </table:table-cell>
          <table:table-cell table:style-name="表格16.A5" office:value-type="string">
            <text:list xml:id="list174917568198793" text:continue-numbering="true" text:style-name="WW8Num2">
              <text:list-item>
                <text:p text:style-name="P874"/>
              </text:list-item>
            </text:list>
          </table:table-cell>
          <table:table-cell table:style-name="表格16.J5" table:number-columns-spanned="3" office:value-type="string">
            <text:list xml:id="list174917568200152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</table:table>
      <text:h text:style-name="P599" text:outline-level="1"/>
      <text:p text:style-name="P32"/>
      <text:list xml:id="list174917568181224" text:continue-numbering="true" text:style-name="WW8Num2">
        <text:list-item>
          <text:h text:style-name="P637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74917568197553" text:continue-numbering="true" text:style-name="WW8Num2">
              <text:list-item>
                <text:p text:style-name="P721">Project</text:p>
              </text:list-item>
            </text:list>
          </table:table-cell>
          <table:table-cell table:style-name="表格29.A1" table:number-columns-spanned="6" office:value-type="string">
            <text:list xml:id="list174917568180885" text:continue-numbering="true" text:style-name="WW8Num2">
              <text:list-item>
                <text:p text:style-name="P77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74917568188064" text:continue-numbering="true" text:style-name="WW8Num2">
              <text:list-item>
                <text:p text:style-name="P721">Ver</text:p>
              </text:list-item>
            </text:list>
          </table:table-cell>
          <table:table-cell table:style-name="表格29.A1" office:value-type="string">
            <text:list xml:id="list174917568181773" text:continue-numbering="true" text:style-name="WW8Num2">
              <text:list-item>
                <text:p text:style-name="P773">0.<text:span text:style-name="T169">1</text:span></text:p>
              </text:list-item>
            </text:list>
          </table:table-cell>
          <table:table-cell table:style-name="表格29.J1" office:value-type="string">
            <text:list xml:id="list174917568183305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68194685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68171610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74917568178114" text:continue-numbering="true" text:style-name="WW8Num2">
              <text:list-item>
                <text:p text:style-name="P721">Maintain</text:p>
              </text:list-item>
            </text:list>
          </table:table-cell>
          <table:table-cell table:style-name="表格29.A2" table:number-columns-spanned="6" office:value-type="string">
            <text:list xml:id="list174917568189570" text:continue-numbering="true" text:style-name="WW8Num2">
              <text:list-item>
                <text:p text:style-name="P7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74917568189836" text:continue-numbering="true" text:style-name="WW8Num2">
              <text:list-item>
                <text:p text:style-name="P721">Date</text:p>
              </text:list-item>
            </text:list>
          </table:table-cell>
          <table:table-cell table:style-name="表格29.A2" office:value-type="string">
            <text:list xml:id="list174917568177661" text:continue-numbering="true" text:style-name="WW8Num2">
              <text:list-item>
                <text:p text:style-name="P773">201<text:span text:style-name="T169">7</text:span>/<text:span text:style-name="T147">11/13</text:span></text:p>
              </text:list-item>
            </text:list>
          </table:table-cell>
          <table:table-cell table:style-name="表格29.J1" office:value-type="string">
            <text:list xml:id="list174917568183729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6817213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84195564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74917584182994" text:continue-numbering="true" text:style-name="WW8Num2">
              <text:list-item>
                <text:p text:style-name="P721">Table</text:p>
              </text:list-item>
            </text:list>
          </table:table-cell>
          <table:table-cell table:style-name="表格29.A2" table:number-columns-spanned="6" office:value-type="string">
            <text:list xml:id="list174917584189583" text:continue-numbering="true" text:style-name="WW8Num2">
              <text:list-item>
                <text:p text:style-name="P845">zl_<text:span text:style-name="T173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74917584181242" text:continue-numbering="true" text:style-name="WW8Num2">
              <text:list-item>
                <text:p text:style-name="P721">DataBase</text:p>
              </text:list-item>
            </text:list>
          </table:table-cell>
          <table:table-cell table:style-name="表格29.A2" office:value-type="string">
            <text:list xml:id="list174917584172036" text:continue-numbering="true" text:style-name="WW8Num2">
              <text:list-item>
                <text:p text:style-name="P781">zenfile</text:p>
              </text:list-item>
            </text:list>
          </table:table-cell>
          <table:table-cell table:style-name="表格29.J1" office:value-type="string">
            <text:list xml:id="list174917584187515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8417792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84176763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74917584175620" text:continue-numbering="true" text:style-name="WW8Num2">
              <text:list-item>
                <text:p text:style-name="P721">Descript</text:p>
              </text:list-item>
            </text:list>
          </table:table-cell>
          <table:table-cell table:style-name="表格29.A4" table:number-columns-spanned="8" office:value-type="string">
            <text:list xml:id="list174917584197683" text:continue-numbering="true" text:style-name="WW8Num2">
              <text:list-item>
                <text:p text:style-name="P819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74917584176117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8418218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174917584196029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74917584178519" text:continue-numbering="true" text:style-name="WW8Num2">
              <text:list-item>
                <text:p text:style-name="P6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74917584175317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74917584188520" text:continue-numbering="true" text:style-name="WW8Num2">
              <text:list-item>
                <text:p text:style-name="P747">Field</text:p>
              </text:list-item>
            </text:list>
          </table:table-cell>
          <table:table-cell table:style-name="表格29.A5" office:value-type="string">
            <text:list xml:id="list174917584186551" text:continue-numbering="true" text:style-name="WW8Num2">
              <text:list-item>
                <text:p text:style-name="P747">Datatype</text:p>
              </text:list-item>
            </text:list>
          </table:table-cell>
          <table:table-cell table:style-name="表格29.A5" office:value-type="string">
            <text:list xml:id="list174917584180006" text:continue-numbering="true" text:style-name="WW8Num2">
              <text:list-item>
                <text:p text:style-name="P747">PK</text:p>
              </text:list-item>
            </text:list>
          </table:table-cell>
          <table:table-cell table:style-name="表格29.A5" office:value-type="string">
            <text:list xml:id="list174917584181371" text:continue-numbering="true" text:style-name="WW8Num2">
              <text:list-item>
                <text:p text:style-name="P747">UK</text:p>
              </text:list-item>
            </text:list>
          </table:table-cell>
          <table:table-cell table:style-name="表格29.A5" office:value-type="string">
            <text:list xml:id="list174917584185988" text:continue-numbering="true" text:style-name="WW8Num2">
              <text:list-item>
                <text:p text:style-name="P747">IDX</text:p>
              </text:list-item>
            </text:list>
          </table:table-cell>
          <table:table-cell table:style-name="表格29.A5" office:value-type="string">
            <text:list xml:id="list174917584202365" text:continue-numbering="true" text:style-name="WW8Num2">
              <text:list-item>
                <text:p text:style-name="P694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74917584171973" text:continue-numbering="true" text:style-name="WW8Num2">
              <text:list-item>
                <text:p text:style-name="P694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74917584189956" text:continue-numbering="true" text:style-name="WW8Num2">
              <text:list-item>
                <text:p text:style-name="P747">Description</text:p>
              </text:list-item>
            </text:list>
          </table:table-cell>
          <table:table-cell table:style-name="表格29.A5" office:value-type="string">
            <text:list xml:id="list174917584193527" text:continue-numbering="true" text:style-name="WW8Num2">
              <text:list-item>
                <text:p text:style-name="P747">Remarks</text:p>
              </text:list-item>
            </text:list>
          </table:table-cell>
          <table:table-cell table:style-name="表格29.J5" table:number-columns-spanned="3" office:value-type="string">
            <text:list xml:id="list174917584185148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74917584186501" text:continue-numbering="true" text:style-name="WW8Num2">
              <text:list-item>
                <text:p text:style-name="P915">OID</text:p>
              </text:list-item>
            </text:list>
          </table:table-cell>
          <table:table-cell table:style-name="表格29.A5" office:value-type="string">
            <text:list xml:id="list174917584189452" text:continue-numbering="true" text:style-name="WW8Num2">
              <text:list-item>
                <text:p text:style-name="P915">CHAR</text:p>
              </text:list-item>
            </text:list>
          </table:table-cell>
          <table:table-cell table:style-name="表格29.A5" office:value-type="string">
            <text:list xml:id="list174917584172349" text:continue-numbering="true" text:style-name="WW8Num2">
              <text:list-item>
                <text:p text:style-name="P915">Y</text:p>
              </text:list-item>
            </text:list>
          </table:table-cell>
          <table:table-cell table:style-name="表格29.A5" office:value-type="string">
            <text:list xml:id="list174917584193676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84203625" text:continue-numbering="true" text:style-name="WW8Num2">
              <text:list-item>
                <text:p text:style-name="P915"><text:s/></text:p>
              </text:list-item>
            </text:list>
          </table:table-cell>
          <table:table-cell table:style-name="表格29.A5" office:value-type="string">
            <text:list xml:id="list174917584180258" text:continue-numbering="true" text:style-name="WW8Num2">
              <text:list-item>
                <text:p text:style-name="P915">36</text:p>
              </text:list-item>
            </text:list>
          </table:table-cell>
          <table:table-cell table:style-name="表格29.A5" office:value-type="string">
            <text:list xml:id="list174917584185085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84192654" text:continue-numbering="true" text:style-name="WW8Num2">
              <text:list-item>
                <text:p text:style-name="P915">PK / UUID</text:p>
              </text:list-item>
            </text:list>
          </table:table-cell>
          <table:table-cell table:style-name="表格29.A5" office:value-type="string">
            <text:list xml:id="list174917584182755" text:continue-numbering="true" text:style-name="WW8Num2">
              <text:list-item>
                <text:p text:style-name="P915">Default java UUID</text:p>
              </text:list-item>
            </text:list>
          </table:table-cell>
          <table:table-cell table:style-name="表格29.J5" table:number-columns-spanned="3" office:value-type="string">
            <text:list xml:id="list17491758418290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74917584195305" text:continue-numbering="true" text:style-name="WW8Num2">
              <text:list-item>
                <text:p text:style-name="P1050"><text:span text:style-name="T175">PERSON_</text:span>ID</text:p>
              </text:list-item>
            </text:list>
          </table:table-cell>
          <table:table-cell table:style-name="表格29.A8" office:value-type="string">
            <text:list xml:id="list174917584199479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2">Y</text:p>
          </table:table-cell>
          <table:table-cell table:style-name="表格29.A8" office:value-type="string">
            <text:p text:style-name="P551">Y</text:p>
          </table:table-cell>
          <table:table-cell table:style-name="表格29.A8" office:value-type="string">
            <text:p text:style-name="P360">2<text:span text:style-name="T175">4</text:span></text:p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list xml:id="list174917584199903" text:continue-numbering="true" text:style-name="WW8Num2">
              <text:list-item>
                <text:p text:style-name="P1111"/>
              </text:list-item>
            </text:list>
          </table:table-cell>
          <table:table-cell table:style-name="表格29.A8" office:value-type="string">
            <text:p text:style-name="P420"/>
          </table:table-cell>
          <table:table-cell table:style-name="表格29.J5" table:number-columns-spanned="3" office:value-type="string">
            <text:list xml:id="list174917599190943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6">COURSE_ID</text:p>
          </table:table-cell>
          <table:table-cell table:style-name="表格29.A8" office:value-type="string">
            <text:list xml:id="list174917599196581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5">Y</text:p>
          </table:table-cell>
          <table:table-cell table:style-name="表格29.A8" office:value-type="string">
            <text:p text:style-name="P554">Y</text:p>
          </table:table-cell>
          <table:table-cell table:style-name="表格29.A8" office:value-type="string">
            <text:p text:style-name="P386">20</text:p>
          </table:table-cell>
          <table:table-cell table:style-name="表格29.A8" office:value-type="string">
            <text:p text:style-name="P349"/>
          </table:table-cell>
          <table:table-cell table:style-name="表格29.A8" office:value-type="string">
            <text:list xml:id="list174917599196075" text:continue-numbering="true" text:style-name="WW8Num2">
              <text:list-item>
                <text:p text:style-name="P1091"/>
              </text:list-item>
            </text:list>
          </table:table-cell>
          <table:table-cell table:style-name="表格29.A8" office:value-type="string">
            <text:p text:style-name="P420"/>
          </table:table-cell>
          <table:table-cell table:style-name="表格29.J5" table:number-columns-spanned="3" office:value-type="string">
            <text:list xml:id="list174917599175618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74917599172019" text:continue-numbering="true" text:style-name="WW8Num2">
              <text:list-item>
                <text:p text:style-name="P915">CUSERID</text:p>
              </text:list-item>
            </text:list>
          </table:table-cell>
          <table:table-cell table:style-name="表格29.A5" office:value-type="string">
            <text:list xml:id="list174917599196972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29.A5" office:value-type="string">
            <text:list xml:id="list17491759917953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20229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171411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191024" text:continue-numbering="true" text:style-name="WW8Num2">
              <text:list-item>
                <text:p text:style-name="P915">24</text:p>
              </text:list-item>
            </text:list>
          </table:table-cell>
          <table:table-cell table:style-name="表格29.A5" office:value-type="string">
            <text:list xml:id="list17491759918466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202076" text:continue-numbering="true" text:style-name="WW8Num2">
              <text:list-item>
                <text:p text:style-name="P915">Create data user</text:p>
              </text:list-item>
            </text:list>
          </table:table-cell>
          <table:table-cell table:style-name="表格29.A5" office:value-type="string">
            <text:list xml:id="list17491759919547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J5" table:number-columns-spanned="3" office:value-type="string">
            <text:list xml:id="list174917599202241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74917599193446" text:continue-numbering="true" text:style-name="WW8Num2">
              <text:list-item>
                <text:p text:style-name="P915">CDATE</text:p>
              </text:list-item>
            </text:list>
          </table:table-cell>
          <table:table-cell table:style-name="表格29.A8" office:value-type="string">
            <text:list xml:id="list174917599186218" text:continue-numbering="true" text:style-name="WW8Num2">
              <text:list-item>
                <text:p text:style-name="P915">DATETIME</text:p>
              </text:list-item>
            </text:list>
          </table:table-cell>
          <table:table-cell table:style-name="表格29.A8" office:value-type="string">
            <text:list xml:id="list174917599191415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8" office:value-type="string">
            <text:list xml:id="list17491759920043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8" office:value-type="string">
            <text:list xml:id="list17491759919048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8" office:value-type="string">
            <text:list xml:id="list17491759917474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8" office:value-type="string">
            <text:list xml:id="list174917599194008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8" office:value-type="string">
            <text:list xml:id="list174917599173492" text:continue-numbering="true" text:style-name="WW8Num2">
              <text:list-item>
                <text:p text:style-name="P915">Create time</text:p>
              </text:list-item>
            </text:list>
          </table:table-cell>
          <table:table-cell table:style-name="表格29.A8" office:value-type="string">
            <text:list xml:id="list17491759918114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J5" table:number-columns-spanned="3" office:value-type="string">
            <text:list xml:id="list174917599195320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74917599202088" text:continue-numbering="true" text:style-name="WW8Num2">
              <text:list-item>
                <text:p text:style-name="P915">UUSERID</text:p>
              </text:list-item>
            </text:list>
          </table:table-cell>
          <table:table-cell table:style-name="表格29.A5" office:value-type="string">
            <text:list xml:id="list174917599190797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29.A5" office:value-type="string">
            <text:list xml:id="list174917599202038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17385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183069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599180711" text:continue-numbering="true" text:style-name="WW8Num2">
              <text:list-item>
                <text:p text:style-name="P915">24</text:p>
              </text:list-item>
            </text:list>
          </table:table-cell>
          <table:table-cell table:style-name="表格29.A5" office:value-type="string">
            <text:list xml:id="list174917599173438" text:continue-numbering="true" text:style-name="WW8Num2">
              <text:list-item>
                <text:p text:style-name="P915">null</text:p>
              </text:list-item>
            </text:list>
          </table:table-cell>
          <table:table-cell table:style-name="表格29.A5" office:value-type="string">
            <text:list xml:id="list174917599201288" text:continue-numbering="true" text:style-name="WW8Num2">
              <text:list-item>
                <text:p text:style-name="P915">Update date user</text:p>
              </text:list-item>
            </text:list>
          </table:table-cell>
          <table:table-cell table:style-name="表格29.A5" office:value-type="string">
            <text:list xml:id="list174917599194279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J5" table:number-columns-spanned="3" office:value-type="string">
            <text:list xml:id="list174917599176896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74917599180227" text:continue-numbering="true" text:style-name="WW8Num2">
              <text:list-item>
                <text:p text:style-name="P915">UDATE</text:p>
              </text:list-item>
            </text:list>
          </table:table-cell>
          <table:table-cell table:style-name="表格29.A5" office:value-type="string">
            <text:list xml:id="list174917599202624" text:continue-numbering="true" text:style-name="WW8Num2">
              <text:list-item>
                <text:p text:style-name="P915">DATETIME</text:p>
              </text:list-item>
            </text:list>
          </table:table-cell>
          <table:table-cell table:style-name="表格29.A5" office:value-type="string">
            <text:list xml:id="list174917599200231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615198861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61517900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61518079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A5" office:value-type="string">
            <text:list xml:id="list174917615197148" text:continue-numbering="true" text:style-name="WW8Num2">
              <text:list-item>
                <text:p text:style-name="P915">null</text:p>
              </text:list-item>
            </text:list>
          </table:table-cell>
          <table:table-cell table:style-name="表格29.A5" office:value-type="string">
            <text:list xml:id="list174917615193754" text:continue-numbering="true" text:style-name="WW8Num2">
              <text:list-item>
                <text:p text:style-name="P915">Update time</text:p>
              </text:list-item>
            </text:list>
          </table:table-cell>
          <table:table-cell table:style-name="表格29.A5" office:value-type="string">
            <text:list xml:id="list174917615176785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9.J5" table:number-columns-spanned="3" office:value-type="string">
            <text:list xml:id="list17491761519251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</table:table>
      <text:h text:style-name="P600" text:outline-level="1"/>
      <text:p text:style-name="P29"/>
      <text:list xml:id="list174917615191133" text:continue-numbering="true" text:style-name="WW8Num2">
        <text:list-item>
          <text:h text:style-name="P638" text:outline-level="1"><text:bookmark-start text:name="__RefHeading__20683_1430342254"/><text:soft-page-break/><text:span text:style-name="T77">ZL</text:span><text:span text:style-name="T73">_</text:span><text:span text:style-name="T82">BLOOD_PRESSURE</text:span><text:bookmark-end text:name="__RefHeading__20683_143034225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174917615187890" text:continue-numbering="true" text:style-name="WW8Num2">
              <text:list-item>
                <text:p text:style-name="P722">Project</text:p>
              </text:list-item>
            </text:list>
          </table:table-cell>
          <table:table-cell table:style-name="表格30.A1" table:number-columns-spanned="6" office:value-type="string">
            <text:list xml:id="list174917615173749" text:continue-numbering="true" text:style-name="WW8Num2">
              <text:list-item>
                <text:p text:style-name="P7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174917615180122" text:continue-numbering="true" text:style-name="WW8Num2">
              <text:list-item>
                <text:p text:style-name="P722">Ver</text:p>
              </text:list-item>
            </text:list>
          </table:table-cell>
          <table:table-cell table:style-name="表格30.A1" office:value-type="string">
            <text:list xml:id="list174917615182542" text:continue-numbering="true" text:style-name="WW8Num2">
              <text:list-item>
                <text:p text:style-name="P774">0.<text:span text:style-name="T169">1</text:span></text:p>
              </text:list-item>
            </text:list>
          </table:table-cell>
          <table:table-cell table:style-name="表格30.J1" office:value-type="string">
            <text:list xml:id="list174917615190270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94614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92803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74917615194445" text:continue-numbering="true" text:style-name="WW8Num2">
              <text:list-item>
                <text:p text:style-name="P722">Maintain</text:p>
              </text:list-item>
            </text:list>
          </table:table-cell>
          <table:table-cell table:style-name="表格30.A2" table:number-columns-spanned="6" office:value-type="string">
            <text:list xml:id="list174917615193200" text:continue-numbering="true" text:style-name="WW8Num2">
              <text:list-item>
                <text:p text:style-name="P7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74917615192595" text:continue-numbering="true" text:style-name="WW8Num2">
              <text:list-item>
                <text:p text:style-name="P722">Date</text:p>
              </text:list-item>
            </text:list>
          </table:table-cell>
          <table:table-cell table:style-name="表格30.A2" office:value-type="string">
            <text:list xml:id="list174917615203699" text:continue-numbering="true" text:style-name="WW8Num2">
              <text:list-item>
                <text:p text:style-name="P774">201<text:span text:style-name="T169">7</text:span>/<text:span text:style-name="T147">11/14</text:span></text:p>
              </text:list-item>
            </text:list>
          </table:table-cell>
          <table:table-cell table:style-name="表格30.J1" office:value-type="string">
            <text:list xml:id="list174917615202860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72707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83309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74917615187410" text:continue-numbering="true" text:style-name="WW8Num2">
              <text:list-item>
                <text:p text:style-name="P722">Table</text:p>
              </text:list-item>
            </text:list>
          </table:table-cell>
          <table:table-cell table:style-name="表格30.A2" table:number-columns-spanned="6" office:value-type="string">
            <text:list xml:id="list174917615203236" text:continue-numbering="true" text:style-name="WW8Num2">
              <text:list-item>
                <text:p text:style-name="P846">zl_<text:span text:style-name="T176">blood_pressur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74917615171707" text:continue-numbering="true" text:style-name="WW8Num2">
              <text:list-item>
                <text:p text:style-name="P722">DataBase</text:p>
              </text:list-item>
            </text:list>
          </table:table-cell>
          <table:table-cell table:style-name="表格30.A2" office:value-type="string">
            <text:list xml:id="list174917615195969" text:continue-numbering="true" text:style-name="WW8Num2">
              <text:list-item>
                <text:p text:style-name="P782">zenfile</text:p>
              </text:list-item>
            </text:list>
          </table:table-cell>
          <table:table-cell table:style-name="表格30.J1" office:value-type="string">
            <text:list xml:id="list174917615188607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72551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72051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174917615202612" text:continue-numbering="true" text:style-name="WW8Num2">
              <text:list-item>
                <text:p text:style-name="P722">Descript</text:p>
              </text:list-item>
            </text:list>
          </table:table-cell>
          <table:table-cell table:style-name="表格30.A4" table:number-columns-spanned="8" office:value-type="string">
            <text:list xml:id="list174917615194356" text:continue-numbering="true" text:style-name="WW8Num2">
              <text:list-item>
                <text:p text:style-name="P820">zenlife <text:span text:style-name="T176">blood pressure for p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174917615194295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198807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174917615202544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174917615196203" text:continue-numbering="true" text:style-name="WW8Num2">
              <text:list-item>
                <text:p text:style-name="P6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174917615178006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74917615199086" text:continue-numbering="true" text:style-name="WW8Num2">
              <text:list-item>
                <text:p text:style-name="P748">Field</text:p>
              </text:list-item>
            </text:list>
          </table:table-cell>
          <table:table-cell table:style-name="表格30.A5" office:value-type="string">
            <text:list xml:id="list174917615196751" text:continue-numbering="true" text:style-name="WW8Num2">
              <text:list-item>
                <text:p text:style-name="P748">Datatype</text:p>
              </text:list-item>
            </text:list>
          </table:table-cell>
          <table:table-cell table:style-name="表格30.A5" office:value-type="string">
            <text:list xml:id="list174917615189089" text:continue-numbering="true" text:style-name="WW8Num2">
              <text:list-item>
                <text:p text:style-name="P748">PK</text:p>
              </text:list-item>
            </text:list>
          </table:table-cell>
          <table:table-cell table:style-name="表格30.A5" office:value-type="string">
            <text:list xml:id="list174917631194301" text:continue-numbering="true" text:style-name="WW8Num2">
              <text:list-item>
                <text:p text:style-name="P748">UK</text:p>
              </text:list-item>
            </text:list>
          </table:table-cell>
          <table:table-cell table:style-name="表格30.A5" office:value-type="string">
            <text:list xml:id="list174917631171549" text:continue-numbering="true" text:style-name="WW8Num2">
              <text:list-item>
                <text:p text:style-name="P748">IDX</text:p>
              </text:list-item>
            </text:list>
          </table:table-cell>
          <table:table-cell table:style-name="表格30.A5" office:value-type="string">
            <text:list xml:id="list174917631196693" text:continue-numbering="true" text:style-name="WW8Num2">
              <text:list-item>
                <text:p text:style-name="P695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174917631198234" text:continue-numbering="true" text:style-name="WW8Num2">
              <text:list-item>
                <text:p text:style-name="P695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174917631201713" text:continue-numbering="true" text:style-name="WW8Num2">
              <text:list-item>
                <text:p text:style-name="P748">Description</text:p>
              </text:list-item>
            </text:list>
          </table:table-cell>
          <table:table-cell table:style-name="表格30.A5" office:value-type="string">
            <text:list xml:id="list174917631187176" text:continue-numbering="true" text:style-name="WW8Num2">
              <text:list-item>
                <text:p text:style-name="P748">Remarks</text:p>
              </text:list-item>
            </text:list>
          </table:table-cell>
          <table:table-cell table:style-name="表格30.J5" table:number-columns-spanned="3" office:value-type="string">
            <text:list xml:id="list174917631198850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74917631179365" text:continue-numbering="true" text:style-name="WW8Num2">
              <text:list-item>
                <text:p text:style-name="P916">OID</text:p>
              </text:list-item>
            </text:list>
          </table:table-cell>
          <table:table-cell table:style-name="表格30.A5" office:value-type="string">
            <text:list xml:id="list174917631186258" text:continue-numbering="true" text:style-name="WW8Num2">
              <text:list-item>
                <text:p text:style-name="P916">CHAR</text:p>
              </text:list-item>
            </text:list>
          </table:table-cell>
          <table:table-cell table:style-name="表格30.A5" office:value-type="string">
            <text:list xml:id="list174917631187641" text:continue-numbering="true" text:style-name="WW8Num2">
              <text:list-item>
                <text:p text:style-name="P916">Y</text:p>
              </text:list-item>
            </text:list>
          </table:table-cell>
          <table:table-cell table:style-name="表格30.A5" office:value-type="string">
            <text:list xml:id="list17491763120388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31178337" text:continue-numbering="true" text:style-name="WW8Num2">
              <text:list-item>
                <text:p text:style-name="P916"><text:s/></text:p>
              </text:list-item>
            </text:list>
          </table:table-cell>
          <table:table-cell table:style-name="表格30.A5" office:value-type="string">
            <text:list xml:id="list174917631178198" text:continue-numbering="true" text:style-name="WW8Num2">
              <text:list-item>
                <text:p text:style-name="P916">36</text:p>
              </text:list-item>
            </text:list>
          </table:table-cell>
          <table:table-cell table:style-name="表格30.A5" office:value-type="string">
            <text:list xml:id="list17491763118490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31179003" text:continue-numbering="true" text:style-name="WW8Num2">
              <text:list-item>
                <text:p text:style-name="P916">PK / UUID</text:p>
              </text:list-item>
            </text:list>
          </table:table-cell>
          <table:table-cell table:style-name="表格30.A5" office:value-type="string">
            <text:list xml:id="list174917631202304" text:continue-numbering="true" text:style-name="WW8Num2">
              <text:list-item>
                <text:p text:style-name="P916">Default java UUID</text:p>
              </text:list-item>
            </text:list>
          </table:table-cell>
          <table:table-cell table:style-name="表格30.J5" table:number-columns-spanned="3" office:value-type="string">
            <text:list xml:id="list174917631183862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174917631191279" text:continue-numbering="true" text:style-name="WW8Num2">
              <text:list-item>
                <text:p text:style-name="P1051"><text:span text:style-name="T175">PERSON_</text:span>ID</text:p>
              </text:list-item>
            </text:list>
          </table:table-cell>
          <table:table-cell table:style-name="表格30.A8" office:value-type="string">
            <text:list xml:id="list174917631173543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52">Y</text:p>
          </table:table-cell>
          <table:table-cell table:style-name="表格30.A8" office:value-type="string">
            <text:p text:style-name="P361">2<text:span text:style-name="T175">4</text:span></text:p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list xml:id="list174917631188491" text:continue-numbering="true" text:style-name="WW8Num2">
              <text:list-item>
                <text:p text:style-name="P1112"/>
              </text:list-item>
            </text:list>
          </table:table-cell>
          <table:table-cell table:style-name="表格30.A8" office:value-type="string">
            <text:p text:style-name="P421"/>
          </table:table-cell>
          <table:table-cell table:style-name="表格30.J5" table:number-columns-spanned="3" office:value-type="string">
            <text:list xml:id="list174917631185127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7">LOG_DATE</text:p>
          </table:table-cell>
          <table:table-cell table:style-name="表格30.A8" office:value-type="string">
            <text:list xml:id="list174917631175973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56">Y</text:p>
          </table:table-cell>
          <table:table-cell table:style-name="表格30.A8" office:value-type="string">
            <text:p text:style-name="P387">8</text:p>
          </table:table-cell>
          <table:table-cell table:style-name="表格30.A8" office:value-type="string">
            <text:p text:style-name="P350"/>
          </table:table-cell>
          <table:table-cell table:style-name="表格30.A8" office:value-type="string">
            <text:list xml:id="list174917631191334" text:continue-numbering="true" text:style-name="WW8Num2">
              <text:list-item>
                <text:p text:style-name="P1113">201712<text:span text:style-name="T178">05</text:span></text:p>
              </text:list-item>
            </text:list>
          </table:table-cell>
          <table:table-cell table:style-name="表格30.A8" office:value-type="string">
            <text:p text:style-name="P421"/>
          </table:table-cell>
          <table:table-cell table:style-name="表格30.J5" table:number-columns-spanned="3" office:value-type="string">
            <text:list xml:id="list174917631178087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SBP</text:p>
          </table:table-cell>
          <table:table-cell table:style-name="表格30.A8" office:value-type="string">
            <text:list xml:id="list174917631178892" text:continue-numbering="true" text:style-name="WW8Num2">
              <text:list-item>
                <text:p text:style-name="P1057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6"/>
          </table:table-cell>
          <table:table-cell table:style-name="表格30.A8" office:value-type="string">
            <text:p text:style-name="P389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174917631196497" text:continue-numbering="true" text:style-name="WW8Num2">
              <text:list-item>
                <text:p text:style-name="P667"><text:span text:style-name="T180">0 ~ 999 , </text:span><text:span text:style-name="T179">systolic blood pressure , SBP</text:span> </text:p>
              </text:list-item>
            </text:list>
          </table:table-cell>
          <table:table-cell table:style-name="表格30.A8" office:value-type="string">
            <text:p text:style-name="P430"><text:span text:style-name="T30">收縮</text:span>100 ~ 119</text:p>
          </table:table-cell>
          <table:table-cell table:style-name="表格30.J5" table:number-columns-spanned="3" office:value-type="string">
            <text:list xml:id="list174917646193745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DBP</text:p>
          </table:table-cell>
          <table:table-cell table:style-name="表格30.A8" office:value-type="string">
            <text:list xml:id="list174917646196566" text:continue-numbering="true" text:style-name="WW8Num2">
              <text:list-item>
                <text:p text:style-name="P1058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6"/>
          </table:table-cell>
          <table:table-cell table:style-name="表格30.A8" office:value-type="string">
            <text:p text:style-name="P390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174917646179754" text:continue-numbering="true" text:style-name="WW8Num2">
              <text:list-item>
                <text:p text:style-name="P668"><text:span text:style-name="T181">0 ~ 999 , </text:span><text:span text:style-name="T179">diastolic blood pressure , DBP</text:span> </text:p>
              </text:list-item>
            </text:list>
          </table:table-cell>
          <table:table-cell table:style-name="表格30.A8" office:value-type="string">
            <text:p text:style-name="P481">舒張 <text:span text:style-name="T177">65 ~ 79</text:span></text:p>
          </table:table-cell>
          <table:table-cell table:style-name="表格30.J5" table:number-columns-spanned="3" office:value-type="string">
            <text:list xml:id="list174917646181748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2">PULSE</text:p>
          </table:table-cell>
          <table:table-cell table:style-name="表格30.A8" office:value-type="string">
            <text:list xml:id="list174917646197494" text:continue-numbering="true" text:style-name="WW8Num2">
              <text:list-item>
                <text:p text:style-name="P1059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6"/>
          </table:table-cell>
          <table:table-cell table:style-name="表格30.A8" office:value-type="string">
            <text:p text:style-name="P392">3</text:p>
          </table:table-cell>
          <table:table-cell table:style-name="表格30.A8" office:value-type="string">
            <text:p text:style-name="P393">0</text:p>
          </table:table-cell>
          <table:table-cell table:style-name="表格30.A8" office:value-type="string">
            <text:list xml:id="list174917646177344" text:continue-numbering="true" text:style-name="WW8Num2">
              <text:list-item>
                <text:p text:style-name="P1114">0 ~ 999</text:p>
              </text:list-item>
            </text:list>
          </table:table-cell>
          <table:table-cell table:style-name="表格30.A8" office:value-type="string">
            <text:p text:style-name="P481">脈搏</text:p>
          </table:table-cell>
          <table:table-cell table:style-name="表格30.J5" table:number-columns-spanned="3" office:value-type="string">
            <text:list xml:id="list174917646191004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5">TIME_PERIOD</text:p>
          </table:table-cell>
          <table:table-cell table:style-name="表格30.A8" office:value-type="string">
            <text:list xml:id="list174917646203338" text:continue-numbering="true" text:style-name="WW8Num2">
              <text:list-item>
                <text:p text:style-name="P1060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97">Y</text:p>
          </table:table-cell>
          <table:table-cell table:style-name="表格30.A8" office:value-type="string">
            <text:p text:style-name="P556"/>
          </table:table-cell>
          <table:table-cell table:style-name="表格30.A8" office:value-type="string">
            <text:p text:style-name="P395">1</text:p>
          </table:table-cell>
          <table:table-cell table:style-name="表格30.A8" office:value-type="string">
            <text:p text:style-name="P396">'1'</text:p>
          </table:table-cell>
          <table:table-cell table:style-name="表格30.A8" office:value-type="string">
            <text:list xml:id="list174917646185644" text:continue-numbering="true" text:style-name="WW8Num2">
              <text:list-item>
                <text:p text:style-name="P1115">1: <text:span text:style-name="T182">00~06</text:span>, 2: <text:span text:style-name="T182">06~12</text:span>, 3: <text:span text:style-name="T182">12 ~18</text:span>, 4: <text:span text:style-name="T182">18 ~ 24</text:span></text:p>
              </text:list-item>
            </text:list>
          </table:table-cell>
          <table:table-cell table:style-name="表格30.A8" office:value-type="string">
            <text:p text:style-name="P482">1,2,3,4</text:p>
          </table:table-cell>
          <table:table-cell table:style-name="表格30.J5" table:number-columns-spanned="3" office:value-type="string">
            <text:list xml:id="list174917646183732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5">DESCRIPTION</text:p>
          </table:table-cell>
          <table:table-cell table:style-name="表格30.A8" office:value-type="string">
            <text:list xml:id="list174917646198216" text:continue-numbering="true" text:style-name="WW8Num2">
              <text:list-item>
                <text:p text:style-name="P1060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6"/>
          </table:table-cell>
          <table:table-cell table:style-name="表格30.A8" office:value-type="string">
            <text:p text:style-name="P395">500</text:p>
          </table:table-cell>
          <table:table-cell table:style-name="表格30.A8" office:value-type="string">
            <text:p text:style-name="P396">null</text:p>
          </table:table-cell>
          <table:table-cell table:style-name="表格30.A8" office:value-type="string">
            <text:list xml:id="list174917646187637" text:continue-numbering="true" text:style-name="WW8Num2">
              <text:list-item>
                <text:p text:style-name="P1114"/>
              </text:list-item>
            </text:list>
          </table:table-cell>
          <table:table-cell table:style-name="表格30.A8" office:value-type="string">
            <text:p text:style-name="P481"/>
          </table:table-cell>
          <table:table-cell table:style-name="表格30.J5" table:number-columns-spanned="3" office:value-type="string">
            <text:list xml:id="list174917646189155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74917646184746" text:continue-numbering="true" text:style-name="WW8Num2">
              <text:list-item>
                <text:p text:style-name="P916">CUSERID</text:p>
              </text:list-item>
            </text:list>
          </table:table-cell>
          <table:table-cell table:style-name="表格30.A5" office:value-type="string">
            <text:list xml:id="list174917646190545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30.A5" office:value-type="string">
            <text:list xml:id="list17491766220002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9187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9681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98479" text:continue-numbering="true" text:style-name="WW8Num2">
              <text:list-item>
                <text:p text:style-name="P916">24</text:p>
              </text:list-item>
            </text:list>
          </table:table-cell>
          <table:table-cell table:style-name="表格30.A5" office:value-type="string">
            <text:list xml:id="list174917662188288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83527" text:continue-numbering="true" text:style-name="WW8Num2">
              <text:list-item>
                <text:p text:style-name="P916">Create data user</text:p>
              </text:list-item>
            </text:list>
          </table:table-cell>
          <table:table-cell table:style-name="表格30.A5" office:value-type="string">
            <text:list xml:id="list17491766217797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J5" table:number-columns-spanned="3" office:value-type="string">
            <text:list xml:id="list174917662189308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174917662185609" text:continue-numbering="true" text:style-name="WW8Num2">
              <text:list-item>
                <text:p text:style-name="P916">CDATE</text:p>
              </text:list-item>
            </text:list>
          </table:table-cell>
          <table:table-cell table:style-name="表格30.A8" office:value-type="string">
            <text:list xml:id="list174917662177496" text:continue-numbering="true" text:style-name="WW8Num2">
              <text:list-item>
                <text:p text:style-name="P916">DATETIME</text:p>
              </text:list-item>
            </text:list>
          </table:table-cell>
          <table:table-cell table:style-name="表格30.A8" office:value-type="string">
            <text:list xml:id="list17491766219173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8" office:value-type="string">
            <text:list xml:id="list17491766220228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8" office:value-type="string">
            <text:list xml:id="list17491766218771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8" office:value-type="string">
            <text:list xml:id="list174917662190208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8" office:value-type="string">
            <text:list xml:id="list174917662194399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8" office:value-type="string">
            <text:list xml:id="list174917662171535" text:continue-numbering="true" text:style-name="WW8Num2">
              <text:list-item>
                <text:p text:style-name="P916">Create time</text:p>
              </text:list-item>
            </text:list>
          </table:table-cell>
          <table:table-cell table:style-name="表格30.A8" office:value-type="string">
            <text:list xml:id="list17491766218035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J5" table:number-columns-spanned="3" office:value-type="string">
            <text:list xml:id="list174917662195528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74917662192384" text:continue-numbering="true" text:style-name="WW8Num2">
              <text:list-item>
                <text:p text:style-name="P916">UUSERID</text:p>
              </text:list-item>
            </text:list>
          </table:table-cell>
          <table:table-cell table:style-name="表格30.A5" office:value-type="string">
            <text:list xml:id="list174917662179072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30.A5" office:value-type="string">
            <text:list xml:id="list17491766218712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82129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88904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92866" text:continue-numbering="true" text:style-name="WW8Num2">
              <text:list-item>
                <text:p text:style-name="P916">24</text:p>
              </text:list-item>
            </text:list>
          </table:table-cell>
          <table:table-cell table:style-name="表格30.A5" office:value-type="string">
            <text:list xml:id="list174917662191043" text:continue-numbering="true" text:style-name="WW8Num2">
              <text:list-item>
                <text:p text:style-name="P916">null</text:p>
              </text:list-item>
            </text:list>
          </table:table-cell>
          <table:table-cell table:style-name="表格30.A5" office:value-type="string">
            <text:list xml:id="list174917662196066" text:continue-numbering="true" text:style-name="WW8Num2">
              <text:list-item>
                <text:p text:style-name="P916">Update date user</text:p>
              </text:list-item>
            </text:list>
          </table:table-cell>
          <table:table-cell table:style-name="表格30.A5" office:value-type="string">
            <text:list xml:id="list17491766217502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J5" table:number-columns-spanned="3" office:value-type="string">
            <text:list xml:id="list174917662196091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74917662193262" text:continue-numbering="true" text:style-name="WW8Num2">
              <text:list-item>
                <text:p text:style-name="P916">UDATE</text:p>
              </text:list-item>
            </text:list>
          </table:table-cell>
          <table:table-cell table:style-name="表格30.A5" office:value-type="string">
            <text:list xml:id="list174917662201664" text:continue-numbering="true" text:style-name="WW8Num2">
              <text:list-item>
                <text:p text:style-name="P916">DATETIME</text:p>
              </text:list-item>
            </text:list>
          </table:table-cell>
          <table:table-cell table:style-name="表格30.A5" office:value-type="string">
            <text:list xml:id="list17491766217426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8846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196754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20000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A5" office:value-type="string">
            <text:list xml:id="list174917662202551" text:continue-numbering="true" text:style-name="WW8Num2">
              <text:list-item>
                <text:p text:style-name="P916">null</text:p>
              </text:list-item>
            </text:list>
          </table:table-cell>
          <table:table-cell table:style-name="表格30.A5" office:value-type="string">
            <text:list xml:id="list174917662179453" text:continue-numbering="true" text:style-name="WW8Num2">
              <text:list-item>
                <text:p text:style-name="P916">Update time</text:p>
              </text:list-item>
            </text:list>
          </table:table-cell>
          <table:table-cell table:style-name="表格30.A5" office:value-type="string">
            <text:list xml:id="list17491766218165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30.J5" table:number-columns-spanned="3" office:value-type="string">
            <text:list xml:id="list174917662175929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</table:table>
      <text:h text:style-name="P601" text:outline-level="1"/>
      <text:list xml:id="list174917662185457" text:continue-numbering="true" text:style-name="WW8Num2">
        <text:list-item>
          <text:h text:style-name="P639" text:outline-level="1"/>
        </text:list-item>
        <text:list-item>
          <text:h text:style-name="P639" text:outline-level="1"/>
        </text:list-item>
      </text:list>
      <text:h text:style-name="P602" text:outline-level="1"/>
      <text:p text:style-name="P592"/>
      <text:p text:style-name="P592"/>
      <text:p text:style-name="P592"/>
      <text:p text:style-name="P592"/>
      <text:p text:style-name="P592"/>
      <text:p text:style-name="P592"/>
      <text:list xml:id="list174917677178460" text:continue-numbering="true" text:style-name="WW8Num2">
        <text:list-item>
          <text:h text:style-name="P640" text:outline-level="1"><text:bookmark-start text:name="__RefHeading__42739_1246791143"/><text:bookmark-start text:name="_Toc499220872"/><text:soft-page-break/>ZL_PRODUCT<text:bookmark-end text:name="__RefHeading__42739_1246791143"/><text:bookmark-end text:name="_Toc499220872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>
          <table:table-cell table:style-name="表格31.A1" office:value-type="string">
            <text:list xml:id="list174917677187922" text:continue-numbering="true" text:style-name="WW8Num2">
              <text:list-item>
                <text:p text:style-name="P1126">Project</text:p>
              </text:list-item>
            </text:list>
          </table:table-cell>
          <table:table-cell table:style-name="表格31.A1" table:number-columns-spanned="6" office:value-type="string">
            <text:list xml:id="list174917677181886" text:continue-numbering="true" text:style-name="WW8Num2">
              <text:list-item>
                <text:p text:style-name="P11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174917677186052" text:continue-numbering="true" text:style-name="WW8Num2">
              <text:list-item>
                <text:p text:style-name="P1126">Ver</text:p>
              </text:list-item>
            </text:list>
          </table:table-cell>
          <table:table-cell table:style-name="表格31.A1" office:value-type="string">
            <text:list xml:id="list174917677203528" text:continue-numbering="true" text:style-name="WW8Num2">
              <text:list-item>
                <text:p text:style-name="P1128">0.1</text:p>
              </text:list-item>
            </text:list>
          </table:table-cell>
          <table:table-cell table:style-name="表格31.J1" office:value-type="string">
            <text:list xml:id="list174917677178665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94922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98886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1.A2" office:value-type="string">
            <text:list xml:id="list174917677182566" text:continue-numbering="true" text:style-name="WW8Num2">
              <text:list-item>
                <text:p text:style-name="P1126">Maintain</text:p>
              </text:list-item>
            </text:list>
          </table:table-cell>
          <table:table-cell table:style-name="表格31.A2" table:number-columns-spanned="6" office:value-type="string">
            <text:list xml:id="list174917677193081" text:continue-numbering="true" text:style-name="WW8Num2">
              <text:list-item>
                <text:p text:style-name="P11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74917677186300" text:continue-numbering="true" text:style-name="WW8Num2">
              <text:list-item>
                <text:p text:style-name="P1126">Date</text:p>
              </text:list-item>
            </text:list>
          </table:table-cell>
          <table:table-cell table:style-name="表格31.A2" office:value-type="string">
            <text:list xml:id="list174917677191090" text:continue-numbering="true" text:style-name="WW8Num2">
              <text:list-item>
                <text:p text:style-name="P1128">2017/11/23</text:p>
              </text:list-item>
            </text:list>
          </table:table-cell>
          <table:table-cell table:style-name="表格31.J1" office:value-type="string">
            <text:list xml:id="list174917677194625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200180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71173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1.A2" office:value-type="string">
            <text:list xml:id="list174917677203168" text:continue-numbering="true" text:style-name="WW8Num2">
              <text:list-item>
                <text:p text:style-name="P1126">Table</text:p>
              </text:list-item>
            </text:list>
          </table:table-cell>
          <table:table-cell table:style-name="表格31.A2" table:number-columns-spanned="6" office:value-type="string">
            <text:list xml:id="list174917677171575" text:continue-numbering="true" text:style-name="WW8Num2">
              <text:list-item>
                <text:p text:style-name="P850">zl_produc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74917677195023" text:continue-numbering="true" text:style-name="WW8Num2">
              <text:list-item>
                <text:p text:style-name="P1126">DataBase</text:p>
              </text:list-item>
            </text:list>
          </table:table-cell>
          <table:table-cell table:style-name="表格31.A2" office:value-type="string">
            <text:list xml:id="list174917677186144" text:continue-numbering="true" text:style-name="WW8Num2">
              <text:list-item>
                <text:p text:style-name="P1128">zenfile</text:p>
              </text:list-item>
            </text:list>
          </table:table-cell>
          <table:table-cell table:style-name="表格31.J1" office:value-type="string">
            <text:list xml:id="list174917677174675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95826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78011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1.A4" office:value-type="string">
            <text:list xml:id="list174917677191618" text:continue-numbering="true" text:style-name="WW8Num2">
              <text:list-item>
                <text:p text:style-name="P1126">Descript</text:p>
              </text:list-item>
            </text:list>
          </table:table-cell>
          <table:table-cell table:style-name="表格31.A4" table:number-columns-spanned="8" office:value-type="string">
            <text:list xml:id="list174917677192090" text:continue-numbering="true" text:style-name="WW8Num2">
              <text:list-item>
                <text:p text:style-name="P1129">zenlife produc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174917677186778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98513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1.K1" office:value-type="string">
            <text:list xml:id="list174917677174418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1.A5" table:number-columns-spanned="9" office:value-type="string">
            <text:list xml:id="list174917677201455" text:continue-numbering="true" text:style-name="WW8Num2">
              <text:list-item>
                <text:p text:style-name="P6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174917677177161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5" office:value-type="string">
            <text:list xml:id="list174917677201684" text:continue-numbering="true" text:style-name="WW8Num2">
              <text:list-item>
                <text:p text:style-name="P1127">Field</text:p>
              </text:list-item>
            </text:list>
          </table:table-cell>
          <table:table-cell table:style-name="表格31.A5" office:value-type="string">
            <text:list xml:id="list174917677185434" text:continue-numbering="true" text:style-name="WW8Num2">
              <text:list-item>
                <text:p text:style-name="P1127">Datatype</text:p>
              </text:list-item>
            </text:list>
          </table:table-cell>
          <table:table-cell table:style-name="表格31.A5" office:value-type="string">
            <text:list xml:id="list174917677178052" text:continue-numbering="true" text:style-name="WW8Num2">
              <text:list-item>
                <text:p text:style-name="P1127">PK</text:p>
              </text:list-item>
            </text:list>
          </table:table-cell>
          <table:table-cell table:style-name="表格31.A5" office:value-type="string">
            <text:list xml:id="list174917677201344" text:continue-numbering="true" text:style-name="WW8Num2">
              <text:list-item>
                <text:p text:style-name="P1127">UK</text:p>
              </text:list-item>
            </text:list>
          </table:table-cell>
          <table:table-cell table:style-name="表格31.A5" office:value-type="string">
            <text:list xml:id="list174917677187410" text:continue-numbering="true" text:style-name="WW8Num2">
              <text:list-item>
                <text:p text:style-name="P1127">IDX</text:p>
              </text:list-item>
            </text:list>
          </table:table-cell>
          <table:table-cell table:style-name="表格31.A5" office:value-type="string">
            <text:list xml:id="list174917677194558" text:continue-numbering="true" text:style-name="WW8Num2">
              <text:list-item>
                <text:p text:style-name="P696"><text:span text:style-name="預設段落字型"><text:span text:style-name="T183">S</text:span></text:span><text:span text:style-name="預設段落字型"><text:span text:style-name="T184">IZE</text:span></text:span></text:p>
              </text:list-item>
            </text:list>
          </table:table-cell>
          <table:table-cell table:style-name="表格31.A5" office:value-type="string">
            <text:list xml:id="list174917677188864" text:continue-numbering="true" text:style-name="WW8Num2">
              <text:list-item>
                <text:p text:style-name="P696"><text:span text:style-name="預設段落字型"><text:span text:style-name="T183">D</text:span></text:span><text:span text:style-name="預設段落字型"><text:span text:style-name="T184">EF</text:span></text:span></text:p>
              </text:list-item>
            </text:list>
          </table:table-cell>
          <table:table-cell table:style-name="表格31.A5" office:value-type="string">
            <text:list xml:id="list174917677177560" text:continue-numbering="true" text:style-name="WW8Num2">
              <text:list-item>
                <text:p text:style-name="P1127">Description</text:p>
              </text:list-item>
            </text:list>
          </table:table-cell>
          <table:table-cell table:style-name="表格31.A5" office:value-type="string">
            <text:list xml:id="list174917677190891" text:continue-numbering="true" text:style-name="WW8Num2">
              <text:list-item>
                <text:p text:style-name="P1127">Remarks</text:p>
              </text:list-item>
            </text:list>
          </table:table-cell>
          <table:table-cell table:style-name="表格31.J5" table:number-columns-spanned="3" office:value-type="string">
            <text:list xml:id="list17491767718580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5" office:value-type="string">
            <text:list xml:id="list174917677193220" text:continue-numbering="true" text:style-name="WW8Num2">
              <text:list-item>
                <text:p text:style-name="P1131">OID</text:p>
              </text:list-item>
            </text:list>
          </table:table-cell>
          <table:table-cell table:style-name="表格31.A5" office:value-type="string">
            <text:list xml:id="list174917677182395" text:continue-numbering="true" text:style-name="WW8Num2">
              <text:list-item>
                <text:p text:style-name="P1131">CHAR</text:p>
              </text:list-item>
            </text:list>
          </table:table-cell>
          <table:table-cell table:style-name="表格31.A5" office:value-type="string">
            <text:list xml:id="list174917677200565" text:continue-numbering="true" text:style-name="WW8Num2">
              <text:list-item>
                <text:p text:style-name="P1131">Y</text:p>
              </text:list-item>
            </text:list>
          </table:table-cell>
          <table:table-cell table:style-name="表格31.A5" office:value-type="string">
            <text:list xml:id="list174917693178262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693197042" text:continue-numbering="true" text:style-name="WW8Num2">
              <text:list-item>
                <text:p text:style-name="P1131"><text:s/></text:p>
              </text:list-item>
            </text:list>
          </table:table-cell>
          <table:table-cell table:style-name="表格31.A5" office:value-type="string">
            <text:list xml:id="list174917693188755" text:continue-numbering="true" text:style-name="WW8Num2">
              <text:list-item>
                <text:p text:style-name="P1131">36</text:p>
              </text:list-item>
            </text:list>
          </table:table-cell>
          <table:table-cell table:style-name="表格31.A5" office:value-type="string">
            <text:list xml:id="list17491769317823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693202557" text:continue-numbering="true" text:style-name="WW8Num2">
              <text:list-item>
                <text:p text:style-name="P1131">PK / UUID</text:p>
              </text:list-item>
            </text:list>
          </table:table-cell>
          <table:table-cell table:style-name="表格31.A5" office:value-type="string">
            <text:list xml:id="list174917693180080" text:continue-numbering="true" text:style-name="WW8Num2">
              <text:list-item>
                <text:p text:style-name="P1131">Default java UUID</text:p>
              </text:list-item>
            </text:list>
          </table:table-cell>
          <table:table-cell table:style-name="表格31.J5" table:number-columns-spanned="3" office:value-type="string">
            <text:list xml:id="list17491769318995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8" office:value-type="string">
            <text:list xml:id="list174917693198837" text:continue-numbering="true" text:style-name="WW8Num2">
              <text:list-item>
                <text:p text:style-name="P1131">PROD_ID</text:p>
              </text:list-item>
            </text:list>
          </table:table-cell>
          <table:table-cell table:style-name="表格31.A8" office:value-type="string">
            <text:list xml:id="list174917693180622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2">Y</text:p>
          </table:table-cell>
          <table:table-cell table:style-name="表格31.A8" office:value-type="string">
            <text:p text:style-name="P1132">Y</text:p>
          </table:table-cell>
          <table:table-cell table:style-name="表格31.A8" office:value-type="string">
            <text:p text:style-name="P1133">20</text:p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list xml:id="list17491769318218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p text:style-name="P1134"/>
          </table:table-cell>
          <table:table-cell table:style-name="表格31.J5" table:number-columns-spanned="3" office:value-type="string">
            <text:list xml:id="list174917693174358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8" office:value-type="string">
            <text:list xml:id="list174917693186500" text:continue-numbering="true" text:style-name="WW8Num2">
              <text:list-item>
                <text:p text:style-name="P696"><text:span text:style-name="預設段落字型"><text:span text:style-name="T185">NAME</text:span></text:span></text:p>
              </text:list-item>
            </text:list>
          </table:table-cell>
          <table:table-cell table:style-name="表格31.A8" office:value-type="string">
            <text:list xml:id="list174917693197200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5">Y</text:p>
          </table:table-cell>
          <table:table-cell table:style-name="表格31.A8" office:value-type="string">
            <text:p text:style-name="P1135">Y</text:p>
          </table:table-cell>
          <table:table-cell table:style-name="表格31.A8" office:value-type="string">
            <text:p text:style-name="P1136">100</text:p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list xml:id="list17491769319739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p text:style-name="P1134"/>
          </table:table-cell>
          <table:table-cell table:style-name="表格31.J5" table:number-columns-spanned="3" office:value-type="string">
            <text:list xml:id="list174917693185076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8" office:value-type="string">
            <text:list xml:id="list174917693181950" text:continue-numbering="true" text:style-name="WW8Num2">
              <text:list-item>
                <text:p text:style-name="P696"><text:span text:style-name="預設段落字型"><text:span text:style-name="T185">CONTENT</text:span></text:span></text:p>
              </text:list-item>
            </text:list>
          </table:table-cell>
          <table:table-cell table:style-name="表格31.A8" office:value-type="string">
            <text:list xml:id="list174917693193374" text:continue-numbering="true" text:style-name="WW8Num2">
              <text:list-item>
                <text:p text:style-name="P696"><text:span text:style-name="預設段落字型"><text:span text:style-name="T185">TEXT</text:span></text:span></text:p>
              </text:list-item>
            </text:list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3"/>
          </table:table-cell>
          <table:table-cell table:style-name="表格31.A8" office:value-type="string">
            <text:p text:style-name="P1132">null</text:p>
          </table:table-cell>
          <table:table-cell table:style-name="表格31.A8" office:value-type="string">
            <text:list xml:id="list17491769319634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p text:style-name="P1134"/>
          </table:table-cell>
          <table:table-cell table:style-name="表格31.J5" table:number-columns-spanned="3" office:value-type="string">
            <text:list xml:id="list174917693191324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8" office:value-type="string">
            <text:p text:style-name="P1133">DESCRIPTION</text:p>
          </table:table-cell>
          <table:table-cell table:style-name="表格31.A8" office:value-type="string">
            <text:list xml:id="list174917693191871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p text:style-name="P1133">500</text:p>
          </table:table-cell>
          <table:table-cell table:style-name="表格31.A8" office:value-type="string">
            <text:p text:style-name="P1132"/>
          </table:table-cell>
          <table:table-cell table:style-name="表格31.A8" office:value-type="string">
            <text:list xml:id="list174917693193138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p text:style-name="P1134"/>
          </table:table-cell>
          <table:table-cell table:style-name="表格31.J5" table:number-columns-spanned="3" office:value-type="string">
            <text:list xml:id="list174917693187892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5" office:value-type="string">
            <text:list xml:id="list174917709202510" text:continue-numbering="true" text:style-name="WW8Num2">
              <text:list-item>
                <text:p text:style-name="P1131">CUSERID</text:p>
              </text:list-item>
            </text:list>
          </table:table-cell>
          <table:table-cell table:style-name="表格31.A5" office:value-type="string">
            <text:list xml:id="list174917709194769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1.A5" office:value-type="string">
            <text:list xml:id="list17491770919161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8174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87848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3261" text:continue-numbering="true" text:style-name="WW8Num2">
              <text:list-item>
                <text:p text:style-name="P1131">24</text:p>
              </text:list-item>
            </text:list>
          </table:table-cell>
          <table:table-cell table:style-name="表格31.A5" office:value-type="string">
            <text:list xml:id="list174917709193361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92383" text:continue-numbering="true" text:style-name="WW8Num2">
              <text:list-item>
                <text:p text:style-name="P1131">Create data user</text:p>
              </text:list-item>
            </text:list>
          </table:table-cell>
          <table:table-cell table:style-name="表格31.A5" office:value-type="string">
            <text:list xml:id="list174917709199796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J5" table:number-columns-spanned="3" office:value-type="string">
            <text:list xml:id="list174917709190211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8" office:value-type="string">
            <text:list xml:id="list174917709184638" text:continue-numbering="true" text:style-name="WW8Num2">
              <text:list-item>
                <text:p text:style-name="P1131">CDATE</text:p>
              </text:list-item>
            </text:list>
          </table:table-cell>
          <table:table-cell table:style-name="表格31.A8" office:value-type="string">
            <text:list xml:id="list174917709178762" text:continue-numbering="true" text:style-name="WW8Num2">
              <text:list-item>
                <text:p text:style-name="P1131">DATETIME</text:p>
              </text:list-item>
            </text:list>
          </table:table-cell>
          <table:table-cell table:style-name="表格31.A8" office:value-type="string">
            <text:list xml:id="list17491770919856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list xml:id="list174917709182044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list xml:id="list174917709200543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list xml:id="list17491770919120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list xml:id="list17491770917259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8" office:value-type="string">
            <text:list xml:id="list174917709174782" text:continue-numbering="true" text:style-name="WW8Num2">
              <text:list-item>
                <text:p text:style-name="P1131">Create time</text:p>
              </text:list-item>
            </text:list>
          </table:table-cell>
          <table:table-cell table:style-name="表格31.A8" office:value-type="string">
            <text:list xml:id="list17491770917249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J5" table:number-columns-spanned="3" office:value-type="string">
            <text:list xml:id="list174917709193976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5" office:value-type="string">
            <text:list xml:id="list174917709183373" text:continue-numbering="true" text:style-name="WW8Num2">
              <text:list-item>
                <text:p text:style-name="P1131">UUSERID</text:p>
              </text:list-item>
            </text:list>
          </table:table-cell>
          <table:table-cell table:style-name="表格31.A5" office:value-type="string">
            <text:list xml:id="list174917709202928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1.A5" office:value-type="string">
            <text:list xml:id="list17491770917569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95443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5784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7983" text:continue-numbering="true" text:style-name="WW8Num2">
              <text:list-item>
                <text:p text:style-name="P1131">24</text:p>
              </text:list-item>
            </text:list>
          </table:table-cell>
          <table:table-cell table:style-name="表格31.A5" office:value-type="string">
            <text:list xml:id="list174917709172299" text:continue-numbering="true" text:style-name="WW8Num2">
              <text:list-item>
                <text:p text:style-name="P1131">null</text:p>
              </text:list-item>
            </text:list>
          </table:table-cell>
          <table:table-cell table:style-name="表格31.A5" office:value-type="string">
            <text:list xml:id="list174917709186977" text:continue-numbering="true" text:style-name="WW8Num2">
              <text:list-item>
                <text:p text:style-name="P1131">Update date user</text:p>
              </text:list-item>
            </text:list>
          </table:table-cell>
          <table:table-cell table:style-name="表格31.A5" office:value-type="string">
            <text:list xml:id="list17491770919810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J5" table:number-columns-spanned="3" office:value-type="string">
            <text:list xml:id="list174917709199136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1.A5" office:value-type="string">
            <text:list xml:id="list174917709197544" text:continue-numbering="true" text:style-name="WW8Num2">
              <text:list-item>
                <text:p text:style-name="P1131">UDATE</text:p>
              </text:list-item>
            </text:list>
          </table:table-cell>
          <table:table-cell table:style-name="表格31.A5" office:value-type="string">
            <text:list xml:id="list174917709194887" text:continue-numbering="true" text:style-name="WW8Num2">
              <text:list-item>
                <text:p text:style-name="P1131">DATETIME</text:p>
              </text:list-item>
            </text:list>
          </table:table-cell>
          <table:table-cell table:style-name="表格31.A5" office:value-type="string">
            <text:list xml:id="list17491770918488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6662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82963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5968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A5" office:value-type="string">
            <text:list xml:id="list174917709176001" text:continue-numbering="true" text:style-name="WW8Num2">
              <text:list-item>
                <text:p text:style-name="P1131">null</text:p>
              </text:list-item>
            </text:list>
          </table:table-cell>
          <table:table-cell table:style-name="表格31.A5" office:value-type="string">
            <text:list xml:id="list174917709178070" text:continue-numbering="true" text:style-name="WW8Num2">
              <text:list-item>
                <text:p text:style-name="P1131">Update time</text:p>
              </text:list-item>
            </text:list>
          </table:table-cell>
          <table:table-cell table:style-name="表格31.A5" office:value-type="string">
            <text:list xml:id="list17491770919996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1.J5" table:number-columns-spanned="3" office:value-type="string">
            <text:list xml:id="list17491770919190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</table:table>
      <text:p text:style-name="P592"/>
      <text:p text:style-name="P592"/>
      <text:p text:style-name="P592"/>
      <text:list xml:id="list174917724190843" text:continue-numbering="true" text:style-name="WW8Num2">
        <text:list-item>
          <text:h text:style-name="P640" text:outline-level="1"><text:bookmark-start text:name="__RefHeading__42741_1246791143"/><text:bookmark-start text:name="_Toc499220873"/>ZL_PRODUCT_NOTICE<text:bookmark-end text:name="__RefHeading__42741_1246791143"/><text:bookmark-end text:name="_Toc4992208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>
          <table:table-cell table:style-name="表格32.A1" office:value-type="string">
            <text:list xml:id="list174917724203690" text:continue-numbering="true" text:style-name="WW8Num2">
              <text:list-item>
                <text:p text:style-name="P1126">Project</text:p>
              </text:list-item>
            </text:list>
          </table:table-cell>
          <table:table-cell table:style-name="表格32.A1" table:number-columns-spanned="6" office:value-type="string">
            <text:list xml:id="list174917724186907" text:continue-numbering="true" text:style-name="WW8Num2">
              <text:list-item>
                <text:p text:style-name="P11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174917724200001" text:continue-numbering="true" text:style-name="WW8Num2">
              <text:list-item>
                <text:p text:style-name="P1126">Ver</text:p>
              </text:list-item>
            </text:list>
          </table:table-cell>
          <table:table-cell table:style-name="表格32.A1" office:value-type="string">
            <text:list xml:id="list174917724172047" text:continue-numbering="true" text:style-name="WW8Num2">
              <text:list-item>
                <text:p text:style-name="P1128">0.1</text:p>
              </text:list-item>
            </text:list>
          </table:table-cell>
          <table:table-cell table:style-name="表格32.J1" office:value-type="string">
            <text:list xml:id="list174917724179155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72340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90329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2.A2" office:value-type="string">
            <text:list xml:id="list174917724200736" text:continue-numbering="true" text:style-name="WW8Num2">
              <text:list-item>
                <text:p text:style-name="P1126">Maintain</text:p>
              </text:list-item>
            </text:list>
          </table:table-cell>
          <table:table-cell table:style-name="表格32.A2" table:number-columns-spanned="6" office:value-type="string">
            <text:list xml:id="list174917724182194" text:continue-numbering="true" text:style-name="WW8Num2">
              <text:list-item>
                <text:p text:style-name="P11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74917724188567" text:continue-numbering="true" text:style-name="WW8Num2">
              <text:list-item>
                <text:p text:style-name="P1126">Date</text:p>
              </text:list-item>
            </text:list>
          </table:table-cell>
          <table:table-cell table:style-name="表格32.A2" office:value-type="string">
            <text:list xml:id="list174917724203401" text:continue-numbering="true" text:style-name="WW8Num2">
              <text:list-item>
                <text:p text:style-name="P1128">2017/11/23</text:p>
              </text:list-item>
            </text:list>
          </table:table-cell>
          <table:table-cell table:style-name="表格32.J1" office:value-type="string">
            <text:list xml:id="list174917724185472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83848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200115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2.A2" office:value-type="string">
            <text:list xml:id="list174917724172027" text:continue-numbering="true" text:style-name="WW8Num2">
              <text:list-item>
                <text:p text:style-name="P1126">Table</text:p>
              </text:list-item>
            </text:list>
          </table:table-cell>
          <table:table-cell table:style-name="表格32.A2" table:number-columns-spanned="6" office:value-type="string">
            <text:list xml:id="list174917724176924" text:continue-numbering="true" text:style-name="WW8Num2">
              <text:list-item>
                <text:p text:style-name="P850">zl_product_notic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74917724173501" text:continue-numbering="true" text:style-name="WW8Num2">
              <text:list-item>
                <text:p text:style-name="P1126">DataBase</text:p>
              </text:list-item>
            </text:list>
          </table:table-cell>
          <table:table-cell table:style-name="表格32.A2" office:value-type="string">
            <text:list xml:id="list174917724191490" text:continue-numbering="true" text:style-name="WW8Num2">
              <text:list-item>
                <text:p text:style-name="P1128">zenfile</text:p>
              </text:list-item>
            </text:list>
          </table:table-cell>
          <table:table-cell table:style-name="表格32.J1" office:value-type="string">
            <text:list xml:id="list174917724202795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82899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77214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2.A4" office:value-type="string">
            <text:list xml:id="list174917724181797" text:continue-numbering="true" text:style-name="WW8Num2">
              <text:list-item>
                <text:p text:style-name="P1126">Descript</text:p>
              </text:list-item>
            </text:list>
          </table:table-cell>
          <table:table-cell table:style-name="表格32.A4" table:number-columns-spanned="8" office:value-type="string">
            <text:list xml:id="list174917724192263" text:continue-numbering="true" text:style-name="WW8Num2">
              <text:list-item>
                <text:p text:style-name="P1129">zenlife product notic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174917724176973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86794" text:continue-numbering="true" text:style-name="WW8Num2">
              <text:list-item>
                <text:p text:style-name="P584"/>
              </text:list-item>
            </text:list>
          </table:table-cell>
          <table:table-cell table:style-name="表格32.K1" office:value-type="string">
            <text:list xml:id="list174917724179510" text:continue-numbering="true" text:style-name="WW8Num2">
              <text:list-item>
                <text:p text:style-name="P584"/>
              </text:list-item>
            </text:list>
          </table:table-cell>
        </table:table-row>
        <table:table-row>
          <table:table-cell table:style-name="表格32.A5" table:number-columns-spanned="9" office:value-type="string">
            <text:list xml:id="list174917724179732" text:continue-numbering="true" text:style-name="WW8Num2">
              <text:list-item>
                <text:p text:style-name="P6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17491772419114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5" office:value-type="string">
            <text:list xml:id="list174917724197200" text:continue-numbering="true" text:style-name="WW8Num2">
              <text:list-item>
                <text:p text:style-name="P1127">Field</text:p>
              </text:list-item>
            </text:list>
          </table:table-cell>
          <table:table-cell table:style-name="表格32.A5" office:value-type="string">
            <text:list xml:id="list174917724172634" text:continue-numbering="true" text:style-name="WW8Num2">
              <text:list-item>
                <text:p text:style-name="P1127">Datatype</text:p>
              </text:list-item>
            </text:list>
          </table:table-cell>
          <table:table-cell table:style-name="表格32.A5" office:value-type="string">
            <text:list xml:id="list174917724200626" text:continue-numbering="true" text:style-name="WW8Num2">
              <text:list-item>
                <text:p text:style-name="P1127">PK</text:p>
              </text:list-item>
            </text:list>
          </table:table-cell>
          <table:table-cell table:style-name="表格32.A5" office:value-type="string">
            <text:list xml:id="list174917724202743" text:continue-numbering="true" text:style-name="WW8Num2">
              <text:list-item>
                <text:p text:style-name="P1127">UK</text:p>
              </text:list-item>
            </text:list>
          </table:table-cell>
          <table:table-cell table:style-name="表格32.A5" office:value-type="string">
            <text:list xml:id="list174917724173105" text:continue-numbering="true" text:style-name="WW8Num2">
              <text:list-item>
                <text:p text:style-name="P1127">IDX</text:p>
              </text:list-item>
            </text:list>
          </table:table-cell>
          <table:table-cell table:style-name="表格32.A5" office:value-type="string">
            <text:list xml:id="list174917724200341" text:continue-numbering="true" text:style-name="WW8Num2">
              <text:list-item>
                <text:p text:style-name="P696"><text:span text:style-name="預設段落字型"><text:span text:style-name="T183">S</text:span></text:span><text:span text:style-name="預設段落字型"><text:span text:style-name="T184">IZE</text:span></text:span></text:p>
              </text:list-item>
            </text:list>
          </table:table-cell>
          <table:table-cell table:style-name="表格32.A5" office:value-type="string">
            <text:list xml:id="list174917724190368" text:continue-numbering="true" text:style-name="WW8Num2">
              <text:list-item>
                <text:p text:style-name="P696"><text:span text:style-name="預設段落字型"><text:span text:style-name="T183">D</text:span></text:span><text:span text:style-name="預設段落字型"><text:span text:style-name="T184">EF</text:span></text:span></text:p>
              </text:list-item>
            </text:list>
          </table:table-cell>
          <table:table-cell table:style-name="表格32.A5" office:value-type="string">
            <text:list xml:id="list174917724197511" text:continue-numbering="true" text:style-name="WW8Num2">
              <text:list-item>
                <text:p text:style-name="P1127">Description</text:p>
              </text:list-item>
            </text:list>
          </table:table-cell>
          <table:table-cell table:style-name="表格32.A5" office:value-type="string">
            <text:list xml:id="list174917724175019" text:continue-numbering="true" text:style-name="WW8Num2">
              <text:list-item>
                <text:p text:style-name="P1127">Remarks</text:p>
              </text:list-item>
            </text:list>
          </table:table-cell>
          <table:table-cell table:style-name="表格32.J5" table:number-columns-spanned="3" office:value-type="string">
            <text:list xml:id="list174917724175331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5" office:value-type="string">
            <text:list xml:id="list174917724177346" text:continue-numbering="true" text:style-name="WW8Num2">
              <text:list-item>
                <text:p text:style-name="P1131">OID</text:p>
              </text:list-item>
            </text:list>
          </table:table-cell>
          <table:table-cell table:style-name="表格32.A5" office:value-type="string">
            <text:list xml:id="list174917724184642" text:continue-numbering="true" text:style-name="WW8Num2">
              <text:list-item>
                <text:p text:style-name="P1131">CHAR</text:p>
              </text:list-item>
            </text:list>
          </table:table-cell>
          <table:table-cell table:style-name="表格32.A5" office:value-type="string">
            <text:list xml:id="list174917724203609" text:continue-numbering="true" text:style-name="WW8Num2">
              <text:list-item>
                <text:p text:style-name="P1131">Y</text:p>
              </text:list-item>
            </text:list>
          </table:table-cell>
          <table:table-cell table:style-name="表格32.A5" office:value-type="string">
            <text:list xml:id="list174917724191108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40200738" text:continue-numbering="true" text:style-name="WW8Num2">
              <text:list-item>
                <text:p text:style-name="P1131"><text:s/></text:p>
              </text:list-item>
            </text:list>
          </table:table-cell>
          <table:table-cell table:style-name="表格32.A5" office:value-type="string">
            <text:list xml:id="list174917740185240" text:continue-numbering="true" text:style-name="WW8Num2">
              <text:list-item>
                <text:p text:style-name="P1131">36</text:p>
              </text:list-item>
            </text:list>
          </table:table-cell>
          <table:table-cell table:style-name="表格32.A5" office:value-type="string">
            <text:list xml:id="list17491774018923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40197015" text:continue-numbering="true" text:style-name="WW8Num2">
              <text:list-item>
                <text:p text:style-name="P1131">PK / UUID</text:p>
              </text:list-item>
            </text:list>
          </table:table-cell>
          <table:table-cell table:style-name="表格32.A5" office:value-type="string">
            <text:list xml:id="list174917740191798" text:continue-numbering="true" text:style-name="WW8Num2">
              <text:list-item>
                <text:p text:style-name="P1131">Default java UUID</text:p>
              </text:list-item>
            </text:list>
          </table:table-cell>
          <table:table-cell table:style-name="表格32.J5" table:number-columns-spanned="3" office:value-type="string">
            <text:list xml:id="list174917740199353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list xml:id="list174917740176895" text:continue-numbering="true" text:style-name="WW8Num2">
              <text:list-item>
                <text:p text:style-name="P1131">PROD_ID</text:p>
              </text:list-item>
            </text:list>
          </table:table-cell>
          <table:table-cell table:style-name="表格32.A8" office:value-type="string">
            <text:list xml:id="list174917740201194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>Y</text:p>
          </table:table-cell>
          <table:table-cell table:style-name="表格32.A8" office:value-type="string">
            <text:p text:style-name="P1133">20</text:p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list xml:id="list174917740171873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p text:style-name="P1134"/>
          </table:table-cell>
          <table:table-cell table:style-name="表格32.J5" table:number-columns-spanned="3" office:value-type="string">
            <text:list xml:id="list174917740173064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list xml:id="list174917740183267" text:continue-numbering="true" text:style-name="WW8Num2">
              <text:list-item>
                <text:p text:style-name="P696"><text:span text:style-name="預設段落字型"><text:span text:style-name="T185">PERSON_ID</text:span></text:span></text:p>
              </text:list-item>
            </text:list>
          </table:table-cell>
          <table:table-cell table:style-name="表格32.A8" office:value-type="string">
            <text:list xml:id="list174917740179217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5"/>
          </table:table-cell>
          <table:table-cell table:style-name="表格32.A8" office:value-type="string">
            <text:p text:style-name="P1135">Y</text:p>
          </table:table-cell>
          <table:table-cell table:style-name="表格32.A8" office:value-type="string">
            <text:p text:style-name="P1136">24</text:p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list xml:id="list17491774018655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p text:style-name="P1134"/>
          </table:table-cell>
          <table:table-cell table:style-name="表格32.J5" table:number-columns-spanned="3" office:value-type="string">
            <text:list xml:id="list174917740200140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list xml:id="list174917740202070" text:continue-numbering="true" text:style-name="WW8Num2">
              <text:list-item>
                <text:p text:style-name="P696"><text:span text:style-name="預設段落字型"><text:span text:style-name="T186">ADDRESS</text:span></text:span></text:p>
              </text:list-item>
            </text:list>
          </table:table-cell>
          <table:table-cell table:style-name="表格32.A8" office:value-type="string">
            <text:list xml:id="list174917740193205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8"><text:span text:style-name="預設段落字型"><text:span text:style-name="T186">500</text:span></text:span></text:p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list xml:id="list17491774019816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p text:style-name="P1134"/>
          </table:table-cell>
          <table:table-cell table:style-name="表格32.J5" table:number-columns-spanned="3" office:value-type="string">
            <text:list xml:id="list174917740193321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p text:style-name="P1138"><text:span text:style-name="預設段落字型"><text:span text:style-name="T186">PHONE</text:span></text:span></text:p>
          </table:table-cell>
          <table:table-cell table:style-name="表格32.A8" office:value-type="string">
            <text:list xml:id="list174917740194881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8"><text:span text:style-name="預設段落字型"><text:span text:style-name="T186">10</text:span></text:span></text:p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list xml:id="list17491774019409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p text:style-name="P1134"/>
          </table:table-cell>
          <table:table-cell table:style-name="表格32.J5" table:number-columns-spanned="3" office:value-type="string">
            <text:list xml:id="list174917755175160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p text:style-name="P1137">MESSAGE</text:p>
          </table:table-cell>
          <table:table-cell table:style-name="表格32.A8" office:value-type="string">
            <text:list xml:id="list174917755177232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p text:style-name="P1137">500</text:p>
          </table:table-cell>
          <table:table-cell table:style-name="表格32.A8" office:value-type="string">
            <text:p text:style-name="P1132"/>
          </table:table-cell>
          <table:table-cell table:style-name="表格32.A8" office:value-type="string">
            <text:list xml:id="list17491775518313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p text:style-name="P1134"/>
          </table:table-cell>
          <table:table-cell table:style-name="表格32.J5" table:number-columns-spanned="3" office:value-type="string">
            <text:list xml:id="list174917755175701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5" office:value-type="string">
            <text:list xml:id="list174917755174702" text:continue-numbering="true" text:style-name="WW8Num2">
              <text:list-item>
                <text:p text:style-name="P1131">CUSERID</text:p>
              </text:list-item>
            </text:list>
          </table:table-cell>
          <table:table-cell table:style-name="表格32.A5" office:value-type="string">
            <text:list xml:id="list174917755175858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5" office:value-type="string">
            <text:list xml:id="list174917755180205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86004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98212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91226" text:continue-numbering="true" text:style-name="WW8Num2">
              <text:list-item>
                <text:p text:style-name="P1131">24</text:p>
              </text:list-item>
            </text:list>
          </table:table-cell>
          <table:table-cell table:style-name="表格32.A5" office:value-type="string">
            <text:list xml:id="list17491775517753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76192" text:continue-numbering="true" text:style-name="WW8Num2">
              <text:list-item>
                <text:p text:style-name="P1131">Create data user</text:p>
              </text:list-item>
            </text:list>
          </table:table-cell>
          <table:table-cell table:style-name="表格32.A5" office:value-type="string">
            <text:list xml:id="list17491775517319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J5" table:number-columns-spanned="3" office:value-type="string">
            <text:list xml:id="list17491775519647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8" office:value-type="string">
            <text:list xml:id="list174917755185885" text:continue-numbering="true" text:style-name="WW8Num2">
              <text:list-item>
                <text:p text:style-name="P1131">CDATE</text:p>
              </text:list-item>
            </text:list>
          </table:table-cell>
          <table:table-cell table:style-name="表格32.A8" office:value-type="string">
            <text:list xml:id="list174917755175911" text:continue-numbering="true" text:style-name="WW8Num2">
              <text:list-item>
                <text:p text:style-name="P1131">DATETIME</text:p>
              </text:list-item>
            </text:list>
          </table:table-cell>
          <table:table-cell table:style-name="表格32.A8" office:value-type="string">
            <text:list xml:id="list174917755201642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list xml:id="list174917755181223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list xml:id="list174917755185295" text:continue-numbering="true" text:style-name="WW8Num2">
              <text:list-item>
                <text:p text:style-name="P669"><text:span text:style-name="預設段落字型"><text:span text:style-name="T186">Y</text:span></text:span></text:p>
              </text:list-item>
            </text:list>
          </table:table-cell>
          <table:table-cell table:style-name="表格32.A8" office:value-type="string">
            <text:list xml:id="list174917755185452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list xml:id="list17491775518304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8" office:value-type="string">
            <text:list xml:id="list174917755172419" text:continue-numbering="true" text:style-name="WW8Num2">
              <text:list-item>
                <text:p text:style-name="P1131">Create time</text:p>
              </text:list-item>
            </text:list>
          </table:table-cell>
          <table:table-cell table:style-name="表格32.A8" office:value-type="string">
            <text:list xml:id="list17491775518126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J5" table:number-columns-spanned="3" office:value-type="string">
            <text:list xml:id="list174917755174995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5" office:value-type="string">
            <text:list xml:id="list174917755197612" text:continue-numbering="true" text:style-name="WW8Num2">
              <text:list-item>
                <text:p text:style-name="P1131">UUSERID</text:p>
              </text:list-item>
            </text:list>
          </table:table-cell>
          <table:table-cell table:style-name="表格32.A5" office:value-type="string">
            <text:list xml:id="list174917755203031" text:continue-numbering="true" text:style-name="WW8Num2">
              <text:list-item>
                <text:p text:style-name="P1131">VARCHAR</text:p>
              </text:list-item>
            </text:list>
          </table:table-cell>
          <table:table-cell table:style-name="表格32.A5" office:value-type="string">
            <text:list xml:id="list174917755188128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71480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200556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84554" text:continue-numbering="true" text:style-name="WW8Num2">
              <text:list-item>
                <text:p text:style-name="P1131">24</text:p>
              </text:list-item>
            </text:list>
          </table:table-cell>
          <table:table-cell table:style-name="表格32.A5" office:value-type="string">
            <text:list xml:id="list174917755173233" text:continue-numbering="true" text:style-name="WW8Num2">
              <text:list-item>
                <text:p text:style-name="P1131">null</text:p>
              </text:list-item>
            </text:list>
          </table:table-cell>
          <table:table-cell table:style-name="表格32.A5" office:value-type="string">
            <text:list xml:id="list174917755200645" text:continue-numbering="true" text:style-name="WW8Num2">
              <text:list-item>
                <text:p text:style-name="P1131">Update date user</text:p>
              </text:list-item>
            </text:list>
          </table:table-cell>
          <table:table-cell table:style-name="表格32.A5" office:value-type="string">
            <text:list xml:id="list174917755183741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J5" table:number-columns-spanned="3" office:value-type="string">
            <text:list xml:id="list174917755179949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  <table:table-row>
          <table:table-cell table:style-name="表格32.A5" office:value-type="string">
            <text:list xml:id="list174917755176130" text:continue-numbering="true" text:style-name="WW8Num2">
              <text:list-item>
                <text:p text:style-name="P1131">UDATE</text:p>
              </text:list-item>
            </text:list>
          </table:table-cell>
          <table:table-cell table:style-name="表格32.A5" office:value-type="string">
            <text:list xml:id="list174917755195843" text:continue-numbering="true" text:style-name="WW8Num2">
              <text:list-item>
                <text:p text:style-name="P1131">DATETIME</text:p>
              </text:list-item>
            </text:list>
          </table:table-cell>
          <table:table-cell table:style-name="表格32.A5" office:value-type="string">
            <text:list xml:id="list174917755174771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5518104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71177634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71198257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A5" office:value-type="string">
            <text:list xml:id="list174917771181125" text:continue-numbering="true" text:style-name="WW8Num2">
              <text:list-item>
                <text:p text:style-name="P1131">null</text:p>
              </text:list-item>
            </text:list>
          </table:table-cell>
          <table:table-cell table:style-name="表格32.A5" office:value-type="string">
            <text:list xml:id="list174917771181937" text:continue-numbering="true" text:style-name="WW8Num2">
              <text:list-item>
                <text:p text:style-name="P1131">Update time</text:p>
              </text:list-item>
            </text:list>
          </table:table-cell>
          <table:table-cell table:style-name="表格32.A5" office:value-type="string">
            <text:list xml:id="list174917771195039" text:continue-numbering="true" text:style-name="WW8Num2">
              <text:list-item>
                <text:p text:style-name="P1130"/>
              </text:list-item>
            </text:list>
          </table:table-cell>
          <table:table-cell table:style-name="表格32.J5" table:number-columns-spanned="3" office:value-type="string">
            <text:list xml:id="list174917771173683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</table:table-row>
      </table:table>
      <text:p text:style-name="P5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arial" svg:font-family="arial, sans-serif"/>
    <style:font-face style:name="Bitstream Vera Sans Mono2" svg:font-family="'Bitstream Vera Sans Mono'" style:font-family-generic="modern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23T17:49:15.317000000</dc:date>
    <meta:editing-cycles>1126</meta:editing-cycles>
    <meta:editing-duration>PT23H48M31S</meta:editing-duration>
    <meta:generator>LibreOffice/4.2.6.3$Windows_x86 LibreOffice_project/3fd416d4c6db7d3204c17ce57a1d70f6e531ee21</meta:generator>
    <meta:document-statistic meta:table-count="46" meta:image-count="0" meta:object-count="0" meta:page-count="36" meta:paragraph-count="3260" meta:word-count="4823" meta:character-count="23765" meta:non-whitespace-character-count="22727"/>
  </office:meta>
</office:document-meta>
</file>